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eps_F</text:p>
          </table:table-cell>
          <table:table-cell office:value-type="string">
            <text:p>eps_C</text:p>
          </table:table-cell>
          <table:table-cell office:value-type="string">
            <text:p>eps_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2017237026928">
            <text:p>1.12</text:p>
          </table:table-cell>
          <table:table-cell office:value-type="float" office:value="1.18920062382698">
            <text:p>1.19</text:p>
          </table:table-cell>
          <table:table-cell office:value-type="float" office:value="0.330734840840552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05787396402441">
            <text:p>1.06</text:p>
          </table:table-cell>
          <table:table-cell office:value-type="float" office:value="0.952959997313378">
            <text:p>0.95</text:p>
            <draw:frame table:end-cell-address="Sheet1.S53" table:end-x="0.3039in" table:end-y="0.0209in" draw:z-index="0" draw:style-name="gr1" svg:width="13.9244in" svg:height="8.8579in" svg:x="0.6039in" svg:y="0.0189in">
              <draw:object draw:notify-on-update-of-ranges="Sheet1.A1:Sheet1.A1 Sheet1.A2:Sheet1.A129 Sheet1.B1:Sheet1.B1 Sheet1.B2:Sheet1.B129 Sheet1.A1:Sheet1.A1 Sheet1.A2:Sheet1.A129 Sheet1.C1:Sheet1.C1 Sheet1.C2:Sheet1.C129 Sheet1.A1:Sheet1.A1 Sheet1.A2:Sheet1.A129 Sheet1.D1:Sheet1.D1 Sheet1.D2:Sheet1.D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129017790580826">
            <text:p>0.1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.67543626718183">
            <text:p>1.68</text:p>
          </table:table-cell>
          <table:table-cell office:value-type="float" office:value="0.654189690272035">
            <text:p>0.65</text:p>
          </table:table-cell>
          <table:table-cell office:value-type="float" office:value="0.0459159176437275">
            <text:p>0.05</text:p>
          </table:table-cell>
        </table:table-row>
        <table:table-row table:style-name="ro1">
          <table:table-cell office:value-type="float" office:value="3.375">
            <text:p>3.38</text:p>
          </table:table-cell>
          <table:table-cell office:value-type="float" office:value="2.06400894205426">
            <text:p>2.06</text:p>
          </table:table-cell>
          <table:table-cell office:value-type="float" office:value="0.411438309993852">
            <text:p>0.41</text:p>
          </table:table-cell>
          <table:table-cell office:value-type="float" office:value="0.0155201857581473">
            <text:p>0.02</text:p>
          </table:table-cell>
        </table:table-row>
        <table:table-row table:style-name="ro1">
          <table:table-cell office:value-type="float" office:value="2.53125">
            <text:p>2.53</text:p>
          </table:table-cell>
          <table:table-cell office:value-type="float" office:value="1.99764919983784">
            <text:p>2</text:p>
          </table:table-cell>
          <table:table-cell office:value-type="float" office:value="0.246383810132016">
            <text:p>0.25</text:p>
          </table:table-cell>
          <table:table-cell office:value-type="float" office:value="0.00509642079108144">
            <text:p>0.01</text:p>
          </table:table-cell>
        </table:table-row>
        <table:table-row table:style-name="ro1">
          <table:table-cell office:value-type="float" office:value="1.8984375">
            <text:p>1.9</text:p>
          </table:table-cell>
          <table:table-cell office:value-type="float" office:value="1.68697673707672">
            <text:p>1.69</text:p>
          </table:table-cell>
          <table:table-cell office:value-type="float" office:value="0.143547452378855">
            <text:p>0.14</text:p>
          </table:table-cell>
          <table:table-cell office:value-type="float" office:value="0.00164654988720805">
            <text:p>0</text:p>
          </table:table-cell>
        </table:table-row>
        <table:table-row table:style-name="ro1">
          <table:table-cell office:value-type="float" office:value="1.423828125">
            <text:p>1.42</text:p>
          </table:table-cell>
          <table:table-cell office:value-type="float" office:value="1.32613264106381">
            <text:p>1.33</text:p>
          </table:table-cell>
          <table:table-cell office:value-type="float" office:value="0.0823553536375794">
            <text:p>0.08</text:p>
          </table:table-cell>
          <table:table-cell office:value-type="float" office:value="0.000527129329382504">
            <text:p>0</text:p>
          </table:table-cell>
        </table:table-row>
        <table:table-row table:style-name="ro1">
          <table:table-cell office:value-type="float" office:value="1.06787109375">
            <text:p>1.07</text:p>
          </table:table-cell>
          <table:table-cell office:value-type="float" office:value="1.0055917657193">
            <text:p>1.01</text:p>
          </table:table-cell>
          <table:table-cell office:value-type="float" office:value="0.046841818063738">
            <text:p>0.05</text:p>
          </table:table-cell>
          <table:table-cell office:value-type="float" office:value="0.00016789158035165">
            <text:p>0</text:p>
          </table:table-cell>
        </table:table-row>
        <table:table-row table:style-name="ro1">
          <table:table-cell office:value-type="float" office:value="0.8009033203125">
            <text:p>0.8</text:p>
          </table:table-cell>
          <table:table-cell office:value-type="float" office:value="0.74980034359075">
            <text:p>0.75</text:p>
          </table:table-cell>
          <table:table-cell office:value-type="float" office:value="0.026513439912322">
            <text:p>0.03</text:p>
          </table:table-cell>
          <table:table-cell office:value-type="float" office:value="0.0000533195304086328">
            <text:p>0</text:p>
          </table:table-cell>
        </table:table-row>
        <table:table-row table:style-name="ro1">
          <table:table-cell office:value-type="float" office:value="0.600677490234375">
            <text:p>0.6</text:p>
          </table:table-cell>
          <table:table-cell office:value-type="float" office:value="0.555329090036714">
            <text:p>0.56</text:p>
          </table:table-cell>
          <table:table-cell office:value-type="float" office:value="0.0149662336923413">
            <text:p>0.01</text:p>
          </table:table-cell>
          <table:table-cell office:value-type="float" office:value="0.0000169058986642829">
            <text:p>0</text:p>
          </table:table-cell>
        </table:table-row>
        <table:table-row table:style-name="ro1">
          <table:table-cell office:value-type="float" office:value="0.450508117675781">
            <text:p>0.45</text:p>
          </table:table-cell>
          <table:table-cell office:value-type="float" office:value="0.410638499042112">
            <text:p>0.41</text:p>
          </table:table-cell>
          <table:table-cell office:value-type="float" office:value="0.00843513702211188">
            <text:p>0.01</text:p>
          </table:table-cell>
          <table:table-cell office:value-type="float" office:value="0.00000535541863310462">
            <text:p>0</text:p>
          </table:table-cell>
        </table:table-row>
        <table:table-row table:style-name="ro1">
          <table:table-cell office:value-type="float" office:value="0.337881088256836">
            <text:p>0.34</text:p>
          </table:table-cell>
          <table:table-cell office:value-type="float" office:value="0.303890759954809">
            <text:p>0.3</text:p>
          </table:table-cell>
          <table:table-cell office:value-type="float" office:value="0.00475003432447605">
            <text:p>0</text:p>
          </table:table-cell>
          <table:table-cell office:value-type="float" office:value="0.00000169560781889897">
            <text:p>0</text:p>
          </table:table-cell>
        </table:table-row>
        <table:table-row table:style-name="ro1">
          <table:table-cell office:value-type="float" office:value="0.253410816192627">
            <text:p>0.25</text:p>
          </table:table-cell>
          <table:table-cell office:value-type="float" office:value="0.225290151338335">
            <text:p>0.23</text:p>
          </table:table-cell>
          <table:table-cell office:value-type="float" office:value="0.00267356306696754">
            <text:p>0</text:p>
          </table:table-cell>
          <table:table-cell office:value-type="float" office:value="0.00000053670032973908">
            <text:p>0</text:p>
          </table:table-cell>
        </table:table-row>
        <table:table-row table:style-name="ro1">
          <table:table-cell office:value-type="float" office:value="0.19005811214447">
            <text:p>0.19</text:p>
          </table:table-cell>
          <table:table-cell office:value-type="float" office:value="0.167353320789552">
            <text:p>0.17</text:p>
          </table:table-cell>
          <table:table-cell office:value-type="float" office:value="0.00150440747644385">
            <text:p>0</text:p>
          </table:table-cell>
          <table:table-cell office:value-type="float" office:value="0.0000001698508406486">
            <text:p>0</text:p>
          </table:table-cell>
        </table:table-row>
        <table:table-row table:style-name="ro1">
          <table:table-cell office:value-type="float" office:value="0.142543584108353">
            <text:p>0.14</text:p>
          </table:table-cell>
          <table:table-cell office:value-type="float" office:value="0.124550426224733">
            <text:p>0.12</text:p>
          </table:table-cell>
          <table:table-cell office:value-type="float" office:value="0.000846396391184598">
            <text:p>0</text:p>
          </table:table-cell>
          <table:table-cell office:value-type="float" office:value="0.00000005374818455999">
            <text:p>0</text:p>
          </table:table-cell>
        </table:table-row>
        <table:table-row table:style-name="ro1">
          <table:table-cell office:value-type="float" office:value="0.106907688081264">
            <text:p>0.11</text:p>
          </table:table-cell>
          <table:table-cell office:value-type="float" office:value="0.0928467139349228">
            <text:p>0.09</text:p>
          </table:table-cell>
          <table:table-cell office:value-type="float" office:value="0.000476150876414493">
            <text:p>0</text:p>
          </table:table-cell>
          <table:table-cell office:value-type="float" office:value="0.00000001700738689809">
            <text:p>0</text:p>
          </table:table-cell>
        </table:table-row>
        <table:table-row table:style-name="ro1">
          <table:table-cell office:value-type="float" office:value="0.0801807660609484">
            <text:p>0.08</text:p>
          </table:table-cell>
          <table:table-cell office:value-type="float" office:value="0.0693067746125171">
            <text:p>0.07</text:p>
          </table:table-cell>
          <table:table-cell office:value-type="float" office:value="0.000267851609273779">
            <text:p>0</text:p>
          </table:table-cell>
          <table:table-cell office:value-type="float" office:value="0.00000000538144797207">
            <text:p>0</text:p>
          </table:table-cell>
        </table:table-row>
        <table:table-row table:style-name="ro1">
          <table:table-cell office:value-type="float" office:value="0.0601355745457113">
            <text:p>0.06</text:p>
          </table:table-cell>
          <table:table-cell office:value-type="float" office:value="0.0517913230902209">
            <text:p>0.05</text:p>
          </table:table-cell>
          <table:table-cell office:value-type="float" office:value="0.000150671827513288">
            <text:p>0</text:p>
          </table:table-cell>
          <table:table-cell office:value-type="float" office:value="0.00000000170275829709">
            <text:p>0</text:p>
          </table:table-cell>
        </table:table-row>
        <table:table-row table:style-name="ro1">
          <table:table-cell office:value-type="float" office:value="0.0451016809092835">
            <text:p>0.05</text:p>
          </table:table-cell>
          <table:table-cell office:value-type="float" office:value="0.0387355928448596">
            <text:p>0.04</text:p>
          </table:table-cell>
          <table:table-cell office:value-type="float" office:value="0.0000847545791207558">
            <text:p>0</text:p>
          </table:table-cell>
          <table:table-cell office:value-type="float" office:value="0.00000000053876833147">
            <text:p>0</text:p>
          </table:table-cell>
        </table:table-row>
        <table:table-row table:style-name="ro1">
          <table:table-cell office:value-type="float" office:value="0.0338262606819626">
            <text:p>0.03</text:p>
          </table:table-cell>
          <table:table-cell office:value-type="float" office:value="0.0289902778494966">
            <text:p>0.03</text:p>
          </table:table-cell>
          <table:table-cell office:value-type="float" office:value="0.0000476749810999653">
            <text:p>0</text:p>
          </table:table-cell>
          <table:table-cell office:value-type="float" office:value="0.00000000017048319941">
            <text:p>0</text:p>
          </table:table-cell>
        </table:table-row>
        <table:table-row table:style-name="ro1">
          <table:table-cell office:value-type="float" office:value="0.0253696955114719">
            <text:p>0.03</text:p>
          </table:table-cell>
          <table:table-cell office:value-type="float" office:value="0.0217078574596282">
            <text:p>0.02</text:p>
          </table:table-cell>
          <table:table-cell office:value-type="float" office:value="0.0000268173446776983">
            <text:p>0</text:p>
          </table:table-cell>
          <table:table-cell office:value-type="float" office:value="0.00000000005392555121">
            <text:p>0</text:p>
          </table:table-cell>
        </table:table-row>
        <table:table-row table:style-name="ro1">
          <table:table-cell office:value-type="float" office:value="0.019027271633604">
            <text:p>0.02</text:p>
          </table:table-cell>
          <table:table-cell office:value-type="float" office:value="0.016261161578119">
            <text:p>0.02</text:p>
          </table:table-cell>
          <table:table-cell office:value-type="float" office:value="0.0000150848094764856">
            <text:p>0</text:p>
          </table:table-cell>
          <table:table-cell office:value-type="float" office:value="0.00000000001705636653">
            <text:p>0</text:p>
          </table:table-cell>
        </table:table-row>
        <table:table-row table:style-name="ro1">
          <table:table-cell office:value-type="float" office:value="0.014270453725203">
            <text:p>0.01</text:p>
          </table:table-cell>
          <table:table-cell office:value-type="float" office:value="0.0121847183799382">
            <text:p>0.01</text:p>
          </table:table-cell>
          <table:table-cell office:value-type="float" office:value="0.00000848522212543021">
            <text:p>0</text:p>
          </table:table-cell>
          <table:table-cell office:value-type="float" office:value="0.00000000000539889154">
            <text:p>0</text:p>
          </table:table-cell>
        </table:table-row>
        <table:table-row table:style-name="ro1">
          <table:table-cell office:value-type="float" office:value="0.0107028402939022">
            <text:p>0.01</text:p>
          </table:table-cell>
          <table:table-cell office:value-type="float" office:value="0.00913224266333173">
            <text:p>0.01</text:p>
          </table:table-cell>
          <table:table-cell office:value-type="float" office:value="0.00000477294277161285">
            <text:p>0</text:p>
          </table:table-cell>
          <table:table-cell office:value-type="float" office:value="0.00000000000174394019">
            <text:p>0</text:p>
          </table:table-cell>
        </table:table-row>
        <table:table-row table:style-name="ro1">
          <table:table-cell office:value-type="float" office:value="0.00802713022042667">
            <text:p>0.01</text:p>
          </table:table-cell>
          <table:table-cell office:value-type="float" office:value="0.00684563087744966">
            <text:p>0.01</text:p>
          </table:table-cell>
          <table:table-cell office:value-type="float" office:value="0.00000268478197157466">
            <text:p>0</text:p>
          </table:table-cell>
          <table:table-cell office:value-type="float" office:value="0.00000000000526975139">
            <text:p>0</text:p>
          </table:table-cell>
        </table:table-row>
        <table:table-row table:style-name="ro1">
          <table:table-cell office:value-type="float" office:value="0.00602034766532">
            <text:p>0.01</text:p>
          </table:table-cell>
          <table:table-cell office:value-type="float" office:value="0.00513222162615971">
            <text:p>0.01</text:p>
          </table:table-cell>
          <table:table-cell office:value-type="float" office:value="0.00000151018921683174">
            <text:p>0</text:p>
          </table:table-cell>
          <table:table-cell office:value-type="float" office:value="0.00000000000530899772">
            <text:p>0</text:p>
          </table:table-cell>
        </table:table-row>
        <table:table-row table:style-name="ro1">
          <table:table-cell office:value-type="float" office:value="0.00451526074899">
            <text:p>0</text:p>
          </table:table-cell>
          <table:table-cell office:value-type="float" office:value="0.0038480386626842">
            <text:p>0</text:p>
          </table:table-cell>
          <table:table-cell office:value-type="float" office:value="0.00000084947950238098">
            <text:p>0</text:p>
          </table:table-cell>
          <table:table-cell office:value-type="float" office:value="0.00000000000573807629">
            <text:p>0</text:p>
          </table:table-cell>
        </table:table-row>
        <table:table-row table:style-name="ro1">
          <table:table-cell office:value-type="float" office:value="0.0033864455617425">
            <text:p>0</text:p>
          </table:table-cell>
          <table:table-cell office:value-type="float" office:value="0.00288539402895567">
            <text:p>0</text:p>
          </table:table-cell>
          <table:table-cell office:value-type="float" office:value="0.00000047783311986345">
            <text:p>0</text:p>
          </table:table-cell>
          <table:table-cell office:value-type="float" office:value="0.00000000001046429892">
            <text:p>0</text:p>
          </table:table-cell>
        </table:table-row>
        <table:table-row table:style-name="ro1">
          <table:table-cell office:value-type="float" office:value="0.00253983417130688">
            <text:p>0</text:p>
          </table:table-cell>
          <table:table-cell office:value-type="float" office:value="0.00216368805359184">
            <text:p>0</text:p>
          </table:table-cell>
          <table:table-cell office:value-type="float" office:value="0.00000026878370107841">
            <text:p>0</text:p>
          </table:table-cell>
          <table:table-cell office:value-type="float" office:value="0.00000000001287235714">
            <text:p>0</text:p>
          </table:table-cell>
        </table:table-row>
        <table:table-row table:style-name="ro1">
          <table:table-cell office:value-type="float" office:value="0.00190487562848016">
            <text:p>0</text:p>
          </table:table-cell>
          <table:table-cell office:value-type="float" office:value="0.00162256483240727">
            <text:p>0</text:p>
          </table:table-cell>
          <table:table-cell office:value-type="float" office:value="0.00000015119543706516">
            <text:p>0</text:p>
          </table:table-cell>
          <table:table-cell office:value-type="float" office:value="0.00000000001376449854">
            <text:p>0</text:p>
          </table:table-cell>
        </table:table-row>
        <table:table-row table:style-name="ro1">
          <table:table-cell office:value-type="float" office:value="0.00142865672136012">
            <text:p>0</text:p>
          </table:table-cell>
          <table:table-cell office:value-type="float" office:value="0.00121681039509401">
            <text:p>0</text:p>
          </table:table-cell>
          <table:table-cell office:value-type="float" office:value="0.00000008503514801512">
            <text:p>0</text:p>
          </table:table-cell>
          <table:table-cell office:value-type="float" office:value="0.00000000000909637801">
            <text:p>0</text:p>
          </table:table-cell>
        </table:table-row>
        <table:table-row table:style-name="ro1">
          <table:table-cell office:value-type="float" office:value="0.00107149254102009">
            <text:p>0</text:p>
          </table:table-cell>
          <table:table-cell office:value-type="float" office:value="0.000912544084706835">
            <text:p>0</text:p>
          </table:table-cell>
          <table:table-cell office:value-type="float" office:value="0.00000004782834230246">
            <text:p>0</text:p>
          </table:table-cell>
          <table:table-cell office:value-type="float" office:value="0.00000000000923275352">
            <text:p>0</text:p>
          </table:table-cell>
        </table:table-row>
        <table:table-row table:style-name="ro1">
          <table:table-cell office:value-type="float" office:value="0.000803619405765066">
            <text:p>0</text:p>
          </table:table-cell>
          <table:table-cell office:value-type="float" office:value="0.000684372219566042">
            <text:p>0</text:p>
          </table:table-cell>
          <table:table-cell office:value-type="float" office:value="0.00000002691732485117">
            <text:p>0</text:p>
          </table:table-cell>
          <table:table-cell office:value-type="float" office:value="0.00000000000843313699">
            <text:p>0</text:p>
          </table:table-cell>
        </table:table-row>
        <table:table-row table:style-name="ro1">
          <table:table-cell office:value-type="float" office:value="0.0006027145543238">
            <text:p>0</text:p>
          </table:table-cell>
          <table:table-cell office:value-type="float" office:value="0.000513258997550621">
            <text:p>0</text:p>
          </table:table-cell>
          <table:table-cell office:value-type="float" office:value="0.00000001512106190358">
            <text:p>0</text:p>
          </table:table-cell>
          <table:table-cell office:value-type="float" office:value="0.00000000004811490211">
            <text:p>0</text:p>
          </table:table-cell>
        </table:table-row>
        <table:table-row table:style-name="ro1">
          <table:table-cell office:value-type="float" office:value="0.00045203591574285">
            <text:p>0</text:p>
          </table:table-cell>
          <table:table-cell office:value-type="float" office:value="0.000384932895488659">
            <text:p>0</text:p>
          </table:table-cell>
          <table:table-cell office:value-type="float" office:value="0.00000000851464306499">
            <text:p>0</text:p>
          </table:table-cell>
          <table:table-cell office:value-type="float" office:value="0.00000000008276370933">
            <text:p>0</text:p>
          </table:table-cell>
        </table:table-row>
        <table:table-row table:style-name="ro1">
          <table:table-cell office:value-type="float" office:value="0.000339026936807137">
            <text:p>0</text:p>
          </table:table-cell>
          <table:table-cell office:value-type="float" office:value="0.000288693267056924">
            <text:p>0</text:p>
          </table:table-cell>
          <table:table-cell office:value-type="float" office:value="0.00000000476855604332">
            <text:p>0</text:p>
          </table:table-cell>
          <table:table-cell office:value-type="float" office:value="0.00000000009066318396">
            <text:p>0</text:p>
          </table:table-cell>
        </table:table-row>
        <table:table-row table:style-name="ro1">
          <table:table-cell office:value-type="float" office:value="0.000254270202605353">
            <text:p>0</text:p>
          </table:table-cell>
          <table:table-cell office:value-type="float" office:value="0.000216516382406146">
            <text:p>0</text:p>
          </table:table-cell>
          <table:table-cell office:value-type="float" office:value="0.00000000264582739246">
            <text:p>0</text:p>
          </table:table-cell>
          <table:table-cell office:value-type="float" office:value="0.00000000004794892741">
            <text:p>0</text:p>
          </table:table-cell>
        </table:table-row>
        <table:table-row table:style-name="ro1">
          <table:table-cell office:value-type="float" office:value="0.000190702651954015">
            <text:p>0</text:p>
          </table:table-cell>
          <table:table-cell office:value-type="float" office:value="0.000162385286964325">
            <text:p>0</text:p>
          </table:table-cell>
          <table:table-cell office:value-type="float" office:value="0.00000000146765963597">
            <text:p>0</text:p>
          </table:table-cell>
          <table:table-cell office:value-type="float" office:value="0.00000000015238844958">
            <text:p>0</text:p>
          </table:table-cell>
        </table:table-row>
        <table:table-row table:style-name="ro1">
          <table:table-cell office:value-type="float" office:value="0.000143026988965511">
            <text:p>0</text:p>
          </table:table-cell>
          <table:table-cell office:value-type="float" office:value="0.000121787809727148">
            <text:p>0</text:p>
          </table:table-cell>
          <table:table-cell office:value-type="float" office:value="0.0000000007533047669">
            <text:p>0</text:p>
          </table:table-cell>
          <table:table-cell office:value-type="float" office:value="0.00000000016669603837">
            <text:p>0</text:p>
          </table:table-cell>
        </table:table-row>
        <table:table-row table:style-name="ro1">
          <table:table-cell office:value-type="float" office:value="0.000107270241724133">
            <text:p>0</text:p>
          </table:table-cell>
          <table:table-cell office:value-type="float" office:value="0.0000913401846148304">
            <text:p>0</text:p>
          </table:table-cell>
          <table:table-cell office:value-type="float" office:value="0.00000000044722594206">
            <text:p>0</text:p>
          </table:table-cell>
          <table:table-cell office:value-type="float" office:value="0.00000000032186461891">
            <text:p>0</text:p>
          </table:table-cell>
        </table:table-row>
        <table:table-row table:style-name="ro1">
          <table:table-cell office:value-type="float" office:value="0.0000804526812931">
            <text:p>0</text:p>
          </table:table-cell>
          <table:table-cell office:value-type="float" office:value="0.0000685048605574891">
            <text:p>0</text:p>
          </table:table-cell>
          <table:table-cell office:value-type="float" office:value="0.00000000032595259539">
            <text:p>0</text:p>
          </table:table-cell>
          <table:table-cell office:value-type="float" office:value="0.0000000000606954332">
            <text:p>0</text:p>
          </table:table-cell>
        </table:table-row>
        <table:table-row table:style-name="ro1">
          <table:table-cell office:value-type="float" office:value="0.000060339510969825">
            <text:p>0</text:p>
          </table:table-cell>
          <table:table-cell office:value-type="float" office:value="0.0000513784573341999">
            <text:p>0</text:p>
          </table:table-cell>
          <table:table-cell office:value-type="float" office:value="0.00000000002560395371">
            <text:p>0</text:p>
          </table:table-cell>
          <table:table-cell office:value-type="float" office:value="0.0000000001806401053">
            <text:p>0</text:p>
          </table:table-cell>
        </table:table-row>
        <table:table-row table:style-name="ro1">
          <table:table-cell office:value-type="float" office:value="0.0000452546332273687">
            <text:p>0</text:p>
          </table:table-cell>
          <table:table-cell office:value-type="float" office:value="0.0000385338202483037">
            <text:p>0</text:p>
          </table:table-cell>
          <table:table-cell office:value-type="float" office:value="0.00000000022390731849">
            <text:p>0</text:p>
          </table:table-cell>
          <table:table-cell office:value-type="float" office:value="0.00000000013346952686">
            <text:p>0</text:p>
          </table:table-cell>
        </table:table-row>
        <table:table-row table:style-name="ro1">
          <table:table-cell office:value-type="float" office:value="0.0000339409749205266">
            <text:p>0</text:p>
          </table:table-cell>
          <table:table-cell office:value-type="float" office:value="0.0000289003351664592">
            <text:p>0</text:p>
          </table:table-cell>
          <table:table-cell office:value-type="float" office:value="0.00000000023474127835">
            <text:p>0</text:p>
          </table:table-cell>
          <table:table-cell office:value-type="float" office:value="0.00000000082467235108">
            <text:p>0</text:p>
          </table:table-cell>
        </table:table-row>
        <table:table-row table:style-name="ro1">
          <table:table-cell office:value-type="float" office:value="0.0000254557311903949">
            <text:p>0</text:p>
          </table:table-cell>
          <table:table-cell office:value-type="float" office:value="0.0000216751108649867">
            <text:p>0</text:p>
          </table:table-cell>
          <table:table-cell office:value-type="float" office:value="0.00000000002580566669">
            <text:p>0</text:p>
          </table:table-cell>
          <table:table-cell office:value-type="float" office:value="0.00000000000864690889">
            <text:p>0</text:p>
          </table:table-cell>
        </table:table-row>
        <table:table-row table:style-name="ro1">
          <table:table-cell office:value-type="float" office:value="0.0000190917983927962">
            <text:p>0</text:p>
          </table:table-cell>
          <table:table-cell office:value-type="float" office:value="0.0000162563022766793">
            <text:p>0</text:p>
          </table:table-cell>
          <table:table-cell office:value-type="float" office:value="0.000000000763662728">
            <text:p>0</text:p>
          </table:table-cell>
          <table:table-cell office:value-type="float" office:value="0.00000000073303831382">
            <text:p>0</text:p>
          </table:table-cell>
        </table:table-row>
        <table:table-row table:style-name="ro1">
          <table:table-cell office:value-type="float" office:value="0.0000143188487945971">
            <text:p>0</text:p>
          </table:table-cell>
          <table:table-cell office:value-type="float" office:value="0.0000121919630420161">
            <text:p>0</text:p>
          </table:table-cell>
          <table:table-cell office:value-type="float" office:value="0.00000000024694315912">
            <text:p>0</text:p>
          </table:table-cell>
          <table:table-cell office:value-type="float" office:value="0.00000000022652673683">
            <text:p>0</text:p>
          </table:table-cell>
        </table:table-row>
        <table:table-row table:style-name="ro1">
          <table:table-cell office:value-type="float" office:value="0.0000107391365959479">
            <text:p>0</text:p>
          </table:table-cell>
          <table:table-cell office:value-type="float" office:value="0.00000914390416561777">
            <text:p>0</text:p>
          </table:table-cell>
          <table:table-cell office:value-type="float" office:value="0.00000000024183894392">
            <text:p>0</text:p>
          </table:table-cell>
          <table:table-cell office:value-type="float" office:value="0.00000000029628259052">
            <text:p>0</text:p>
          </table:table-cell>
        </table:table-row>
        <table:table-row table:style-name="ro1">
          <table:table-cell office:value-type="float" office:value="0.00000805435244696089">
            <text:p>0</text:p>
          </table:table-cell>
          <table:table-cell office:value-type="float" office:value="0.00000685785915750683">
            <text:p>0</text:p>
          </table:table-cell>
          <table:table-cell office:value-type="float" office:value="0.00000000150035029259">
            <text:p>0</text:p>
          </table:table-cell>
          <table:table-cell office:value-type="float" office:value="0.000000003181783582">
            <text:p>0</text:p>
          </table:table-cell>
        </table:table-row>
        <table:table-row table:style-name="ro1">
          <table:table-cell office:value-type="float" office:value="0.00000604076433522067">
            <text:p>0</text:p>
          </table:table-cell>
          <table:table-cell office:value-type="float" office:value="0.00000514390783261074">
            <text:p>0</text:p>
          </table:table-cell>
          <table:table-cell table:number-columns-repeated="2" office:value-type="float" office:value="0.0000000003116689052">
            <text:p>0</text:p>
          </table:table-cell>
        </table:table-row>
        <table:table-row table:style-name="ro1">
          <table:table-cell office:value-type="float" office:value="0.0000045305732514155">
            <text:p>0</text:p>
          </table:table-cell>
          <table:table-cell office:value-type="float" office:value="0.00000385800274243292">
            <text:p>0</text:p>
          </table:table-cell>
          <table:table-cell office:value-type="float" office:value="0.00000000036006313592">
            <text:p>0</text:p>
          </table:table-cell>
          <table:table-cell office:value-type="float" office:value="0.00000000802825586498">
            <text:p>0</text:p>
          </table:table-cell>
        </table:table-row>
        <table:table-row table:style-name="ro1">
          <table:table-cell office:value-type="float" office:value="0.00000339792993856163">
            <text:p>0</text:p>
          </table:table-cell>
          <table:table-cell office:value-type="float" office:value="0.00000289149096013378">
            <text:p>0</text:p>
          </table:table-cell>
          <table:table-cell office:value-type="float" office:value="0.00000000242487999258">
            <text:p>0</text:p>
          </table:table-cell>
          <table:table-cell office:value-type="float" office:value="0.00000000875954519579">
            <text:p>0</text:p>
          </table:table-cell>
        </table:table-row>
        <table:table-row table:style-name="ro1">
          <table:table-cell office:value-type="float" office:value="0.00000254844745392122">
            <text:p>0</text:p>
          </table:table-cell>
          <table:table-cell office:value-type="float" office:value="0.00000216957933050257">
            <text:p>0</text:p>
          </table:table-cell>
          <table:table-cell office:value-type="float" office:value="0.00000000522098618005">
            <text:p>0</text:p>
          </table:table-cell>
          <table:table-cell office:value-type="float" office:value="0.00000000969158059161">
            <text:p>0</text:p>
          </table:table-cell>
        </table:table-row>
        <table:table-row table:style-name="ro1">
          <table:table-cell office:value-type="float" office:value="0.00000191133559044091">
            <text:p>0</text:p>
          </table:table-cell>
          <table:table-cell office:value-type="float" office:value="0.00000162891274512941">
            <text:p>0</text:p>
          </table:table-cell>
          <table:table-cell office:value-type="float" office:value="0.00000000596343878907">
            <text:p>0</text:p>
          </table:table-cell>
          <table:table-cell office:value-type="float" office:value="0.00000001407293301865">
            <text:p>0</text:p>
          </table:table-cell>
        </table:table-row>
        <table:table-row table:style-name="ro1">
          <table:table-cell office:value-type="float" office:value="0.00000143350169283069">
            <text:p>0</text:p>
          </table:table-cell>
          <table:table-cell office:value-type="float" office:value="0.0000012195819014591">
            <text:p>0</text:p>
          </table:table-cell>
          <table:table-cell office:value-type="float" office:value="0.00000000095434594676">
            <text:p>0</text:p>
          </table:table-cell>
          <table:table-cell office:value-type="float" office:value="0.0000000251490190469">
            <text:p>0</text:p>
          </table:table-cell>
        </table:table-row>
        <table:table-row table:style-name="ro1">
          <table:table-cell office:value-type="float" office:value="0.00000107512626962301">
            <text:p>0</text:p>
          </table:table-cell>
          <table:table-cell office:value-type="float" office:value="0.00000092092269779281">
            <text:p>0</text:p>
          </table:table-cell>
          <table:table-cell office:value-type="float" office:value="0.00000000758215359572">
            <text:p>0</text:p>
          </table:table-cell>
          <table:table-cell office:value-type="float" office:value="0.00000002749424324469">
            <text:p>0</text:p>
          </table:table-cell>
        </table:table-row>
        <table:table-row table:style-name="ro1">
          <table:table-cell office:value-type="float" office:value="0.00000080634470221726">
            <text:p>0</text:p>
          </table:table-cell>
          <table:table-cell office:value-type="float" office:value="0.00000068775982782825">
            <text:p>0</text:p>
          </table:table-cell>
          <table:table-cell table:number-columns-repeated="2" office:value-type="float" office:value="0.00000000118694577882">
            <text:p>0</text:p>
          </table:table-cell>
        </table:table-row>
        <table:table-row table:style-name="ro1">
          <table:table-cell office:value-type="float" office:value="0.00000060475852666295">
            <text:p>0</text:p>
          </table:table-cell>
          <table:table-cell office:value-type="float" office:value="0.00000051618458486144">
            <text:p>0</text:p>
          </table:table-cell>
          <table:table-cell office:value-type="float" office:value="0.00000000100567247019">
            <text:p>0</text:p>
          </table:table-cell>
          <table:table-cell office:value-type="float" office:value="0.00000006135236630849">
            <text:p>0</text:p>
          </table:table-cell>
        </table:table-row>
        <table:table-row table:style-name="ro1">
          <table:table-cell office:value-type="float" office:value="0.00000045356889499721">
            <text:p>0</text:p>
          </table:table-cell>
          <table:table-cell office:value-type="float" office:value="0.00000037164928586881">
            <text:p>0</text:p>
          </table:table-cell>
          <table:table-cell office:value-type="float" office:value="0.00000001458383733411">
            <text:p>0</text:p>
          </table:table-cell>
          <table:table-cell office:value-type="float" office:value="0.00000006920474183654">
            <text:p>0</text:p>
          </table:table-cell>
        </table:table-row>
        <table:table-row table:style-name="ro1">
          <table:table-cell office:value-type="float" office:value="0.00000034017667124791">
            <text:p>0</text:p>
          </table:table-cell>
          <table:table-cell office:value-type="float" office:value="0.00000029575616921324">
            <text:p>0</text:p>
          </table:table-cell>
          <table:table-cell office:value-type="float" office:value="0.00000003553098201714">
            <text:p>0</text:p>
          </table:table-cell>
          <table:table-cell office:value-type="float" office:value="0.00000007618712339756">
            <text:p>0</text:p>
          </table:table-cell>
        </table:table-row>
        <table:table-row table:style-name="ro1">
          <table:table-cell office:value-type="float" office:value="0.00000025513250343593">
            <text:p>0</text:p>
          </table:table-cell>
          <table:table-cell office:value-type="float" office:value="0.00000020981916491316">
            <text:p>0</text:p>
          </table:table-cell>
          <table:table-cell office:value-type="float" office:value="0.0000000076014557731">
            <text:p>0</text:p>
          </table:table-cell>
          <table:table-cell office:value-type="float" office:value="0.00000014135601840551">
            <text:p>0</text:p>
          </table:table-cell>
        </table:table-row>
        <table:table-row table:style-name="ro1">
          <table:table-cell office:value-type="float" office:value="0.00000019134937757695">
            <text:p>0</text:p>
          </table:table-cell>
          <table:table-cell office:value-type="float" office:value="0.00000019234530755924">
            <text:p>0</text:p>
          </table:table-cell>
          <table:table-cell office:value-type="float" office:value="0.00000004484082409849">
            <text:p>0</text:p>
          </table:table-cell>
          <table:table-cell office:value-type="float" office:value="0.00000004331305509321">
            <text:p>0</text:p>
          </table:table-cell>
        </table:table-row>
        <table:table-row table:style-name="ro1">
          <table:table-cell office:value-type="float" office:value="0.00000014351203318271">
            <text:p>0</text:p>
          </table:table-cell>
          <table:table-cell office:value-type="float" office:value="0.00000007623486622693">
            <text:p>0</text:p>
          </table:table-cell>
          <table:table-cell office:value-type="float" office:value="0.00000004445888190199">
            <text:p>0</text:p>
          </table:table-cell>
          <table:table-cell office:value-type="float" office:value="0.00000022035440518558">
            <text:p>0</text:p>
          </table:table-cell>
        </table:table-row>
        <table:table-row table:style-name="ro1">
          <table:table-cell office:value-type="float" office:value="0.00000010763402488703">
            <text:p>0</text:p>
          </table:table-cell>
          <table:table-cell office:value-type="float" office:value="0.00000011239206506864">
            <text:p>0</text:p>
          </table:table-cell>
          <table:table-cell table:number-columns-repeated="2" office:value-type="float" office:value="0.00000011168071616136">
            <text:p>0</text:p>
          </table:table-cell>
        </table:table-row>
        <table:table-row table:style-name="ro1">
          <table:table-cell office:value-type="float" office:value="0.00000008072551866527">
            <text:p>0</text:p>
          </table:table-cell>
          <table:table-cell office:value-type="float" office:value="0.0000001341203349032">
            <text:p>0</text:p>
          </table:table-cell>
          <table:table-cell office:value-type="float" office:value="0.00000011032269936522">
            <text:p>0</text:p>
          </table:table-cell>
          <table:table-cell office:value-type="float" office:value="0.00000035683509933705">
            <text:p>0</text:p>
          </table:table-cell>
        </table:table-row>
        <table:table-row table:style-name="ro1">
          <table:table-cell office:value-type="float" office:value="0.00000006054413899896">
            <text:p>0</text:p>
          </table:table-cell>
          <table:table-cell office:value-type="float" office:value="0.00000005716604642654">
            <text:p>0</text:p>
          </table:table-cell>
          <table:table-cell office:value-type="float" office:value="0.00000022892283808404">
            <text:p>0</text:p>
          </table:table-cell>
          <table:table-cell office:value-type="float" office:value="0.00000021926582912251">
            <text:p>0</text:p>
          </table:table-cell>
        </table:table-row>
        <table:table-row table:style-name="ro1">
          <table:table-cell office:value-type="float" office:value="0.00000004540810424922">
            <text:p>0</text:p>
          </table:table-cell>
          <table:table-cell office:value-type="float" office:value="0.00000012355798155708">
            <text:p>0</text:p>
          </table:table-cell>
          <table:table-cell office:value-type="float" office:value="0.00000022892283808404">
            <text:p>0</text:p>
          </table:table-cell>
          <table:table-cell office:value-type="float" office:value="0.00000023536084391222">
            <text:p>0</text:p>
          </table:table-cell>
        </table:table-row>
        <table:table-row table:style-name="ro1">
          <table:table-cell office:value-type="float" office:value="0.00000003405607818691">
            <text:p>0</text:p>
          </table:table-cell>
          <table:table-cell office:value-type="float" office:value="0.00000021690906628497">
            <text:p>0</text:p>
          </table:table-cell>
          <table:table-cell table:number-columns-repeated="2" office:value-type="float" office:value="0.00000022731333651736">
            <text:p>0</text:p>
          </table:table-cell>
        </table:table-row>
        <table:table-row table:style-name="ro1">
          <table:table-cell office:value-type="float" office:value="0.00000002554205864018">
            <text:p>0</text:p>
          </table:table-cell>
          <table:table-cell office:value-type="float" office:value="0.00000021014532097554">
            <text:p>0</text:p>
          </table:table-cell>
          <table:table-cell office:value-type="float" office:value="0.00000033064716924952">
            <text:p>0</text:p>
          </table:table-cell>
          <table:table-cell office:value-type="float" office:value="0.0000011572475133071">
            <text:p>0</text:p>
          </table:table-cell>
        </table:table-row>
        <table:table-row table:style-name="ro1">
          <table:table-cell office:value-type="float" office:value="0.00000001915654398014">
            <text:p>0</text:p>
          </table:table-cell>
          <table:table-cell office:value-type="float" office:value="0.00000002988115756719">
            <text:p>0</text:p>
          </table:table-cell>
          <table:table-cell office:value-type="float" office:value="0.00000005277184510245">
            <text:p>0</text:p>
          </table:table-cell>
          <table:table-cell office:value-type="float" office:value="0.00000193108773156663">
            <text:p>0</text:p>
          </table:table-cell>
        </table:table-row>
        <table:table-row table:style-name="ro1">
          <table:table-cell office:value-type="float" office:value="0.0000000143674079851">
            <text:p>0</text:p>
          </table:table-cell>
          <table:table-cell table:number-columns-repeated="3" office:value-type="float" office:value="0.00000045082327826151">
            <text:p>0</text:p>
          </table:table-cell>
        </table:table-row>
        <table:table-row table:style-name="ro1">
          <table:table-cell office:value-type="float" office:value="0.00000001077555598883">
            <text:p>0</text:p>
          </table:table-cell>
          <table:table-cell table:number-columns-repeated="2" office:value-type="float" office:value="0.00000046099691711735">
            <text:p>0</text:p>
          </table:table-cell>
          <table:table-cell office:value-type="float" office:value="0.00000303873484885229">
            <text:p>0</text:p>
          </table:table-cell>
        </table:table-row>
        <table:table-row table:style-name="ro1">
          <table:table-cell office:value-type="float" office:value="0.00000000808166699162">
            <text:p>0</text:p>
          </table:table-cell>
          <table:table-cell office:value-type="float" office:value="0.00000044106572810025">
            <text:p>0</text:p>
          </table:table-cell>
          <table:table-cell office:value-type="float" office:value="0.00000132236500669235">
            <text:p>0</text:p>
          </table:table-cell>
          <table:table-cell office:value-type="float" office:value="0.00000135853794506569">
            <text:p>0</text:p>
          </table:table-cell>
        </table:table-row>
        <table:table-row table:style-name="ro1">
          <table:table-cell office:value-type="float" office:value="0.00000000606125024372">
            <text:p>0</text:p>
          </table:table-cell>
          <table:table-cell office:value-type="float" office:value="0.00000101983273834643">
            <text:p>0</text:p>
          </table:table-cell>
          <table:table-cell office:value-type="float" office:value="0.00000133140824145013">
            <text:p>0</text:p>
          </table:table-cell>
          <table:table-cell office:value-type="float" office:value="0.0000049867982887333">
            <text:p>0</text:p>
          </table:table-cell>
        </table:table-row>
        <table:table-row table:style-name="ro1">
          <table:table-cell office:value-type="float" office:value="0.00000000454593768279">
            <text:p>0</text:p>
          </table:table-cell>
          <table:table-cell table:number-columns-repeated="2" office:value-type="float" office:value="0.00000024814339120536">
            <text:p>0</text:p>
          </table:table-cell>
          <table:table-cell office:value-type="float" office:value="0.0000003124508367639">
            <text:p>0</text:p>
          </table:table-cell>
        </table:table-row>
        <table:table-row table:style-name="ro1">
          <table:table-cell office:value-type="float" office:value="0.00000000340945326209">
            <text:p>0</text:p>
          </table:table-cell>
          <table:table-cell office:value-type="float" office:value="0.00000026422025248537">
            <text:p>0</text:p>
          </table:table-cell>
          <table:table-cell office:value-type="float" office:value="0.00000398007115700977">
            <text:p>0</text:p>
          </table:table-cell>
          <table:table-cell office:value-type="float" office:value="0.00000708080948607641">
            <text:p>0</text:p>
          </table:table-cell>
        </table:table-row>
        <table:table-row table:style-name="ro1">
          <table:table-cell office:value-type="float" office:value="0.00000000255708994657">
            <text:p>0</text:p>
          </table:table-cell>
          <table:table-cell office:value-type="float" office:value="0.0000011291077354935">
            <text:p>0</text:p>
          </table:table-cell>
          <table:table-cell office:value-type="float" office:value="0.00000435846095567723">
            <text:p>0</text:p>
          </table:table-cell>
          <table:table-cell office:value-type="float" office:value="0.00000424413660794451">
            <text:p>0</text:p>
          </table:table-cell>
        </table:table-row>
        <table:table-row table:style-name="ro1">
          <table:table-cell office:value-type="float" office:value="0.00000000191781745993">
            <text:p>0</text:p>
          </table:table-cell>
          <table:table-cell table:number-columns-repeated="2" office:value-type="float" office:value="0.00000298687838620507">
            <text:p>0</text:p>
          </table:table-cell>
          <table:table-cell office:value-type="float" office:value="0.0000166769094238234">
            <text:p>0</text:p>
          </table:table-cell>
        </table:table-row>
        <table:table-row table:style-name="ro1">
          <table:table-cell office:value-type="float" office:value="0.00000000143836309494">
            <text:p>0</text:p>
          </table:table-cell>
          <table:table-cell table:number-columns-repeated="2" office:value-type="float" office:value="0.00000192906856630204">
            <text:p>0</text:p>
          </table:table-cell>
          <table:table-cell office:value-type="float" office:value="0.00000172582528154131">
            <text:p>0</text:p>
          </table:table-cell>
        </table:table-row>
        <table:table-row table:style-name="ro1">
          <table:table-cell office:value-type="float" office:value="0.00000000107877232121">
            <text:p>0</text:p>
          </table:table-cell>
          <table:table-cell office:value-type="float" office:value="0.00000208150103009184">
            <text:p>0</text:p>
          </table:table-cell>
          <table:table-cell office:value-type="float" office:value="0.00000187825774511186">
            <text:p>0</text:p>
          </table:table-cell>
          <table:table-cell office:value-type="float" office:value="0.00000214924879167875">
            <text:p>0</text:p>
          </table:table-cell>
        </table:table-row>
        <table:table-row table:style-name="ro1">
          <table:table-cell office:value-type="float" office:value="0.00000000080907924091">
            <text:p>0</text:p>
          </table:table-cell>
          <table:table-cell table:number-columns-repeated="2" office:value-type="float" office:value="0.00000194600550691802">
            <text:p>0</text:p>
          </table:table-cell>
          <table:table-cell office:value-type="float" office:value="0.0000450257758821506">
            <text:p>0</text:p>
          </table:table-cell>
        </table:table-row>
        <table:table-row table:style-name="ro1">
          <table:table-cell office:value-type="float" office:value="0.00000000060680943068">
            <text:p>0</text:p>
          </table:table-cell>
          <table:table-cell table:number-columns-repeated="3" office:value-type="float" office:value="0.00000979693984051358">
            <text:p>0</text:p>
          </table:table-cell>
        </table:table-row>
        <table:table-row table:style-name="ro1">
          <table:table-cell office:value-type="float" office:value="0.00000000045510707301">
            <text:p>0</text:p>
          </table:table-cell>
          <table:table-cell office:value-type="float" office:value="0.00000979693984051358">
            <text:p>0</text:p>
          </table:table-cell>
          <table:table-cell office:value-type="float" office:value="0.0000215175810854591">
            <text:p>0</text:p>
          </table:table-cell>
          <table:table-cell office:value-type="float" office:value="0.0000613454589032045">
            <text:p>0</text:p>
          </table:table-cell>
        </table:table-row>
        <table:table-row table:style-name="ro1">
          <table:table-cell office:value-type="float" office:value="0.00000000034133030476">
            <text:p>0</text:p>
          </table:table-cell>
          <table:table-cell office:value-type="float" office:value="0.00000080182108834801">
            <text:p>0</text:p>
          </table:table-cell>
          <table:table-cell office:value-type="float" office:value="0.0000409508734796156">
            <text:p>0</text:p>
          </table:table-cell>
          <table:table-cell office:value-type="float" office:value="0.0000686767143090641">
            <text:p>0</text:p>
          </table:table-cell>
        </table:table-row>
        <table:table-row table:style-name="ro1">
          <table:table-cell office:value-type="float" office:value="0.00000000025599772857">
            <text:p>0</text:p>
          </table:table-cell>
          <table:table-cell table:number-columns-repeated="2" office:value-type="float" office:value="0.0000131157437677129">
            <text:p>0</text:p>
          </table:table-cell>
          <table:table-cell office:value-type="float" office:value="0.000133054373283933">
            <text:p>0</text:p>
          </table:table-cell>
        </table:table-row>
        <table:table-row table:style-name="ro1">
          <table:table-cell office:value-type="float" office:value="0.00000000019199829643">
            <text:p>0</text:p>
          </table:table-cell>
          <table:table-cell office:value-type="float" office:value="0.0000239977625149701">
            <text:p>0</text:p>
          </table:table-cell>
          <table:table-cell office:value-type="float" office:value="0.0000502292500501767">
            <text:p>0</text:p>
          </table:table-cell>
          <table:table-cell office:value-type="float" office:value="0.000147709450123694">
            <text:p>0</text:p>
          </table:table-cell>
        </table:table-row>
        <table:table-row table:style-name="ro1">
          <table:table-cell office:value-type="float" office:value="0.00000000014399872232">
            <text:p>0</text:p>
          </table:table-cell>
          <table:table-cell office:value-type="float" office:value="0.00000001672768621012">
            <text:p>0</text:p>
          </table:table-cell>
          <table:table-cell office:value-type="float" office:value="0.0000974634723870881">
            <text:p>0</text:p>
          </table:table-cell>
          <table:table-cell office:value-type="float" office:value="0.000164424653997029">
            <text:p>0</text:p>
          </table:table-cell>
        </table:table-row>
        <table:table-row table:style-name="ro1">
          <table:table-cell office:value-type="float" office:value="0.00000000010799904174">
            <text:p>0</text:p>
          </table:table-cell>
          <table:table-cell table:number-columns-repeated="2" office:value-type="float" office:value="0.0000330065110483758">
            <text:p>0</text:p>
          </table:table-cell>
          <table:table-cell office:value-type="float" office:value="0.0000357133650681065">
            <text:p>0</text:p>
          </table:table-cell>
        </table:table-row>
        <table:table-row table:style-name="ro1">
          <table:table-cell office:value-type="float" office:value="0.0000000000809992813">
            <text:p>0</text:p>
          </table:table-cell>
          <table:table-cell table:number-columns-repeated="2" office:value-type="float" office:value="0.0000336832245533633">
            <text:p>0</text:p>
          </table:table-cell>
          <table:table-cell office:value-type="float" office:value="0.0000300740858609736">
            <text:p>0</text:p>
          </table:table-cell>
        </table:table-row>
        <table:table-row table:style-name="ro1">
          <table:table-cell office:value-type="float" office:value="0.00000000006074946098">
            <text:p>0</text:p>
          </table:table-cell>
          <table:table-cell office:value-type="float" office:value="0.0000345855092266799">
            <text:p>0</text:p>
          </table:table-cell>
          <table:table-cell office:value-type="float" office:value="0.000200008505794432">
            <text:p>0</text:p>
          </table:table-cell>
          <table:table-cell office:value-type="float" office:value="0.000420763349338241">
            <text:p>0</text:p>
          </table:table-cell>
        </table:table-row>
        <table:table-row table:style-name="ro1">
          <table:table-cell office:value-type="float" office:value="0.00000000004556209573">
            <text:p>0</text:p>
          </table:table-cell>
          <table:table-cell table:number-columns-repeated="2" office:value-type="float" office:value="0.0000424094495494145">
            <text:p>0</text:p>
          </table:table-cell>
          <table:table-cell office:value-type="float" office:value="0.000785286357294149">
            <text:p>0</text:p>
          </table:table-cell>
        </table:table-row>
        <table:table-row table:style-name="ro1">
          <table:table-cell office:value-type="float" office:value="0.0000000000341715718">
            <text:p>0</text:p>
          </table:table-cell>
          <table:table-cell office:value-type="float" office:value="0.000164514502161476">
            <text:p>0</text:p>
          </table:table-cell>
          <table:table-cell office:value-type="float" office:value="0.000252541524542551">
            <text:p>0</text:p>
          </table:table-cell>
          <table:table-cell office:value-type="float" office:value="0.000261096519962166">
            <text:p>0</text:p>
          </table:table-cell>
        </table:table-row>
        <table:table-row table:style-name="ro1">
          <table:table-cell office:value-type="float" office:value="0.00000000002562867885">
            <text:p>0</text:p>
          </table:table-cell>
          <table:table-cell office:value-type="float" office:value="0.000254680273397455">
            <text:p>0</text:p>
          </table:table-cell>
          <table:table-cell table:number-columns-repeated="2" office:value-type="float" office:value="0.000301394428874655">
            <text:p>0</text:p>
          </table:table-cell>
        </table:table-row>
        <table:table-row table:style-name="ro1">
          <table:table-cell office:value-type="float" office:value="0.00000000001922150914">
            <text:p>0</text:p>
          </table:table-cell>
          <table:table-cell office:value-type="float" office:value="0.000307097759154325">
            <text:p>0</text:p>
          </table:table-cell>
          <table:table-cell office:value-type="float" office:value="0.000445741837768048">
            <text:p>0</text:p>
          </table:table-cell>
          <table:table-cell office:value-type="float" office:value="0.000430532957022188">
            <text:p>0</text:p>
          </table:table-cell>
        </table:table-row>
        <table:table-row table:style-name="ro1">
          <table:table-cell office:value-type="float" office:value="0.00000000001441613185">
            <text:p>0</text:p>
          </table:table-cell>
          <table:table-cell office:value-type="float" office:value="0.000426730736835668">
            <text:p>0</text:p>
          </table:table-cell>
          <table:table-cell office:value-type="float" office:value="0.000441939617581528">
            <text:p>0</text:p>
          </table:table-cell>
          <table:table-cell office:value-type="float" office:value="0.00219426637837558">
            <text:p>0</text:p>
          </table:table-cell>
        </table:table-row>
        <table:table-row table:style-name="ro1">
          <table:table-cell office:value-type="float" office:value="0.00000000001081209889">
            <text:p>0</text:p>
          </table:table-cell>
          <table:table-cell office:value-type="float" office:value="0.000217111881407639">
            <text:p>0</text:p>
          </table:table-cell>
          <table:table-cell office:value-type="float" office:value="0.0011009911165707">
            <text:p>0</text:p>
          </table:table-cell>
          <table:table-cell office:value-type="float" office:value="0.00112802912678553">
            <text:p>0</text:p>
          </table:table-cell>
        </table:table-row>
        <table:table-row table:style-name="ro1">
          <table:table-cell office:value-type="float" office:value="0.00000000000810907417">
            <text:p>0</text:p>
          </table:table-cell>
          <table:table-cell office:value-type="float" office:value="0.000676758055061857">
            <text:p>0</text:p>
          </table:table-cell>
          <table:table-cell office:value-type="float" office:value="0.0010807126089094">
            <text:p>0</text:p>
          </table:table-cell>
          <table:table-cell office:value-type="float" office:value="0.00356982514806091">
            <text:p>0</text:p>
          </table:table-cell>
        </table:table-row>
        <table:table-row table:style-name="ro1">
          <table:table-cell office:value-type="float" office:value="0.00000000000608180563">
            <text:p>0</text:p>
          </table:table-cell>
          <table:table-cell table:number-columns-repeated="2" office:value-type="float" office:value="0.0000819218303330116">
            <text:p>0</text:p>
          </table:table-cell>
          <table:table-cell office:value-type="float" office:value="0.000129989404048523">
            <text:p>0</text:p>
          </table:table-cell>
        </table:table-row>
        <table:table-row table:style-name="ro1">
          <table:table-cell office:value-type="float" office:value="0.00000000000456135422">
            <text:p>0</text:p>
          </table:table-cell>
          <table:table-cell office:value-type="float" office:value="0.0000939387237619989">
            <text:p>0</text:p>
          </table:table-cell>
          <table:table-cell office:value-type="float" office:value="0.0030304535677427">
            <text:p>0</text:p>
          </table:table-cell>
          <table:table-cell office:value-type="float" office:value="0.00296636346945543">
            <text:p>0</text:p>
          </table:table-cell>
        </table:table-row>
        <table:table-row table:style-name="ro1">
          <table:table-cell office:value-type="float" office:value="0.00000000000342101566">
            <text:p>0</text:p>
          </table:table-cell>
          <table:table-cell office:value-type="float" office:value="0.00115142534550192">
            <text:p>0</text:p>
          </table:table-cell>
          <table:table-cell office:value-type="float" office:value="0.00307852114145822">
            <text:p>0</text:p>
          </table:table-cell>
          <table:table-cell office:value-type="float" office:value="0.00316397460584125">
            <text:p>0</text:p>
          </table:table-cell>
        </table:table-row>
        <table:table-row table:style-name="ro1">
          <table:table-cell office:value-type="float" office:value="0.00000000000256576175">
            <text:p>0</text:p>
          </table:table-cell>
          <table:table-cell office:value-type="float" office:value="0.00254004414172621">
            <text:p>0</text:p>
          </table:table-cell>
          <table:table-cell office:value-type="float" office:value="0.00301443104317094">
            <text:p>0</text:p>
          </table:table-cell>
          <table:table-cell office:value-type="float" office:value="0.00312836899568172">
            <text:p>0</text:p>
          </table:table-cell>
        </table:table-row>
        <table:table-row table:style-name="ro1">
          <table:table-cell office:value-type="float" office:value="0.00000000000192432131">
            <text:p>0</text:p>
          </table:table-cell>
          <table:table-cell office:value-type="float" office:value="0.00304291553129869">
            <text:p>0</text:p>
          </table:table-cell>
          <table:table-cell office:value-type="float" office:value="0.00436305138189744">
            <text:p>0</text:p>
          </table:table-cell>
          <table:table-cell office:value-type="float" office:value="0.00421113411188321">
            <text:p>0</text:p>
          </table:table-cell>
        </table:table-row>
        <table:table-row table:style-name="ro1">
          <table:table-cell office:value-type="float" office:value="0.00000000000144324098">
            <text:p>0</text:p>
          </table:table-cell>
          <table:table-cell office:value-type="float" office:value="0.00447698933440822">
            <text:p>0</text:p>
          </table:table-cell>
          <table:table-cell office:value-type="float" office:value="0.00432507206439377">
            <text:p>0</text:p>
          </table:table-cell>
          <table:table-cell office:value-type="float" office:value="0.0218046983780619">
            <text:p>0.02</text:p>
          </table:table-cell>
        </table:table-row>
        <table:table-row table:style-name="ro1">
          <table:table-cell office:value-type="float" office:value="0.00000000000108243074">
            <text:p>0</text:p>
          </table:table-cell>
          <table:table-cell table:number-columns-repeated="3" office:value-type="float" office:value="0.00220737054621997">
            <text:p>0</text:p>
          </table:table-cell>
        </table:table-row>
        <table:table-row table:style-name="ro1">
          <table:table-cell office:value-type="float" office:value="0.00000000000081182305">
            <text:p>0</text:p>
          </table:table-cell>
          <table:table-cell office:value-type="float" office:value="0.00207233297287397">
            <text:p>0</text:p>
          </table:table-cell>
          <table:table-cell office:value-type="float" office:value="0.0152124764154173">
            <text:p>0.02</text:p>
          </table:table-cell>
          <table:table-cell office:value-type="float" office:value="0.0312404488156154">
            <text:p>0.03</text:p>
          </table:table-cell>
        </table:table-row>
        <table:table-row table:style-name="ro1">
          <table:table-cell office:value-type="float" office:value="0.00000000000060886729">
            <text:p>0</text:p>
          </table:table-cell>
          <table:table-cell office:value-type="float" office:value="0.00359924510765906">
            <text:p>0</text:p>
          </table:table-cell>
          <table:table-cell office:value-type="float" office:value="0.0194471674100625">
            <text:p>0.02</text:p>
          </table:table-cell>
          <table:table-cell office:value-type="float" office:value="0.0424900662313144">
            <text:p>0.04</text:p>
          </table:table-cell>
        </table:table-row>
        <table:table-row table:style-name="ro1">
          <table:table-cell office:value-type="float" office:value="0.00000000000045665047">
            <text:p>0</text:p>
          </table:table-cell>
          <table:table-cell table:number-columns-repeated="3" office:value-type="float" office:value="0.00420292579677788">
            <text:p>0</text:p>
          </table:table-cell>
        </table:table-row>
        <table:table-row table:style-name="ro1">
          <table:table-cell office:value-type="float" office:value="0.00000000000034248785">
            <text:p>0</text:p>
          </table:table-cell>
          <table:table-cell office:value-type="float" office:value="0.00388283673403171">
            <text:p>0</text:p>
          </table:table-cell>
          <table:table-cell office:value-type="float" office:value="0.00452301485952405">
            <text:p>0</text:p>
          </table:table-cell>
          <table:table-cell office:value-type="float" office:value="0.00537658569351383">
            <text:p>0.01</text:p>
          </table:table-cell>
        </table:table-row>
        <table:table-row table:style-name="ro1">
          <table:table-cell office:value-type="float" office:value="0.00000000000025686589">
            <text:p>0</text:p>
          </table:table-cell>
          <table:table-cell table:number-columns-repeated="2" office:value-type="float" office:value="0.00388283673403171">
            <text:p>0</text:p>
          </table:table-cell>
          <table:table-cell office:value-type="float" office:value="0.142931346712195">
            <text:p>0.14</text:p>
          </table:table-cell>
        </table:table-row>
        <table:table-row table:style-name="ro1">
          <table:table-cell office:value-type="float" office:value="0.00000000000019264942">
            <text:p>0</text:p>
          </table:table-cell>
          <table:table-cell office:value-type="float" office:value="0.0333897563501848">
            <text:p>0.03</text:p>
          </table:table-cell>
          <table:table-cell office:value-type="float" office:value="0.0322516619048651">
            <text:p>0.03</text:p>
          </table:table-cell>
          <table:table-cell office:value-type="float" office:value="0.163500582690104">
            <text:p>0.16</text:p>
          </table:table-cell>
        </table:table-row>
        <table:table-row table:style-name="ro1">
          <table:table-cell office:value-type="float" office:value="0.00000000000014448706">
            <text:p>0</text:p>
          </table:table-cell>
          <table:table-cell office:value-type="float" office:value="0.015168939983451">
            <text:p>0.02</text:p>
          </table:table-cell>
          <table:table-cell office:value-type="float" office:value="0.0166863992438772">
            <text:p>0.02</text:p>
          </table:table-cell>
          <table:table-cell office:value-type="float" office:value="0.246339872563316">
            <text:p>0.25</text:p>
          </table:table-cell>
        </table:table-row>
        <table:table-row table:style-name="ro1">
          <table:table-cell office:value-type="float" office:value="0.0000000000001083653">
            <text:p>0</text:p>
          </table:table-cell>
          <table:table-cell table:number-columns-repeated="2" office:value-type="float" office:value="0.0500818082148719">
            <text:p>0.05</text:p>
          </table:table-cell>
          <table:table-cell office:value-type="float" office:value="0.0473841028630033">
            <text:p>0.05</text:p>
          </table:table-cell>
        </table:table-row>
        <table:table-row table:style-name="ro1">
          <table:table-cell office:value-type="float" office:value="0.00000000000008127397">
            <text:p>0</text:p>
          </table:table-cell>
          <table:table-cell table:number-columns-repeated="2" office:value-type="float" office:value="0.0494073818769047">
            <text:p>0.05</text:p>
          </table:table-cell>
          <table:table-cell office:value-type="float" office:value="0.421791819582819">
            <text:p>0.42</text:p>
          </table:table-cell>
        </table:table-row>
        <table:table-row table:style-name="ro1">
          <table:table-cell office:value-type="float" office:value="0.00000000000006095548">
            <text:p>0</text:p>
          </table:table-cell>
          <table:table-cell office:value-type="float" office:value="0.0647954780188682">
            <text:p>0.06</text:p>
          </table:table-cell>
          <table:table-cell office:value-type="float" office:value="0.0683924184880264">
            <text:p>0.07</text:p>
          </table:table-cell>
          <table:table-cell office:value-type="float" office:value="0.0731883391135706">
            <text:p>0.07</text:p>
          </table:table-cell>
        </table:table-row>
        <table:table-row table:style-name="ro1">
          <table:table-cell office:value-type="float" office:value="0.00000000000004571661">
            <text:p>0</text:p>
          </table:table-cell>
          <table:table-cell office:value-type="float" office:value="0.0647954780188682">
            <text:p>0.06</text:p>
          </table:table-cell>
          <table:table-cell office:value-type="float" office:value="0.242143442015965">
            <text:p>0.24</text:p>
          </table:table-cell>
          <table:table-cell office:value-type="float" office:value="0.235748881181906">
            <text:p>0.24</text:p>
          </table:table-cell>
        </table:table-row>
        <table:table-row table:style-name="ro1">
          <table:table-cell office:value-type="float" office:value="0.00000000000003428746">
            <text:p>0</text:p>
          </table:table-cell>
          <table:table-cell office:value-type="float" office:value="0.168707091572327">
            <text:p>0.17</text:p>
          </table:table-cell>
          <table:table-cell office:value-type="float" office:value="0.175101652406386">
            <text:p>0.18</text:p>
          </table:table-cell>
          <table:table-cell office:value-type="float" office:value="0.924762811051766">
            <text:p>0.92</text:p>
          </table:table-cell>
        </table:table-row>
        <table:table-row table:style-name="ro1">
          <table:table-cell office:value-type="float" office:value="0.00000000000002571559">
            <text:p>0</text:p>
          </table:table-cell>
          <table:table-cell office:value-type="float" office:value="0.10839054457023">
            <text:p>0.11</text:p>
          </table:table-cell>
          <table:table-cell office:value-type="float" office:value="0.0998644634581517">
            <text:p>0.1</text:p>
          </table:table-cell>
          <table:table-cell office:value-type="float" office:value="1.36662148781938">
            <text:p>1.37</text:p>
          </table:table-cell>
        </table:table-row>
        <table:table-row table:style-name="ro1">
          <table:table-cell office:value-type="float" office:value="0.00000000000001928669">
            <text:p>0</text:p>
          </table:table-cell>
          <table:table-cell office:value-type="float" office:value="0.261072970286513">
            <text:p>0.26</text:p>
          </table:table-cell>
          <table:table-cell office:value-type="float" office:value="0.466485951277536">
            <text:p>0.47</text:p>
          </table:table-cell>
          <table:table-cell office:value-type="float" office:value="1.48882865042585">
            <text:p>1.49</text:p>
          </table:table-cell>
        </table:table-row>
        <table:table-row table:style-name="ro1">
          <table:table-cell office:value-type="float" office:value="0.00000000000001446502">
            <text:p>0</text:p>
          </table:table-cell>
          <table:table-cell office:value-type="float" office:value="0.0147639603820176">
            <text:p>0.01</text:p>
          </table:table-cell>
          <table:table-cell office:value-type="float" office:value="0.955314601703381">
            <text:p>0.96</text:p>
          </table:table-cell>
          <table:table-cell office:value-type="float" office:value="1.65177153390113">
            <text:p>1.65</text:p>
          </table:table-cell>
        </table:table-row>
        <table:table-row table:style-name="ro1">
          <table:table-cell office:value-type="float" office:value="0.00000000000001084877">
            <text:p>0</text:p>
          </table:table-cell>
          <table:table-cell office:value-type="float" office:value="0.313648052823977">
            <text:p>0.3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.13657E-015">
            <text:p>0</text:p>
          </table:table-cell>
          <table:table-cell office:value-type="float" office:value="0.751530737098636">
            <text:p>0.7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.10243E-015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.57682E-015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.43262E-015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.57446E-015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.93085E-015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.44814E-015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.0861E-015">
            <text:p>0</text:p>
          </table:table-cell>
          <table:table-cell table:number-columns-repeated="3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eps_F</text:p>
          </table:table-cell>
          <table:table-cell office:value-type="string">
            <text:p>eps_C</text:p>
          </table:table-cell>
          <table:table-cell office:value-type="string">
            <text:p>eps_E</text:p>
          </table:table-cell>
          <table:table-cell>
            <draw:frame table:end-cell-address="Sheet2.T58" table:end-x="0.4772in" table:end-y="0.0835in" draw:z-index="0" draw:style-name="gr1" svg:width="13.7689in" svg:height="10.137in" svg:x="0.0437in" svg:y="0.0417in">
              <draw:object draw:notify-on-update-of-ranges="Sheet2.A1:Sheet2.A1 Sheet2.A2:Sheet2.A129 Sheet2.B1:Sheet2.B1 Sheet2.B2:Sheet2.B129 Sheet2.A1:Sheet2.A1 Sheet2.A2:Sheet2.A129 Sheet2.C1:Sheet2.C1 Sheet2.C2:Sheet2.C129 Sheet2.A1:Sheet2.A1 Sheet2.A2:Sheet2.A129 Sheet2.D1:Sheet2.D1 Sheet2.D2:Sheet2.D1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84390580014448">
            <text:p>0.78</text:p>
          </table:table-cell>
          <table:table-cell office:value-type="float" office:value="1.18920062382698">
            <text:p>1.19</text:p>
          </table:table-cell>
          <table:table-cell office:value-type="float" office:value="0.330734840840551">
            <text:p>0.3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04230685556039">
            <text:p>1.04</text:p>
          </table:table-cell>
          <table:table-cell office:value-type="float" office:value="0.952959997313378">
            <text:p>0.95</text:p>
          </table:table-cell>
          <table:table-cell office:value-type="float" office:value="0.129017790580826">
            <text:p>0.13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.04446379454362">
            <text:p>1.04</text:p>
          </table:table-cell>
          <table:table-cell office:value-type="float" office:value="0.654189690272035">
            <text:p>0.65</text:p>
          </table:table-cell>
          <table:table-cell office:value-type="float" office:value="0.0459159176437273">
            <text:p>0.05</text:p>
          </table:table-cell>
          <table:table-cell/>
        </table:table-row>
        <table:table-row table:style-name="ro1">
          <table:table-cell office:value-type="float" office:value="3.375">
            <text:p>3.38</text:p>
          </table:table-cell>
          <table:table-cell office:value-type="float" office:value="0.693190992175773">
            <text:p>0.69</text:p>
          </table:table-cell>
          <table:table-cell office:value-type="float" office:value="0.411438309993852">
            <text:p>0.41</text:p>
          </table:table-cell>
          <table:table-cell office:value-type="float" office:value="0.0155201857581474">
            <text:p>0.02</text:p>
          </table:table-cell>
          <table:table-cell/>
        </table:table-row>
        <table:table-row table:style-name="ro1">
          <table:table-cell office:value-type="float" office:value="2.53125">
            <text:p>2.53</text:p>
          </table:table-cell>
          <table:table-cell office:value-type="float" office:value="0.312037622860051">
            <text:p>0.31</text:p>
          </table:table-cell>
          <table:table-cell office:value-type="float" office:value="0.246383810132016">
            <text:p>0.25</text:p>
          </table:table-cell>
          <table:table-cell office:value-type="float" office:value="0.00509642079108137">
            <text:p>0.01</text:p>
          </table:table-cell>
          <table:table-cell/>
        </table:table-row>
        <table:table-row table:style-name="ro1">
          <table:table-cell office:value-type="float" office:value="1.8984375">
            <text:p>1.9</text:p>
          </table:table-cell>
          <table:table-cell office:value-type="float" office:value="0.0542070072474907">
            <text:p>0.05</text:p>
          </table:table-cell>
          <table:table-cell office:value-type="float" office:value="0.143547452378855">
            <text:p>0.14</text:p>
          </table:table-cell>
          <table:table-cell office:value-type="float" office:value="0.00164654988720814">
            <text:p>0</text:p>
          </table:table-cell>
          <table:table-cell/>
        </table:table-row>
        <table:table-row table:style-name="ro1">
          <table:table-cell office:value-type="float" office:value="1.423828125">
            <text:p>1.42</text:p>
          </table:table-cell>
          <table:table-cell office:value-type="float" office:value="0.0796839455192671">
            <text:p>0.08</text:p>
          </table:table-cell>
          <table:table-cell office:value-type="float" office:value="0.0823553536375795">
            <text:p>0.08</text:p>
          </table:table-cell>
          <table:table-cell office:value-type="float" office:value="0.000527129329382622">
            <text:p>0</text:p>
          </table:table-cell>
          <table:table-cell/>
        </table:table-row>
        <table:table-row table:style-name="ro1">
          <table:table-cell office:value-type="float" office:value="1.06787109375">
            <text:p>1.07</text:p>
          </table:table-cell>
          <table:table-cell office:value-type="float" office:value="0.131959076770734">
            <text:p>0.13</text:p>
          </table:table-cell>
          <table:table-cell office:value-type="float" office:value="0.0468418180637381">
            <text:p>0.05</text:p>
          </table:table-cell>
          <table:table-cell office:value-type="float" office:value="0.000167891580352192">
            <text:p>0</text:p>
          </table:table-cell>
          <table:table-cell/>
        </table:table-row>
        <table:table-row table:style-name="ro1">
          <table:table-cell office:value-type="float" office:value="0.8009033203125">
            <text:p>0.8</text:p>
          </table:table-cell>
          <table:table-cell office:value-type="float" office:value="0.140142345100296">
            <text:p>0.14</text:p>
          </table:table-cell>
          <table:table-cell office:value-type="float" office:value="0.0265134399123222">
            <text:p>0.03</text:p>
          </table:table-cell>
          <table:table-cell office:value-type="float" office:value="0.0000533195304081715">
            <text:p>0</text:p>
          </table:table-cell>
          <table:table-cell/>
        </table:table-row>
        <table:table-row table:style-name="ro1">
          <table:table-cell office:value-type="float" office:value="0.600677490234375">
            <text:p>0.6</text:p>
          </table:table-cell>
          <table:table-cell office:value-type="float" office:value="0.128056188378329">
            <text:p>0.13</text:p>
          </table:table-cell>
          <table:table-cell office:value-type="float" office:value="0.0149662336923415">
            <text:p>0.01</text:p>
          </table:table-cell>
          <table:table-cell office:value-type="float" office:value="0.0000169058986645503">
            <text:p>0</text:p>
          </table:table-cell>
          <table:table-cell/>
        </table:table-row>
        <table:table-row table:style-name="ro1">
          <table:table-cell office:value-type="float" office:value="0.450508117675781">
            <text:p>0.45</text:p>
          </table:table-cell>
          <table:table-cell office:value-type="float" office:value="0.108719594136228">
            <text:p>0.11</text:p>
          </table:table-cell>
          <table:table-cell office:value-type="float" office:value="0.00843513702211181">
            <text:p>0.01</text:p>
          </table:table-cell>
          <table:table-cell office:value-type="float" office:value="0.00000535541863211853">
            <text:p>0</text:p>
          </table:table-cell>
          <table:table-cell/>
        </table:table-row>
        <table:table-row table:style-name="ro1">
          <table:table-cell office:value-type="float" office:value="0.337881088256836">
            <text:p>0.34</text:p>
          </table:table-cell>
          <table:table-cell office:value-type="float" office:value="0.0885284436911579">
            <text:p>0.09</text:p>
          </table:table-cell>
          <table:table-cell office:value-type="float" office:value="0.00475003432447556">
            <text:p>0</text:p>
          </table:table-cell>
          <table:table-cell office:value-type="float" office:value="0.00000169560781876207">
            <text:p>0</text:p>
          </table:table-cell>
          <table:table-cell/>
        </table:table-row>
        <table:table-row table:style-name="ro1">
          <table:table-cell office:value-type="float" office:value="0.253410816192627">
            <text:p>0.25</text:p>
          </table:table-cell>
          <table:table-cell office:value-type="float" office:value="0.0702536368769443">
            <text:p>0.07</text:p>
          </table:table-cell>
          <table:table-cell office:value-type="float" office:value="0.00267356306696805">
            <text:p>0</text:p>
          </table:table-cell>
          <table:table-cell office:value-type="float" office:value="0.00000053670032916194">
            <text:p>0</text:p>
          </table:table-cell>
          <table:table-cell/>
        </table:table-row>
        <table:table-row table:style-name="ro1">
          <table:table-cell office:value-type="float" office:value="0.19005811214447">
            <text:p>0.19</text:p>
          </table:table-cell>
          <table:table-cell office:value-type="float" office:value="0.0548245194323779">
            <text:p>0.05</text:p>
          </table:table-cell>
          <table:table-cell office:value-type="float" office:value="0.00150440747644335">
            <text:p>0</text:p>
          </table:table-cell>
          <table:table-cell office:value-type="float" office:value="0.00000016985084096086">
            <text:p>0</text:p>
          </table:table-cell>
          <table:table-cell/>
        </table:table-row>
        <table:table-row table:style-name="ro1">
          <table:table-cell office:value-type="float" office:value="0.142543584108353">
            <text:p>0.14</text:p>
          </table:table-cell>
          <table:table-cell office:value-type="float" office:value="0.042302649934044">
            <text:p>0.04</text:p>
          </table:table-cell>
          <table:table-cell office:value-type="float" office:value="0.000846396391185857">
            <text:p>0</text:p>
          </table:table-cell>
          <table:table-cell office:value-type="float" office:value="0.00000005374818697369">
            <text:p>0</text:p>
          </table:table-cell>
          <table:table-cell/>
        </table:table-row>
        <table:table-row table:style-name="ro1">
          <table:table-cell office:value-type="float" office:value="0.106907688081264">
            <text:p>0.11</text:p>
          </table:table-cell>
          <table:table-cell office:value-type="float" office:value="0.0323858537699103">
            <text:p>0.03</text:p>
          </table:table-cell>
          <table:table-cell office:value-type="float" office:value="0.000476150876414011">
            <text:p>0</text:p>
          </table:table-cell>
          <table:table-cell office:value-type="float" office:value="0.00000001700738748436">
            <text:p>0</text:p>
          </table:table-cell>
          <table:table-cell/>
        </table:table-row>
        <table:table-row table:style-name="ro1">
          <table:table-cell office:value-type="float" office:value="0.0801807660609484">
            <text:p>0.08</text:p>
          </table:table-cell>
          <table:table-cell office:value-type="float" office:value="0.0246568026634298">
            <text:p>0.02</text:p>
          </table:table-cell>
          <table:table-cell office:value-type="float" office:value="0.000267851609273253">
            <text:p>0</text:p>
          </table:table-cell>
          <table:table-cell office:value-type="float" office:value="0.0000000053814426232">
            <text:p>0</text:p>
          </table:table-cell>
          <table:table-cell/>
        </table:table-row>
        <table:table-row table:style-name="ro1">
          <table:table-cell office:value-type="float" office:value="0.0601355745457113">
            <text:p>0.06</text:p>
          </table:table-cell>
          <table:table-cell office:value-type="float" office:value="0.0186978812071522">
            <text:p>0.02</text:p>
          </table:table-cell>
          <table:table-cell office:value-type="float" office:value="0.000150671827511164">
            <text:p>0</text:p>
          </table:table-cell>
          <table:table-cell office:value-type="float" office:value="0.00000000170275927888">
            <text:p>0</text:p>
          </table:table-cell>
          <table:table-cell/>
        </table:table-row>
        <table:table-row table:style-name="ro1">
          <table:table-cell office:value-type="float" office:value="0.0451016809092835">
            <text:p>0.05</text:p>
          </table:table-cell>
          <table:table-cell office:value-type="float" office:value="0.0141382813398243">
            <text:p>0.01</text:p>
          </table:table-cell>
          <table:table-cell office:value-type="float" office:value="0.0000847545791155216">
            <text:p>0</text:p>
          </table:table-cell>
          <table:table-cell office:value-type="float" office:value="0.0000000005387691092">
            <text:p>0</text:p>
          </table:table-cell>
          <table:table-cell/>
        </table:table-row>
        <table:table-row table:style-name="ro1">
          <table:table-cell office:value-type="float" office:value="0.0338262606819626">
            <text:p>0.03</text:p>
          </table:table-cell>
          <table:table-cell office:value-type="float" office:value="0.0106680689058145">
            <text:p>0.01</text:p>
          </table:table-cell>
          <table:table-cell office:value-type="float" office:value="0.0000476749811023312">
            <text:p>0</text:p>
          </table:table-cell>
          <table:table-cell office:value-type="float" office:value="0.00000000017046871622">
            <text:p>0</text:p>
          </table:table-cell>
          <table:table-cell/>
        </table:table-row>
        <table:table-row table:style-name="ro1">
          <table:table-cell office:value-type="float" office:value="0.0253696955114719">
            <text:p>0.03</text:p>
          </table:table-cell>
          <table:table-cell office:value-type="float" office:value="0.00803714344801751">
            <text:p>0.01</text:p>
          </table:table-cell>
          <table:table-cell office:value-type="float" office:value="0.0000268173446763933">
            <text:p>0</text:p>
          </table:table-cell>
          <table:table-cell office:value-type="float" office:value="0.00000000005393996426">
            <text:p>0</text:p>
          </table:table-cell>
          <table:table-cell/>
        </table:table-row>
        <table:table-row table:style-name="ro1">
          <table:table-cell office:value-type="float" office:value="0.019027271633604">
            <text:p>0.02</text:p>
          </table:table-cell>
          <table:table-cell office:value-type="float" office:value="0.00604811259612566">
            <text:p>0.01</text:p>
          </table:table-cell>
          <table:table-cell office:value-type="float" office:value="0.0000150848094749333">
            <text:p>0</text:p>
          </table:table-cell>
          <table:table-cell office:value-type="float" office:value="0.00000000001705831068">
            <text:p>0</text:p>
          </table:table-cell>
          <table:table-cell/>
        </table:table-row>
        <table:table-row table:style-name="ro1">
          <table:table-cell office:value-type="float" office:value="0.014270453725203">
            <text:p>0.01</text:p>
          </table:table-cell>
          <table:table-cell office:value-type="float" office:value="0.0045474581028048">
            <text:p>0</text:p>
          </table:table-cell>
          <table:table-cell office:value-type="float" office:value="0.00000848522212981499">
            <text:p>0</text:p>
          </table:table-cell>
          <table:table-cell office:value-type="float" office:value="0.00000000000541026443">
            <text:p>0</text:p>
          </table:table-cell>
          <table:table-cell/>
        </table:table-row>
        <table:table-row table:style-name="ro1">
          <table:table-cell office:value-type="float" office:value="0.0107028402939022">
            <text:p>0.01</text:p>
          </table:table-cell>
          <table:table-cell office:value-type="float" office:value="0.00341698287146949">
            <text:p>0</text:p>
          </table:table-cell>
          <table:table-cell office:value-type="float" office:value="0.00000477294275887805">
            <text:p>0</text:p>
          </table:table-cell>
          <table:table-cell office:value-type="float" office:value="0.00000000000170873371">
            <text:p>0</text:p>
          </table:table-cell>
          <table:table-cell/>
        </table:table-row>
        <table:table-row table:style-name="ro1">
          <table:table-cell office:value-type="float" office:value="0.00802713022042667">
            <text:p>0.01</text:p>
          </table:table-cell>
          <table:table-cell office:value-type="float" office:value="0.00256632758106769">
            <text:p>0</text:p>
          </table:table-cell>
          <table:table-cell office:value-type="float" office:value="0.00000268478198318417">
            <text:p>0</text:p>
          </table:table-cell>
          <table:table-cell office:value-type="float" office:value="0.00000000000054688451">
            <text:p>0</text:p>
          </table:table-cell>
          <table:table-cell/>
        </table:table-row>
        <table:table-row table:style-name="ro1">
          <table:table-cell office:value-type="float" office:value="0.00602034766532">
            <text:p>0.01</text:p>
          </table:table-cell>
          <table:table-cell office:value-type="float" office:value="0.00192676379942409">
            <text:p>0</text:p>
          </table:table-cell>
          <table:table-cell office:value-type="float" office:value="0.00000151019040511127">
            <text:p>0</text:p>
          </table:table-cell>
          <table:table-cell office:value-type="float" office:value="0.0000000000001461877">
            <text:p>0</text:p>
          </table:table-cell>
          <table:table-cell/>
        </table:table-row>
        <table:table-row table:style-name="ro1">
          <table:table-cell office:value-type="float" office:value="0.00451526074899">
            <text:p>0</text:p>
          </table:table-cell>
          <table:table-cell office:value-type="float" office:value="0.00144620740367813">
            <text:p>0</text:p>
          </table:table-cell>
          <table:table-cell office:value-type="float" office:value="0.00000084948226949675">
            <text:p>0</text:p>
          </table:table-cell>
          <table:table-cell office:value-type="float" office:value="0.00000000000001781168">
            <text:p>0</text:p>
          </table:table-cell>
          <table:table-cell/>
        </table:table-row>
        <table:table-row table:style-name="ro1">
          <table:table-cell office:value-type="float" office:value="0.0033864455617425">
            <text:p>0</text:p>
          </table:table-cell>
          <table:table-cell office:value-type="float" office:value="0.00108529347122771">
            <text:p>0</text:p>
          </table:table-cell>
          <table:table-cell office:value-type="float" office:value="0.00000047783381091239">
            <text:p>0</text:p>
          </table:table-cell>
          <table:table-cell office:value-type="float" office:value="0.00000000000002256146">
            <text:p>0</text:p>
          </table:table-cell>
          <table:table-cell/>
        </table:table-row>
        <table:table-row table:style-name="ro1">
          <table:table-cell office:value-type="float" office:value="0.00253983417130688">
            <text:p>0</text:p>
          </table:table-cell>
          <table:table-cell office:value-type="float" office:value="0.000814328819267809">
            <text:p>0</text:p>
          </table:table-cell>
          <table:table-cell office:value-type="float" office:value="0.00000026878159431311">
            <text:p>0</text:p>
          </table:table-cell>
          <table:table-cell office:value-type="float" office:value="0.000000000000085628">
            <text:p>0</text:p>
          </table:table-cell>
          <table:table-cell/>
        </table:table-row>
        <table:table-row table:style-name="ro1">
          <table:table-cell office:value-type="float" office:value="0.00190487562848016">
            <text:p>0</text:p>
          </table:table-cell>
          <table:table-cell office:value-type="float" office:value="0.000610948344312756">
            <text:p>0</text:p>
          </table:table-cell>
          <table:table-cell office:value-type="float" office:value="0.00000015118966496739">
            <text:p>0</text:p>
          </table:table-cell>
          <table:table-cell office:value-type="float" office:value="0.0000000000001723115">
            <text:p>0</text:p>
          </table:table-cell>
          <table:table-cell/>
        </table:table-row>
        <table:table-row table:style-name="ro1">
          <table:table-cell office:value-type="float" office:value="0.00142865672136012">
            <text:p>0</text:p>
          </table:table-cell>
          <table:table-cell office:value-type="float" office:value="0.000458324711160227">
            <text:p>0</text:p>
          </table:table-cell>
          <table:table-cell office:value-type="float" office:value="0.0000000850441408605">
            <text:p>0</text:p>
          </table:table-cell>
          <table:table-cell office:value-type="float" office:value="0.00000000000019645622">
            <text:p>0</text:p>
          </table:table-cell>
          <table:table-cell/>
        </table:table-row>
        <table:table-row table:style-name="ro1">
          <table:table-cell office:value-type="float" office:value="0.00107149254102009">
            <text:p>0</text:p>
          </table:table-cell>
          <table:table-cell office:value-type="float" office:value="0.000343807342002359">
            <text:p>0</text:p>
          </table:table-cell>
          <table:table-cell office:value-type="float" office:value="0.00000004783742928454">
            <text:p>0</text:p>
          </table:table-cell>
          <table:table-cell office:value-type="float" office:value="0.00000000000022785755">
            <text:p>0</text:p>
          </table:table-cell>
          <table:table-cell/>
        </table:table-row>
        <table:table-row table:style-name="ro1">
          <table:table-cell office:value-type="float" office:value="0.000803619405765066">
            <text:p>0</text:p>
          </table:table-cell>
          <table:table-cell office:value-type="float" office:value="0.000257891395218223">
            <text:p>0</text:p>
          </table:table-cell>
          <table:table-cell office:value-type="float" office:value="0.00000002690836625725">
            <text:p>0</text:p>
          </table:table-cell>
          <table:table-cell office:value-type="float" office:value="0.00000000000017587384">
            <text:p>0</text:p>
          </table:table-cell>
          <table:table-cell/>
        </table:table-row>
        <table:table-row table:style-name="ro1">
          <table:table-cell office:value-type="float" office:value="0.0006027145543238">
            <text:p>0</text:p>
          </table:table-cell>
          <table:table-cell office:value-type="float" office:value="0.000193438732242048">
            <text:p>0</text:p>
          </table:table-cell>
          <table:table-cell office:value-type="float" office:value="0.0000000151359574133">
            <text:p>0</text:p>
          </table:table-cell>
          <table:table-cell office:value-type="float" office:value="0.00000000000011386281">
            <text:p>0</text:p>
          </table:table-cell>
          <table:table-cell/>
        </table:table-row>
        <table:table-row table:style-name="ro1">
          <table:table-cell office:value-type="float" office:value="0.00045203591574285">
            <text:p>0</text:p>
          </table:table-cell>
          <table:table-cell office:value-type="float" office:value="0.000145090403380772">
            <text:p>0</text:p>
          </table:table-cell>
          <table:table-cell office:value-type="float" office:value="0.00000000851370601663">
            <text:p>0</text:p>
          </table:table-cell>
          <table:table-cell office:value-type="float" office:value="0.00000000000082158017">
            <text:p>0</text:p>
          </table:table-cell>
          <table:table-cell/>
        </table:table-row>
        <table:table-row table:style-name="ro1">
          <table:table-cell office:value-type="float" office:value="0.000339026936807137">
            <text:p>0</text:p>
          </table:table-cell>
          <table:table-cell office:value-type="float" office:value="0.000108824188764817">
            <text:p>0</text:p>
          </table:table-cell>
          <table:table-cell office:value-type="float" office:value="0.0000000047888472806">
            <text:p>0</text:p>
          </table:table-cell>
          <table:table-cell office:value-type="float" office:value="0.00000000000025556461">
            <text:p>0</text:p>
          </table:table-cell>
          <table:table-cell/>
        </table:table-row>
        <table:table-row table:style-name="ro1">
          <table:table-cell office:value-type="float" office:value="0.000254270202605353">
            <text:p>0</text:p>
          </table:table-cell>
          <table:table-cell office:value-type="float" office:value="0.0000816217337322089">
            <text:p>0</text:p>
          </table:table-cell>
          <table:table-cell office:value-type="float" office:value="0.00000000269406034167">
            <text:p>0</text:p>
          </table:table-cell>
          <table:table-cell office:value-type="float" office:value="0.00000000000041494614">
            <text:p>0</text:p>
          </table:table-cell>
          <table:table-cell/>
        </table:table-row>
        <table:table-row table:style-name="ro1">
          <table:table-cell office:value-type="float" office:value="0.000190702651954015">
            <text:p>0</text:p>
          </table:table-cell>
          <table:table-cell office:value-type="float" office:value="0.000061218321019825">
            <text:p>0</text:p>
          </table:table-cell>
          <table:table-cell office:value-type="float" office:value="0.00000000151573427745">
            <text:p>0</text:p>
          </table:table-cell>
          <table:table-cell office:value-type="float" office:value="0.00000000000093715818">
            <text:p>0</text:p>
          </table:table-cell>
          <table:table-cell/>
        </table:table-row>
        <table:table-row table:style-name="ro1">
          <table:table-cell office:value-type="float" office:value="0.000143026988965511">
            <text:p>0</text:p>
          </table:table-cell>
          <table:table-cell office:value-type="float" office:value="0.0000459148773395334">
            <text:p>0</text:p>
          </table:table-cell>
          <table:table-cell office:value-type="float" office:value="0.00000000085313006567">
            <text:p>0</text:p>
          </table:table-cell>
          <table:table-cell office:value-type="float" office:value="0.00000000000119615318">
            <text:p>0</text:p>
          </table:table-cell>
          <table:table-cell/>
        </table:table-row>
        <table:table-row table:style-name="ro1">
          <table:table-cell office:value-type="float" office:value="0.000107270241724133">
            <text:p>0</text:p>
          </table:table-cell>
          <table:table-cell office:value-type="float" office:value="0.0000344367973285689">
            <text:p>0</text:p>
          </table:table-cell>
          <table:table-cell office:value-type="float" office:value="0.00000000047970861715">
            <text:p>0</text:p>
          </table:table-cell>
          <table:table-cell office:value-type="float" office:value="0.00000000000347050664">
            <text:p>0</text:p>
          </table:table-cell>
          <table:table-cell/>
        </table:table-row>
        <table:table-row table:style-name="ro1">
          <table:table-cell office:value-type="float" office:value="0.0000804526812931">
            <text:p>0</text:p>
          </table:table-cell>
          <table:table-cell office:value-type="float" office:value="0.0000258279588363981">
            <text:p>0</text:p>
          </table:table-cell>
          <table:table-cell office:value-type="float" office:value="0.00000000027063157002">
            <text:p>0</text:p>
          </table:table-cell>
          <table:table-cell office:value-type="float" office:value="0.00000000000348528374">
            <text:p>0</text:p>
          </table:table-cell>
          <table:table-cell/>
        </table:table-row>
        <table:table-row table:style-name="ro1">
          <table:table-cell office:value-type="float" office:value="0.000060339510969825">
            <text:p>0</text:p>
          </table:table-cell>
          <table:table-cell office:value-type="float" office:value="0.0000193711689104426">
            <text:p>0</text:p>
          </table:table-cell>
          <table:table-cell office:value-type="float" office:value="0.00000000015084407249">
            <text:p>0</text:p>
          </table:table-cell>
          <table:table-cell office:value-type="float" office:value="0.0000000000003673164">
            <text:p>0</text:p>
          </table:table-cell>
          <table:table-cell/>
        </table:table-row>
        <table:table-row table:style-name="ro1">
          <table:table-cell office:value-type="float" office:value="0.0000452546332273687">
            <text:p>0</text:p>
          </table:table-cell>
          <table:table-cell office:value-type="float" office:value="0.0000145284951517045">
            <text:p>0</text:p>
          </table:table-cell>
          <table:table-cell office:value-type="float" office:value="0.00000000008212780343">
            <text:p>0</text:p>
          </table:table-cell>
          <table:table-cell office:value-type="float" office:value="0.00000000000404364688">
            <text:p>0</text:p>
          </table:table-cell>
          <table:table-cell/>
        </table:table-row>
        <table:table-row table:style-name="ro1">
          <table:table-cell office:value-type="float" office:value="0.0000339409749205266">
            <text:p>0</text:p>
          </table:table-cell>
          <table:table-cell office:value-type="float" office:value="0.00001089643395283">
            <text:p>0</text:p>
          </table:table-cell>
          <table:table-cell office:value-type="float" office:value="0.00000000004839644209">
            <text:p>0</text:p>
          </table:table-cell>
          <table:table-cell office:value-type="float" office:value="0.00000000000584632071">
            <text:p>0</text:p>
          </table:table-cell>
          <table:table-cell/>
        </table:table-row>
        <table:table-row table:style-name="ro1">
          <table:table-cell office:value-type="float" office:value="0.0000254557311903949">
            <text:p>0</text:p>
          </table:table-cell>
          <table:table-cell office:value-type="float" office:value="0.00000817236545880095">
            <text:p>0</text:p>
          </table:table-cell>
          <table:table-cell office:value-type="float" office:value="0.00000000002016361194">
            <text:p>0</text:p>
          </table:table-cell>
          <table:table-cell office:value-type="float" office:value="0.00000000000403757772">
            <text:p>0</text:p>
          </table:table-cell>
          <table:table-cell/>
        </table:table-row>
        <table:table-row table:style-name="ro1">
          <table:table-cell office:value-type="float" office:value="0.0000190917983927962">
            <text:p>0</text:p>
          </table:table-cell>
          <table:table-cell office:value-type="float" office:value="0.00000612929400376429">
            <text:p>0</text:p>
          </table:table-cell>
          <table:table-cell office:value-type="float" office:value="0.000000000011599361">
            <text:p>0</text:p>
          </table:table-cell>
          <table:table-cell office:value-type="float" office:value="0.00000000000574486011">
            <text:p>0</text:p>
          </table:table-cell>
          <table:table-cell/>
        </table:table-row>
        <table:table-row table:style-name="ro1">
          <table:table-cell office:value-type="float" office:value="0.0000143188487945971">
            <text:p>0</text:p>
          </table:table-cell>
          <table:table-cell office:value-type="float" office:value="0.00000459698263785396">
            <text:p>0</text:p>
          </table:table-cell>
          <table:table-cell office:value-type="float" office:value="0.00000000000758051852">
            <text:p>0</text:p>
          </table:table-cell>
          <table:table-cell office:value-type="float" office:value="0.00000000000366920582">
            <text:p>0</text:p>
          </table:table-cell>
          <table:table-cell/>
        </table:table-row>
        <table:table-row table:style-name="ro1">
          <table:table-cell office:value-type="float" office:value="0.0000107391365959479">
            <text:p>0</text:p>
          </table:table-cell>
          <table:table-cell office:value-type="float" office:value="0.00000344774450606768">
            <text:p>0</text:p>
          </table:table-cell>
          <table:table-cell office:value-type="float" office:value="0.00000000000402438388">
            <text:p>0</text:p>
          </table:table-cell>
          <table:table-cell office:value-type="float" office:value="0.0000000000030703376">
            <text:p>0</text:p>
          </table:table-cell>
          <table:table-cell/>
        </table:table-row>
        <table:table-row table:style-name="ro1">
          <table:table-cell office:value-type="float" office:value="0.00000805435244696089">
            <text:p>0</text:p>
          </table:table-cell>
          <table:table-cell office:value-type="float" office:value="0.00000258581949034401">
            <text:p>0</text:p>
          </table:table-cell>
          <table:table-cell office:value-type="float" office:value="0.00000000000784742983">
            <text:p>0</text:p>
          </table:table-cell>
          <table:table-cell office:value-type="float" office:value="0.0000000000280713376">
            <text:p>0</text:p>
          </table:table-cell>
          <table:table-cell/>
        </table:table-row>
        <table:table-row table:style-name="ro1">
          <table:table-cell office:value-type="float" office:value="0.00000604076433522067">
            <text:p>0</text:p>
          </table:table-cell>
          <table:table-cell office:value-type="float" office:value="0.00000193934637896183">
            <text:p>0</text:p>
          </table:table-cell>
          <table:table-cell office:value-type="float" office:value="0.0000000000228296904">
            <text:p>0</text:p>
          </table:table-cell>
          <table:table-cell office:value-type="float" office:value="0.0000000000113544834">
            <text:p>0</text:p>
          </table:table-cell>
          <table:table-cell/>
        </table:table-row>
        <table:table-row table:style-name="ro1">
          <table:table-cell office:value-type="float" office:value="0.0000045305732514155">
            <text:p>0</text:p>
          </table:table-cell>
          <table:table-cell office:value-type="float" office:value="0.00000145453113227696">
            <text:p>0</text:p>
          </table:table-cell>
          <table:table-cell office:value-type="float" office:value="0.00000000002660827312">
            <text:p>0</text:p>
          </table:table-cell>
          <table:table-cell office:value-type="float" office:value="0.00000000001307390412">
            <text:p>0</text:p>
          </table:table-cell>
          <table:table-cell/>
        </table:table-row>
        <table:table-row table:style-name="ro1">
          <table:table-cell office:value-type="float" office:value="0.00000339792993856163">
            <text:p>0</text:p>
          </table:table-cell>
          <table:table-cell office:value-type="float" office:value="0.00000109086388004706">
            <text:p>0</text:p>
          </table:table-cell>
          <table:table-cell office:value-type="float" office:value="0.00000000001873801795">
            <text:p>0</text:p>
          </table:table-cell>
          <table:table-cell office:value-type="float" office:value="0.00000000003233835613">
            <text:p>0</text:p>
          </table:table-cell>
          <table:table-cell/>
        </table:table-row>
        <table:table-row table:style-name="ro1">
          <table:table-cell office:value-type="float" office:value="0.00000254844745392122">
            <text:p>0</text:p>
          </table:table-cell>
          <table:table-cell office:value-type="float" office:value="0.00000081818786245528">
            <text:p>0</text:p>
          </table:table-cell>
          <table:table-cell office:value-type="float" office:value="0.0000000000046958182">
            <text:p>0</text:p>
          </table:table-cell>
          <table:table-cell office:value-type="float" office:value="0.00000000006338978548">
            <text:p>0</text:p>
          </table:table-cell>
          <table:table-cell/>
        </table:table-row>
        <table:table-row table:style-name="ro1">
          <table:table-cell office:value-type="float" office:value="0.00000191133559044091">
            <text:p>0</text:p>
          </table:table-cell>
          <table:table-cell office:value-type="float" office:value="0.00000061361181861626">
            <text:p>0</text:p>
          </table:table-cell>
          <table:table-cell office:value-type="float" office:value="0.00000000006172604275">
            <text:p>0</text:p>
          </table:table-cell>
          <table:table-cell office:value-type="float" office:value="0.00000000007093903462">
            <text:p>0</text:p>
          </table:table-cell>
          <table:table-cell/>
        </table:table-row>
        <table:table-row table:style-name="ro1">
          <table:table-cell office:value-type="float" office:value="0.00000143350169283069">
            <text:p>0</text:p>
          </table:table-cell>
          <table:table-cell office:value-type="float" office:value="0.00000046031065275838">
            <text:p>0</text:p>
          </table:table-cell>
          <table:table-cell office:value-type="float" office:value="0.00000000005717667613">
            <text:p>0</text:p>
          </table:table-cell>
          <table:table-cell office:value-type="float" office:value="0.00000000023679742869">
            <text:p>0</text:p>
          </table:table-cell>
          <table:table-cell/>
        </table:table-row>
        <table:table-row table:style-name="ro1">
          <table:table-cell office:value-type="float" office:value="0.00000107512626962301">
            <text:p>0</text:p>
          </table:table-cell>
          <table:table-cell office:value-type="float" office:value="0.00000034512577071742">
            <text:p>0</text:p>
          </table:table-cell>
          <table:table-cell office:value-type="float" office:value="0.00000000000929954343">
            <text:p>0</text:p>
          </table:table-cell>
          <table:table-cell office:value-type="float" office:value="0.00000000033559129006">
            <text:p>0</text:p>
          </table:table-cell>
          <table:table-cell/>
        </table:table-row>
        <table:table-row table:style-name="ro1">
          <table:table-cell office:value-type="float" office:value="0.00000080634470221726">
            <text:p>0</text:p>
          </table:table-cell>
          <table:table-cell office:value-type="float" office:value="0.00000025875500322794">
            <text:p>0</text:p>
          </table:table-cell>
          <table:table-cell office:value-type="float" office:value="0.00000000015017118685">
            <text:p>0</text:p>
          </table:table-cell>
          <table:table-cell office:value-type="float" office:value="0.00000000007688061482">
            <text:p>0</text:p>
          </table:table-cell>
          <table:table-cell/>
        </table:table-row>
        <table:table-row table:style-name="ro1">
          <table:table-cell office:value-type="float" office:value="0.00000060475852666295">
            <text:p>0</text:p>
          </table:table-cell>
          <table:table-cell office:value-type="float" office:value="0.00000019399055961421">
            <text:p>0</text:p>
          </table:table-cell>
          <table:table-cell office:value-type="float" office:value="0.00000000013446854283">
            <text:p>0</text:p>
          </table:table-cell>
          <table:table-cell office:value-type="float" office:value="0.00000000032508055248">
            <text:p>0</text:p>
          </table:table-cell>
          <table:table-cell/>
        </table:table-row>
        <table:table-row table:style-name="ro1">
          <table:table-cell office:value-type="float" office:value="0.00000045356889499721">
            <text:p>0</text:p>
          </table:table-cell>
          <table:table-cell office:value-type="float" office:value="0.00000014538086132723">
            <text:p>0</text:p>
          </table:table-cell>
          <table:table-cell office:value-type="float" office:value="0.00000000011338400113">
            <text:p>0</text:p>
          </table:table-cell>
          <table:table-cell office:value-type="float" office:value="0.0000000003307147163">
            <text:p>0</text:p>
          </table:table-cell>
          <table:table-cell/>
        </table:table-row>
        <table:table-row table:style-name="ro1">
          <table:table-cell office:value-type="float" office:value="0.00000034017667124791">
            <text:p>0</text:p>
          </table:table-cell>
          <table:table-cell office:value-type="float" office:value="0.00000010917204971117">
            <text:p>0</text:p>
          </table:table-cell>
          <table:table-cell office:value-type="float" office:value="0.00000000010216317129">
            <text:p>0</text:p>
          </table:table-cell>
          <table:table-cell office:value-type="float" office:value="0.00000000022159958084">
            <text:p>0</text:p>
          </table:table-cell>
          <table:table-cell/>
        </table:table-row>
        <table:table-row table:style-name="ro1">
          <table:table-cell office:value-type="float" office:value="0.00000025513250343593">
            <text:p>0</text:p>
          </table:table-cell>
          <table:table-cell office:value-type="float" office:value="0.00000008157909910285">
            <text:p>0</text:p>
          </table:table-cell>
          <table:table-cell office:value-type="float" office:value="0.00000000014288000915">
            <text:p>0</text:p>
          </table:table-cell>
          <table:table-cell office:value-type="float" office:value="0.00000000069241673992">
            <text:p>0</text:p>
          </table:table-cell>
          <table:table-cell/>
        </table:table-row>
        <table:table-row table:style-name="ro1">
          <table:table-cell office:value-type="float" office:value="0.00000019134937757695">
            <text:p>0</text:p>
          </table:table-cell>
          <table:table-cell office:value-type="float" office:value="0.00000006219876444279">
            <text:p>0</text:p>
          </table:table-cell>
          <table:table-cell office:value-type="float" office:value="0.00000000033865278779">
            <text:p>0</text:p>
          </table:table-cell>
          <table:table-cell office:value-type="float" office:value="0.000000000848696409">
            <text:p>0</text:p>
          </table:table-cell>
          <table:table-cell/>
        </table:table-row>
        <table:table-row table:style-name="ro1">
          <table:table-cell office:value-type="float" office:value="0.00000014351203318271">
            <text:p>0</text:p>
          </table:table-cell>
          <table:table-cell office:value-type="float" office:value="0.00000004578169676012">
            <text:p>0</text:p>
          </table:table-cell>
          <table:table-cell office:value-type="float" office:value="0.00000000093490862827">
            <text:p>0</text:p>
          </table:table-cell>
          <table:table-cell office:value-type="float" office:value="0.00000000053927522476">
            <text:p>0</text:p>
          </table:table-cell>
          <table:table-cell/>
        </table:table-row>
        <table:table-row table:style-name="ro1">
          <table:table-cell office:value-type="float" office:value="0.00000010763402488703">
            <text:p>0</text:p>
          </table:table-cell>
          <table:table-cell office:value-type="float" office:value="0.00000003339226444993">
            <text:p>0</text:p>
          </table:table-cell>
          <table:table-cell office:value-type="float" office:value="0.00000000055859271599">
            <text:p>0</text:p>
          </table:table-cell>
          <table:table-cell office:value-type="float" office:value="0.00000000286584131682">
            <text:p>0</text:p>
          </table:table-cell>
          <table:table-cell/>
        </table:table-row>
        <table:table-row table:style-name="ro1">
          <table:table-cell office:value-type="float" office:value="0.00000008072551866527">
            <text:p>0</text:p>
          </table:table-cell>
          <table:table-cell office:value-type="float" office:value="0.00000002627086213119">
            <text:p>0</text:p>
          </table:table-cell>
          <table:table-cell office:value-type="float" office:value="0.00000000007007140796">
            <text:p>0</text:p>
          </table:table-cell>
          <table:table-cell office:value-type="float" office:value="0.00000000090355004641">
            <text:p>0</text:p>
          </table:table-cell>
          <table:table-cell/>
        </table:table-row>
        <table:table-row table:style-name="ro1">
          <table:table-cell office:value-type="float" office:value="0.00000006054413899896">
            <text:p>0</text:p>
          </table:table-cell>
          <table:table-cell office:value-type="float" office:value="0.0000000194996709284">
            <text:p>0</text:p>
          </table:table-cell>
          <table:table-cell office:value-type="float" office:value="0.00000000036668005797">
            <text:p>0</text:p>
          </table:table-cell>
          <table:table-cell office:value-type="float" office:value="0.00000000635680540005">
            <text:p>0</text:p>
          </table:table-cell>
          <table:table-cell/>
        </table:table-row>
        <table:table-row table:style-name="ro1">
          <table:table-cell office:value-type="float" office:value="0.00000004540810424922">
            <text:p>0</text:p>
          </table:table-cell>
          <table:table-cell office:value-type="float" office:value="0.00000001192422239951">
            <text:p>0</text:p>
          </table:table-cell>
          <table:table-cell office:value-type="float" office:value="0.00000000067858854419">
            <text:p>0</text:p>
          </table:table-cell>
          <table:table-cell office:value-type="float" office:value="0.00000000439951314219">
            <text:p>0</text:p>
          </table:table-cell>
          <table:table-cell/>
        </table:table-row>
        <table:table-row table:style-name="ro1">
          <table:table-cell office:value-type="float" office:value="0.00000003405607818691">
            <text:p>0</text:p>
          </table:table-cell>
          <table:table-cell office:value-type="float" office:value="0.00000001247753744912">
            <text:p>0</text:p>
          </table:table-cell>
          <table:table-cell office:value-type="float" office:value="0.00000000450601946044">
            <text:p>0</text:p>
          </table:table-cell>
          <table:table-cell office:value-type="float" office:value="0.0000000032953475196">
            <text:p>0</text:p>
          </table:table-cell>
          <table:table-cell/>
        </table:table-row>
        <table:table-row table:style-name="ro1">
          <table:table-cell office:value-type="float" office:value="0.00000002554205864018">
            <text:p>0</text:p>
          </table:table-cell>
          <table:table-cell office:value-type="float" office:value="0.00000000804975704087">
            <text:p>0</text:p>
          </table:table-cell>
          <table:table-cell office:value-type="float" office:value="0.00000000184758564273">
            <text:p>0</text:p>
          </table:table-cell>
          <table:table-cell office:value-type="float" office:value="0.00000000662375483429">
            <text:p>0</text:p>
          </table:table-cell>
          <table:table-cell/>
        </table:table-row>
        <table:table-row table:style-name="ro1">
          <table:table-cell office:value-type="float" office:value="0.00000001915654398014">
            <text:p>0</text:p>
          </table:table-cell>
          <table:table-cell office:value-type="float" office:value="0.00000000386789443245">
            <text:p>0</text:p>
          </table:table-cell>
          <table:table-cell office:value-type="float" office:value="0.0000000029959426999">
            <text:p>0</text:p>
          </table:table-cell>
          <table:table-cell office:value-type="float" office:value="0.00000000327713144981">
            <text:p>0</text:p>
          </table:table-cell>
          <table:table-cell/>
        </table:table-row>
        <table:table-row table:style-name="ro1">
          <table:table-cell office:value-type="float" office:value="0.0000000143674079851">
            <text:p>0</text:p>
          </table:table-cell>
          <table:table-cell office:value-type="float" office:value="0.00000000170792229082">
            <text:p>0</text:p>
          </table:table-cell>
          <table:table-cell office:value-type="float" office:value="0.00000000329170430564">
            <text:p>0</text:p>
          </table:table-cell>
          <table:table-cell office:value-type="float" office:value="0.00000001537954716075">
            <text:p>0</text:p>
          </table:table-cell>
          <table:table-cell/>
        </table:table-row>
        <table:table-row table:style-name="ro1">
          <table:table-cell office:value-type="float" office:value="0.00000001077555598883">
            <text:p>0</text:p>
          </table:table-cell>
          <table:table-cell office:value-type="float" office:value="0.00000000310188287065">
            <text:p>0</text:p>
          </table:table-cell>
          <table:table-cell office:value-type="float" office:value="0.00000000128045057757">
            <text:p>0</text:p>
          </table:table-cell>
          <table:table-cell office:value-type="float" office:value="0.00000002402314688949">
            <text:p>0</text:p>
          </table:table-cell>
          <table:table-cell/>
        </table:table-row>
        <table:table-row table:style-name="ro1">
          <table:table-cell office:value-type="float" office:value="0.00000000808166699162">
            <text:p>0</text:p>
          </table:table-cell>
          <table:table-cell office:value-type="float" office:value="0.00000000681068022226">
            <text:p>0</text:p>
          </table:table-cell>
          <table:table-cell office:value-type="float" office:value="0.00000000559901188293">
            <text:p>0</text:p>
          </table:table-cell>
          <table:table-cell office:value-type="float" office:value="0.00000003627335309149">
            <text:p>0</text:p>
          </table:table-cell>
          <table:table-cell/>
        </table:table-row>
        <table:table-row table:style-name="ro1">
          <table:table-cell office:value-type="float" office:value="0.00000000606125024372">
            <text:p>0</text:p>
          </table:table-cell>
          <table:table-cell office:value-type="float" office:value="0.00000000370179445923">
            <text:p>0</text:p>
          </table:table-cell>
          <table:table-cell office:value-type="float" office:value="0.00000000233069602664">
            <text:p>0</text:p>
          </table:table-cell>
          <table:table-cell office:value-type="float" office:value="0.00000001444737968387">
            <text:p>0</text:p>
          </table:table-cell>
          <table:table-cell/>
        </table:table-row>
        <table:table-row table:style-name="ro1">
          <table:table-cell office:value-type="float" office:value="0.00000000454593768279">
            <text:p>0</text:p>
          </table:table-cell>
          <table:table-cell office:value-type="float" office:value="0.00000001406829042724">
            <text:p>0</text:p>
          </table:table-cell>
          <table:table-cell office:value-type="float" office:value="0.00000002369891654781">
            <text:p>0</text:p>
          </table:table-cell>
          <table:table-cell office:value-type="float" office:value="0.00000007862788231984">
            <text:p>0</text:p>
          </table:table-cell>
          <table:table-cell/>
        </table:table-row>
        <table:table-row table:style-name="ro1">
          <table:table-cell office:value-type="float" office:value="0.00000000340945326209">
            <text:p>0</text:p>
          </table:table-cell>
          <table:table-cell office:value-type="float" office:value="0.00000002789028505125">
            <text:p>0</text:p>
          </table:table-cell>
          <table:table-cell office:value-type="float" office:value="0.00000003686560631792">
            <text:p>0</text:p>
          </table:table-cell>
          <table:table-cell office:value-type="float" office:value="0.00000000721240469214">
            <text:p>0</text:p>
          </table:table-cell>
          <table:table-cell/>
        </table:table-row>
        <table:table-row table:style-name="ro1">
          <table:table-cell office:value-type="float" office:value="0.00000000255708994657">
            <text:p>0</text:p>
          </table:table-cell>
          <table:table-cell office:value-type="float" office:value="0.00000000762180533586">
            <text:p>0</text:p>
          </table:table-cell>
          <table:table-cell office:value-type="float" office:value="0.00000002215736562741">
            <text:p>0</text:p>
          </table:table-cell>
          <table:table-cell office:value-type="float" office:value="0.00000001808566521728">
            <text:p>0</text:p>
          </table:table-cell>
          <table:table-cell/>
        </table:table-row>
        <table:table-row table:style-name="ro1">
          <table:table-cell office:value-type="float" office:value="0.00000000191781745993">
            <text:p>0</text:p>
          </table:table-cell>
          <table:table-cell office:value-type="float" office:value="0.00000001499521546529">
            <text:p>0</text:p>
          </table:table-cell>
          <table:table-cell office:value-type="float" office:value="0.00000002228464590446">
            <text:p>0</text:p>
          </table:table-cell>
          <table:table-cell office:value-type="float" office:value="0.00000006147513227414">
            <text:p>0</text:p>
          </table:table-cell>
          <table:table-cell/>
        </table:table-row>
        <table:table-row table:style-name="ro1">
          <table:table-cell office:value-type="float" office:value="0.00000000143836309494">
            <text:p>0</text:p>
          </table:table-cell>
          <table:table-cell office:value-type="float" office:value="0.00000011655456160842">
            <text:p>0</text:p>
          </table:table-cell>
          <table:table-cell office:value-type="float" office:value="0.00000002482642892722">
            <text:p>0</text:p>
          </table:table-cell>
          <table:table-cell office:value-type="float" office:value="0.00000014799988370522">
            <text:p>0</text:p>
          </table:table-cell>
          <table:table-cell/>
        </table:table-row>
        <table:table-row table:style-name="ro1">
          <table:table-cell office:value-type="float" office:value="0.00000000107877232121">
            <text:p>0</text:p>
          </table:table-cell>
          <table:table-cell office:value-type="float" office:value="0.00000011494550772414">
            <text:p>0</text:p>
          </table:table-cell>
          <table:table-cell office:value-type="float" office:value="0.00000000870569783767">
            <text:p>0</text:p>
          </table:table-cell>
          <table:table-cell office:value-type="float" office:value="0.00000012774524511551">
            <text:p>0</text:p>
          </table:table-cell>
          <table:table-cell/>
        </table:table-row>
        <table:table-row table:style-name="ro1">
          <table:table-cell office:value-type="float" office:value="0.00000000080907924091">
            <text:p>0</text:p>
          </table:table-cell>
          <table:table-cell office:value-type="float" office:value="0.00000002483638196135">
            <text:p>0</text:p>
          </table:table-cell>
          <table:table-cell office:value-type="float" office:value="0.00000020614276925836">
            <text:p>0</text:p>
          </table:table-cell>
          <table:table-cell office:value-type="float" office:value="0.00000026485302090074">
            <text:p>0</text:p>
          </table:table-cell>
          <table:table-cell/>
        </table:table-row>
        <table:table-row table:style-name="ro1">
          <table:table-cell office:value-type="float" office:value="0.00000000060680943068">
            <text:p>0</text:p>
          </table:table-cell>
          <table:table-cell office:value-type="float" office:value="0.00000016928964879528">
            <text:p>0</text:p>
          </table:table-cell>
          <table:table-cell office:value-type="float" office:value="0.00000012935761658988">
            <text:p>0</text:p>
          </table:table-cell>
          <table:table-cell office:value-type="float" office:value="0.00000008226824509081">
            <text:p>0</text:p>
          </table:table-cell>
          <table:table-cell/>
        </table:table-row>
        <table:table-row table:style-name="ro1">
          <table:table-cell office:value-type="float" office:value="0.00000000045510707301">
            <text:p>0</text:p>
          </table:table-cell>
          <table:table-cell office:value-type="float" office:value="0.00000000673493915906">
            <text:p>0</text:p>
          </table:table-cell>
          <table:table-cell office:value-type="float" office:value="0.0000000763803732978">
            <text:p>0</text:p>
          </table:table-cell>
          <table:table-cell office:value-type="float" office:value="0.00000024209498345591">
            <text:p>0</text:p>
          </table:table-cell>
          <table:table-cell/>
        </table:table-row>
        <table:table-row table:style-name="ro1">
          <table:table-cell office:value-type="float" office:value="0.00000000034133030476">
            <text:p>0</text:p>
          </table:table-cell>
          <table:table-cell office:value-type="float" office:value="0.00000004816359173158">
            <text:p>0</text:p>
          </table:table-cell>
          <table:table-cell office:value-type="float" office:value="0.00000026873257050412">
            <text:p>0</text:p>
          </table:table-cell>
          <table:table-cell office:value-type="float" office:value="0.0000009967695745653">
            <text:p>0</text:p>
          </table:table-cell>
          <table:table-cell/>
        </table:table-row>
        <table:table-row table:style-name="ro1">
          <table:table-cell office:value-type="float" office:value="0.00000000025599772857">
            <text:p>0</text:p>
          </table:table-cell>
          <table:table-cell office:value-type="float" office:value="0.00000010340179516159">
            <text:p>0</text:p>
          </table:table-cell>
          <table:table-cell office:value-type="float" office:value="0.00000002387891464408">
            <text:p>0</text:p>
          </table:table-cell>
          <table:table-cell office:value-type="float" office:value="0.00000025998757020782">
            <text:p>0</text:p>
          </table:table-cell>
          <table:table-cell/>
        </table:table-row>
        <table:table-row table:style-name="ro1">
          <table:table-cell office:value-type="float" office:value="0.00000000019199829643">
            <text:p>0</text:p>
          </table:table-cell>
          <table:table-cell office:value-type="float" office:value="0.00000034884899790369">
            <text:p>0</text:p>
          </table:table-cell>
          <table:table-cell office:value-type="float" office:value="0.00000010144511866006">
            <text:p>0</text:p>
          </table:table-cell>
          <table:table-cell office:value-type="float" office:value="0.00000139618051188562">
            <text:p>0</text:p>
          </table:table-cell>
          <table:table-cell/>
        </table:table-row>
        <table:table-row table:style-name="ro1">
          <table:table-cell office:value-type="float" office:value="0.00000000014399872232">
            <text:p>0</text:p>
          </table:table-cell>
          <table:table-cell office:value-type="float" office:value="0.00000046919649844236">
            <text:p>0</text:p>
          </table:table-cell>
          <table:table-cell office:value-type="float" office:value="0.00000056381802235758">
            <text:p>0</text:p>
          </table:table-cell>
          <table:table-cell office:value-type="float" office:value="0.00000211535304097884">
            <text:p>0</text:p>
          </table:table-cell>
          <table:table-cell/>
        </table:table-row>
        <table:table-row table:style-name="ro1">
          <table:table-cell office:value-type="float" office:value="0.00000000010799904174">
            <text:p>0</text:p>
          </table:table-cell>
          <table:table-cell office:value-type="float" office:value="0.00000149423199593996">
            <text:p>0</text:p>
          </table:table-cell>
          <table:table-cell office:value-type="float" office:value="0.00000146559928515605">
            <text:p>0</text:p>
          </table:table-cell>
          <table:table-cell office:value-type="float" office:value="0.00000216391928840125">
            <text:p>0</text:p>
          </table:table-cell>
          <table:table-cell/>
        </table:table-row>
        <table:table-row table:style-name="ro1">
          <table:table-cell office:value-type="float" office:value="0.0000000000809992813">
            <text:p>0</text:p>
          </table:table-cell>
          <table:table-cell office:value-type="float" office:value="0.00000166881199671828">
            <text:p>0</text:p>
          </table:table-cell>
          <table:table-cell office:value-type="float" office:value="0.00000082573773314965">
            <text:p>0</text:p>
          </table:table-cell>
          <table:table-cell office:value-type="float" office:value="0.00000041501306990535">
            <text:p>0</text:p>
          </table:table-cell>
          <table:table-cell/>
        </table:table-row>
        <table:table-row table:style-name="ro1">
          <table:table-cell office:value-type="float" office:value="0.00000000006074946098">
            <text:p>0</text:p>
          </table:table-cell>
          <table:table-cell office:value-type="float" office:value="0.00000135862429585557">
            <text:p>0</text:p>
          </table:table-cell>
          <table:table-cell office:value-type="float" office:value="0.00000057037203813665">
            <text:p>0</text:p>
          </table:table-cell>
          <table:table-cell office:value-type="float" office:value="0.00000176516910775983">
            <text:p>0</text:p>
          </table:table-cell>
          <table:table-cell/>
        </table:table-row>
        <table:table-row table:style-name="ro1">
          <table:table-cell office:value-type="float" office:value="0.00000000004556209573">
            <text:p>0</text:p>
          </table:table-cell>
          <table:table-cell office:value-type="float" office:value="0.0000031168848355525">
            <text:p>0</text:p>
          </table:table-cell>
          <table:table-cell office:value-type="float" office:value="0.00000034976310156764">
            <text:p>0</text:p>
          </table:table-cell>
          <table:table-cell office:value-type="float" office:value="0.00000261775659223053">
            <text:p>0</text:p>
          </table:table-cell>
          <table:table-cell/>
        </table:table-row>
        <table:table-row table:style-name="ro1">
          <table:table-cell office:value-type="float" office:value="0.0000000000341715718">
            <text:p>0</text:p>
          </table:table-cell>
          <table:table-cell office:value-type="float" office:value="0.00000033035215351358">
            <text:p>0</text:p>
          </table:table-cell>
          <table:table-cell office:value-type="float" office:value="0.00000101470929167879">
            <text:p>0</text:p>
          </table:table-cell>
          <table:table-cell office:value-type="float" office:value="0.00000828686797120818">
            <text:p>0</text:p>
          </table:table-cell>
          <table:table-cell/>
        </table:table-row>
        <table:table-row table:style-name="ro1">
          <table:table-cell office:value-type="float" office:value="0.00000000002562867885">
            <text:p>0</text:p>
          </table:table-cell>
          <table:table-cell office:value-type="float" office:value="0.00000408246311158598">
            <text:p>0</text:p>
          </table:table-cell>
          <table:table-cell office:value-type="float" office:value="0.00000323996973792051">
            <text:p>0</text:p>
          </table:table-cell>
          <table:table-cell office:value-type="float" office:value="0.0000007920186899686">
            <text:p>0</text:p>
          </table:table-cell>
          <table:table-cell/>
        </table:table-row>
        <table:table-row table:style-name="ro1">
          <table:table-cell office:value-type="float" office:value="0.00000000001922150914">
            <text:p>0</text:p>
          </table:table-cell>
          <table:table-cell office:value-type="float" office:value="0.0000003299332021158">
            <text:p>0</text:p>
          </table:table-cell>
          <table:table-cell office:value-type="float" office:value="0.00000119840156363136">
            <text:p>0</text:p>
          </table:table-cell>
          <table:table-cell office:value-type="float" office:value="0.000014274154559043">
            <text:p>0</text:p>
          </table:table-cell>
          <table:table-cell/>
        </table:table-row>
        <table:table-row table:style-name="ro1">
          <table:table-cell office:value-type="float" office:value="0.00000000001441613185">
            <text:p>0</text:p>
          </table:table-cell>
          <table:table-cell office:value-type="float" office:value="0.00000522703838020625">
            <text:p>0</text:p>
          </table:table-cell>
          <table:table-cell office:value-type="float" office:value="0.00000831945843238552">
            <text:p>0</text:p>
          </table:table-cell>
          <table:table-cell office:value-type="float" office:value="0.0000135509513146082">
            <text:p>0</text:p>
          </table:table-cell>
          <table:table-cell/>
        </table:table-row>
        <table:table-row table:style-name="ro1">
          <table:table-cell office:value-type="float" office:value="0.00000000001081209889">
            <text:p>0</text:p>
          </table:table-cell>
          <table:table-cell office:value-type="float" office:value="0.00000653491160076192">
            <text:p>0</text:p>
          </table:table-cell>
          <table:table-cell office:value-type="float" office:value="0.00000257551279200767">
            <text:p>0</text:p>
          </table:table-cell>
          <table:table-cell office:value-type="float" office:value="0.00000698179311117109">
            <text:p>0</text:p>
          </table:table-cell>
          <table:table-cell/>
        </table:table-row>
        <table:table-row table:style-name="ro1">
          <table:table-cell office:value-type="float" office:value="0.00000000000810907417">
            <text:p>0</text:p>
          </table:table-cell>
          <table:table-cell office:value-type="float" office:value="0.00000827874256137087">
            <text:p>0</text:p>
          </table:table-cell>
          <table:table-cell office:value-type="float" office:value="0.00000018221403627248">
            <text:p>0</text:p>
          </table:table-cell>
          <table:table-cell office:value-type="float" office:value="0.0000125863206726579">
            <text:p>0</text:p>
          </table:table-cell>
          <table:table-cell/>
        </table:table-row>
        <table:table-row table:style-name="ro1">
          <table:table-cell office:value-type="float" office:value="0.00000000000608180563">
            <text:p>0</text:p>
          </table:table-cell>
          <table:table-cell office:value-type="float" office:value="0.00000518036408903346">
            <text:p>0</text:p>
          </table:table-cell>
          <table:table-cell office:value-type="float" office:value="0.00000756373214463702">
            <text:p>0</text:p>
          </table:table-cell>
          <table:table-cell office:value-type="float" office:value="0.0000378720902854823">
            <text:p>0</text:p>
          </table:table-cell>
          <table:table-cell/>
        </table:table-row>
        <table:table-row table:style-name="ro1">
          <table:table-cell office:value-type="float" office:value="0.00000000000456135422">
            <text:p>0</text:p>
          </table:table-cell>
          <table:table-cell office:value-type="float" office:value="0.0000206447528874281">
            <text:p>0</text:p>
          </table:table-cell>
          <table:table-cell office:value-type="float" office:value="0.00000150719012929172">
            <text:p>0</text:p>
          </table:table-cell>
          <table:table-cell office:value-type="float" office:value="0.0000296603574832719">
            <text:p>0</text:p>
          </table:table-cell>
          <table:table-cell/>
        </table:table-row>
        <table:table-row table:style-name="ro1">
          <table:table-cell office:value-type="float" office:value="0.00000000000342101566">
            <text:p>0</text:p>
          </table:table-cell>
          <table:table-cell office:value-type="float" office:value="0.0000261529812828266">
            <text:p>0</text:p>
          </table:table-cell>
          <table:table-cell office:value-type="float" office:value="0.0000300215325744966">
            <text:p>0</text:p>
          </table:table-cell>
          <table:table-cell office:value-type="float" office:value="0.00000751602389738907">
            <text:p>0</text:p>
          </table:table-cell>
          <table:table-cell/>
        </table:table-row>
        <table:table-row table:style-name="ro1">
          <table:table-cell office:value-type="float" office:value="0.00000000000256576175">
            <text:p>0</text:p>
          </table:table-cell>
          <table:table-cell office:value-type="float" office:value="0.00000506972873246774">
            <text:p>0</text:p>
          </table:table-cell>
          <table:table-cell office:value-type="float" office:value="0.00000507419957175169">
            <text:p>0</text:p>
          </table:table-cell>
          <table:table-cell office:value-type="float" office:value="0.0000333298942537561">
            <text:p>0</text:p>
          </table:table-cell>
          <table:table-cell/>
        </table:table-row>
        <table:table-row table:style-name="ro1">
          <table:table-cell office:value-type="float" office:value="0.00000000000192432131">
            <text:p>0</text:p>
          </table:table-cell>
          <table:table-cell office:value-type="float" office:value="0.0000295591134006756">
            <text:p>0</text:p>
          </table:table-cell>
          <table:table-cell office:value-type="float" office:value="0.0000167034418865701">
            <text:p>0</text:p>
          </table:table-cell>
          <table:table-cell office:value-type="float" office:value="0.0000355227236394915">
            <text:p>0</text:p>
          </table:table-cell>
          <table:table-cell/>
        </table:table-row>
        <table:table-row table:style-name="ro1">
          <table:table-cell office:value-type="float" office:value="0.00000000000144324098">
            <text:p>0</text:p>
          </table:table-cell>
          <table:table-cell office:value-type="float" office:value="0.0000749155365255933">
            <text:p>0</text:p>
          </table:table-cell>
          <table:table-cell office:value-type="float" office:value="0.0000348308385407119">
            <text:p>0</text:p>
          </table:table-cell>
          <table:table-cell office:value-type="float" office:value="0.0000174250854843425">
            <text:p>0</text:p>
          </table:table-cell>
          <table:table-cell/>
        </table:table-row>
        <table:table-row table:style-name="ro1">
          <table:table-cell office:value-type="float" office:value="0.00000000000108243074">
            <text:p>0</text:p>
          </table:table-cell>
          <table:table-cell office:value-type="float" office:value="0.0000618515555194616">
            <text:p>0</text:p>
          </table:table-cell>
          <table:table-cell office:value-type="float" office:value="0.000039208306660805">
            <text:p>0</text:p>
          </table:table-cell>
          <table:table-cell office:value-type="float" office:value="0.0000793495528581088">
            <text:p>0</text:p>
          </table:table-cell>
          <table:table-cell/>
        </table:table-row>
        <table:table-row table:style-name="ro1">
          <table:table-cell office:value-type="float" office:value="0.00000000000081182305">
            <text:p>0</text:p>
          </table:table-cell>
          <table:table-cell office:value-type="float" office:value="0.0000774578972151399">
            <text:p>0</text:p>
          </table:table-cell>
          <table:table-cell office:value-type="float" office:value="0.00000952916378262832">
            <text:p>0</text:p>
          </table:table-cell>
          <table:table-cell office:value-type="float" office:value="0.000114266191538441">
            <text:p>0</text:p>
          </table:table-cell>
          <table:table-cell/>
        </table:table-row>
        <table:table-row table:style-name="ro1">
          <table:table-cell office:value-type="float" office:value="0.00000000000060886729">
            <text:p>0</text:p>
          </table:table-cell>
          <table:table-cell office:value-type="float" office:value="0.0000465090583849056">
            <text:p>0</text:p>
          </table:table-cell>
          <table:table-cell office:value-type="float" office:value="0.000021419675047606">
            <text:p>0</text:p>
          </table:table-cell>
          <table:table-cell office:value-type="float" office:value="0.000475406516555361">
            <text:p>0</text:p>
          </table:table-cell>
          <table:table-cell/>
        </table:table-row>
        <table:table-row table:style-name="ro1">
          <table:table-cell office:value-type="float" office:value="0.00000000000045665047">
            <text:p>0</text:p>
          </table:table-cell>
          <table:table-cell office:value-type="float" office:value="0.000139219243928747">
            <text:p>0</text:p>
          </table:table-cell>
          <table:table-cell office:value-type="float" office:value="0.000176935048121865">
            <text:p>0</text:p>
          </table:table-cell>
          <table:table-cell office:value-type="float" office:value="0.000666191221629917">
            <text:p>0</text:p>
          </table:table-cell>
          <table:table-cell/>
        </table:table-row>
        <table:table-row table:style-name="ro1">
          <table:table-cell office:value-type="float" office:value="0.00000000000034248785">
            <text:p>0</text:p>
          </table:table-cell>
          <table:table-cell office:value-type="float" office:value="0.0000946869658971507">
            <text:p>0</text:p>
          </table:table-cell>
          <table:table-cell office:value-type="float" office:value="0.000268682337098606">
            <text:p>0</text:p>
          </table:table-cell>
          <table:table-cell office:value-type="float" office:value="0.000538154576998679">
            <text:p>0</text:p>
          </table:table-cell>
          <table:table-cell/>
        </table:table-row>
        <table:table-row table:style-name="ro1">
          <table:table-cell office:value-type="float" office:value="0.00000000000025686589">
            <text:p>0</text:p>
          </table:table-cell>
          <table:table-cell office:value-type="float" office:value="0.000363908401658486">
            <text:p>0</text:p>
          </table:table-cell>
          <table:table-cell office:value-type="float" office:value="0.000364426817035474">
            <text:p>0</text:p>
          </table:table-cell>
          <table:table-cell office:value-type="float" office:value="0.000549687474132191">
            <text:p>0</text:p>
          </table:table-cell>
          <table:table-cell/>
        </table:table-row>
        <table:table-row table:style-name="ro1">
          <table:table-cell office:value-type="float" office:value="0.00000000000019264942">
            <text:p>0</text:p>
          </table:table-cell>
          <table:table-cell office:value-type="float" office:value="0.000290506390408055">
            <text:p>0</text:p>
          </table:table-cell>
          <table:table-cell office:value-type="float" office:value="0.000562043671206743">
            <text:p>0</text:p>
          </table:table-cell>
          <table:table-cell office:value-type="float" office:value="0.00108371627963772">
            <text:p>0</text:p>
          </table:table-cell>
          <table:table-cell/>
        </table:table-row>
        <table:table-row table:style-name="ro1">
          <table:table-cell office:value-type="float" office:value="0.00000000000014448706">
            <text:p>0</text:p>
          </table:table-cell>
          <table:table-cell office:value-type="float" office:value="0.0004209245425157">
            <text:p>0</text:p>
          </table:table-cell>
          <table:table-cell office:value-type="float" office:value="0.000677263179335058">
            <text:p>0</text:p>
          </table:table-cell>
          <table:table-cell office:value-type="float" office:value="0.0014290457114579">
            <text:p>0</text:p>
          </table:table-cell>
          <table:table-cell/>
        </table:table-row>
        <table:table-row table:style-name="ro1">
          <table:table-cell office:value-type="float" office:value="0.0000000000001083653">
            <text:p>0</text:p>
          </table:table-cell>
          <table:table-cell office:value-type="float" office:value="0.000290432078070666">
            <text:p>0</text:p>
          </table:table-cell>
          <table:table-cell office:value-type="float" office:value="0.000150685956636654">
            <text:p>0</text:p>
          </table:table-cell>
          <table:table-cell office:value-type="float" office:value="0.00077673201390711">
            <text:p>0</text:p>
          </table:table-cell>
          <table:table-cell/>
        </table:table-row>
        <table:table-row table:style-name="ro1">
          <table:table-cell office:value-type="float" office:value="0.00000000000008127397">
            <text:p>0</text:p>
          </table:table-cell>
          <table:table-cell office:value-type="float" office:value="0.000695246764981682">
            <text:p>0</text:p>
          </table:table-cell>
          <table:table-cell office:value-type="float" office:value="0.000730124021993661">
            <text:p>0</text:p>
          </table:table-cell>
          <table:table-cell office:value-type="float" office:value="0.00267093697995541">
            <text:p>0</text:p>
          </table:table-cell>
          <table:table-cell/>
        </table:table-row>
        <table:table-row table:style-name="ro1">
          <table:table-cell office:value-type="float" office:value="0.00000000000006095548">
            <text:p>0</text:p>
          </table:table-cell>
          <table:table-cell office:value-type="float" office:value="0.00123727033945063">
            <text:p>0</text:p>
          </table:table-cell>
          <table:table-cell office:value-type="float" office:value="0.0000521312834137244">
            <text:p>0</text:p>
          </table:table-cell>
          <table:table-cell office:value-type="float" office:value="0.00493919172006796">
            <text:p>0</text:p>
          </table:table-cell>
          <table:table-cell/>
        </table:table-row>
        <table:table-row table:style-name="ro1">
          <table:table-cell office:value-type="float" office:value="0.00000000000004571661">
            <text:p>0</text:p>
          </table:table-cell>
          <table:table-cell office:value-type="float" office:value="0.000206453632209862">
            <text:p>0</text:p>
          </table:table-cell>
          <table:table-cell office:value-type="float" office:value="0.00119569946745663">
            <text:p>0</text:p>
          </table:table-cell>
          <table:table-cell office:value-type="float" office:value="0.00814999622963282">
            <text:p>0.01</text:p>
          </table:table-cell>
          <table:table-cell/>
        </table:table-row>
        <table:table-row table:style-name="ro1">
          <table:table-cell office:value-type="float" office:value="0.00000000000003428746">
            <text:p>0</text:p>
          </table:table-cell>
          <table:table-cell office:value-type="float" office:value="0.0011679686441112">
            <text:p>0</text:p>
          </table:table-cell>
          <table:table-cell office:value-type="float" office:value="0.00275940496406186">
            <text:p>0</text:p>
          </table:table-cell>
          <table:table-cell office:value-type="float" office:value="0.00529986405015516">
            <text:p>0.01</text:p>
          </table:table-cell>
          <table:table-cell/>
        </table:table-row>
        <table:table-row table:style-name="ro1">
          <table:table-cell office:value-type="float" office:value="0.00000000000002571559">
            <text:p>0</text:p>
          </table:table-cell>
          <table:table-cell office:value-type="float" office:value="0.00341281264046952">
            <text:p>0</text:p>
          </table:table-cell>
          <table:table-cell office:value-type="float" office:value="0.00141365296582065">
            <text:p>0</text:p>
          </table:table-cell>
          <table:table-cell office:value-type="float" office:value="0.00151911594703091">
            <text:p>0</text:p>
          </table:table-cell>
          <table:table-cell/>
        </table:table-row>
        <table:table-row table:style-name="ro1">
          <table:table-cell office:value-type="float" office:value="0.00000000000001928669">
            <text:p>0</text:p>
          </table:table-cell>
          <table:table-cell office:value-type="float" office:value="0.0026796204122566">
            <text:p>0</text:p>
          </table:table-cell>
          <table:table-cell office:value-type="float" office:value="0.00273831942446926">
            <text:p>0</text:p>
          </table:table-cell>
          <table:table-cell office:value-type="float" office:value="0.00520567550301111">
            <text:p>0.01</text:p>
          </table:table-cell>
          <table:table-cell/>
        </table:table-row>
        <table:table-row table:style-name="ro1">
          <table:table-cell office:value-type="float" office:value="0.00000000000001446502">
            <text:p>0</text:p>
          </table:table-cell>
          <table:table-cell office:value-type="float" office:value="0.000578269427912019">
            <text:p>0</text:p>
          </table:table-cell>
          <table:table-cell office:value-type="float" office:value="0.00576381551043368">
            <text:p>0.01</text:p>
          </table:table-cell>
          <table:table-cell office:value-type="float" office:value="0.0135356002663674">
            <text:p>0.01</text:p>
          </table:table-cell>
          <table:table-cell/>
        </table:table-row>
        <table:table-row table:style-name="ro1">
          <table:table-cell office:value-type="float" office:value="0.00000000000001084877">
            <text:p>0</text:p>
          </table:table-cell>
          <table:table-cell office:value-type="float" office:value="0.00419907826206847">
            <text:p>0</text:p>
          </table:table-cell>
          <table:table-cell office:value-type="float" office:value="0.00514183897390335">
            <text:p>0.01</text:p>
          </table:table-cell>
          <table:table-cell office:value-type="float" office:value="0.00952033207116317">
            <text:p>0.01</text:p>
          </table:table-cell>
          <table:table-cell/>
        </table:table-row>
        <table:table-row table:style-name="ro1">
          <table:table-cell office:value-type="float" office:value="8.13657E-015">
            <text:p>0</text:p>
          </table:table-cell>
          <table:table-cell office:value-type="float" office:value="0.0146227422088002">
            <text:p>0.01</text:p>
          </table:table-cell>
          <table:table-cell office:value-type="float" office:value="0.000584644086844007">
            <text:p>0</text:p>
          </table:table-cell>
          <table:table-cell office:value-type="float" office:value="0.00525334670950247">
            <text:p>0.01</text:p>
          </table:table-cell>
          <table:table-cell/>
        </table:table-row>
        <table:table-row table:style-name="ro1">
          <table:table-cell office:value-type="float" office:value="6.10243E-015">
            <text:p>0</text:p>
          </table:table-cell>
          <table:table-cell office:value-type="float" office:value="0.0147202874809741">
            <text:p>0.01</text:p>
          </table:table-cell>
          <table:table-cell office:value-type="float" office:value="0.000840650012361977">
            <text:p>0</text:p>
          </table:table-cell>
          <table:table-cell office:value-type="float" office:value="0.0127207325491105">
            <text:p>0.01</text:p>
          </table:table-cell>
          <table:table-cell/>
        </table:table-row>
        <table:table-row table:style-name="ro1">
          <table:table-cell office:value-type="float" office:value="4.57682E-015">
            <text:p>0</text:p>
          </table:table-cell>
          <table:table-cell office:value-type="float" office:value="0.0254312947892573">
            <text:p>0.03</text:p>
          </table:table-cell>
          <table:table-cell office:value-type="float" office:value="0.0128833789844745">
            <text:p>0.01</text:p>
          </table:table-cell>
          <table:table-cell office:value-type="float" office:value="0.0232807971919922">
            <text:p>0.02</text:p>
          </table:table-cell>
          <table:table-cell/>
        </table:table-row>
        <table:table-row table:style-name="ro1">
          <table:table-cell office:value-type="float" office:value="3.43262E-015">
            <text:p>0</text:p>
          </table:table-cell>
          <table:table-cell office:value-type="float" office:value="0.0171249250402487">
            <text:p>0.02</text:p>
          </table:table-cell>
          <table:table-cell office:value-type="float" office:value="0.00678538325646172">
            <text:p>0.01</text:p>
          </table:table-cell>
          <table:table-cell office:value-type="float" office:value="0.0279055299884591">
            <text:p>0.03</text:p>
          </table:table-cell>
          <table:table-cell/>
        </table:table-row>
        <table:table-row table:style-name="ro1">
          <table:table-cell office:value-type="float" office:value="2.57446E-015">
            <text:p>0</text:p>
          </table:table-cell>
          <table:table-cell office:value-type="float" office:value="0.0542556656623849">
            <text:p>0.05</text:p>
          </table:table-cell>
          <table:table-cell office:value-type="float" office:value="0.0592604397694933">
            <text:p>0.06</text:p>
          </table:table-cell>
          <table:table-cell office:value-type="float" office:value="0.0383660204798345">
            <text:p>0.04</text:p>
          </table:table-cell>
          <table:table-cell/>
        </table:table-row>
        <table:table-row table:style-name="ro1">
          <table:table-cell office:value-type="float" office:value="1.93085E-015">
            <text:p>0</text:p>
          </table:table-cell>
          <table:table-cell office:value-type="float" office:value="0.0640149751712464">
            <text:p>0.06</text:p>
          </table:table-cell>
          <table:table-cell office:value-type="float" office:value="0.0334780244352253">
            <text:p>0.03</text:p>
          </table:table-cell>
          <table:table-cell office:value-type="float" office:value="0.0581237564826747">
            <text:p>0.06</text:p>
          </table:table-cell>
          <table:table-cell/>
        </table:table-row>
        <table:table-row table:style-name="ro1">
          <table:table-cell office:value-type="float" office:value="1.44814E-015">
            <text:p>0</text:p>
          </table:table-cell>
          <table:table-cell office:value-type="float" office:value="0.0542501048022661">
            <text:p>0.05</text:p>
          </table:table-cell>
          <table:table-cell office:value-type="float" office:value="0.0468685756017997">
            <text:p>0.05</text:p>
          </table:table-cell>
          <table:table-cell office:value-type="float" office:value="0.163287450015801">
            <text:p>0.16</text:p>
          </table:table-cell>
          <table:table-cell/>
        </table:table-row>
        <table:table-row table:style-name="ro1">
          <table:table-cell office:value-type="float" office:value="1.0861E-015">
            <text:p>0</text:p>
          </table:table-cell>
          <table:table-cell office:value-type="float" office:value="0.0412302776436255">
            <text:p>0.04</text:p>
          </table:table-cell>
          <table:table-cell office:value-type="float" office:value="0.0550986485779335">
            <text:p>0.06</text:p>
          </table:table-cell>
          <table:table-cell office:value-type="float" office:value="0.260885073888686">
            <text:p>0.26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eps_F</text:p>
          </table:table-cell>
          <table:table-cell office:value-type="string">
            <text:p>eps_C</text:p>
          </table:table-cell>
          <table:table-cell office:value-type="string">
            <text:p>eps_E</text:p>
          </table:table-cell>
          <table:table-cell>
            <draw:frame table:end-cell-address="Sheet3.R52" table:end-x="0.672in" table:end-y="0.052in" draw:z-index="0" draw:style-name="gr1" svg:width="12.1898in" svg:height="9.0453in" svg:x="0.0398in" svg:y="0.0394in">
              <draw:object draw:notify-on-update-of-ranges="Sheet3.A1:Sheet3.A1 Sheet3.A2:Sheet3.A129 Sheet3.B1:Sheet3.B1 Sheet3.B2:Sheet3.B129 Sheet3.A1:Sheet3.A1 Sheet3.A2:Sheet3.A129 Sheet3.C1:Sheet3.C1 Sheet3.C2:Sheet3.C129 Sheet3.A1:Sheet3.A1 Sheet3.A2:Sheet3.A129 Sheet3.D1:Sheet3.D1 Sheet3.D2:Sheet3.D1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0768721303158">
            <text:p>0.55</text:p>
          </table:table-cell>
          <table:table-cell office:value-type="float" office:value="1.18920062382698">
            <text:p>1.19</text:p>
          </table:table-cell>
          <table:table-cell office:value-type="float" office:value="0.330734840840551">
            <text:p>0.3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80407817960464">
            <text:p>0.98</text:p>
          </table:table-cell>
          <table:table-cell office:value-type="float" office:value="0.952959997313378">
            <text:p>0.95</text:p>
          </table:table-cell>
          <table:table-cell office:value-type="float" office:value="0.129017790580825">
            <text:p>0.13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.46445357431942">
            <text:p>1.46</text:p>
          </table:table-cell>
          <table:table-cell office:value-type="float" office:value="0.654189690272035">
            <text:p>0.65</text:p>
          </table:table-cell>
          <table:table-cell office:value-type="float" office:value="0.0459159176437266">
            <text:p>0.05</text:p>
          </table:table-cell>
          <table:table-cell/>
        </table:table-row>
        <table:table-row table:style-name="ro1">
          <table:table-cell office:value-type="float" office:value="3.375">
            <text:p>3.38</text:p>
          </table:table-cell>
          <table:table-cell office:value-type="float" office:value="4.75755228608347">
            <text:p>4.76</text:p>
          </table:table-cell>
          <table:table-cell office:value-type="float" office:value="0.411438309993851">
            <text:p>0.41</text:p>
          </table:table-cell>
          <table:table-cell office:value-type="float" office:value="0.0155201857581481">
            <text:p>0.02</text:p>
          </table:table-cell>
          <table:table-cell/>
        </table:table-row>
        <table:table-row table:style-name="ro1">
          <table:table-cell office:value-type="float" office:value="2.53125">
            <text:p>2.53</text:p>
          </table:table-cell>
          <table:table-cell office:value-type="float" office:value="6.39041033806873">
            <text:p>6.39</text:p>
          </table:table-cell>
          <table:table-cell office:value-type="float" office:value="0.246383810132015">
            <text:p>0.25</text:p>
          </table:table-cell>
          <table:table-cell office:value-type="float" office:value="0.00509642079108221">
            <text:p>0.01</text:p>
          </table:table-cell>
          <table:table-cell/>
        </table:table-row>
        <table:table-row table:style-name="ro1">
          <table:table-cell office:value-type="float" office:value="1.8984375">
            <text:p>1.9</text:p>
          </table:table-cell>
          <table:table-cell office:value-type="float" office:value="6.43812746400798">
            <text:p>6.44</text:p>
          </table:table-cell>
          <table:table-cell office:value-type="float" office:value="0.143547452378855">
            <text:p>0.14</text:p>
          </table:table-cell>
          <table:table-cell office:value-type="float" office:value="0.00164654988720912">
            <text:p>0</text:p>
          </table:table-cell>
          <table:table-cell/>
        </table:table-row>
        <table:table-row table:style-name="ro1">
          <table:table-cell office:value-type="float" office:value="1.423828125">
            <text:p>1.42</text:p>
          </table:table-cell>
          <table:table-cell office:value-type="float" office:value="5.66959127819047">
            <text:p>5.67</text:p>
          </table:table-cell>
          <table:table-cell office:value-type="float" office:value="0.08235535363758">
            <text:p>0.08</text:p>
          </table:table-cell>
          <table:table-cell office:value-type="float" office:value="0.000527129329383615">
            <text:p>0</text:p>
          </table:table-cell>
          <table:table-cell/>
        </table:table-row>
        <table:table-row table:style-name="ro1">
          <table:table-cell office:value-type="float" office:value="1.06787109375">
            <text:p>1.07</text:p>
          </table:table-cell>
          <table:table-cell office:value-type="float" office:value="4.65516918569171">
            <text:p>4.66</text:p>
          </table:table-cell>
          <table:table-cell office:value-type="float" office:value="0.0468418180637378">
            <text:p>0.05</text:p>
          </table:table-cell>
          <table:table-cell office:value-type="float" office:value="0.000167891580351754">
            <text:p>0</text:p>
          </table:table-cell>
          <table:table-cell/>
        </table:table-row>
        <table:table-row table:style-name="ro1">
          <table:table-cell office:value-type="float" office:value="0.8009033203125">
            <text:p>0.8</text:p>
          </table:table-cell>
          <table:table-cell office:value-type="float" office:value="3.67879540172877">
            <text:p>3.68</text:p>
          </table:table-cell>
          <table:table-cell office:value-type="float" office:value="0.0265134399123223">
            <text:p>0.03</text:p>
          </table:table-cell>
          <table:table-cell office:value-type="float" office:value="0.0000533195304083163">
            <text:p>0</text:p>
          </table:table-cell>
          <table:table-cell/>
        </table:table-row>
        <table:table-row table:style-name="ro1">
          <table:table-cell office:value-type="float" office:value="0.600677490234375">
            <text:p>0.6</text:p>
          </table:table-cell>
          <table:table-cell office:value-type="float" office:value="2.84538106227009">
            <text:p>2.85</text:p>
          </table:table-cell>
          <table:table-cell office:value-type="float" office:value="0.0149662336923423">
            <text:p>0.01</text:p>
          </table:table-cell>
          <table:table-cell office:value-type="float" office:value="0.0000169058986663278">
            <text:p>0</text:p>
          </table:table-cell>
          <table:table-cell/>
        </table:table-row>
        <table:table-row table:style-name="ro1">
          <table:table-cell office:value-type="float" office:value="0.450508117675781">
            <text:p>0.45</text:p>
          </table:table-cell>
          <table:table-cell office:value-type="float" office:value="2.17382797388302">
            <text:p>2.17</text:p>
          </table:table-cell>
          <table:table-cell office:value-type="float" office:value="0.00843513702211175">
            <text:p>0.01</text:p>
          </table:table-cell>
          <table:table-cell office:value-type="float" office:value="0.00000535541862935057">
            <text:p>0</text:p>
          </table:table-cell>
          <table:table-cell/>
        </table:table-row>
        <table:table-row table:style-name="ro1">
          <table:table-cell office:value-type="float" office:value="0.337881088256836">
            <text:p>0.34</text:p>
          </table:table-cell>
          <table:table-cell office:value-type="float" office:value="1.64889343360299">
            <text:p>1.65</text:p>
          </table:table-cell>
          <table:table-cell office:value-type="float" office:value="0.00475003432447506">
            <text:p>0</text:p>
          </table:table-cell>
          <table:table-cell office:value-type="float" office:value="0.00000169560782062825">
            <text:p>0</text:p>
          </table:table-cell>
          <table:table-cell/>
        </table:table-row>
        <table:table-row table:style-name="ro1">
          <table:table-cell office:value-type="float" office:value="0.253410816192627">
            <text:p>0.25</text:p>
          </table:table-cell>
          <table:table-cell office:value-type="float" office:value="1.24541574880326">
            <text:p>1.25</text:p>
          </table:table-cell>
          <table:table-cell office:value-type="float" office:value="0.00267356306696652">
            <text:p>0</text:p>
          </table:table-cell>
          <table:table-cell office:value-type="float" office:value="0.00000053670033261658">
            <text:p>0</text:p>
          </table:table-cell>
          <table:table-cell/>
        </table:table-row>
        <table:table-row table:style-name="ro1">
          <table:table-cell office:value-type="float" office:value="0.19005811214447">
            <text:p>0.19</text:p>
          </table:table-cell>
          <table:table-cell office:value-type="float" office:value="0.938263760416344">
            <text:p>0.94</text:p>
          </table:table-cell>
          <table:table-cell office:value-type="float" office:value="0.00150440747644316">
            <text:p>0</text:p>
          </table:table-cell>
          <table:table-cell office:value-type="float" office:value="0.00000016985084781647">
            <text:p>0</text:p>
          </table:table-cell>
          <table:table-cell/>
        </table:table-row>
        <table:table-row table:style-name="ro1">
          <table:table-cell office:value-type="float" office:value="0.142543584108353">
            <text:p>0.14</text:p>
          </table:table-cell>
          <table:table-cell office:value-type="float" office:value="0.705755651413895">
            <text:p>0.71</text:p>
          </table:table-cell>
          <table:table-cell office:value-type="float" office:value="0.000846396391187813">
            <text:p>0</text:p>
          </table:table-cell>
          <table:table-cell office:value-type="float" office:value="0.00000005374819333756">
            <text:p>0</text:p>
          </table:table-cell>
          <table:table-cell/>
        </table:table-row>
        <table:table-row table:style-name="ro1">
          <table:table-cell office:value-type="float" office:value="0.106907688081264">
            <text:p>0.11</text:p>
          </table:table-cell>
          <table:table-cell office:value-type="float" office:value="0.530344446081003">
            <text:p>0.53</text:p>
          </table:table-cell>
          <table:table-cell office:value-type="float" office:value="0.000476150876416502">
            <text:p>0</text:p>
          </table:table-cell>
          <table:table-cell office:value-type="float" office:value="0.00000001700737587746">
            <text:p>0</text:p>
          </table:table-cell>
          <table:table-cell/>
        </table:table-row>
        <table:table-row table:style-name="ro1">
          <table:table-cell office:value-type="float" office:value="0.0801807660609484">
            <text:p>0.08</text:p>
          </table:table-cell>
          <table:table-cell office:value-type="float" office:value="0.398281423849239">
            <text:p>0.4</text:p>
          </table:table-cell>
          <table:table-cell office:value-type="float" office:value="0.000267851609280548">
            <text:p>0</text:p>
          </table:table-cell>
          <table:table-cell office:value-type="float" office:value="0.00000000538143843528">
            <text:p>0</text:p>
          </table:table-cell>
          <table:table-cell/>
        </table:table-row>
        <table:table-row table:style-name="ro1">
          <table:table-cell office:value-type="float" office:value="0.0601355745457113">
            <text:p>0.06</text:p>
          </table:table-cell>
          <table:table-cell office:value-type="float" office:value="0.298982040418659">
            <text:p>0.3</text:p>
          </table:table-cell>
          <table:table-cell office:value-type="float" office:value="0.000150671827508108">
            <text:p>0</text:p>
          </table:table-cell>
          <table:table-cell office:value-type="float" office:value="0.0000000017027547677">
            <text:p>0</text:p>
          </table:table-cell>
          <table:table-cell/>
        </table:table-row>
        <table:table-row table:style-name="ro1">
          <table:table-cell office:value-type="float" office:value="0.0451016809092835">
            <text:p>0.05</text:p>
          </table:table-cell>
          <table:table-cell office:value-type="float" office:value="0.224379119179187">
            <text:p>0.22</text:p>
          </table:table-cell>
          <table:table-cell office:value-type="float" office:value="0.0000847545791205065">
            <text:p>0</text:p>
          </table:table-cell>
          <table:table-cell office:value-type="float" office:value="0.00000000053874055547">
            <text:p>0</text:p>
          </table:table-cell>
          <table:table-cell/>
        </table:table-row>
        <table:table-row table:style-name="ro1">
          <table:table-cell office:value-type="float" office:value="0.0338262606819626">
            <text:p>0.03</text:p>
          </table:table-cell>
          <table:table-cell office:value-type="float" office:value="0.168360391961965">
            <text:p>0.17</text:p>
          </table:table-cell>
          <table:table-cell office:value-type="float" office:value="0.0000476749811090531">
            <text:p>0</text:p>
          </table:table-cell>
          <table:table-cell office:value-type="float" office:value="0.00000000017046505785">
            <text:p>0</text:p>
          </table:table-cell>
          <table:table-cell/>
        </table:table-row>
        <table:table-row table:style-name="ro1">
          <table:table-cell office:value-type="float" office:value="0.0253696955114719">
            <text:p>0.03</text:p>
          </table:table-cell>
          <table:table-cell office:value-type="float" office:value="0.126311319660529">
            <text:p>0.13</text:p>
          </table:table-cell>
          <table:table-cell office:value-type="float" office:value="0.0000268173446635852">
            <text:p>0</text:p>
          </table:table-cell>
          <table:table-cell office:value-type="float" office:value="0.00000000005393107722">
            <text:p>0</text:p>
          </table:table-cell>
          <table:table-cell/>
        </table:table-row>
        <table:table-row table:style-name="ro1">
          <table:table-cell office:value-type="float" office:value="0.019027271633604">
            <text:p>0.02</text:p>
          </table:table-cell>
          <table:table-cell office:value-type="float" office:value="0.0947558263074204">
            <text:p>0.09</text:p>
          </table:table-cell>
          <table:table-cell office:value-type="float" office:value="0.0000150848094907477">
            <text:p>0</text:p>
          </table:table-cell>
          <table:table-cell office:value-type="float" office:value="0.00000000001711331372">
            <text:p>0</text:p>
          </table:table-cell>
          <table:table-cell/>
        </table:table-row>
        <table:table-row table:style-name="ro1">
          <table:table-cell office:value-type="float" office:value="0.014270453725203">
            <text:p>0.01</text:p>
          </table:table-cell>
          <table:table-cell office:value-type="float" office:value="0.0710791215538909">
            <text:p>0.07</text:p>
          </table:table-cell>
          <table:table-cell office:value-type="float" office:value="0.00000848522212691604">
            <text:p>0</text:p>
          </table:table-cell>
          <table:table-cell office:value-type="float" office:value="0.00000000000545890089">
            <text:p>0</text:p>
          </table:table-cell>
          <table:table-cell/>
        </table:table-row>
        <table:table-row table:style-name="ro1">
          <table:table-cell office:value-type="float" office:value="0.0107028402939022">
            <text:p>0.01</text:p>
          </table:table-cell>
          <table:table-cell office:value-type="float" office:value="0.0533161009398115">
            <text:p>0.05</text:p>
          </table:table-cell>
          <table:table-cell office:value-type="float" office:value="0.00000477294278741985">
            <text:p>0</text:p>
          </table:table-cell>
          <table:table-cell office:value-type="float" office:value="0.0000000000015763671">
            <text:p>0</text:p>
          </table:table-cell>
          <table:table-cell/>
        </table:table-row>
        <table:table-row table:style-name="ro1">
          <table:table-cell office:value-type="float" office:value="0.00802713022042667">
            <text:p>0.01</text:p>
          </table:table-cell>
          <table:table-cell office:value-type="float" office:value="0.0399908224293437">
            <text:p>0.04</text:p>
          </table:table-cell>
          <table:table-cell office:value-type="float" office:value="0.00000268478194952096">
            <text:p>0</text:p>
          </table:table-cell>
          <table:table-cell office:value-type="float" office:value="0.00000000000072006892">
            <text:p>0</text:p>
          </table:table-cell>
          <table:table-cell/>
        </table:table-row>
        <table:table-row table:style-name="ro1">
          <table:table-cell office:value-type="float" office:value="0.00602034766532">
            <text:p>0.01</text:p>
          </table:table-cell>
          <table:table-cell office:value-type="float" office:value="0.0299952008736377">
            <text:p>0.03</text:p>
          </table:table-cell>
          <table:table-cell office:value-type="float" office:value="0.00000151019049182656">
            <text:p>0</text:p>
          </table:table-cell>
          <table:table-cell office:value-type="float" office:value="0.00000000000031138116">
            <text:p>0</text:p>
          </table:table-cell>
          <table:table-cell/>
        </table:table-row>
        <table:table-row table:style-name="ro1">
          <table:table-cell office:value-type="float" office:value="0.00451526074899">
            <text:p>0</text:p>
          </table:table-cell>
          <table:table-cell office:value-type="float" office:value="0.0224975630268042">
            <text:p>0.02</text:p>
          </table:table-cell>
          <table:table-cell office:value-type="float" office:value="0.00000084948236984514">
            <text:p>0</text:p>
          </table:table-cell>
          <table:table-cell office:value-type="float" office:value="0.00000000000016500421">
            <text:p>0</text:p>
          </table:table-cell>
          <table:table-cell/>
        </table:table-row>
        <table:table-row table:style-name="ro1">
          <table:table-cell office:value-type="float" office:value="0.0033864455617425">
            <text:p>0</text:p>
          </table:table-cell>
          <table:table-cell office:value-type="float" office:value="0.0168738219240822">
            <text:p>0.02</text:p>
          </table:table-cell>
          <table:table-cell office:value-type="float" office:value="0.00000047783369461924">
            <text:p>0</text:p>
          </table:table-cell>
          <table:table-cell office:value-type="float" office:value="0.00000000000006992175">
            <text:p>0</text:p>
          </table:table-cell>
          <table:table-cell/>
        </table:table-row>
        <table:table-row table:style-name="ro1">
          <table:table-cell office:value-type="float" office:value="0.00253983417130688">
            <text:p>0</text:p>
          </table:table-cell>
          <table:table-cell office:value-type="float" office:value="0.012655730109929">
            <text:p>0.01</text:p>
          </table:table-cell>
          <table:table-cell office:value-type="float" office:value="0.00000026878151894004">
            <text:p>0</text:p>
          </table:table-cell>
          <table:table-cell office:value-type="float" office:value="0.00000000000024604672">
            <text:p>0</text:p>
          </table:table-cell>
          <table:table-cell/>
        </table:table-row>
        <table:table-row table:style-name="ro1">
          <table:table-cell office:value-type="float" office:value="0.00190487562848016">
            <text:p>0</text:p>
          </table:table-cell>
          <table:table-cell office:value-type="float" office:value="0.00949200140129915">
            <text:p>0.01</text:p>
          </table:table-cell>
          <table:table-cell office:value-type="float" office:value="0.00000015118940564633">
            <text:p>0</text:p>
          </table:table-cell>
          <table:table-cell office:value-type="float" office:value="0.00000000000044580329">
            <text:p>0</text:p>
          </table:table-cell>
          <table:table-cell/>
        </table:table-row>
        <table:table-row table:style-name="ro1">
          <table:table-cell office:value-type="float" office:value="0.00142865672136012">
            <text:p>0</text:p>
          </table:table-cell>
          <table:table-cell office:value-type="float" office:value="0.00711911538445067">
            <text:p>0.01</text:p>
          </table:table-cell>
          <table:table-cell office:value-type="float" office:value="0.00000008504422005906">
            <text:p>0</text:p>
          </table:table-cell>
          <table:table-cell office:value-type="float" office:value="0.00000000000084420436">
            <text:p>0</text:p>
          </table:table-cell>
          <table:table-cell/>
        </table:table-row>
        <table:table-row table:style-name="ro1">
          <table:table-cell office:value-type="float" office:value="0.00107149254102009">
            <text:p>0</text:p>
          </table:table-cell>
          <table:table-cell office:value-type="float" office:value="0.00533940071864358">
            <text:p>0.01</text:p>
          </table:table-cell>
          <table:table-cell office:value-type="float" office:value="0.00000004783687077755">
            <text:p>0</text:p>
          </table:table-cell>
          <table:table-cell office:value-type="float" office:value="0.00000000000119784438">
            <text:p>0</text:p>
          </table:table-cell>
          <table:table-cell/>
        </table:table-row>
        <table:table-row table:style-name="ro1">
          <table:table-cell office:value-type="float" office:value="0.000803619405765066">
            <text:p>0</text:p>
          </table:table-cell>
          <table:table-cell office:value-type="float" office:value="0.00400458658427546">
            <text:p>0</text:p>
          </table:table-cell>
          <table:table-cell office:value-type="float" office:value="0.0000000269084214369">
            <text:p>0</text:p>
          </table:table-cell>
          <table:table-cell office:value-type="float" office:value="0.0000000000003811639">
            <text:p>0</text:p>
          </table:table-cell>
          <table:table-cell/>
        </table:table-row>
        <table:table-row table:style-name="ro1">
          <table:table-cell office:value-type="float" office:value="0.0006027145543238">
            <text:p>0</text:p>
          </table:table-cell>
          <table:table-cell office:value-type="float" office:value="0.00300346019094593">
            <text:p>0</text:p>
          </table:table-cell>
          <table:table-cell office:value-type="float" office:value="0.00000001513620477311">
            <text:p>0</text:p>
          </table:table-cell>
          <table:table-cell office:value-type="float" office:value="0.00000000000229991126">
            <text:p>0</text:p>
          </table:table-cell>
          <table:table-cell/>
        </table:table-row>
        <table:table-row table:style-name="ro1">
          <table:table-cell office:value-type="float" office:value="0.00045203591574285">
            <text:p>0</text:p>
          </table:table-cell>
          <table:table-cell office:value-type="float" office:value="0.00225260652451932">
            <text:p>0</text:p>
          </table:table-cell>
          <table:table-cell office:value-type="float" office:value="0.00000000851413498503">
            <text:p>0</text:p>
          </table:table-cell>
          <table:table-cell office:value-type="float" office:value="0.00000000000228309112">
            <text:p>0</text:p>
          </table:table-cell>
          <table:table-cell/>
        </table:table-row>
        <table:table-row table:style-name="ro1">
          <table:table-cell office:value-type="float" office:value="0.000339026936807137">
            <text:p>0</text:p>
          </table:table-cell>
          <table:table-cell office:value-type="float" office:value="0.00168946129277171">
            <text:p>0</text:p>
          </table:table-cell>
          <table:table-cell office:value-type="float" office:value="0.00000000479009893009">
            <text:p>0</text:p>
          </table:table-cell>
          <table:table-cell office:value-type="float" office:value="0.0000000000000795134">
            <text:p>0</text:p>
          </table:table-cell>
          <table:table-cell/>
        </table:table-row>
        <table:table-row table:style-name="ro1">
          <table:table-cell office:value-type="float" office:value="0.000254270202605353">
            <text:p>0</text:p>
          </table:table-cell>
          <table:table-cell office:value-type="float" office:value="0.00126709956572629">
            <text:p>0</text:p>
          </table:table-cell>
          <table:table-cell office:value-type="float" office:value="0.00000000269256373396">
            <text:p>0</text:p>
          </table:table-cell>
          <table:table-cell office:value-type="float" office:value="0.0000000000013290693">
            <text:p>0</text:p>
          </table:table-cell>
          <table:table-cell/>
        </table:table-row>
        <table:table-row table:style-name="ro1">
          <table:table-cell office:value-type="float" office:value="0.000190702651954015">
            <text:p>0</text:p>
          </table:table-cell>
          <table:table-cell office:value-type="float" office:value="0.000950326696359737">
            <text:p>0</text:p>
          </table:table-cell>
          <table:table-cell office:value-type="float" office:value="0.00000000151289900439">
            <text:p>0</text:p>
          </table:table-cell>
          <table:table-cell office:value-type="float" office:value="0.00000000000411787678">
            <text:p>0</text:p>
          </table:table-cell>
          <table:table-cell/>
        </table:table-row>
        <table:table-row table:style-name="ro1">
          <table:table-cell office:value-type="float" office:value="0.000143026988965511">
            <text:p>0</text:p>
          </table:table-cell>
          <table:table-cell office:value-type="float" office:value="0.000712746159717781">
            <text:p>0</text:p>
          </table:table-cell>
          <table:table-cell office:value-type="float" office:value="0.00000000085459948377">
            <text:p>0</text:p>
          </table:table-cell>
          <table:table-cell office:value-type="float" office:value="0.00000000000956065258">
            <text:p>0</text:p>
          </table:table-cell>
          <table:table-cell/>
        </table:table-row>
        <table:table-row table:style-name="ro1">
          <table:table-cell office:value-type="float" office:value="0.000107270241724133">
            <text:p>0</text:p>
          </table:table-cell>
          <table:table-cell office:value-type="float" office:value="0.000534560265049431">
            <text:p>0</text:p>
          </table:table-cell>
          <table:table-cell office:value-type="float" office:value="0.0000000004799458158">
            <text:p>0</text:p>
          </table:table-cell>
          <table:table-cell office:value-type="float" office:value="0.00000000000627433029">
            <text:p>0</text:p>
          </table:table-cell>
          <table:table-cell/>
        </table:table-row>
        <table:table-row table:style-name="ro1">
          <table:table-cell office:value-type="float" office:value="0.0000804526812931">
            <text:p>0</text:p>
          </table:table-cell>
          <table:table-cell office:value-type="float" office:value="0.00040092056036513">
            <text:p>0</text:p>
          </table:table-cell>
          <table:table-cell office:value-type="float" office:value="0.00000000026583526756">
            <text:p>0</text:p>
          </table:table-cell>
          <table:table-cell office:value-type="float" office:value="0.00000000000558817968">
            <text:p>0</text:p>
          </table:table-cell>
          <table:table-cell/>
        </table:table-row>
        <table:table-row table:style-name="ro1">
          <table:table-cell office:value-type="float" office:value="0.000060339510969825">
            <text:p>0</text:p>
          </table:table-cell>
          <table:table-cell office:value-type="float" office:value="0.000300690618723592">
            <text:p>0</text:p>
          </table:table-cell>
          <table:table-cell office:value-type="float" office:value="0.00000000015407236909">
            <text:p>0</text:p>
          </table:table-cell>
          <table:table-cell office:value-type="float" office:value="0.00000000002001972319">
            <text:p>0</text:p>
          </table:table-cell>
          <table:table-cell/>
        </table:table-row>
        <table:table-row table:style-name="ro1">
          <table:table-cell office:value-type="float" office:value="0.0000452546332273687">
            <text:p>0</text:p>
          </table:table-cell>
          <table:table-cell office:value-type="float" office:value="0.000225518078992002">
            <text:p>0</text:p>
          </table:table-cell>
          <table:table-cell office:value-type="float" office:value="0.00000000008240591088">
            <text:p>0</text:p>
          </table:table-cell>
          <table:table-cell office:value-type="float" office:value="0.00000000002619215957">
            <text:p>0</text:p>
          </table:table-cell>
          <table:table-cell/>
        </table:table-row>
        <table:table-row table:style-name="ro1">
          <table:table-cell office:value-type="float" office:value="0.0000339409749205266">
            <text:p>0</text:p>
          </table:table-cell>
          <table:table-cell office:value-type="float" office:value="0.000169138618662094">
            <text:p>0</text:p>
          </table:table-cell>
          <table:table-cell office:value-type="float" office:value="0.00000000004941702352">
            <text:p>0</text:p>
          </table:table-cell>
          <table:table-cell office:value-type="float" office:value="0.00000000002906117549">
            <text:p>0</text:p>
          </table:table-cell>
          <table:table-cell/>
        </table:table-row>
        <table:table-row table:style-name="ro1">
          <table:table-cell office:value-type="float" office:value="0.0000254557311903949">
            <text:p>0</text:p>
          </table:table-cell>
          <table:table-cell office:value-type="float" office:value="0.000126854001251102">
            <text:p>0</text:p>
          </table:table-cell>
          <table:table-cell office:value-type="float" office:value="0.00000000004315089479">
            <text:p>0</text:p>
          </table:table-cell>
          <table:table-cell office:value-type="float" office:value="0.00000000000546543434">
            <text:p>0</text:p>
          </table:table-cell>
          <table:table-cell/>
        </table:table-row>
        <table:table-row table:style-name="ro1">
          <table:table-cell office:value-type="float" office:value="0.0000190917983927962">
            <text:p>0</text:p>
          </table:table-cell>
          <table:table-cell office:value-type="float" office:value="0.0000951405168325272">
            <text:p>0</text:p>
          </table:table-cell>
          <table:table-cell office:value-type="float" office:value="0.00000000001184847002">
            <text:p>0</text:p>
          </table:table-cell>
          <table:table-cell office:value-type="float" office:value="0.00000000007055702383">
            <text:p>0</text:p>
          </table:table-cell>
          <table:table-cell/>
        </table:table-row>
        <table:table-row table:style-name="ro1">
          <table:table-cell office:value-type="float" office:value="0.0000143188487945971">
            <text:p>0</text:p>
          </table:table-cell>
          <table:table-cell office:value-type="float" office:value="0.0000713554187249437">
            <text:p>0</text:p>
          </table:table-cell>
          <table:table-cell office:value-type="float" office:value="0.00000000000418321122">
            <text:p>0</text:p>
          </table:table-cell>
          <table:table-cell office:value-type="float" office:value="0.00000000008402259072">
            <text:p>0</text:p>
          </table:table-cell>
          <table:table-cell/>
        </table:table-row>
        <table:table-row table:style-name="ro1">
          <table:table-cell office:value-type="float" office:value="0.0000107391365959479">
            <text:p>0</text:p>
          </table:table-cell>
          <table:table-cell office:value-type="float" office:value="0.0000535165490804531">
            <text:p>0</text:p>
          </table:table-cell>
          <table:table-cell office:value-type="float" office:value="0.00000000001514285485">
            <text:p>0</text:p>
          </table:table-cell>
          <table:table-cell office:value-type="float" office:value="0.0000000000627396887">
            <text:p>0</text:p>
          </table:table-cell>
          <table:table-cell/>
        </table:table-row>
        <table:table-row table:style-name="ro1">
          <table:table-cell office:value-type="float" office:value="0.00000805435244696089">
            <text:p>0</text:p>
          </table:table-cell>
          <table:table-cell office:value-type="float" office:value="0.0000401374152509626">
            <text:p>0</text:p>
          </table:table-cell>
          <table:table-cell office:value-type="float" office:value="0.00000000002343518525">
            <text:p>0</text:p>
          </table:table-cell>
          <table:table-cell office:value-type="float" office:value="0.00000000000959206871">
            <text:p>0</text:p>
          </table:table-cell>
          <table:table-cell/>
        </table:table-row>
        <table:table-row table:style-name="ro1">
          <table:table-cell office:value-type="float" office:value="0.00000604076433522067">
            <text:p>0</text:p>
          </table:table-cell>
          <table:table-cell office:value-type="float" office:value="0.0000301031009235072">
            <text:p>0</text:p>
          </table:table-cell>
          <table:table-cell office:value-type="float" office:value="0.00000000007548157242">
            <text:p>0</text:p>
          </table:table-cell>
          <table:table-cell office:value-type="float" office:value="0.00000000026957712379">
            <text:p>0</text:p>
          </table:table-cell>
          <table:table-cell/>
        </table:table-row>
        <table:table-row table:style-name="ro1">
          <table:table-cell office:value-type="float" office:value="0.0000045305732514155">
            <text:p>0</text:p>
          </table:table-cell>
          <table:table-cell office:value-type="float" office:value="0.0000225772598246731">
            <text:p>0</text:p>
          </table:table-cell>
          <table:table-cell office:value-type="float" office:value="0.00000000000742727463">
            <text:p>0</text:p>
          </table:table-cell>
          <table:table-cell office:value-type="float" office:value="0.00000000031137601272">
            <text:p>0</text:p>
          </table:table-cell>
          <table:table-cell/>
        </table:table-row>
        <table:table-row table:style-name="ro1">
          <table:table-cell office:value-type="float" office:value="0.00000339792993856163">
            <text:p>0</text:p>
          </table:table-cell>
          <table:table-cell office:value-type="float" office:value="0.0000169330248998564">
            <text:p>0</text:p>
          </table:table-cell>
          <table:table-cell office:value-type="float" office:value="0.00000000014230257842">
            <text:p>0</text:p>
          </table:table-cell>
          <table:table-cell office:value-type="float" office:value="0.00000000006580929526">
            <text:p>0</text:p>
          </table:table-cell>
          <table:table-cell/>
        </table:table-row>
        <table:table-row table:style-name="ro1">
          <table:table-cell office:value-type="float" office:value="0.00000254844745392122">
            <text:p>0</text:p>
          </table:table-cell>
          <table:table-cell office:value-type="float" office:value="0.0000126999273268928">
            <text:p>0</text:p>
          </table:table-cell>
          <table:table-cell office:value-type="float" office:value="0.00000000013261501022">
            <text:p>0</text:p>
          </table:table-cell>
          <table:table-cell office:value-type="float" office:value="0.00000000050904424582">
            <text:p>0</text:p>
          </table:table-cell>
          <table:table-cell/>
        </table:table-row>
        <table:table-row table:style-name="ro1">
          <table:table-cell office:value-type="float" office:value="0.00000191133559044091">
            <text:p>0</text:p>
          </table:table-cell>
          <table:table-cell office:value-type="float" office:value="0.00000952479987426197">
            <text:p>0</text:p>
          </table:table-cell>
          <table:table-cell office:value-type="float" office:value="0.00000000009149198521">
            <text:p>0</text:p>
          </table:table-cell>
          <table:table-cell office:value-type="float" office:value="0.00000000053958323072">
            <text:p>0</text:p>
          </table:table-cell>
          <table:table-cell/>
        </table:table-row>
        <table:table-row table:style-name="ro1">
          <table:table-cell office:value-type="float" office:value="0.00000143350169283069">
            <text:p>0</text:p>
          </table:table-cell>
          <table:table-cell office:value-type="float" office:value="0.00000714365466238555">
            <text:p>0</text:p>
          </table:table-cell>
          <table:table-cell office:value-type="float" office:value="0.00000000010361333077">
            <text:p>0</text:p>
          </table:table-cell>
          <table:table-cell office:value-type="float" office:value="0.00000000056018957377">
            <text:p>0</text:p>
          </table:table-cell>
          <table:table-cell/>
        </table:table-row>
        <table:table-row table:style-name="ro1">
          <table:table-cell office:value-type="float" office:value="0.00000107512626962301">
            <text:p>0</text:p>
          </table:table-cell>
          <table:table-cell office:value-type="float" office:value="0.00000535769119773293">
            <text:p>0</text:p>
          </table:table-cell>
          <table:table-cell office:value-type="float" office:value="0.00000000017568597457">
            <text:p>0</text:p>
          </table:table-cell>
          <table:table-cell office:value-type="float" office:value="0.00000000125195645226">
            <text:p>0</text:p>
          </table:table-cell>
          <table:table-cell/>
        </table:table-row>
        <table:table-row table:style-name="ro1">
          <table:table-cell office:value-type="float" office:value="0.00000080634470221726">
            <text:p>0</text:p>
          </table:table-cell>
          <table:table-cell office:value-type="float" office:value="0.00000401870412173591">
            <text:p>0</text:p>
          </table:table-cell>
          <table:table-cell office:value-type="float" office:value="0.00000000026573837797">
            <text:p>0</text:p>
          </table:table-cell>
          <table:table-cell office:value-type="float" office:value="0.00000000102452727011">
            <text:p>0</text:p>
          </table:table-cell>
          <table:table-cell/>
        </table:table-row>
        <table:table-row table:style-name="ro1">
          <table:table-cell office:value-type="float" office:value="0.00000060475852666295">
            <text:p>0</text:p>
          </table:table-cell>
          <table:table-cell office:value-type="float" office:value="0.00000301399061355634">
            <text:p>0</text:p>
          </table:table-cell>
          <table:table-cell office:value-type="float" office:value="0.00000000010172238529">
            <text:p>0</text:p>
          </table:table-cell>
          <table:table-cell office:value-type="float" office:value="0.00000000148574420442">
            <text:p>0</text:p>
          </table:table-cell>
          <table:table-cell/>
        </table:table-row>
        <table:table-row table:style-name="ro1">
          <table:table-cell office:value-type="float" office:value="0.00000045356889499721">
            <text:p>0</text:p>
          </table:table-cell>
          <table:table-cell office:value-type="float" office:value="0.00000225913496932624">
            <text:p>0</text:p>
          </table:table-cell>
          <table:table-cell office:value-type="float" office:value="0.00000000003116508344">
            <text:p>0</text:p>
          </table:table-cell>
          <table:table-cell office:value-type="float" office:value="0.0000000008851566789">
            <text:p>0</text:p>
          </table:table-cell>
          <table:table-cell/>
        </table:table-row>
        <table:table-row table:style-name="ro1">
          <table:table-cell office:value-type="float" office:value="0.00000034017667124791">
            <text:p>0</text:p>
          </table:table-cell>
          <table:table-cell office:value-type="float" office:value="0.00000169480814280301">
            <text:p>0</text:p>
          </table:table-cell>
          <table:table-cell office:value-type="float" office:value="0.00000000055672907266">
            <text:p>0</text:p>
          </table:table-cell>
          <table:table-cell office:value-type="float" office:value="0.00000000079688748866">
            <text:p>0</text:p>
          </table:table-cell>
          <table:table-cell/>
        </table:table-row>
        <table:table-row table:style-name="ro1">
          <table:table-cell office:value-type="float" office:value="0.00000025513250343593">
            <text:p>0</text:p>
          </table:table-cell>
          <table:table-cell office:value-type="float" office:value="0.00000127037325434904">
            <text:p>0</text:p>
          </table:table-cell>
          <table:table-cell office:value-type="float" office:value="0.00000000195184801576">
            <text:p>0</text:p>
          </table:table-cell>
          <table:table-cell office:value-type="float" office:value="0.00000000372936873526">
            <text:p>0</text:p>
          </table:table-cell>
          <table:table-cell/>
        </table:table-row>
        <table:table-row table:style-name="ro1">
          <table:table-cell office:value-type="float" office:value="0.00000019134937757695">
            <text:p>0</text:p>
          </table:table-cell>
          <table:table-cell office:value-type="float" office:value="0.00000095581844079332">
            <text:p>0</text:p>
          </table:table-cell>
          <table:table-cell office:value-type="float" office:value="0.00000000023215911751">
            <text:p>0</text:p>
          </table:table-cell>
          <table:table-cell office:value-type="float" office:value="0.0000000076190063246">
            <text:p>0</text:p>
          </table:table-cell>
          <table:table-cell/>
        </table:table-row>
        <table:table-row table:style-name="ro1">
          <table:table-cell office:value-type="float" office:value="0.00000014351203318271">
            <text:p>0</text:p>
          </table:table-cell>
          <table:table-cell office:value-type="float" office:value="0.00000071463915291246">
            <text:p>0</text:p>
          </table:table-cell>
          <table:table-cell office:value-type="float" office:value="0.00000000165199032563">
            <text:p>0</text:p>
          </table:table-cell>
          <table:table-cell office:value-type="float" office:value="0.00000000110209342817">
            <text:p>0</text:p>
          </table:table-cell>
          <table:table-cell/>
        </table:table-row>
        <table:table-row table:style-name="ro1">
          <table:table-cell office:value-type="float" office:value="0.00000010763402488703">
            <text:p>0</text:p>
          </table:table-cell>
          <table:table-cell office:value-type="float" office:value="0.00000053771487469927">
            <text:p>0</text:p>
          </table:table-cell>
          <table:table-cell office:value-type="float" office:value="0.000000002112339841">
            <text:p>0</text:p>
          </table:table-cell>
          <table:table-cell office:value-type="float" office:value="0.00000001140133404403">
            <text:p>0</text:p>
          </table:table-cell>
          <table:table-cell/>
        </table:table-row>
        <table:table-row table:style-name="ro1">
          <table:table-cell office:value-type="float" office:value="0.00000008072551866527">
            <text:p>0</text:p>
          </table:table-cell>
          <table:table-cell office:value-type="float" office:value="0.00000039824790754667">
            <text:p>0</text:p>
          </table:table-cell>
          <table:table-cell office:value-type="float" office:value="0.00000000133037640632">
            <text:p>0</text:p>
          </table:table-cell>
          <table:table-cell office:value-type="float" office:value="0.00000000150375065383">
            <text:p>0</text:p>
          </table:table-cell>
          <table:table-cell/>
        </table:table-row>
        <table:table-row table:style-name="ro1">
          <table:table-cell office:value-type="float" office:value="0.00000006054413899896">
            <text:p>0</text:p>
          </table:table-cell>
          <table:table-cell office:value-type="float" office:value="0.00000030413201842622">
            <text:p>0</text:p>
          </table:table-cell>
          <table:table-cell office:value-type="float" office:value="0.00000000130795459992">
            <text:p>0</text:p>
          </table:table-cell>
          <table:table-cell office:value-type="float" office:value="0.00000001204951339907">
            <text:p>0</text:p>
          </table:table-cell>
          <table:table-cell/>
        </table:table-row>
        <table:table-row table:style-name="ro1">
          <table:table-cell office:value-type="float" office:value="0.00000004540810424922">
            <text:p>0</text:p>
          </table:table-cell>
          <table:table-cell office:value-type="float" office:value="0.00000021538019322859">
            <text:p>0</text:p>
          </table:table-cell>
          <table:table-cell office:value-type="float" office:value="0.00000000830954199644">
            <text:p>0</text:p>
          </table:table-cell>
          <table:table-cell office:value-type="float" office:value="0.00000000238918813181">
            <text:p>0</text:p>
          </table:table-cell>
          <table:table-cell/>
        </table:table-row>
        <table:table-row table:style-name="ro1">
          <table:table-cell office:value-type="float" office:value="0.00000003405607818691">
            <text:p>0</text:p>
          </table:table-cell>
          <table:table-cell office:value-type="float" office:value="0.00000015418935693402">
            <text:p>0</text:p>
          </table:table-cell>
          <table:table-cell office:value-type="float" office:value="0.00000000617998249949">
            <text:p>0</text:p>
          </table:table-cell>
          <table:table-cell office:value-type="float" office:value="0.00000000051668907023">
            <text:p>0</text:p>
          </table:table-cell>
          <table:table-cell/>
        </table:table-row>
        <table:table-row table:style-name="ro1">
          <table:table-cell office:value-type="float" office:value="0.00000002554205864018">
            <text:p>0</text:p>
          </table:table-cell>
          <table:table-cell office:value-type="float" office:value="0.00000012702531853582">
            <text:p>0</text:p>
          </table:table-cell>
          <table:table-cell office:value-type="float" office:value="0.000000020792722465">
            <text:p>0</text:p>
          </table:table-cell>
          <table:table-cell office:value-type="float" office:value="0.00000001325276636328">
            <text:p>0</text:p>
          </table:table-cell>
          <table:table-cell/>
        </table:table-row>
        <table:table-row table:style-name="ro1">
          <table:table-cell office:value-type="float" office:value="0.00000001915654398014">
            <text:p>0</text:p>
          </table:table-cell>
          <table:table-cell office:value-type="float" office:value="0.00000011983259732317">
            <text:p>0</text:p>
          </table:table-cell>
          <table:table-cell office:value-type="float" office:value="0.0000000219265504983">
            <text:p>0</text:p>
          </table:table-cell>
          <table:table-cell office:value-type="float" office:value="0.00000000146810029165">
            <text:p>0</text:p>
          </table:table-cell>
          <table:table-cell/>
        </table:table-row>
        <table:table-row table:style-name="ro1">
          <table:table-cell office:value-type="float" office:value="0.0000000143674079851">
            <text:p>0</text:p>
          </table:table-cell>
          <table:table-cell office:value-type="float" office:value="0.00000011024230223395">
            <text:p>0</text:p>
          </table:table-cell>
          <table:table-cell office:value-type="float" office:value="0.00000002063924185912">
            <text:p>0</text:p>
          </table:table-cell>
          <table:table-cell office:value-type="float" office:value="0.0000000433590490584">
            <text:p>0</text:p>
          </table:table-cell>
          <table:table-cell/>
        </table:table-row>
        <table:table-row table:style-name="ro1">
          <table:table-cell office:value-type="float" office:value="0.00000001077555598883">
            <text:p>0</text:p>
          </table:table-cell>
          <table:table-cell office:value-type="float" office:value="0.00000007165435632602">
            <text:p>0</text:p>
          </table:table-cell>
          <table:table-cell office:value-type="float" office:value="0.0000000478187724429">
            <text:p>0</text:p>
          </table:table-cell>
          <table:table-cell office:value-type="float" office:value="0.00000000969570219786">
            <text:p>0</text:p>
          </table:table-cell>
          <table:table-cell/>
        </table:table-row>
        <table:table-row table:style-name="ro1">
          <table:table-cell office:value-type="float" office:value="0.00000000808166699162">
            <text:p>0</text:p>
          </table:table-cell>
          <table:table-cell office:value-type="float" office:value="0.00000002020376182845">
            <text:p>0</text:p>
          </table:table-cell>
          <table:table-cell office:value-type="float" office:value="0.00000003538865813479">
            <text:p>0</text:p>
          </table:table-cell>
          <table:table-cell office:value-type="float" office:value="0.00000013473998573888">
            <text:p>0</text:p>
          </table:table-cell>
          <table:table-cell/>
        </table:table-row>
        <table:table-row table:style-name="ro1">
          <table:table-cell office:value-type="float" office:value="0.00000000606125024372">
            <text:p>0</text:p>
          </table:table-cell>
          <table:table-cell office:value-type="float" office:value="0.00000004333945192392">
            <text:p>0</text:p>
          </table:table-cell>
          <table:table-cell office:value-type="float" office:value="0.00000006107756083433">
            <text:p>0</text:p>
          </table:table-cell>
          <table:table-cell office:value-type="float" office:value="0.00000005825153593967">
            <text:p>0</text:p>
          </table:table-cell>
          <table:table-cell/>
        </table:table-row>
        <table:table-row table:style-name="ro1">
          <table:table-cell office:value-type="float" office:value="0.00000000454593768279">
            <text:p>0</text:p>
          </table:table-cell>
          <table:table-cell office:value-type="float" office:value="0.0000000481282716891">
            <text:p>0</text:p>
          </table:table-cell>
          <table:table-cell office:value-type="float" office:value="0.00000009041305673214">
            <text:p>0</text:p>
          </table:table-cell>
          <table:table-cell office:value-type="float" office:value="0.0000002482444012035">
            <text:p>0</text:p>
          </table:table-cell>
          <table:table-cell/>
        </table:table-row>
        <table:table-row table:style-name="ro1">
          <table:table-cell office:value-type="float" office:value="0.00000000340945326209">
            <text:p>0</text:p>
          </table:table-cell>
          <table:table-cell office:value-type="float" office:value="0.00000008854169615791">
            <text:p>0</text:p>
          </table:table-cell>
          <table:table-cell office:value-type="float" office:value="0.00000003568479092784">
            <text:p>0</text:p>
          </table:table-cell>
          <table:table-cell office:value-type="float" office:value="0.00000017688053138491">
            <text:p>0</text:p>
          </table:table-cell>
          <table:table-cell/>
        </table:table-row>
        <table:table-row table:style-name="ro1">
          <table:table-cell office:value-type="float" office:value="0.00000000255708994657">
            <text:p>0</text:p>
          </table:table-cell>
          <table:table-cell office:value-type="float" office:value="0.00000018374789890717">
            <text:p>0</text:p>
          </table:table-cell>
          <table:table-cell office:value-type="float" office:value="0.00000001713801028111">
            <text:p>0</text:p>
          </table:table-cell>
          <table:table-cell office:value-type="float" office:value="0.00000027024634180601">
            <text:p>0</text:p>
          </table:table-cell>
          <table:table-cell/>
        </table:table-row>
        <table:table-row table:style-name="ro1">
          <table:table-cell office:value-type="float" office:value="0.00000000191781745993">
            <text:p>0</text:p>
          </table:table-cell>
          <table:table-cell office:value-type="float" office:value="0.00000017803077671164">
            <text:p>0</text:p>
          </table:table-cell>
          <table:table-cell office:value-type="float" office:value="0.00000005499121509677">
            <text:p>0</text:p>
          </table:table-cell>
          <table:table-cell office:value-type="float" office:value="0.00000032630033887702">
            <text:p>0</text:p>
          </table:table-cell>
          <table:table-cell/>
        </table:table-row>
        <table:table-row table:style-name="ro1">
          <table:table-cell office:value-type="float" office:value="0.00000000143836309494">
            <text:p>0</text:p>
          </table:table-cell>
          <table:table-cell office:value-type="float" office:value="0.00000030603961445338">
            <text:p>0</text:p>
          </table:table-cell>
          <table:table-cell office:value-type="float" office:value="0.00000034643386826869">
            <text:p>0</text:p>
          </table:table-cell>
          <table:table-cell office:value-type="float" office:value="0.00000086790984174371">
            <text:p>0</text:p>
          </table:table-cell>
          <table:table-cell/>
        </table:table-row>
        <table:table-row table:style-name="ro1">
          <table:table-cell office:value-type="float" office:value="0.00000000107877232121">
            <text:p>0</text:p>
          </table:table-cell>
          <table:table-cell office:value-type="float" office:value="0.00000043603109149793">
            <text:p>0</text:p>
          </table:table-cell>
          <table:table-cell office:value-type="float" office:value="0.0000000386328495728">
            <text:p>0</text:p>
          </table:table-cell>
          <table:table-cell office:value-type="float" office:value="0.00000063787652144061">
            <text:p>0</text:p>
          </table:table-cell>
          <table:table-cell/>
        </table:table-row>
        <table:table-row table:style-name="ro1">
          <table:table-cell office:value-type="float" office:value="0.00000000080907924091">
            <text:p>0</text:p>
          </table:table-cell>
          <table:table-cell office:value-type="float" office:value="0.00000042151836173837">
            <text:p>0</text:p>
          </table:table-cell>
          <table:table-cell office:value-type="float" office:value="0.00000054769272853726">
            <text:p>0</text:p>
          </table:table-cell>
          <table:table-cell office:value-type="float" office:value="0.00000145596919888835">
            <text:p>0</text:p>
          </table:table-cell>
          <table:table-cell/>
        </table:table-row>
        <table:table-row table:style-name="ro1">
          <table:table-cell office:value-type="float" office:value="0.00000000060680943068">
            <text:p>0</text:p>
          </table:table-cell>
          <table:table-cell office:value-type="float" office:value="0.00000064858747939565">
            <text:p>0</text:p>
          </table:table-cell>
          <table:table-cell office:value-type="float" office:value="0.00000014156830717625">
            <text:p>0</text:p>
          </table:table-cell>
          <table:table-cell office:value-type="float" office:value="0.00000106827384845155">
            <text:p>0</text:p>
          </table:table-cell>
          <table:table-cell/>
        </table:table-row>
        <table:table-row table:style-name="ro1">
          <table:table-cell office:value-type="float" office:value="0.00000000045510707301">
            <text:p>0</text:p>
          </table:table-cell>
          <table:table-cell office:value-type="float" office:value="0.00000088131400384923">
            <text:p>0</text:p>
          </table:table-cell>
          <table:table-cell office:value-type="float" office:value="0.0000001758064594806">
            <text:p>0</text:p>
          </table:table-cell>
          <table:table-cell office:value-type="float" office:value="0.00000146754258297593">
            <text:p>0</text:p>
          </table:table-cell>
          <table:table-cell/>
        </table:table-row>
        <table:table-row table:style-name="ro1">
          <table:table-cell office:value-type="float" office:value="0.00000000034133030476">
            <text:p>0</text:p>
          </table:table-cell>
          <table:table-cell office:value-type="float" office:value="0.00000115139581115732">
            <text:p>0</text:p>
          </table:table-cell>
          <table:table-cell office:value-type="float" office:value="0.00000023423537564195">
            <text:p>0</text:p>
          </table:table-cell>
          <table:table-cell office:value-type="float" office:value="0.0000019165951232828">
            <text:p>0</text:p>
          </table:table-cell>
          <table:table-cell/>
        </table:table-row>
        <table:table-row table:style-name="ro1">
          <table:table-cell office:value-type="float" office:value="0.00000000025599772857">
            <text:p>0</text:p>
          </table:table-cell>
          <table:table-cell office:value-type="float" office:value="0.00000156842904803735">
            <text:p>0</text:p>
          </table:table-cell>
          <table:table-cell office:value-type="float" office:value="0.0000018696301632522">
            <text:p>0</text:p>
          </table:table-cell>
          <table:table-cell office:value-type="float" office:value="0.00000100097201476253">
            <text:p>0</text:p>
          </table:table-cell>
          <table:table-cell/>
        </table:table-row>
        <table:table-row table:style-name="ro1">
          <table:table-cell office:value-type="float" office:value="0.00000000019199829643">
            <text:p>0</text:p>
          </table:table-cell>
          <table:table-cell office:value-type="float" office:value="0.00000059724939316519">
            <text:p>0</text:p>
          </table:table-cell>
          <table:table-cell office:value-type="float" office:value="0.00000118733186235145">
            <text:p>0</text:p>
          </table:table-cell>
          <table:table-cell office:value-type="float" office:value="0.00000508644864668781">
            <text:p>0</text:p>
          </table:table-cell>
          <table:table-cell/>
        </table:table-row>
        <table:table-row table:style-name="ro1">
          <table:table-cell office:value-type="float" office:value="0.00000000014399872232">
            <text:p>0</text:p>
          </table:table-cell>
          <table:table-cell office:value-type="float" office:value="0.00000037658707638205">
            <text:p>0</text:p>
          </table:table-cell>
          <table:table-cell office:value-type="float" office:value="0.00000216022560543134">
            <text:p>0</text:p>
          </table:table-cell>
          <table:table-cell office:value-type="float" office:value="0.00000306876402156572">
            <text:p>0</text:p>
          </table:table-cell>
          <table:table-cell/>
        </table:table-row>
        <table:table-row table:style-name="ro1">
          <table:table-cell office:value-type="float" office:value="0.00000000010799904174">
            <text:p>0</text:p>
          </table:table-cell>
          <table:table-cell office:value-type="float" office:value="0.00000347350793026203">
            <text:p>0</text:p>
          </table:table-cell>
          <table:table-cell office:value-type="float" office:value="0.00000091582663169218">
            <text:p>0</text:p>
          </table:table-cell>
          <table:table-cell office:value-type="float" office:value="0.000005881859883404">
            <text:p>0</text:p>
          </table:table-cell>
          <table:table-cell/>
        </table:table-row>
        <table:table-row table:style-name="ro1">
          <table:table-cell office:value-type="float" office:value="0.0000000000809992813">
            <text:p>0</text:p>
          </table:table-cell>
          <table:table-cell office:value-type="float" office:value="0.00000512248174829881">
            <text:p>0</text:p>
          </table:table-cell>
          <table:table-cell office:value-type="float" office:value="0.0000060811298465816">
            <text:p>0</text:p>
          </table:table-cell>
          <table:table-cell office:value-type="float" office:value="0.0000150910812039116">
            <text:p>0</text:p>
          </table:table-cell>
          <table:table-cell/>
        </table:table-row>
        <table:table-row table:style-name="ro1">
          <table:table-cell office:value-type="float" office:value="0.00000000006074946098">
            <text:p>0</text:p>
          </table:table-cell>
          <table:table-cell office:value-type="float" office:value="0.00000743083486158797">
            <text:p>0</text:p>
          </table:table-cell>
          <table:table-cell office:value-type="float" office:value="0.00000081934877221117">
            <text:p>0</text:p>
          </table:table-cell>
          <table:table-cell office:value-type="float" office:value="0.0000129279606490887">
            <text:p>0</text:p>
          </table:table-cell>
          <table:table-cell/>
        </table:table-row>
        <table:table-row table:style-name="ro1">
          <table:table-cell office:value-type="float" office:value="0.00000000004556209573">
            <text:p>0</text:p>
          </table:table-cell>
          <table:table-cell office:value-type="float" office:value="0.00000440666137361199">
            <text:p>0</text:p>
          </table:table-cell>
          <table:table-cell office:value-type="float" office:value="0.00000820847947271825">
            <text:p>0</text:p>
          </table:table-cell>
          <table:table-cell office:value-type="float" office:value="0.00000752318162727146">
            <text:p>0</text:p>
          </table:table-cell>
          <table:table-cell/>
        </table:table-row>
        <table:table-row table:style-name="ro1">
          <table:table-cell office:value-type="float" office:value="0.0000000000341715718">
            <text:p>0</text:p>
          </table:table-cell>
          <table:table-cell office:value-type="float" office:value="0.00000776154012868957">
            <text:p>0</text:p>
          </table:table-cell>
          <table:table-cell office:value-type="float" office:value="0.0000117977440876951">
            <text:p>0</text:p>
          </table:table-cell>
          <table:table-cell office:value-type="float" office:value="0.0000338538507612216">
            <text:p>0</text:p>
          </table:table-cell>
          <table:table-cell/>
        </table:table-row>
        <table:table-row table:style-name="ro1">
          <table:table-cell office:value-type="float" office:value="0.00000000002562867885">
            <text:p>0</text:p>
          </table:table-cell>
          <table:table-cell office:value-type="float" office:value="0.0000131378485517734">
            <text:p>0</text:p>
          </table:table-cell>
          <table:table-cell office:value-type="float" office:value="0.0000175660198244043">
            <text:p>0</text:p>
          </table:table-cell>
          <table:table-cell office:value-type="float" office:value="0.0000115878733387758">
            <text:p>0</text:p>
          </table:table-cell>
          <table:table-cell/>
        </table:table-row>
        <table:table-row table:style-name="ro1">
          <table:table-cell office:value-type="float" office:value="0.00000000001922150914">
            <text:p>0</text:p>
          </table:table-cell>
          <table:table-cell office:value-type="float" office:value="0.00000862163420875059">
            <text:p>0</text:p>
          </table:table-cell>
          <table:table-cell office:value-type="float" office:value="0.0000190175961118785">
            <text:p>0</text:p>
          </table:table-cell>
          <table:table-cell office:value-type="float" office:value="0.0000579271201913081">
            <text:p>0</text:p>
          </table:table-cell>
          <table:table-cell/>
        </table:table-row>
        <table:table-row table:style-name="ro1">
          <table:table-cell office:value-type="float" office:value="0.00000000001441613185">
            <text:p>0</text:p>
          </table:table-cell>
          <table:table-cell office:value-type="float" office:value="0.0000183490152286427">
            <text:p>0</text:p>
          </table:table-cell>
          <table:table-cell office:value-type="float" office:value="0.00000982554818998142">
            <text:p>0</text:p>
          </table:table-cell>
          <table:table-cell office:value-type="float" office:value="0.0000608009169420346">
            <text:p>0</text:p>
          </table:table-cell>
          <table:table-cell/>
        </table:table-row>
        <table:table-row table:style-name="ro1">
          <table:table-cell office:value-type="float" office:value="0.00000000001081209889">
            <text:p>0</text:p>
          </table:table-cell>
          <table:table-cell office:value-type="float" office:value="0.00000560517304066419">
            <text:p>0</text:p>
          </table:table-cell>
          <table:table-cell office:value-type="float" office:value="0.0000288579767176168">
            <text:p>0</text:p>
          </table:table-cell>
          <table:table-cell office:value-type="float" office:value="0.0000407832495576724">
            <text:p>0</text:p>
          </table:table-cell>
          <table:table-cell/>
        </table:table-row>
        <table:table-row table:style-name="ro1">
          <table:table-cell office:value-type="float" office:value="0.00000000000810907417">
            <text:p>0</text:p>
          </table:table-cell>
          <table:table-cell office:value-type="float" office:value="0.0000456715279404511">
            <text:p>0</text:p>
          </table:table-cell>
          <table:table-cell office:value-type="float" office:value="0.0000571221526452268">
            <text:p>0</text:p>
          </table:table-cell>
          <table:table-cell office:value-type="float" office:value="0.000147834314050137">
            <text:p>0</text:p>
          </table:table-cell>
          <table:table-cell/>
        </table:table-row>
        <table:table-row table:style-name="ro1">
          <table:table-cell office:value-type="float" office:value="0.00000000000608180563">
            <text:p>0</text:p>
          </table:table-cell>
          <table:table-cell office:value-type="float" office:value="0.0000683272473858081">
            <text:p>0</text:p>
          </table:table-cell>
          <table:table-cell office:value-type="float" office:value="0.0000116708792074659">
            <text:p>0</text:p>
          </table:table-cell>
          <table:table-cell office:value-type="float" office:value="0.000134644189878225">
            <text:p>0</text:p>
          </table:table-cell>
          <table:table-cell/>
        </table:table-row>
        <table:table-row table:style-name="ro1">
          <table:table-cell office:value-type="float" office:value="0.00000000000456135422">
            <text:p>0</text:p>
          </table:table-cell>
          <table:table-cell office:value-type="float" office:value="0.0000375839197181878">
            <text:p>0</text:p>
          </table:table-cell>
          <table:table-cell office:value-type="float" office:value="0.0000794877003145786">
            <text:p>0</text:p>
          </table:table-cell>
          <table:table-cell office:value-type="float" office:value="0.0000844767139131925">
            <text:p>0</text:p>
          </table:table-cell>
          <table:table-cell/>
        </table:table-row>
        <table:table-row table:style-name="ro1">
          <table:table-cell office:value-type="float" office:value="0.00000000000342101566">
            <text:p>0</text:p>
          </table:table-cell>
          <table:table-cell office:value-type="float" office:value="0.0000846751219652675">
            <text:p>0</text:p>
          </table:table-cell>
          <table:table-cell office:value-type="float" office:value="0.000124039279495181">
            <text:p>0</text:p>
          </table:table-cell>
          <table:table-cell office:value-type="float" office:value="0.000348161015109554">
            <text:p>0</text:p>
          </table:table-cell>
          <table:table-cell/>
        </table:table-row>
        <table:table-row table:style-name="ro1">
          <table:table-cell office:value-type="float" office:value="0.00000000000256576175">
            <text:p>0</text:p>
          </table:table-cell>
          <table:table-cell office:value-type="float" office:value="0.000139329926707904">
            <text:p>0</text:p>
          </table:table-cell>
          <table:table-cell office:value-type="float" office:value="0.0000395018642214411">
            <text:p>0</text:p>
          </table:table-cell>
          <table:table-cell office:value-type="float" office:value="0.000318296040849598">
            <text:p>0</text:p>
          </table:table-cell>
          <table:table-cell/>
        </table:table-row>
        <table:table-row table:style-name="ro1">
          <table:table-cell office:value-type="float" office:value="0.00000000000192432131">
            <text:p>0</text:p>
          </table:table-cell>
          <table:table-cell office:value-type="float" office:value="0.0000677266652509375">
            <text:p>0</text:p>
          </table:table-cell>
          <table:table-cell office:value-type="float" office:value="0.000179752260515412">
            <text:p>0</text:p>
          </table:table-cell>
          <table:table-cell office:value-type="float" office:value="0.000211537811945132">
            <text:p>0</text:p>
          </table:table-cell>
          <table:table-cell/>
        </table:table-row>
        <table:table-row table:style-name="ro1">
          <table:table-cell office:value-type="float" office:value="0.00000000000144324098">
            <text:p>0</text:p>
          </table:table-cell>
          <table:table-cell office:value-type="float" office:value="0.00022037946262097">
            <text:p>0</text:p>
          </table:table-cell>
          <table:table-cell office:value-type="float" office:value="0.000303528603018924">
            <text:p>0</text:p>
          </table:table-cell>
          <table:table-cell office:value-type="float" office:value="0.000215181569960976">
            <text:p>0</text:p>
          </table:table-cell>
          <table:table-cell/>
        </table:table-row>
        <table:table-row table:style-name="ro1">
          <table:table-cell office:value-type="float" office:value="0.00000000000108243074">
            <text:p>0</text:p>
          </table:table-cell>
          <table:table-cell office:value-type="float" office:value="0.000166019483933951">
            <text:p>0</text:p>
          </table:table-cell>
          <table:table-cell office:value-type="float" office:value="0.000167580385535625">
            <text:p>0</text:p>
          </table:table-cell>
          <table:table-cell office:value-type="float" office:value="0.000506642508550345">
            <text:p>0</text:p>
          </table:table-cell>
          <table:table-cell/>
        </table:table-row>
        <table:table-row table:style-name="ro1">
          <table:table-cell office:value-type="float" office:value="0.00000000000081182305">
            <text:p>0</text:p>
          </table:table-cell>
          <table:table-cell office:value-type="float" office:value="0.000681218079340512">
            <text:p>0</text:p>
          </table:table-cell>
          <table:table-cell office:value-type="float" office:value="0.000683949506799966">
            <text:p>0</text:p>
          </table:table-cell>
          <table:table-cell office:value-type="float" office:value="0.000259605813230487">
            <text:p>0</text:p>
          </table:table-cell>
          <table:table-cell/>
        </table:table-row>
        <table:table-row table:style-name="ro1">
          <table:table-cell office:value-type="float" office:value="0.00000000000060886729">
            <text:p>0</text:p>
          </table:table-cell>
          <table:table-cell office:value-type="float" office:value="0.00000170014968914191">
            <text:p>0</text:p>
          </table:table-cell>
          <table:table-cell office:value-type="float" office:value="0.000447614762179868">
            <text:p>0</text:p>
          </table:table-cell>
          <table:table-cell office:value-type="float" office:value="0.0016854737264542">
            <text:p>0</text:p>
          </table:table-cell>
          <table:table-cell/>
        </table:table-row>
        <table:table-row table:style-name="ro1">
          <table:table-cell office:value-type="float" office:value="0.00000000000045665047">
            <text:p>0</text:p>
          </table:table-cell>
          <table:table-cell office:value-type="float" office:value="0.000303435704141088">
            <text:p>0</text:p>
          </table:table-cell>
          <table:table-cell office:value-type="float" office:value="0.000475428485676173">
            <text:p>0</text:p>
          </table:table-cell>
          <table:table-cell office:value-type="float" office:value="0.00117346465917855">
            <text:p>0</text:p>
          </table:table-cell>
          <table:table-cell/>
        </table:table-row>
        <table:table-row table:style-name="ro1">
          <table:table-cell office:value-type="float" office:value="0.00000000000034248785">
            <text:p>0</text:p>
          </table:table-cell>
          <table:table-cell office:value-type="float" office:value="0.00151751255574918">
            <text:p>0</text:p>
          </table:table-cell>
          <table:table-cell office:value-type="float" office:value="0.00158093152285906">
            <text:p>0</text:p>
          </table:table-cell>
          <table:table-cell office:value-type="float" office:value="0.00367164347191204">
            <text:p>0</text:p>
          </table:table-cell>
          <table:table-cell/>
        </table:table-row>
        <table:table-row table:style-name="ro1">
          <table:table-cell office:value-type="float" office:value="0.00000000000025686589">
            <text:p>0</text:p>
          </table:table-cell>
          <table:table-cell office:value-type="float" office:value="0.00205393131921968">
            <text:p>0</text:p>
          </table:table-cell>
          <table:table-cell office:value-type="float" office:value="0.0000875158035210454">
            <text:p>0</text:p>
          </table:table-cell>
          <table:table-cell office:value-type="float" office:value="0.00284384978733171">
            <text:p>0</text:p>
          </table:table-cell>
          <table:table-cell/>
        </table:table-row>
        <table:table-row table:style-name="ro1">
          <table:table-cell office:value-type="float" office:value="0.00000000000019264942">
            <text:p>0</text:p>
          </table:table-cell>
          <table:table-cell office:value-type="float" office:value="0.00156024515084859">
            <text:p>0</text:p>
          </table:table-cell>
          <table:table-cell office:value-type="float" office:value="0.000643916283811847">
            <text:p>0</text:p>
          </table:table-cell>
          <table:table-cell office:value-type="float" office:value="0.00314055185719944">
            <text:p>0</text:p>
          </table:table-cell>
          <table:table-cell/>
        </table:table-row>
        <table:table-row table:style-name="ro1">
          <table:table-cell office:value-type="float" office:value="0.00000000000014448706">
            <text:p>0</text:p>
          </table:table-cell>
          <table:table-cell office:value-type="float" office:value="0.00324174508467994">
            <text:p>0</text:p>
          </table:table-cell>
          <table:table-cell office:value-type="float" office:value="0.00349730003362602">
            <text:p>0</text:p>
          </table:table-cell>
          <table:table-cell office:value-type="float" office:value="0.00167894040287131">
            <text:p>0</text:p>
          </table:table-cell>
          <table:table-cell/>
        </table:table-row>
        <table:table-row table:style-name="ro1">
          <table:table-cell office:value-type="float" office:value="0.0000000000001083653">
            <text:p>0</text:p>
          </table:table-cell>
          <table:table-cell office:value-type="float" office:value="0.000617886276609672">
            <text:p>0</text:p>
          </table:table-cell>
          <table:table-cell office:value-type="float" office:value="0.00226838138207611">
            <text:p>0</text:p>
          </table:table-cell>
          <table:table-cell office:value-type="float" office:value="0.00463327253325376">
            <text:p>0</text:p>
          </table:table-cell>
          <table:table-cell/>
        </table:table-row>
        <table:table-row table:style-name="ro1">
          <table:table-cell office:value-type="float" office:value="0.00000000000008127397">
            <text:p>0</text:p>
          </table:table-cell>
          <table:table-cell office:value-type="float" office:value="0.00576406142499592">
            <text:p>0.01</text:p>
          </table:table-cell>
          <table:table-cell office:value-type="float" office:value="0.000542967903243714">
            <text:p>0</text:p>
          </table:table-cell>
          <table:table-cell office:value-type="float" office:value="0.00865923731719616">
            <text:p>0.01</text:p>
          </table:table-cell>
          <table:table-cell/>
        </table:table-row>
        <table:table-row table:style-name="ro1">
          <table:table-cell office:value-type="float" office:value="0.00000000000006095548">
            <text:p>0</text:p>
          </table:table-cell>
          <table:table-cell office:value-type="float" office:value="0.00561843394810892">
            <text:p>0.01</text:p>
          </table:table-cell>
          <table:table-cell office:value-type="float" office:value="0.00175758340186615">
            <text:p>0</text:p>
          </table:table-cell>
          <table:table-cell office:value-type="float" office:value="0.0102982259543732">
            <text:p>0.01</text:p>
          </table:table-cell>
          <table:table-cell/>
        </table:table-row>
        <table:table-row table:style-name="ro1">
          <table:table-cell office:value-type="float" office:value="0.00000000000004571661">
            <text:p>0</text:p>
          </table:table-cell>
          <table:table-cell office:value-type="float" office:value="0.00961167595045077">
            <text:p>0.01</text:p>
          </table:table-cell>
          <table:table-cell office:value-type="float" office:value="0.00125636893719363">
            <text:p>0</text:p>
          </table:table-cell>
          <table:table-cell office:value-type="float" office:value="0.0154990284997867">
            <text:p>0.02</text:p>
          </table:table-cell>
          <table:table-cell/>
        </table:table-row>
        <table:table-row table:style-name="ro1">
          <table:table-cell office:value-type="float" office:value="0.00000000000003428746">
            <text:p>0</text:p>
          </table:table-cell>
          <table:table-cell office:value-type="float" office:value="0.010623871379513">
            <text:p>0.01</text:p>
          </table:table-cell>
          <table:table-cell office:value-type="float" office:value="0.00272660124749489">
            <text:p>0</text:p>
          </table:table-cell>
          <table:table-cell office:value-type="float" office:value="0.0181780533997774">
            <text:p>0.02</text:p>
          </table:table-cell>
          <table:table-cell/>
        </table:table-row>
        <table:table-row table:style-name="ro1">
          <table:table-cell office:value-type="float" office:value="0.00000000000002571559">
            <text:p>0</text:p>
          </table:table-cell>
          <table:table-cell office:value-type="float" office:value="0.0164518795512597">
            <text:p>0.02</text:p>
          </table:table-cell>
          <table:table-cell office:value-type="float" office:value="0.00221449894186032">
            <text:p>0</text:p>
          </table:table-cell>
          <table:table-cell office:value-type="float" office:value="0.0315232470735915">
            <text:p>0.03</text:p>
          </table:table-cell>
          <table:table-cell/>
        </table:table-row>
        <table:table-row table:style-name="ro1">
          <table:table-cell office:value-type="float" office:value="0.00000000000001928669">
            <text:p>0</text:p>
          </table:table-cell>
          <table:table-cell office:value-type="float" office:value="0.00930769622904368">
            <text:p>0.01</text:p>
          </table:table-cell>
          <table:table-cell office:value-type="float" office:value="0.00955576318330986">
            <text:p>0.01</text:p>
          </table:table-cell>
          <table:table-cell office:value-type="float" office:value="0.0282462340868194">
            <text:p>0.03</text:p>
          </table:table-cell>
          <table:table-cell/>
        </table:table-row>
        <table:table-row table:style-name="ro1">
          <table:table-cell office:value-type="float" office:value="0.00000000000001446502">
            <text:p>0</text:p>
          </table:table-cell>
          <table:table-cell office:value-type="float" office:value="0.0386580455901299">
            <text:p>0.04</text:p>
          </table:table-cell>
          <table:table-cell office:value-type="float" office:value="0.000105263865777654">
            <text:p>0</text:p>
          </table:table-cell>
          <table:table-cell office:value-type="float" office:value="0.052950170899316">
            <text:p>0.05</text:p>
          </table:table-cell>
          <table:table-cell/>
        </table:table-row>
        <table:table-row table:style-name="ro1">
          <table:table-cell office:value-type="float" office:value="0.00000000000001084877">
            <text:p>0</text:p>
          </table:table-cell>
          <table:table-cell office:value-type="float" office:value="0.0257320399032569">
            <text:p>0.03</text:p>
          </table:table-cell>
          <table:table-cell office:value-type="float" office:value="0.0380949572494626">
            <text:p>0.04</text:p>
          </table:table-cell>
          <table:table-cell office:value-type="float" office:value="0.0291753298489203">
            <text:p>0.03</text:p>
          </table:table-cell>
          <table:table-cell/>
        </table:table-row>
        <table:table-row table:style-name="ro1">
          <table:table-cell office:value-type="float" office:value="8.13657E-015">
            <text:p>0</text:p>
          </table:table-cell>
          <table:table-cell office:value-type="float" office:value="0.0256716690625463">
            <text:p>0.03</text:p>
          </table:table-cell>
          <table:table-cell office:value-type="float" office:value="0.0213107536728323">
            <text:p>0.02</text:p>
          </table:table-cell>
          <table:table-cell office:value-type="float" office:value="0.109313814440426">
            <text:p>0.11</text:p>
          </table:table-cell>
          <table:table-cell/>
        </table:table-row>
        <table:table-row table:style-name="ro1">
          <table:table-cell office:value-type="float" office:value="6.10243E-015">
            <text:p>0</text:p>
          </table:table-cell>
          <table:table-cell office:value-type="float" office:value="0.00309252177257977">
            <text:p>0</text:p>
          </table:table-cell>
          <table:table-cell office:value-type="float" office:value="0.04326702793411">
            <text:p>0.04</text:p>
          </table:table-cell>
          <table:table-cell office:value-type="float" office:value="0.0791720131338461">
            <text:p>0.08</text:p>
          </table:table-cell>
          <table:table-cell/>
        </table:table-row>
        <table:table-row table:style-name="ro1">
          <table:table-cell office:value-type="float" office:value="4.57682E-015">
            <text:p>0</text:p>
          </table:table-cell>
          <table:table-cell office:value-type="float" office:value="0.0944768932673407">
            <text:p>0.09</text:p>
          </table:table-cell>
          <table:table-cell office:value-type="float" office:value="0.108832633547595">
            <text:p>0.11</text:p>
          </table:table-cell>
          <table:table-cell office:value-type="float" office:value="0.26828812889191">
            <text:p>0.27</text:p>
          </table:table-cell>
          <table:table-cell/>
        </table:table-row>
        <table:table-row table:style-name="ro1">
          <table:table-cell office:value-type="float" office:value="3.43262E-015">
            <text:p>0</text:p>
          </table:table-cell>
          <table:table-cell office:value-type="float" office:value="0.135329454450544">
            <text:p>0.14</text:p>
          </table:table-cell>
          <table:table-cell office:value-type="float" office:value="0.011312652875031">
            <text:p>0.01</text:p>
          </table:table-cell>
          <table:table-cell office:value-type="float" office:value="0.225185499805104">
            <text:p>0.23</text:p>
          </table:table-cell>
          <table:table-cell/>
        </table:table-row>
        <table:table-row table:style-name="ro1">
          <table:table-cell office:value-type="float" office:value="2.57446E-015">
            <text:p>0</text:p>
          </table:table-cell>
          <table:table-cell office:value-type="float" office:value="0.0818085127261794">
            <text:p>0.08</text:p>
          </table:table-cell>
          <table:table-cell office:value-type="float" office:value="0.151201181996391">
            <text:p>0.15</text:p>
          </table:table-cell>
          <table:table-cell office:value-type="float" office:value="0.141274506113111">
            <text:p>0.14</text:p>
          </table:table-cell>
          <table:table-cell/>
        </table:table-row>
        <table:table-row table:style-name="ro1">
          <table:table-cell office:value-type="float" office:value="1.93085E-015">
            <text:p>0</text:p>
          </table:table-cell>
          <table:table-cell office:value-type="float" office:value="0.1335407739756">
            <text:p>0.13</text:p>
          </table:table-cell>
          <table:table-cell office:value-type="float" office:value="0.206378469379794">
            <text:p>0.21</text:p>
          </table:table-cell>
          <table:table-cell office:value-type="float" office:value="0.181339301780751">
            <text:p>0.18</text:p>
          </table:table-cell>
          <table:table-cell/>
        </table:table-row>
        <table:table-row table:style-name="ro1">
          <table:table-cell office:value-type="float" office:value="1.44814E-015">
            <text:p>0</text:p>
          </table:table-cell>
          <table:table-cell office:value-type="float" office:value="0.155278968032533">
            <text:p>0.16</text:p>
          </table:table-cell>
          <table:table-cell office:value-type="float" office:value="0.114323621391482">
            <text:p>0.11</text:p>
          </table:table-cell>
          <table:table-cell office:value-type="float" office:value="0.402633406822578">
            <text:p>0.4</text:p>
          </table:table-cell>
          <table:table-cell/>
        </table:table-row>
        <table:table-row table:style-name="ro1">
          <table:table-cell office:value-type="float" office:value="1.0861E-015">
            <text:p>0</text:p>
          </table:table-cell>
          <table:table-cell office:value-type="float" office:value="0.483542930227153">
            <text:p>0.48</text:p>
          </table:table-cell>
          <table:table-cell office:value-type="float" office:value="0.0149156356620325">
            <text:p>0.01</text:p>
          </table:table-cell>
          <table:table-cell office:value-type="float" office:value="0.720190343399589">
            <text:p>0.72</text:p>
          </table:table-cell>
          <table:table-cell/>
        </table:table-row>
      </table:table>
      <table:table table:name="Sheet4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eps_F</text:p>
          </table:table-cell>
          <table:table-cell office:value-type="string">
            <text:p>eps_C</text:p>
          </table:table-cell>
          <table:table-cell office:value-type="string">
            <text:p>eps_E</text:p>
          </table:table-cell>
          <table:table-cell>
            <draw:frame table:end-cell-address="Sheet4.U56" table:end-x="0.0976in" table:end-y="0.0417in" draw:z-index="0" draw:style-name="gr1" svg:width="14.2823in" svg:height="9.7433in" svg:x="0.0398in" svg:y="0.0394in">
              <draw:object draw:notify-on-update-of-ranges="Sheet4.A1:Sheet4.A1 Sheet4.A2:Sheet4.A129 Sheet4.B1:Sheet4.B1 Sheet4.B2:Sheet4.B129 Sheet4.A1:Sheet4.A1 Sheet4.A2:Sheet4.A129 Sheet4.C1:Sheet4.C1 Sheet4.C2:Sheet4.C129 Sheet4.A1:Sheet4.A1 Sheet4.A2:Sheet4.A129 Sheet4.D1:Sheet4.D1 Sheet4.D2:Sheet4.D12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1.494748357901">
            <text:p>371.49</text:p>
          </table:table-cell>
          <table:table-cell office:value-type="float" office:value="5.82247929896404">
            <text:p>5.82</text:p>
          </table:table-cell>
          <table:table-cell office:value-type="float" office:value="0.856252827853819">
            <text:p>0.8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.0714655785482">
            <text:p>66.07</text:p>
          </table:table-cell>
          <table:table-cell office:value-type="float" office:value="2.33929164232535">
            <text:p>2.34</text:p>
          </table:table-cell>
          <table:table-cell office:value-type="float" office:value="0.220404365208696">
            <text:p>0.22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.7815847324915">
            <text:p>18.78</text:p>
          </table:table-cell>
          <table:table-cell office:value-type="float" office:value="1.08496369142503">
            <text:p>1.08</text:p>
          </table:table-cell>
          <table:table-cell office:value-type="float" office:value="0.0620608562793113">
            <text:p>0.06</text:p>
          </table:table-cell>
          <table:table-cell/>
        </table:table-row>
        <table:table-row table:style-name="ro1">
          <table:table-cell office:value-type="float" office:value="3.375">
            <text:p>3.38</text:p>
          </table:table-cell>
          <table:table-cell office:value-type="float" office:value="7.36275074962001">
            <text:p>7.36</text:p>
          </table:table-cell>
          <table:table-cell office:value-type="float" office:value="0.546953340749255">
            <text:p>0.55</text:p>
          </table:table-cell>
          <table:table-cell office:value-type="float" office:value="0.018386900592455">
            <text:p>0.02</text:p>
          </table:table-cell>
          <table:table-cell/>
        </table:table-row>
        <table:table-row table:style-name="ro1">
          <table:table-cell office:value-type="float" office:value="2.53125">
            <text:p>2.53</text:p>
          </table:table-cell>
          <table:table-cell office:value-type="float" office:value="3.57055124162473">
            <text:p>3.57</text:p>
          </table:table-cell>
          <table:table-cell office:value-type="float" office:value="0.289183174085933">
            <text:p>0.29</text:p>
          </table:table-cell>
          <table:table-cell office:value-type="float" office:value="0.00560625533273745">
            <text:p>0.01</text:p>
          </table:table-cell>
          <table:table-cell/>
        </table:table-row>
        <table:table-row table:style-name="ro1">
          <table:table-cell office:value-type="float" office:value="1.8984375">
            <text:p>1.9</text:p>
          </table:table-cell>
          <table:table-cell office:value-type="float" office:value="1.98954055070304">
            <text:p>1.99</text:p>
          </table:table-cell>
          <table:table-cell office:value-type="float" office:value="0.157081589211511">
            <text:p>0.16</text:p>
          </table:table-cell>
          <table:table-cell office:value-type="float" office:value="0.00173726816630701">
            <text:p>0</text:p>
          </table:table-cell>
          <table:table-cell/>
        </table:table-row>
        <table:table-row table:style-name="ro1">
          <table:table-cell office:value-type="float" office:value="1.423828125">
            <text:p>1.42</text:p>
          </table:table-cell>
          <table:table-cell office:value-type="float" office:value="1.21444439217791">
            <text:p>1.21</text:p>
          </table:table-cell>
          <table:table-cell office:value-type="float" office:value="0.0866368533735205">
            <text:p>0.09</text:p>
          </table:table-cell>
          <table:table-cell office:value-type="float" office:value="0.000543274062136752">
            <text:p>0</text:p>
          </table:table-cell>
          <table:table-cell/>
        </table:table-row>
        <table:table-row table:style-name="ro1">
          <table:table-cell office:value-type="float" office:value="1.06787109375">
            <text:p>1.07</text:p>
          </table:table-cell>
          <table:table-cell office:value-type="float" office:value="0.787837074488813">
            <text:p>0.79</text:p>
          </table:table-cell>
          <table:table-cell office:value-type="float" office:value="0.0481964326563064">
            <text:p>0.05</text:p>
          </table:table-cell>
          <table:table-cell office:value-type="float" office:value="0.000170764958322351">
            <text:p>0</text:p>
          </table:table-cell>
          <table:table-cell/>
        </table:table-row>
        <table:table-row table:style-name="ro1">
          <table:table-cell office:value-type="float" office:value="0.8009033203125">
            <text:p>0.8</text:p>
          </table:table-cell>
          <table:table-cell office:value-type="float" office:value="0.532709606665226">
            <text:p>0.53</text:p>
          </table:table-cell>
          <table:table-cell office:value-type="float" office:value="0.0269420405357153">
            <text:p>0.03</text:p>
          </table:table-cell>
          <table:table-cell office:value-type="float" office:value="0.0000538309562308905">
            <text:p>0</text:p>
          </table:table-cell>
          <table:table-cell/>
        </table:table-row>
        <table:table-row table:style-name="ro1">
          <table:table-cell office:value-type="float" office:value="0.600677490234375">
            <text:p>0.6</text:p>
          </table:table-cell>
          <table:table-cell office:value-type="float" office:value="0.370708407927351">
            <text:p>0.37</text:p>
          </table:table-cell>
          <table:table-cell office:value-type="float" office:value="0.0151018447946937">
            <text:p>0.02</text:p>
          </table:table-cell>
          <table:table-cell office:value-type="float" office:value="0.0000169969513475786">
            <text:p>0</text:p>
          </table:table-cell>
          <table:table-cell/>
        </table:table-row>
        <table:table-row table:style-name="ro1">
          <table:table-cell office:value-type="float" office:value="0.450508117675781">
            <text:p>0.45</text:p>
          </table:table-cell>
          <table:table-cell office:value-type="float" office:value="0.263260866503539">
            <text:p>0.26</text:p>
          </table:table-cell>
          <table:table-cell office:value-type="float" office:value="0.00847804511836093">
            <text:p>0.01</text:p>
          </table:table-cell>
          <table:table-cell office:value-type="float" office:value="0.0000053716541298653">
            <text:p>0</text:p>
          </table:table-cell>
          <table:table-cell/>
        </table:table-row>
        <table:table-row table:style-name="ro1">
          <table:table-cell office:value-type="float" office:value="0.337881088256836">
            <text:p>0.34</text:p>
          </table:table-cell>
          <table:table-cell office:value-type="float" office:value="0.189690090100972">
            <text:p>0.19</text:p>
          </table:table-cell>
          <table:table-cell office:value-type="float" office:value="0.0047636106812909">
            <text:p>0</text:p>
          </table:table-cell>
          <table:table-cell office:value-type="float" office:value="0.00000169852747777636">
            <text:p>0</text:p>
          </table:table-cell>
          <table:table-cell/>
        </table:table-row>
        <table:table-row table:style-name="ro1">
          <table:table-cell office:value-type="float" office:value="0.253410816192627">
            <text:p>0.25</text:p>
          </table:table-cell>
          <table:table-cell office:value-type="float" office:value="0.138122173135376">
            <text:p>0.14</text:p>
          </table:table-cell>
          <table:table-cell office:value-type="float" office:value="0.00267785868525341">
            <text:p>0</text:p>
          </table:table-cell>
          <table:table-cell office:value-type="float" office:value="0.000000537250054523">
            <text:p>0</text:p>
          </table:table-cell>
          <table:table-cell/>
        </table:table-row>
        <table:table-row table:style-name="ro1">
          <table:table-cell office:value-type="float" office:value="0.19005811214447">
            <text:p>0.19</text:p>
          </table:table-cell>
          <table:table-cell office:value-type="float" office:value="0.101346685058092">
            <text:p>0.1</text:p>
          </table:table-cell>
          <table:table-cell office:value-type="float" office:value="0.00150576661178643">
            <text:p>0</text:p>
          </table:table-cell>
          <table:table-cell office:value-type="float" office:value="0.00000016997876857332">
            <text:p>0</text:p>
          </table:table-cell>
          <table:table-cell/>
        </table:table-row>
        <table:table-row table:style-name="ro1">
          <table:table-cell office:value-type="float" office:value="0.142543584108353">
            <text:p>0.14</text:p>
          </table:table-cell>
          <table:table-cell office:value-type="float" office:value="0.0747824404314308">
            <text:p>0.07</text:p>
          </table:table-cell>
          <table:table-cell office:value-type="float" office:value="0.00084682640505697">
            <text:p>0</text:p>
          </table:table-cell>
          <table:table-cell office:value-type="float" office:value="0.00000005380104462095">
            <text:p>0</text:p>
          </table:table-cell>
          <table:table-cell/>
        </table:table-row>
        <table:table-row table:style-name="ro1">
          <table:table-cell office:value-type="float" office:value="0.106907688081264">
            <text:p>0.11</text:p>
          </table:table-cell>
          <table:table-cell office:value-type="float" office:value="0.0554107393542509">
            <text:p>0.06</text:p>
          </table:table-cell>
          <table:table-cell office:value-type="float" office:value="0.000476286910459195">
            <text:p>0</text:p>
          </table:table-cell>
          <table:table-cell office:value-type="float" office:value="0.00000001704688347183">
            <text:p>0</text:p>
          </table:table-cell>
          <table:table-cell/>
        </table:table-row>
        <table:table-row table:style-name="ro1">
          <table:table-cell office:value-type="float" office:value="0.0801807660609484">
            <text:p>0.08</text:p>
          </table:table-cell>
          <table:table-cell office:value-type="float" office:value="0.0411837028913316">
            <text:p>0.04</text:p>
          </table:table-cell>
          <table:table-cell office:value-type="float" office:value="0.000267894626267628">
            <text:p>0</text:p>
          </table:table-cell>
          <table:table-cell office:value-type="float" office:value="0.00000000541855954255">
            <text:p>0</text:p>
          </table:table-cell>
          <table:table-cell/>
        </table:table-row>
        <table:table-row table:style-name="ro1">
          <table:table-cell office:value-type="float" office:value="0.0601355745457113">
            <text:p>0.06</text:p>
          </table:table-cell>
          <table:table-cell office:value-type="float" office:value="0.030679673017014">
            <text:p>0.03</text:p>
          </table:table-cell>
          <table:table-cell office:value-type="float" office:value="0.000150685413333796">
            <text:p>0</text:p>
          </table:table-cell>
          <table:table-cell office:value-type="float" office:value="0.000000001739452888">
            <text:p>0</text:p>
          </table:table-cell>
          <table:table-cell/>
        </table:table-row>
        <table:table-row table:style-name="ro1">
          <table:table-cell office:value-type="float" office:value="0.0451016809092835">
            <text:p>0.05</text:p>
          </table:table-cell>
          <table:table-cell office:value-type="float" office:value="0.0228937247677686">
            <text:p>0.02</text:p>
          </table:table-cell>
          <table:table-cell office:value-type="float" office:value="0.0000847588527309026">
            <text:p>0</text:p>
          </table:table-cell>
          <table:table-cell office:value-type="float" office:value="0.00000000057539382218">
            <text:p>0</text:p>
          </table:table-cell>
          <table:table-cell/>
        </table:table-row>
        <table:table-row table:style-name="ro1">
          <table:table-cell office:value-type="float" office:value="0.0338262606819626">
            <text:p>0.03</text:p>
          </table:table-cell>
          <table:table-cell office:value-type="float" office:value="0.0171054566171119">
            <text:p>0.02</text:p>
          </table:table-cell>
          <table:table-cell office:value-type="float" office:value="0.0000476763082770324">
            <text:p>0</text:p>
          </table:table-cell>
          <table:table-cell office:value-type="float" office:value="0.00000000020707929775">
            <text:p>0</text:p>
          </table:table-cell>
          <table:table-cell/>
        </table:table-row>
        <table:table-row table:style-name="ro1">
          <table:table-cell office:value-type="float" office:value="0.0253696955114719">
            <text:p>0.03</text:p>
          </table:table-cell>
          <table:table-cell office:value-type="float" office:value="0.0127928017804115">
            <text:p>0.01</text:p>
          </table:table-cell>
          <table:table-cell office:value-type="float" office:value="0.000026817739580992">
            <text:p>0</text:p>
          </table:table-cell>
          <table:table-cell office:value-type="float" office:value="0.00000000009055544757">
            <text:p>0</text:p>
          </table:table-cell>
          <table:table-cell/>
        </table:table-row>
        <table:table-row table:style-name="ro1">
          <table:table-cell office:value-type="float" office:value="0.019027271633604">
            <text:p>0.02</text:p>
          </table:table-cell>
          <table:table-cell office:value-type="float" office:value="0.00957426341058018">
            <text:p>0.01</text:p>
          </table:table-cell>
          <table:table-cell office:value-type="float" office:value="0.0000150849093992925">
            <text:p>0</text:p>
          </table:table-cell>
          <table:table-cell office:value-type="float" office:value="0.00000000005367251351">
            <text:p>0</text:p>
          </table:table-cell>
          <table:table-cell/>
        </table:table-row>
        <table:table-row table:style-name="ro1">
          <table:table-cell office:value-type="float" office:value="0.014270453725203">
            <text:p>0.01</text:p>
          </table:table-cell>
          <table:table-cell office:value-type="float" office:value="0.00716928923533281">
            <text:p>0.01</text:p>
          </table:table-cell>
          <table:table-cell office:value-type="float" office:value="0.00000848522872755564">
            <text:p>0</text:p>
          </table:table-cell>
          <table:table-cell office:value-type="float" office:value="0.00000000004198963923">
            <text:p>0</text:p>
          </table:table-cell>
          <table:table-cell/>
        </table:table-row>
        <table:table-row table:style-name="ro1">
          <table:table-cell office:value-type="float" office:value="0.0107028402939022">
            <text:p>0.01</text:p>
          </table:table-cell>
          <table:table-cell office:value-type="float" office:value="0.00537056310219294">
            <text:p>0.01</text:p>
          </table:table-cell>
          <table:table-cell office:value-type="float" office:value="0.00000477291983266761">
            <text:p>0</text:p>
          </table:table-cell>
          <table:table-cell office:value-type="float" office:value="0.00000000003832844923">
            <text:p>0</text:p>
          </table:table-cell>
          <table:table-cell/>
        </table:table-row>
        <table:table-row table:style-name="ro1">
          <table:table-cell office:value-type="float" office:value="0.00802713022042667">
            <text:p>0.01</text:p>
          </table:table-cell>
          <table:table-cell office:value-type="float" office:value="0.00402432579579584">
            <text:p>0</text:p>
          </table:table-cell>
          <table:table-cell office:value-type="float" office:value="0.00000268474971902209">
            <text:p>0</text:p>
          </table:table-cell>
          <table:table-cell office:value-type="float" office:value="0.00000000003714191118">
            <text:p>0</text:p>
          </table:table-cell>
          <table:table-cell/>
        </table:table-row>
        <table:table-row table:style-name="ro1">
          <table:table-cell office:value-type="float" office:value="0.00602034766532">
            <text:p>0.01</text:p>
          </table:table-cell>
          <table:table-cell office:value-type="float" office:value="0.0030162236631217">
            <text:p>0</text:p>
          </table:table-cell>
          <table:table-cell office:value-type="float" office:value="0.00000151015516549564">
            <text:p>0</text:p>
          </table:table-cell>
          <table:table-cell office:value-type="float" office:value="0.00000000003678994673">
            <text:p>0</text:p>
          </table:table-cell>
          <table:table-cell/>
        </table:table-row>
        <table:table-row table:style-name="ro1">
          <table:table-cell office:value-type="float" office:value="0.00451526074899">
            <text:p>0</text:p>
          </table:table-cell>
          <table:table-cell office:value-type="float" office:value="0.00226103210683875">
            <text:p>0</text:p>
          </table:table-cell>
          <table:table-cell office:value-type="float" office:value="0.00000084944573002477">
            <text:p>0</text:p>
          </table:table-cell>
          <table:table-cell office:value-type="float" office:value="0.00000000003708559026">
            <text:p>0</text:p>
          </table:table-cell>
          <table:table-cell/>
        </table:table-row>
        <table:table-row table:style-name="ro1">
          <table:table-cell office:value-type="float" office:value="0.0033864455617425">
            <text:p>0</text:p>
          </table:table-cell>
          <table:table-cell office:value-type="float" office:value="0.00169513569920406">
            <text:p>0</text:p>
          </table:table-cell>
          <table:table-cell office:value-type="float" office:value="0.00000047779695869835">
            <text:p>0</text:p>
          </table:table-cell>
          <table:table-cell office:value-type="float" office:value="0.00000000003562653164">
            <text:p>0</text:p>
          </table:table-cell>
          <table:table-cell/>
        </table:table-row>
        <table:table-row table:style-name="ro1">
          <table:table-cell office:value-type="float" office:value="0.00253983417130688">
            <text:p>0</text:p>
          </table:table-cell>
          <table:table-cell office:value-type="float" office:value="0.00127099285823481">
            <text:p>0</text:p>
          </table:table-cell>
          <table:table-cell office:value-type="float" office:value="0.00000026874567814669">
            <text:p>0</text:p>
          </table:table-cell>
          <table:table-cell office:value-type="float" office:value="0.00000000003589195016">
            <text:p>0</text:p>
          </table:table-cell>
          <table:table-cell/>
        </table:table-row>
        <table:table-row table:style-name="ro1">
          <table:table-cell office:value-type="float" office:value="0.00190487562848016">
            <text:p>0</text:p>
          </table:table-cell>
          <table:table-cell office:value-type="float" office:value="0.00095304282396265">
            <text:p>0</text:p>
          </table:table-cell>
          <table:table-cell office:value-type="float" office:value="0.00000015115273323353">
            <text:p>0</text:p>
          </table:table-cell>
          <table:table-cell office:value-type="float" office:value="0.00000000003440349235">
            <text:p>0</text:p>
          </table:table-cell>
          <table:table-cell/>
        </table:table-row>
        <table:table-row table:style-name="ro1">
          <table:table-cell office:value-type="float" office:value="0.00142865672136012">
            <text:p>0</text:p>
          </table:table-cell>
          <table:table-cell office:value-type="float" office:value="0.000714668622579816">
            <text:p>0</text:p>
          </table:table-cell>
          <table:table-cell office:value-type="float" office:value="0.000000085006699005">
            <text:p>0</text:p>
          </table:table-cell>
          <table:table-cell office:value-type="float" office:value="0.00000000003769834864">
            <text:p>0</text:p>
          </table:table-cell>
          <table:table-cell/>
        </table:table-row>
        <table:table-row table:style-name="ro1">
          <table:table-cell office:value-type="float" office:value="0.00107149254102009">
            <text:p>0</text:p>
          </table:table-cell>
          <table:table-cell office:value-type="float" office:value="0.000535937635387245">
            <text:p>0</text:p>
          </table:table-cell>
          <table:table-cell office:value-type="float" office:value="0.00000004779988118774">
            <text:p>0</text:p>
          </table:table-cell>
          <table:table-cell office:value-type="float" office:value="0.00000000003300983867">
            <text:p>0</text:p>
          </table:table-cell>
          <table:table-cell/>
        </table:table-row>
        <table:table-row table:style-name="ro1">
          <table:table-cell office:value-type="float" office:value="0.000803619405765066">
            <text:p>0</text:p>
          </table:table-cell>
          <table:table-cell office:value-type="float" office:value="0.00040191732221949">
            <text:p>0</text:p>
          </table:table-cell>
          <table:table-cell office:value-type="float" office:value="0.0000000268721307045">
            <text:p>0</text:p>
          </table:table-cell>
          <table:table-cell office:value-type="float" office:value="0.00000000003658943766">
            <text:p>0</text:p>
          </table:table-cell>
          <table:table-cell/>
        </table:table-row>
        <table:table-row table:style-name="ro1">
          <table:table-cell office:value-type="float" office:value="0.0006027145543238">
            <text:p>0</text:p>
          </table:table-cell>
          <table:table-cell office:value-type="float" office:value="0.000301417794126273">
            <text:p>0</text:p>
          </table:table-cell>
          <table:table-cell office:value-type="float" office:value="0.00000001509656837022">
            <text:p>0</text:p>
          </table:table-cell>
          <table:table-cell office:value-type="float" office:value="0.00000000003117717912">
            <text:p>0</text:p>
          </table:table-cell>
          <table:table-cell/>
        </table:table-row>
        <table:table-row table:style-name="ro1">
          <table:table-cell office:value-type="float" office:value="0.00045203591574285">
            <text:p>0</text:p>
          </table:table-cell>
          <table:table-cell office:value-type="float" office:value="0.000226051980481796">
            <text:p>0</text:p>
          </table:table-cell>
          <table:table-cell office:value-type="float" office:value="0.00000000847655845306">
            <text:p>0</text:p>
          </table:table-cell>
          <table:table-cell office:value-type="float" office:value="0.00000000003772345356">
            <text:p>0</text:p>
          </table:table-cell>
          <table:table-cell/>
        </table:table-row>
        <table:table-row table:style-name="ro1">
          <table:table-cell office:value-type="float" office:value="0.000339026936807137">
            <text:p>0</text:p>
          </table:table-cell>
          <table:table-cell office:value-type="float" office:value="0.000169532589396908">
            <text:p>0</text:p>
          </table:table-cell>
          <table:table-cell office:value-type="float" office:value="0.00000000475177322174">
            <text:p>0</text:p>
          </table:table-cell>
          <table:table-cell office:value-type="float" office:value="0.00000000003743937151">
            <text:p>0</text:p>
          </table:table-cell>
          <table:table-cell/>
        </table:table-row>
        <table:table-row table:style-name="ro1">
          <table:table-cell office:value-type="float" office:value="0.000254270202605353">
            <text:p>0</text:p>
          </table:table-cell>
          <table:table-cell office:value-type="float" office:value="0.000127145840372586">
            <text:p>0</text:p>
          </table:table-cell>
          <table:table-cell office:value-type="float" office:value="0.00000000266327251818">
            <text:p>0</text:p>
          </table:table-cell>
          <table:table-cell office:value-type="float" office:value="0.00000000004842773126">
            <text:p>0</text:p>
          </table:table-cell>
          <table:table-cell/>
        </table:table-row>
        <table:table-row table:style-name="ro1">
          <table:table-cell office:value-type="float" office:value="0.000190702651954015">
            <text:p>0</text:p>
          </table:table-cell>
          <table:table-cell office:value-type="float" office:value="0.0000953573522061257">
            <text:p>0</text:p>
          </table:table-cell>
          <table:table-cell office:value-type="float" office:value="0.0000000014704622018">
            <text:p>0</text:p>
          </table:table-cell>
          <table:table-cell office:value-type="float" office:value="0.00000000002035216656">
            <text:p>0</text:p>
          </table:table-cell>
          <table:table-cell/>
        </table:table-row>
        <table:table-row table:style-name="ro1">
          <table:table-cell office:value-type="float" office:value="0.000143026988965511">
            <text:p>0</text:p>
          </table:table-cell>
          <table:table-cell office:value-type="float" office:value="0.0000715168656949363">
            <text:p>0</text:p>
          </table:table-cell>
          <table:table-cell office:value-type="float" office:value="0.00000000081426124062">
            <text:p>0</text:p>
          </table:table-cell>
          <table:table-cell office:value-type="float" office:value="0.00000000003873244033">
            <text:p>0</text:p>
          </table:table-cell>
          <table:table-cell/>
        </table:table-row>
        <table:table-row table:style-name="ro1">
          <table:table-cell office:value-type="float" office:value="0.000107270241724133">
            <text:p>0</text:p>
          </table:table-cell>
          <table:table-cell office:value-type="float" office:value="0.0000536370007087449">
            <text:p>0</text:p>
          </table:table-cell>
          <table:table-cell office:value-type="float" office:value="0.00000000044088394465">
            <text:p>0</text:p>
          </table:table-cell>
          <table:table-cell office:value-type="float" office:value="0.00000000000771513994">
            <text:p>0</text:p>
          </table:table-cell>
          <table:table-cell/>
        </table:table-row>
        <table:table-row table:style-name="ro1">
          <table:table-cell office:value-type="float" office:value="0.0000804526812931">
            <text:p>0</text:p>
          </table:table-cell>
          <table:table-cell office:value-type="float" office:value="0.0000402273928121385">
            <text:p>0</text:p>
          </table:table-cell>
          <table:table-cell office:value-type="float" office:value="0.00000000021968048378">
            <text:p>0</text:p>
          </table:table-cell>
          <table:table-cell office:value-type="float" office:value="0.00000000000891257881">
            <text:p>0</text:p>
          </table:table-cell>
          <table:table-cell/>
        </table:table-row>
        <table:table-row table:style-name="ro1">
          <table:table-cell office:value-type="float" office:value="0.000060339510969825">
            <text:p>0</text:p>
          </table:table-cell>
          <table:table-cell office:value-type="float" office:value="0.0000301703295683654">
            <text:p>0</text:p>
          </table:table-cell>
          <table:table-cell office:value-type="float" office:value="0.0000000001190866997">
            <text:p>0</text:p>
          </table:table-cell>
          <table:table-cell office:value-type="float" office:value="0.00000000011084187886">
            <text:p>0</text:p>
          </table:table-cell>
          <table:table-cell/>
        </table:table-row>
        <table:table-row table:style-name="ro1">
          <table:table-cell office:value-type="float" office:value="0.0000452546332273687">
            <text:p>0</text:p>
          </table:table-cell>
          <table:table-cell office:value-type="float" office:value="0.0000226276029048336">
            <text:p>0</text:p>
          </table:table-cell>
          <table:table-cell office:value-type="float" office:value="0.00000000007072866764">
            <text:p>0</text:p>
          </table:table-cell>
          <table:table-cell office:value-type="float" office:value="0.00000000001199685102">
            <text:p>0</text:p>
          </table:table-cell>
          <table:table-cell/>
        </table:table-row>
        <table:table-row table:style-name="ro1">
          <table:table-cell office:value-type="float" office:value="0.0000339409749205266">
            <text:p>0</text:p>
          </table:table-cell>
          <table:table-cell office:value-type="float" office:value="0.0000169706629869877">
            <text:p>0</text:p>
          </table:table-cell>
          <table:table-cell office:value-type="float" office:value="0.00000000001807967532">
            <text:p>0</text:p>
          </table:table-cell>
          <table:table-cell office:value-type="float" office:value="0.00000000007275622069">
            <text:p>0</text:p>
          </table:table-cell>
          <table:table-cell/>
        </table:table-row>
        <table:table-row table:style-name="ro1">
          <table:table-cell office:value-type="float" office:value="0.0000254557311903949">
            <text:p>0</text:p>
          </table:table-cell>
          <table:table-cell office:value-type="float" office:value="0.000012727939191914">
            <text:p>0</text:p>
          </table:table-cell>
          <table:table-cell office:value-type="float" office:value="0.0000000000083472225">
            <text:p>0</text:p>
          </table:table-cell>
          <table:table-cell office:value-type="float" office:value="0.00000000001699834673">
            <text:p>0</text:p>
          </table:table-cell>
          <table:table-cell/>
        </table:table-row>
        <table:table-row table:style-name="ro1">
          <table:table-cell office:value-type="float" office:value="0.0000190917983927962">
            <text:p>0</text:p>
          </table:table-cell>
          <table:table-cell office:value-type="float" office:value="0.00000954593176093692">
            <text:p>0</text:p>
          </table:table-cell>
          <table:table-cell office:value-type="float" office:value="0.00000000001916116908">
            <text:p>0</text:p>
          </table:table-cell>
          <table:table-cell office:value-type="float" office:value="0.00000000004223061348">
            <text:p>0</text:p>
          </table:table-cell>
          <table:table-cell/>
        </table:table-row>
        <table:table-row table:style-name="ro1">
          <table:table-cell office:value-type="float" office:value="0.0000143188487945971">
            <text:p>0</text:p>
          </table:table-cell>
          <table:table-cell office:value-type="float" office:value="0.00000715942889106689">
            <text:p>0</text:p>
          </table:table-cell>
          <table:table-cell office:value-type="float" office:value="0.00000000002492853018">
            <text:p>0</text:p>
          </table:table-cell>
          <table:table-cell office:value-type="float" office:value="0.00000000036328049141">
            <text:p>0</text:p>
          </table:table-cell>
          <table:table-cell/>
        </table:table-row>
        <table:table-row table:style-name="ro1">
          <table:table-cell office:value-type="float" office:value="0.0000107391365959479">
            <text:p>0</text:p>
          </table:table-cell>
          <table:table-cell office:value-type="float" office:value="0.00000536947411956184">
            <text:p>0</text:p>
          </table:table-cell>
          <table:table-cell office:value-type="float" office:value="0.0000000001095164379">
            <text:p>0</text:p>
          </table:table-cell>
          <table:table-cell office:value-type="float" office:value="0.00000000034161940029">
            <text:p>0</text:p>
          </table:table-cell>
          <table:table-cell/>
        </table:table-row>
        <table:table-row table:style-name="ro1">
          <table:table-cell office:value-type="float" office:value="0.00000805435244696089">
            <text:p>0</text:p>
          </table:table-cell>
          <table:table-cell office:value-type="float" office:value="0.00000402719099460404">
            <text:p>0</text:p>
          </table:table-cell>
          <table:table-cell office:value-type="float" office:value="0.00000000022230031487">
            <text:p>0</text:p>
          </table:table-cell>
          <table:table-cell office:value-type="float" office:value="0.00000000040655576707">
            <text:p>0</text:p>
          </table:table-cell>
          <table:table-cell/>
        </table:table-row>
        <table:table-row table:style-name="ro1">
          <table:table-cell office:value-type="float" office:value="0.00000604076433522067">
            <text:p>0</text:p>
          </table:table-cell>
          <table:table-cell office:value-type="float" office:value="0.00000302030349402823">
            <text:p>0</text:p>
          </table:table-cell>
          <table:table-cell office:value-type="float" office:value="0.00000000020832942393">
            <text:p>0</text:p>
          </table:table-cell>
          <table:table-cell office:value-type="float" office:value="0.00000000052077904814">
            <text:p>0</text:p>
          </table:table-cell>
          <table:table-cell/>
        </table:table-row>
        <table:table-row table:style-name="ro1">
          <table:table-cell office:value-type="float" office:value="0.0000045305732514155">
            <text:p>0</text:p>
          </table:table-cell>
          <table:table-cell office:value-type="float" office:value="0.00000226531160132739">
            <text:p>0</text:p>
          </table:table-cell>
          <table:table-cell table:number-columns-repeated="2" office:value-type="float" office:value="0.00000000035672975754">
            <text:p>0</text:p>
          </table:table-cell>
          <table:table-cell/>
        </table:table-row>
        <table:table-row table:style-name="ro1">
          <table:table-cell office:value-type="float" office:value="0.00000339792993856163">
            <text:p>0</text:p>
          </table:table-cell>
          <table:table-cell office:value-type="float" office:value="0.00000169914666862722">
            <text:p>0</text:p>
          </table:table-cell>
          <table:table-cell office:value-type="float" office:value="0.00000000035672975754">
            <text:p>0</text:p>
          </table:table-cell>
          <table:table-cell office:value-type="float" office:value="0.00000000042153927838">
            <text:p>0</text:p>
          </table:table-cell>
          <table:table-cell/>
        </table:table-row>
        <table:table-row table:style-name="ro1">
          <table:table-cell office:value-type="float" office:value="0.00000254844745392122">
            <text:p>0</text:p>
          </table:table-cell>
          <table:table-cell office:value-type="float" office:value="0.00000127388196120403">
            <text:p>0</text:p>
          </table:table-cell>
          <table:table-cell office:value-type="float" office:value="0.0000000003075691937">
            <text:p>0</text:p>
          </table:table-cell>
          <table:table-cell office:value-type="float" office:value="0.00000000039398216342">
            <text:p>0</text:p>
          </table:table-cell>
          <table:table-cell/>
        </table:table-row>
        <table:table-row table:style-name="ro1">
          <table:table-cell office:value-type="float" office:value="0.00000191133559044091">
            <text:p>0</text:p>
          </table:table-cell>
          <table:table-cell office:value-type="float" office:value="0.00000095601224109752">
            <text:p>0</text:p>
          </table:table-cell>
          <table:table-cell office:value-type="float" office:value="0.0000000003723788797">
            <text:p>0</text:p>
          </table:table-cell>
          <table:table-cell office:value-type="float" office:value="0.00000000216239853769">
            <text:p>0</text:p>
          </table:table-cell>
          <table:table-cell/>
        </table:table-row>
        <table:table-row table:style-name="ro1">
          <table:table-cell office:value-type="float" office:value="0.00000143350169283069">
            <text:p>0</text:p>
          </table:table-cell>
          <table:table-cell office:value-type="float" office:value="0.00000071644697807016">
            <text:p>0</text:p>
          </table:table-cell>
          <table:table-cell table:number-columns-repeated="2" office:value-type="float" office:value="0.00000000094846473896">
            <text:p>0</text:p>
          </table:table-cell>
          <table:table-cell/>
        </table:table-row>
        <table:table-row table:style-name="ro1">
          <table:table-cell office:value-type="float" office:value="0.00000107512626962301">
            <text:p>0</text:p>
          </table:table-cell>
          <table:table-cell office:value-type="float" office:value="0.00000053693865534172">
            <text:p>0</text:p>
          </table:table-cell>
          <table:table-cell office:value-type="float" office:value="0.00000000094846473896">
            <text:p>0</text:p>
          </table:table-cell>
          <table:table-cell office:value-type="float" office:value="0.00000000074363414883">
            <text:p>0</text:p>
          </table:table-cell>
          <table:table-cell/>
        </table:table-row>
        <table:table-row table:style-name="ro1">
          <table:table-cell office:value-type="float" office:value="0.00000080634470221726">
            <text:p>0</text:p>
          </table:table-cell>
          <table:table-cell office:value-type="float" office:value="0.00000040410608114595">
            <text:p>0</text:p>
          </table:table-cell>
          <table:table-cell office:value-type="float" office:value="0.00000000125346315527">
            <text:p>0</text:p>
          </table:table-cell>
          <table:table-cell office:value-type="float" office:value="0.00000000152657038857">
            <text:p>0</text:p>
          </table:table-cell>
          <table:table-cell/>
        </table:table-row>
        <table:table-row table:style-name="ro1">
          <table:table-cell office:value-type="float" office:value="0.00000060475852666295">
            <text:p>0</text:p>
          </table:table-cell>
          <table:table-cell office:value-type="float" office:value="0.00000030114462017103">
            <text:p>0</text:p>
          </table:table-cell>
          <table:table-cell table:number-columns-repeated="2" office:value-type="float" office:value="0.00000000145829374541">
            <text:p>0</text:p>
          </table:table-cell>
          <table:table-cell/>
        </table:table-row>
        <table:table-row table:style-name="ro1">
          <table:table-cell office:value-type="float" office:value="0.00000045356889499721">
            <text:p>0</text:p>
          </table:table-cell>
          <table:table-cell office:value-type="float" office:value="0.00000022558492751893">
            <text:p>0</text:p>
          </table:table-cell>
          <table:table-cell office:value-type="float" office:value="0.00000000127622209138">
            <text:p>0</text:p>
          </table:table-cell>
          <table:table-cell office:value-type="float" office:value="0.00000000079069795592">
            <text:p>0</text:p>
          </table:table-cell>
          <table:table-cell/>
        </table:table-row>
        <table:table-row table:style-name="ro1">
          <table:table-cell office:value-type="float" office:value="0.00000034017667124791">
            <text:p>0</text:p>
          </table:table-cell>
          <table:table-cell office:value-type="float" office:value="0.00000016902136631578">
            <text:p>0</text:p>
          </table:table-cell>
          <table:table-cell office:value-type="float" office:value="0.00000000394316224095">
            <text:p>0</text:p>
          </table:table-cell>
          <table:table-cell office:value-type="float" office:value="0.0000000096515133868">
            <text:p>0</text:p>
          </table:table-cell>
          <table:table-cell/>
        </table:table-row>
        <table:table-row table:style-name="ro1">
          <table:table-cell office:value-type="float" office:value="0.00000025513250343593">
            <text:p>0</text:p>
          </table:table-cell>
          <table:table-cell office:value-type="float" office:value="0.00000012839918081102">
            <text:p>0</text:p>
          </table:table-cell>
          <table:table-cell office:value-type="float" office:value="0.00000000690020995252">
            <text:p>0</text:p>
          </table:table-cell>
          <table:table-cell office:value-type="float" office:value="0.00000001295233225501">
            <text:p>0</text:p>
          </table:table-cell>
          <table:table-cell/>
        </table:table-row>
        <table:table-row table:style-name="ro1">
          <table:table-cell office:value-type="float" office:value="0.00000019134937757695">
            <text:p>0</text:p>
          </table:table-cell>
          <table:table-cell office:value-type="float" office:value="0.00000009387302050755">
            <text:p>0</text:p>
          </table:table-cell>
          <table:table-cell table:number-columns-repeated="2" office:value-type="float" office:value="0.00000000755761958372">
            <text:p>0</text:p>
          </table:table-cell>
          <table:table-cell/>
        </table:table-row>
        <table:table-row table:style-name="ro1">
          <table:table-cell office:value-type="float" office:value="0.00000014351203318271">
            <text:p>0</text:p>
          </table:table-cell>
          <table:table-cell office:value-type="float" office:value="0.0000000668275282368">
            <text:p>0</text:p>
          </table:table-cell>
          <table:table-cell office:value-type="float" office:value="0.00000000452653645643">
            <text:p>0</text:p>
          </table:table-cell>
          <table:table-cell office:value-type="float" office:value="0.00000000299204050901">
            <text:p>0</text:p>
          </table:table-cell>
          <table:table-cell/>
        </table:table-row>
        <table:table-row table:style-name="ro1">
          <table:table-cell office:value-type="float" office:value="0.00000010763402488703">
            <text:p>0</text:p>
          </table:table-cell>
          <table:table-cell office:value-type="float" office:value="0.0000000487971999462">
            <text:p>0</text:p>
          </table:table-cell>
          <table:table-cell office:value-type="float" office:value="0.00000001043479960901">
            <text:p>0</text:p>
          </table:table-cell>
          <table:table-cell office:value-type="float" office:value="0.00000003048509413904">
            <text:p>0</text:p>
          </table:table-cell>
          <table:table-cell/>
        </table:table-row>
        <table:table-row table:style-name="ro1">
          <table:table-cell office:value-type="float" office:value="0.00000008072551866527">
            <text:p>0</text:p>
          </table:table-cell>
          <table:table-cell office:value-type="float" office:value="0.00000004214771717704">
            <text:p>0</text:p>
          </table:table-cell>
          <table:table-cell office:value-type="float" office:value="0.00000002127811812418">
            <text:p>0</text:p>
          </table:table-cell>
          <table:table-cell office:value-type="float" office:value="0.00000003873772607266">
            <text:p>0</text:p>
          </table:table-cell>
          <table:table-cell/>
        </table:table-row>
        <table:table-row table:style-name="ro1">
          <table:table-cell office:value-type="float" office:value="0.00000006054413899896">
            <text:p>0</text:p>
          </table:table-cell>
          <table:table-cell office:value-type="float" office:value="0.00000002509776132481">
            <text:p>0</text:p>
          </table:table-cell>
          <table:table-cell table:number-columns-repeated="2" office:value-type="float" office:value="0.00000000763815370666">
            <text:p>0</text:p>
          </table:table-cell>
          <table:table-cell/>
        </table:table-row>
        <table:table-row table:style-name="ro1">
          <table:table-cell office:value-type="float" office:value="0.00000004540810424922">
            <text:p>0</text:p>
          </table:table-cell>
          <table:table-cell office:value-type="float" office:value="0.00000001782311355839">
            <text:p>0</text:p>
          </table:table-cell>
          <table:table-cell office:value-type="float" office:value="0.00000000763815370666">
            <text:p>0</text:p>
          </table:table-cell>
          <table:table-cell office:value-type="float" office:value="0.00000008935715001078">
            <text:p>0</text:p>
          </table:table-cell>
          <table:table-cell/>
        </table:table-row>
        <table:table-row table:style-name="ro1">
          <table:table-cell office:value-type="float" office:value="0.00000003405607818691">
            <text:p>0</text:p>
          </table:table-cell>
          <table:table-cell office:value-type="float" office:value="0.00000003843461564583">
            <text:p>0</text:p>
          </table:table-cell>
          <table:table-cell table:number-columns-repeated="2" office:value-type="float" office:value="0.00000001903555493538">
            <text:p>0</text:p>
          </table:table-cell>
          <table:table-cell/>
        </table:table-row>
        <table:table-row table:style-name="ro1">
          <table:table-cell office:value-type="float" office:value="0.00000002554205864018">
            <text:p>0</text:p>
          </table:table-cell>
          <table:table-cell office:value-type="float" office:value="0.00000003520143886076">
            <text:p>0</text:p>
          </table:table-cell>
          <table:table-cell office:value-type="float" office:value="0.00000004886115755122">
            <text:p>0</text:p>
          </table:table-cell>
          <table:table-cell office:value-type="float" office:value="0.00000005748296236647">
            <text:p>0</text:p>
          </table:table-cell>
          <table:table-cell/>
        </table:table-row>
        <table:table-row table:style-name="ro1">
          <table:table-cell office:value-type="float" office:value="0.00000001915654398014">
            <text:p>0</text:p>
          </table:table-cell>
          <table:table-cell office:value-type="float" office:value="0.00000005244504849127">
            <text:p>0</text:p>
          </table:table-cell>
          <table:table-cell office:value-type="float" office:value="0.00000003520143902592">
            <text:p>0</text:p>
          </table:table-cell>
          <table:table-cell office:value-type="float" office:value="0.00000004669717872454">
            <text:p>0</text:p>
          </table:table-cell>
          <table:table-cell/>
        </table:table-row>
        <table:table-row table:style-name="ro1">
          <table:table-cell office:value-type="float" office:value="0.0000000143674079851">
            <text:p>0</text:p>
          </table:table-cell>
          <table:table-cell office:value-type="float" office:value="0.00000004957111360791">
            <text:p>0</text:p>
          </table:table-cell>
          <table:table-cell office:value-type="float" office:value="0.00000003807537390928">
            <text:p>0</text:p>
          </table:table-cell>
          <table:table-cell office:value-type="float" office:value="0.00000005340302684078">
            <text:p>0</text:p>
          </table:table-cell>
          <table:table-cell/>
        </table:table-row>
        <table:table-row table:style-name="ro1">
          <table:table-cell office:value-type="float" office:value="0.00000001077555598883">
            <text:p>0</text:p>
          </table:table-cell>
          <table:table-cell office:value-type="float" office:value="0.00000004957111360791">
            <text:p>0</text:p>
          </table:table-cell>
          <table:table-cell office:value-type="float" office:value="0.00000011903306863854">
            <text:p>0</text:p>
          </table:table-cell>
          <table:table-cell office:value-type="float" office:value="0.00000031014121327816">
            <text:p>0</text:p>
          </table:table-cell>
          <table:table-cell/>
        </table:table-row>
        <table:table-row table:style-name="ro1">
          <table:table-cell office:value-type="float" office:value="0.00000000808166699162">
            <text:p>0</text:p>
          </table:table-cell>
          <table:table-cell table:number-columns-repeated="2" office:value-type="float" office:value="0.00000001173949811808">
            <text:p>0</text:p>
          </table:table-cell>
          <table:table-cell office:value-type="float" office:value="0.00000058774203875818">
            <text:p>0</text:p>
          </table:table-cell>
          <table:table-cell/>
        </table:table-row>
        <table:table-row table:style-name="ro1">
          <table:table-cell office:value-type="float" office:value="0.00000000606125024372">
            <text:p>0</text:p>
          </table:table-cell>
          <table:table-cell office:value-type="float" office:value="0.00000013813088593582">
            <text:p>0</text:p>
          </table:table-cell>
          <table:table-cell table:number-columns-repeated="2" office:value-type="float" office:value="0.00000016160988233714">
            <text:p>0</text:p>
          </table:table-cell>
          <table:table-cell/>
        </table:table-row>
        <table:table-row table:style-name="ro1">
          <table:table-cell office:value-type="float" office:value="0.00000000454593768279">
            <text:p>0</text:p>
          </table:table-cell>
          <table:table-cell office:value-type="float" office:value="0.00000016160988233714">
            <text:p>0</text:p>
          </table:table-cell>
          <table:table-cell table:number-columns-repeated="2" office:value-type="float" office:value="0.00000023804447552531">
            <text:p>0</text:p>
          </table:table-cell>
          <table:table-cell/>
        </table:table-row>
        <table:table-row table:style-name="ro1">
          <table:table-cell office:value-type="float" office:value="0.00000000340945326209">
            <text:p>0</text:p>
          </table:table-cell>
          <table:table-cell office:value-type="float" office:value="0.00000026226595174438">
            <text:p>0</text:p>
          </table:table-cell>
          <table:table-cell table:number-columns-repeated="2" office:value-type="float" office:value="0.00000021382299930624">
            <text:p>0</text:p>
          </table:table-cell>
          <table:table-cell/>
        </table:table-row>
        <table:table-row table:style-name="ro1">
          <table:table-cell office:value-type="float" office:value="0.00000000255708994657">
            <text:p>0</text:p>
          </table:table-cell>
          <table:table-cell table:number-columns-repeated="2" office:value-type="float" office:value="0.00000024611830093167">
            <text:p>0</text:p>
          </table:table-cell>
          <table:table-cell office:value-type="float" office:value="0.00000164853939563812">
            <text:p>0</text:p>
          </table:table-cell>
          <table:table-cell/>
        </table:table-row>
        <table:table-row table:style-name="ro1">
          <table:table-cell office:value-type="float" office:value="0.00000000191781745993">
            <text:p>0</text:p>
          </table:table-cell>
          <table:table-cell office:value-type="float" office:value="0.00000018448572101601">
            <text:p>0</text:p>
          </table:table-cell>
          <table:table-cell table:number-columns-repeated="2" office:value-type="float" office:value="0.00000067672232271418">
            <text:p>0</text:p>
          </table:table-cell>
          <table:table-cell/>
        </table:table-row>
        <table:table-row table:style-name="ro1">
          <table:table-cell office:value-type="float" office:value="0.00000000143836309494">
            <text:p>0</text:p>
          </table:table-cell>
          <table:table-cell office:value-type="float" office:value="0.00000047155506909124">
            <text:p>0</text:p>
          </table:table-cell>
          <table:table-cell office:value-type="float" office:value="0.00000058638280822223">
            <text:p>0</text:p>
          </table:table-cell>
          <table:table-cell office:value-type="float" office:value="0.00000278189754110671">
            <text:p>0</text:p>
          </table:table-cell>
          <table:table-cell/>
        </table:table-row>
        <table:table-row table:style-name="ro1">
          <table:table-cell office:value-type="float" office:value="0.00000000107877232121">
            <text:p>0</text:p>
          </table:table-cell>
          <table:table-cell office:value-type="float" office:value="0.0000003322391053212">
            <text:p>0</text:p>
          </table:table-cell>
          <table:table-cell office:value-type="float" office:value="0.00000135190106942585">
            <text:p>0</text:p>
          </table:table-cell>
          <table:table-cell office:value-type="float" office:value="0.00000313913939651124">
            <text:p>0</text:p>
          </table:table-cell>
          <table:table-cell/>
        </table:table-row>
        <table:table-row table:style-name="ro1">
          <table:table-cell office:value-type="float" office:value="0.00000000080907924091">
            <text:p>0</text:p>
          </table:table-cell>
          <table:table-cell office:value-type="float" office:value="0.00000022914095298287">
            <text:p>0</text:p>
          </table:table-cell>
          <table:table-cell table:number-columns-repeated="2" office:value-type="float" office:value="0.00000201637928006826">
            <text:p>0</text:p>
          </table:table-cell>
          <table:table-cell/>
        </table:table-row>
        <table:table-row table:style-name="ro1">
          <table:table-cell office:value-type="float" office:value="0.00000000060680943068">
            <text:p>0</text:p>
          </table:table-cell>
          <table:table-cell office:value-type="float" office:value="0.00000097764769727819">
            <text:p>0</text:p>
          </table:table-cell>
          <table:table-cell table:number-columns-repeated="2" office:value-type="float" office:value="0.0000017441950092052">
            <text:p>0</text:p>
          </table:table-cell>
          <table:table-cell/>
        </table:table-row>
        <table:table-row table:style-name="ro1">
          <table:table-cell office:value-type="float" office:value="0.00000000045510707301">
            <text:p>0</text:p>
          </table:table-cell>
          <table:table-cell office:value-type="float" office:value="0.00000210710737008067">
            <text:p>0</text:p>
          </table:table-cell>
          <table:table-cell office:value-type="float" office:value="0.00000188492859954943">
            <text:p>0</text:p>
          </table:table-cell>
          <table:table-cell office:value-type="float" office:value="0.00000827661750512871">
            <text:p>0</text:p>
          </table:table-cell>
          <table:table-cell/>
        </table:table-row>
        <table:table-row table:style-name="ro1">
          <table:table-cell office:value-type="float" office:value="0.00000000034133030476">
            <text:p>0</text:p>
          </table:table-cell>
          <table:table-cell table:number-columns-repeated="3" office:value-type="float" office:value="0.00000065545792657881">
            <text:p>0</text:p>
          </table:table-cell>
          <table:table-cell/>
        </table:table-row>
        <table:table-row table:style-name="ro1">
          <table:table-cell office:value-type="float" office:value="0.00000000025599772857">
            <text:p>0</text:p>
          </table:table-cell>
          <table:table-cell table:number-columns-repeated="2" office:value-type="float" office:value="0.00000065545792657881">
            <text:p>0</text:p>
          </table:table-cell>
          <table:table-cell office:value-type="float" office:value="0.0000182697496333754">
            <text:p>0</text:p>
          </table:table-cell>
          <table:table-cell/>
        </table:table-row>
        <table:table-row table:style-name="ro1">
          <table:table-cell office:value-type="float" office:value="0.00000000019199829643">
            <text:p>0</text:p>
          </table:table-cell>
          <table:table-cell office:value-type="float" office:value="0.00000407584396328587">
            <text:p>0</text:p>
          </table:table-cell>
          <table:table-cell office:value-type="float" office:value="0.00000538675981660866">
            <text:p>0</text:p>
          </table:table-cell>
          <table:table-cell office:value-type="float" office:value="0.0000186998679869995">
            <text:p>0</text:p>
          </table:table-cell>
          <table:table-cell/>
        </table:table-row>
        <table:table-row table:style-name="ro1">
          <table:table-cell office:value-type="float" office:value="0.00000000014399872232">
            <text:p>0</text:p>
          </table:table-cell>
          <table:table-cell table:number-columns-repeated="3" office:value-type="float" office:value="0.00000120838827251384">
            <text:p>0</text:p>
          </table:table-cell>
          <table:table-cell/>
        </table:table-row>
        <table:table-row table:style-name="ro1">
          <table:table-cell office:value-type="float" office:value="0.00000000010799904174">
            <text:p>0</text:p>
          </table:table-cell>
          <table:table-cell table:number-columns-repeated="2" office:value-type="float" office:value="0.00000120838827251384">
            <text:p>0</text:p>
          </table:table-cell>
          <table:table-cell office:value-type="float" office:value="0.0000456904425832115">
            <text:p>0</text:p>
          </table:table-cell>
          <table:table-cell/>
        </table:table-row>
        <table:table-row table:style-name="ro1">
          <table:table-cell office:value-type="float" office:value="0.0000000000809992813">
            <text:p>0</text:p>
          </table:table-cell>
          <table:table-cell office:value-type="float" office:value="0.00000949677964027428">
            <text:p>0</text:p>
          </table:table-cell>
          <table:table-cell office:value-type="float" office:value="0.000010894016383911">
            <text:p>0</text:p>
          </table:table-cell>
          <table:table-cell office:value-type="float" office:value="0.0000434814396806932">
            <text:p>0</text:p>
          </table:table-cell>
          <table:table-cell/>
        </table:table-row>
        <table:table-row table:style-name="ro1">
          <table:table-cell office:value-type="float" office:value="0.00000000006074946098">
            <text:p>0</text:p>
          </table:table-cell>
          <table:table-cell office:value-type="float" office:value="0.00000269984763232262">
            <text:p>0</text:p>
          </table:table-cell>
          <table:table-cell office:value-type="float" office:value="0.0000272066532031932">
            <text:p>0</text:p>
          </table:table-cell>
          <table:table-cell office:value-type="float" office:value="0.0000489189852872858">
            <text:p>0</text:p>
          </table:table-cell>
          <table:table-cell/>
        </table:table-row>
        <table:table-row table:style-name="ro1">
          <table:table-cell office:value-type="float" office:value="0.00000000004556209573">
            <text:p>0</text:p>
          </table:table-cell>
          <table:table-cell office:value-type="float" office:value="0.0000063627283783897">
            <text:p>0</text:p>
          </table:table-cell>
          <table:table-cell office:value-type="float" office:value="0.0000298875756646247">
            <text:p>0</text:p>
          </table:table-cell>
          <table:table-cell office:value-type="float" office:value="0.0000667799017835789">
            <text:p>0</text:p>
          </table:table-cell>
          <table:table-cell/>
        </table:table-row>
        <table:table-row table:style-name="ro1">
          <table:table-cell office:value-type="float" office:value="0.0000000000341715718">
            <text:p>0</text:p>
          </table:table-cell>
          <table:table-cell office:value-type="float" office:value="0.00000572070630261512">
            <text:p>0</text:p>
          </table:table-cell>
          <table:table-cell office:value-type="float" office:value="0.0000426130324214042">
            <text:p>0</text:p>
          </table:table-cell>
          <table:table-cell office:value-type="float" office:value="0.000055502029414564">
            <text:p>0</text:p>
          </table:table-cell>
          <table:table-cell/>
        </table:table-row>
        <table:table-row table:style-name="ro1">
          <table:table-cell office:value-type="float" office:value="0.00000000002562867885">
            <text:p>0</text:p>
          </table:table-cell>
          <table:table-cell table:number-columns-repeated="2" office:value-type="float" office:value="0.000025054201792355">
            <text:p>0</text:p>
          </table:table-cell>
          <table:table-cell office:value-type="float" office:value="0.0000336468664543514">
            <text:p>0</text:p>
          </table:table-cell>
          <table:table-cell/>
        </table:table-row>
        <table:table-row table:style-name="ro1">
          <table:table-cell office:value-type="float" office:value="0.00000000001922150914">
            <text:p>0</text:p>
          </table:table-cell>
          <table:table-cell office:value-type="float" office:value="0.0000229060356267732">
            <text:p>0</text:p>
          </table:table-cell>
          <table:table-cell table:number-columns-repeated="2" office:value-type="float" office:value="0.0000716132756560139">
            <text:p>0</text:p>
          </table:table-cell>
          <table:table-cell/>
        </table:table-row>
        <table:table-row table:style-name="ro1">
          <table:table-cell office:value-type="float" office:value="0.00000000001441613185">
            <text:p>0</text:p>
          </table:table-cell>
          <table:table-cell office:value-type="float" office:value="0.0000601409158289782">
            <text:p>0</text:p>
          </table:table-cell>
          <table:table-cell table:number-columns-repeated="2" office:value-type="float" office:value="0.0000486840296129279">
            <text:p>0</text:p>
          </table:table-cell>
          <table:table-cell/>
        </table:table-row>
        <table:table-row table:style-name="ro1">
          <table:table-cell office:value-type="float" office:value="0.00000000001081209889">
            <text:p>0</text:p>
          </table:table-cell>
          <table:table-cell office:value-type="float" office:value="0.0000639598779011051">
            <text:p>0</text:p>
          </table:table-cell>
          <table:table-cell office:value-type="float" office:value="0.000104074453268184">
            <text:p>0</text:p>
          </table:table-cell>
          <table:table-cell office:value-type="float" office:value="0.000303281501081558">
            <text:p>0</text:p>
          </table:table-cell>
          <table:table-cell/>
        </table:table-row>
        <table:table-row table:style-name="ro1">
          <table:table-cell office:value-type="float" office:value="0.00000000000810907417">
            <text:p>0</text:p>
          </table:table-cell>
          <table:table-cell office:value-type="float" office:value="0.00000223546468066602">
            <text:p>0</text:p>
          </table:table-cell>
          <table:table-cell office:value-type="float" office:value="0.00022181031021161">
            <text:p>0</text:p>
          </table:table-cell>
          <table:table-cell office:value-type="float" office:value="0.000375645089501125">
            <text:p>0</text:p>
          </table:table-cell>
          <table:table-cell/>
        </table:table-row>
        <table:table-row table:style-name="ro1">
          <table:table-cell office:value-type="float" office:value="0.00000000000608180563">
            <text:p>0</text:p>
          </table:table-cell>
          <table:table-cell table:number-columns-repeated="3" office:value-type="float" office:value="0.000086024992095139">
            <text:p>0</text:p>
          </table:table-cell>
          <table:table-cell/>
        </table:table-row>
        <table:table-row table:style-name="ro1">
          <table:table-cell office:value-type="float" office:value="0.00000000000456135422">
            <text:p>0</text:p>
          </table:table-cell>
          <table:table-cell table:number-columns-repeated="2" office:value-type="float" office:value="0.0000679202830127447">
            <text:p>0</text:p>
          </table:table-cell>
          <table:table-cell office:value-type="float" office:value="0.000116199507231967">
            <text:p>0</text:p>
          </table:table-cell>
          <table:table-cell/>
        </table:table-row>
        <table:table-row table:style-name="ro1">
          <table:table-cell office:value-type="float" office:value="0.00000000000342101566">
            <text:p>0</text:p>
          </table:table-cell>
          <table:table-cell table:number-columns-repeated="2" office:value-type="float" office:value="0.0000558504769579803">
            <text:p>0</text:p>
          </table:table-cell>
          <table:table-cell office:value-type="float" office:value="0.00136034010013922">
            <text:p>0</text:p>
          </table:table-cell>
          <table:table-cell/>
        </table:table-row>
        <table:table-row table:style-name="ro1">
          <table:table-cell office:value-type="float" office:value="0.00000000000256576175">
            <text:p>0</text:p>
          </table:table-cell>
          <table:table-cell office:value-type="float" office:value="0.000233824868357355">
            <text:p>0</text:p>
          </table:table-cell>
          <table:table-cell table:number-columns-repeated="2" office:value-type="float" office:value="0.000298197167316319">
            <text:p>0</text:p>
          </table:table-cell>
          <table:table-cell/>
        </table:table-row>
        <table:table-row table:style-name="ro1">
          <table:table-cell office:value-type="float" office:value="0.00000000000192432131">
            <text:p>0</text:p>
          </table:table-cell>
          <table:table-cell office:value-type="float" office:value="0.000255282301343731">
            <text:p>0</text:p>
          </table:table-cell>
          <table:table-cell table:number-columns-repeated="2" office:value-type="float" office:value="0.00060301501810917">
            <text:p>0</text:p>
          </table:table-cell>
          <table:table-cell/>
        </table:table-row>
        <table:table-row table:style-name="ro1">
          <table:table-cell office:value-type="float" office:value="0.00000000000144324098">
            <text:p>0</text:p>
          </table:table-cell>
          <table:table-cell table:number-columns-repeated="2" office:value-type="float" office:value="0.00059860122912476">
            <text:p>0</text:p>
          </table:table-cell>
          <table:table-cell office:value-type="float" office:value="0.000751187419249771">
            <text:p>0</text:p>
          </table:table-cell>
          <table:table-cell/>
        </table:table-row>
        <table:table-row table:style-name="ro1">
          <table:table-cell office:value-type="float" office:value="0.00000000000108243074">
            <text:p>0</text:p>
          </table:table-cell>
          <table:table-cell office:value-type="float" office:value="0.000560454681593589">
            <text:p>0</text:p>
          </table:table-cell>
          <table:table-cell office:value-type="float" office:value="0.000965407219656031">
            <text:p>0</text:p>
          </table:table-cell>
          <table:table-cell office:value-type="float" office:value="0.00310355785034257">
            <text:p>0</text:p>
          </table:table-cell>
          <table:table-cell/>
        </table:table-row>
        <table:table-row table:style-name="ro1">
          <table:table-cell office:value-type="float" office:value="0.00000000000081182305">
            <text:p>0</text:p>
          </table:table-cell>
          <table:table-cell office:value-type="float" office:value="0.0000518340478436609">
            <text:p>0</text:p>
          </table:table-cell>
          <table:table-cell office:value-type="float" office:value="0.00218609674065563">
            <text:p>0</text:p>
          </table:table-cell>
          <table:table-cell office:value-type="float" office:value="0.00378171869534242">
            <text:p>0</text:p>
          </table:table-cell>
          <table:table-cell/>
        </table:table-row>
        <table:table-row table:style-name="ro1">
          <table:table-cell office:value-type="float" office:value="0.00000000000060886729">
            <text:p>0</text:p>
          </table:table-cell>
          <table:table-cell office:value-type="float" office:value="0.000694142881655992">
            <text:p>0</text:p>
          </table:table-cell>
          <table:table-cell office:value-type="float" office:value="0.00228976483634295">
            <text:p>0</text:p>
          </table:table-cell>
          <table:table-cell office:value-type="float" office:value="0.00566732241165434">
            <text:p>0.01</text:p>
          </table:table-cell>
          <table:table-cell/>
        </table:table-row>
        <table:table-row table:style-name="ro1">
          <table:table-cell office:value-type="float" office:value="0.00000000000045665047">
            <text:p>0</text:p>
          </table:table-cell>
          <table:table-cell office:value-type="float" office:value="0.000300493024343545">
            <text:p>0</text:p>
          </table:table-cell>
          <table:table-cell office:value-type="float" office:value="0.0036780505996551">
            <text:p>0</text:p>
          </table:table-cell>
          <table:table-cell office:value-type="float" office:value="0.00741364677634112">
            <text:p>0.01</text:p>
          </table:table-cell>
          <table:table-cell/>
        </table:table-row>
        <table:table-row table:style-name="ro1">
          <table:table-cell office:value-type="float" office:value="0.00000000000034248785">
            <text:p>0</text:p>
          </table:table-cell>
          <table:table-cell office:value-type="float" office:value="0.00114625011165595">
            <text:p>0</text:p>
          </table:table-cell>
          <table:table-cell office:value-type="float" office:value="0.00415847472034213">
            <text:p>0</text:p>
          </table:table-cell>
          <table:table-cell office:value-type="float" office:value="0.00480147166967532">
            <text:p>0</text:p>
          </table:table-cell>
          <table:table-cell/>
        </table:table-row>
        <table:table-row table:style-name="ro1">
          <table:table-cell office:value-type="float" office:value="0.00000000000025686589">
            <text:p>0</text:p>
          </table:table-cell>
          <table:table-cell office:value-type="float" office:value="0.00307524095965532">
            <text:p>0</text:p>
          </table:table-cell>
          <table:table-cell office:value-type="float" office:value="0.003997725483009">
            <text:p>0</text:p>
          </table:table-cell>
          <table:table-cell office:value-type="float" office:value="0.00485505474878641">
            <text:p>0</text:p>
          </table:table-cell>
          <table:table-cell/>
        </table:table-row>
        <table:table-row table:style-name="ro1">
          <table:table-cell office:value-type="float" office:value="0.00000000000019264942">
            <text:p>0</text:p>
          </table:table-cell>
          <table:table-cell table:number-columns-repeated="3" office:value-type="float" office:value="0.00378339316656461">
            <text:p>0</text:p>
          </table:table-cell>
          <table:table-cell/>
        </table:table-row>
        <table:table-row table:style-name="ro1">
          <table:table-cell office:value-type="float" office:value="0.00000000000014448706">
            <text:p>0</text:p>
          </table:table-cell>
          <table:table-cell office:value-type="float" office:value="0.00435494601041638">
            <text:p>0</text:p>
          </table:table-cell>
          <table:table-cell office:value-type="float" office:value="0.00821921655432011">
            <text:p>0.01</text:p>
          </table:table-cell>
          <table:table-cell office:value-type="float" office:value="0.0253118836183103">
            <text:p>0.03</text:p>
          </table:table-cell>
          <table:table-cell/>
        </table:table-row>
        <table:table-row table:style-name="ro1">
          <table:table-cell office:value-type="float" office:value="0.0000000000001083653">
            <text:p>0</text:p>
          </table:table-cell>
          <table:table-cell office:value-type="float" office:value="0.000163558488837497">
            <text:p>0</text:p>
          </table:table-cell>
          <table:table-cell office:value-type="float" office:value="0.0166019915974777">
            <text:p>0.02</text:p>
          </table:table-cell>
          <table:table-cell office:value-type="float" office:value="0.0301383298552798">
            <text:p>0.03</text:p>
          </table:table-cell>
          <table:table-cell/>
        </table:table-row>
        <table:table-row table:style-name="ro1">
          <table:table-cell office:value-type="float" office:value="0.00000000000008127397">
            <text:p>0</text:p>
          </table:table-cell>
          <table:table-cell table:number-columns-repeated="2" office:value-type="float" office:value="0.00593300517891352">
            <text:p>0.01</text:p>
          </table:table-cell>
          <table:table-cell office:value-type="float" office:value="0.0563874234247632">
            <text:p>0.06</text:p>
          </table:table-cell>
          <table:table-cell/>
        </table:table-row>
        <table:table-row table:style-name="ro1">
          <table:table-cell office:value-type="float" office:value="0.00000000000006095548">
            <text:p>0</text:p>
          </table:table-cell>
          <table:table-cell table:number-columns-repeated="2" office:value-type="float" office:value="0.0082923100458388">
            <text:p>0.01</text:p>
          </table:table-cell>
          <table:table-cell office:value-type="float" office:value="0.0711888162892852">
            <text:p>0.07</text:p>
          </table:table-cell>
          <table:table-cell/>
        </table:table-row>
        <table:table-row table:style-name="ro1">
          <table:table-cell office:value-type="float" office:value="0.00000000000004571661">
            <text:p>0</text:p>
          </table:table-cell>
          <table:table-cell table:number-columns-repeated="2" office:value-type="float" office:value="0.0115779715379422">
            <text:p>0.01</text:p>
          </table:table-cell>
          <table:table-cell office:value-type="float" office:value="0.0943968635755566">
            <text:p>0.09</text:p>
          </table:table-cell>
          <table:table-cell/>
        </table:table-row>
        <table:table-row table:style-name="ro1">
          <table:table-cell office:value-type="float" office:value="0.00000000000003428746">
            <text:p>0</text:p>
          </table:table-cell>
          <table:table-cell office:value-type="float" office:value="0.0173242562202848">
            <text:p>0.02</text:p>
          </table:table-cell>
          <table:table-cell office:value-type="float" office:value="0.0356631613364646">
            <text:p>0.04</text:p>
          </table:table-cell>
          <table:table-cell office:value-type="float" office:value="0.0420858786160705">
            <text:p>0.04</text:p>
          </table:table-cell>
          <table:table-cell/>
        </table:table-row>
        <table:table-row table:style-name="ro1">
          <table:table-cell office:value-type="float" office:value="0.00000000000002571559">
            <text:p>0</text:p>
          </table:table-cell>
          <table:table-cell office:value-type="float" office:value="0.0301696907794967">
            <text:p>0.03</text:p>
          </table:table-cell>
          <table:table-cell office:value-type="float" office:value="0.0365924080591026">
            <text:p>0.04</text:p>
          </table:table-cell>
          <table:table-cell office:value-type="float" office:value="0.151807298809339">
            <text:p>0.15</text:p>
          </table:table-cell>
          <table:table-cell/>
        </table:table-row>
        <table:table-row table:style-name="ro1">
          <table:table-cell office:value-type="float" office:value="0.00000000000001928669">
            <text:p>0</text:p>
          </table:table-cell>
          <table:table-cell office:value-type="float" office:value="0.0105075186580078">
            <text:p>0.01</text:p>
          </table:table-cell>
          <table:table-cell office:value-type="float" office:value="0.0751287117367386">
            <text:p>0.08</text:p>
          </table:table-cell>
          <table:table-cell office:value-type="float" office:value="0.153234569315918">
            <text:p>0.15</text:p>
          </table:table-cell>
          <table:table-cell/>
        </table:table-row>
        <table:table-row table:style-name="ro1">
          <table:table-cell office:value-type="float" office:value="0.00000000000001446502">
            <text:p>0</text:p>
          </table:table-cell>
          <table:table-cell table:number-columns-repeated="3" office:value-type="float" office:value="0.0180378914735744">
            <text:p>0.02</text:p>
          </table:table-cell>
          <table:table-cell/>
        </table:table-row>
        <table:table-row table:style-name="ro1">
          <table:table-cell office:value-type="float" office:value="0.00000000000001084877">
            <text:p>0</text:p>
          </table:table-cell>
          <table:table-cell office:value-type="float" office:value="0.0104257821051526">
            <text:p>0.01</text:p>
          </table:table-cell>
          <table:table-cell office:value-type="float" office:value="0.0256500008419963">
            <text:p>0.03</text:p>
          </table:table-cell>
          <table:table-cell office:value-type="float" office:value="0.420927082105422">
            <text:p>0.42</text:p>
          </table:table-cell>
          <table:table-cell/>
        </table:table-row>
        <table:table-row table:style-name="ro1">
          <table:table-cell office:value-type="float" office:value="8.13657E-015">
            <text:p>0</text:p>
          </table:table-cell>
          <table:table-cell office:value-type="float" office:value="0.0961437490527542">
            <text:p>0.1</text:p>
          </table:table-cell>
          <table:table-cell office:value-type="float" office:value="0.127144792420955">
            <text:p>0.13</text:p>
          </table:table-cell>
          <table:table-cell office:value-type="float" office:value="0.100079514666566">
            <text:p>0.1</text:p>
          </table:table-cell>
          <table:table-cell/>
        </table:table-row>
        <table:table-row table:style-name="ro1">
          <table:table-cell office:value-type="float" office:value="6.10243E-015">
            <text:p>0</text:p>
          </table:table-cell>
          <table:table-cell office:value-type="float" office:value="0.133911111859552">
            <text:p>0.13</text:p>
          </table:table-cell>
          <table:table-cell office:value-type="float" office:value="0.163806943438727">
            <text:p>0.16</text:p>
          </table:table-cell>
          <table:table-cell office:value-type="float" office:value="0.199893980444579">
            <text:p>0.2</text:p>
          </table:table-cell>
          <table:table-cell/>
        </table:table-row>
        <table:table-row table:style-name="ro1">
          <table:table-cell office:value-type="float" office:value="4.57682E-015">
            <text:p>0</text:p>
          </table:table-cell>
          <table:table-cell office:value-type="float" office:value="0.154785184187264">
            <text:p>0.15</text:p>
          </table:table-cell>
          <table:table-cell office:value-type="float" office:value="0.206085185871256">
            <text:p>0.21</text:p>
          </table:table-cell>
          <table:table-cell office:value-type="float" office:value="0.852467899633735">
            <text:p>0.85</text:p>
          </table:table-cell>
          <table:table-cell/>
        </table:table-row>
        <table:table-row table:style-name="ro1">
          <table:table-cell office:value-type="float" office:value="3.43262E-015">
            <text:p>0</text:p>
          </table:table-cell>
          <table:table-cell table:number-columns-repeated="2" office:value-type="float" office:value="0.0585530855049918">
            <text:p>0.06</text:p>
          </table:table-cell>
          <table:table-cell office:value-type="float" office:value="1.35285102850166">
            <text:p>1.35</text:p>
          </table:table-cell>
          <table:table-cell/>
        </table:table-row>
        <table:table-row table:style-name="ro1">
          <table:table-cell office:value-type="float" office:value="2.57446E-015">
            <text:p>0</text:p>
          </table:table-cell>
          <table:table-cell office:value-type="float" office:value="0.294297942996672">
            <text:p>0.29</text:p>
          </table:table-cell>
          <table:table-cell office:value-type="float" office:value="0.411404114006656">
            <text:p>0.41</text:p>
          </table:table-cell>
          <table:table-cell office:value-type="float" office:value="1.47046803800222">
            <text:p>1.47</text:p>
          </table:table-cell>
          <table:table-cell/>
        </table:table-row>
        <table:table-row table:style-name="ro1">
          <table:table-cell office:value-type="float" office:value="1.93085E-015">
            <text:p>0</text:p>
          </table:table-cell>
          <table:table-cell office:value-type="float" office:value="0.0590639239955627">
            <text:p>0.06</text:p>
          </table:table-cell>
          <table:table-cell office:value-type="float" office:value="0.881872152008875">
            <text:p>0.88</text:p>
          </table:table-cell>
          <table:table-cell office:value-type="float" office:value="1.62729071733629">
            <text:p>1.63</text:p>
          </table:table-cell>
          <table:table-cell/>
        </table:table-row>
        <table:table-row table:style-name="ro1">
          <table:table-cell office:value-type="float" office:value="1.44814E-015">
            <text:p>0</text:p>
          </table:table-cell>
          <table:table-cell office:value-type="float" office:value="0.254581434672583">
            <text:p>0.2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0861E-015">
            <text:p>0</text:p>
          </table:table-cell>
          <table:table-cell office:value-type="float" office:value="0.672775246230111">
            <text:p>0.67</text:p>
          </table:table-cell>
          <table:table-cell table:number-columns-repeated="2" office:value-type="float" office:value="1">
            <text:p>1</text:p>
          </table:table-cell>
          <table:table-cell/>
        </table:table-row>
      </table:table>
      <table:table table:name="Sheet5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eps_F</text:p>
          </table:table-cell>
          <table:table-cell office:value-type="string">
            <text:p>eps_C</text:p>
          </table:table-cell>
          <table:table-cell office:value-type="string">
            <text:p>eps_E</text:p>
          </table:table-cell>
          <table:table-cell>
            <draw:frame table:end-cell-address="Sheet5.R55" table:end-x="0.878in" table:end-y="0.0732in" draw:z-index="0" draw:style-name="gr1" svg:width="12.3917in" svg:height="9.5953in" svg:x="0.0437in" svg:y="0.0417in">
              <draw:object draw:notify-on-update-of-ranges="Sheet5.A1:Sheet5.A1 Sheet5.A2:Sheet5.A129 Sheet5.B1:Sheet5.B1 Sheet5.B2:Sheet5.B129 Sheet5.A1:Sheet5.A1 Sheet5.A2:Sheet5.A129 Sheet5.C1:Sheet5.C1 Sheet5.C2:Sheet5.C129 Sheet5.A1:Sheet5.A1 Sheet5.A2:Sheet5.A129 Sheet5.D1:Sheet5.D1 Sheet5.D2:Sheet5.D1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1.494748369057">
            <text:p>371.49</text:p>
          </table:table-cell>
          <table:table-cell office:value-type="float" office:value="5.82247929916836">
            <text:p>5.82</text:p>
          </table:table-cell>
          <table:table-cell office:value-type="float" office:value="0.856252827849514">
            <text:p>0.8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.0714655805569">
            <text:p>66.07</text:p>
          </table:table-cell>
          <table:table-cell office:value-type="float" office:value="2.33929164242535">
            <text:p>2.34</text:p>
          </table:table-cell>
          <table:table-cell office:value-type="float" office:value="0.220404365185349">
            <text:p>0.22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.7815847330839">
            <text:p>18.78</text:p>
          </table:table-cell>
          <table:table-cell office:value-type="float" office:value="1.08496369148747">
            <text:p>1.08</text:p>
          </table:table-cell>
          <table:table-cell office:value-type="float" office:value="0.0620608562512214">
            <text:p>0.06</text:p>
          </table:table-cell>
          <table:table-cell/>
        </table:table-row>
        <table:table-row table:style-name="ro1">
          <table:table-cell office:value-type="float" office:value="3.375">
            <text:p>3.38</text:p>
          </table:table-cell>
          <table:table-cell office:value-type="float" office:value="7.36275074987046">
            <text:p>7.36</text:p>
          </table:table-cell>
          <table:table-cell office:value-type="float" office:value="0.546953340795584">
            <text:p>0.55</text:p>
          </table:table-cell>
          <table:table-cell office:value-type="float" office:value="0.0183869005630572">
            <text:p>0.02</text:p>
          </table:table-cell>
          <table:table-cell/>
        </table:table-row>
        <table:table-row table:style-name="ro1">
          <table:table-cell office:value-type="float" office:value="2.53125">
            <text:p>2.53</text:p>
          </table:table-cell>
          <table:table-cell office:value-type="float" office:value="3.57055124176161">
            <text:p>3.57</text:p>
          </table:table-cell>
          <table:table-cell office:value-type="float" office:value="0.289183174124543">
            <text:p>0.29</text:p>
          </table:table-cell>
          <table:table-cell office:value-type="float" office:value="0.00560625530295642">
            <text:p>0.01</text:p>
          </table:table-cell>
          <table:table-cell/>
        </table:table-row>
        <table:table-row table:style-name="ro1">
          <table:table-cell office:value-type="float" office:value="1.8984375">
            <text:p>1.9</text:p>
          </table:table-cell>
          <table:table-cell office:value-type="float" office:value="1.98954055079257">
            <text:p>1.99</text:p>
          </table:table-cell>
          <table:table-cell office:value-type="float" office:value="0.157081589246164">
            <text:p>0.16</text:p>
          </table:table-cell>
          <table:table-cell office:value-type="float" office:value="0.00173726813641081">
            <text:p>0</text:p>
          </table:table-cell>
          <table:table-cell/>
        </table:table-row>
        <table:table-row table:style-name="ro1">
          <table:table-cell office:value-type="float" office:value="1.423828125">
            <text:p>1.42</text:p>
          </table:table-cell>
          <table:table-cell office:value-type="float" office:value="1.21444439224423">
            <text:p>1.21</text:p>
          </table:table-cell>
          <table:table-cell office:value-type="float" office:value="0.0866368534060637">
            <text:p>0.09</text:p>
          </table:table-cell>
          <table:table-cell office:value-type="float" office:value="0.000543274032204494">
            <text:p>0</text:p>
          </table:table-cell>
          <table:table-cell/>
        </table:table-row>
        <table:table-row table:style-name="ro1">
          <table:table-cell office:value-type="float" office:value="1.06787109375">
            <text:p>1.07</text:p>
          </table:table-cell>
          <table:table-cell office:value-type="float" office:value="0.787837074542356">
            <text:p>0.79</text:p>
          </table:table-cell>
          <table:table-cell office:value-type="float" office:value="0.0481964326876982">
            <text:p>0.05</text:p>
          </table:table-cell>
          <table:table-cell office:value-type="float" office:value="0.00017076492837828">
            <text:p>0</text:p>
          </table:table-cell>
          <table:table-cell/>
        </table:table-row>
        <table:table-row table:style-name="ro1">
          <table:table-cell office:value-type="float" office:value="0.8009033203125">
            <text:p>0.8</text:p>
          </table:table-cell>
          <table:table-cell office:value-type="float" office:value="0.532709606711128">
            <text:p>0.53</text:p>
          </table:table-cell>
          <table:table-cell office:value-type="float" office:value="0.0269420405664705">
            <text:p>0.03</text:p>
          </table:table-cell>
          <table:table-cell office:value-type="float" office:value="0.0000538309262836287">
            <text:p>0</text:p>
          </table:table-cell>
          <table:table-cell/>
        </table:table-row>
        <table:table-row table:style-name="ro1">
          <table:table-cell office:value-type="float" office:value="0.600677490234375">
            <text:p>0.6</text:p>
          </table:table-cell>
          <table:table-cell office:value-type="float" office:value="0.370708407968401">
            <text:p>0.37</text:p>
          </table:table-cell>
          <table:table-cell office:value-type="float" office:value="0.0151018448250946">
            <text:p>0.02</text:p>
          </table:table-cell>
          <table:table-cell office:value-type="float" office:value="0.0000169969213992602">
            <text:p>0</text:p>
          </table:table-cell>
          <table:table-cell/>
        </table:table-row>
        <table:table-row table:style-name="ro1">
          <table:table-cell office:value-type="float" office:value="0.450508117675781">
            <text:p>0.45</text:p>
          </table:table-cell>
          <table:table-cell office:value-type="float" office:value="0.263260866541371">
            <text:p>0.26</text:p>
          </table:table-cell>
          <table:table-cell office:value-type="float" office:value="0.0084780451485632">
            <text:p>0.01</text:p>
          </table:table-cell>
          <table:table-cell office:value-type="float" office:value="0.00000537162418135819">
            <text:p>0</text:p>
          </table:table-cell>
          <table:table-cell/>
        </table:table-row>
        <table:table-row table:style-name="ro1">
          <table:table-cell office:value-type="float" office:value="0.337881088256836">
            <text:p>0.34</text:p>
          </table:table-cell>
          <table:table-cell office:value-type="float" office:value="0.189690090136601">
            <text:p>0.19</text:p>
          </table:table-cell>
          <table:table-cell office:value-type="float" office:value="0.00476361071138269">
            <text:p>0</text:p>
          </table:table-cell>
          <table:table-cell office:value-type="float" office:value="0.00000169849752811013">
            <text:p>0</text:p>
          </table:table-cell>
          <table:table-cell/>
        </table:table-row>
        <table:table-row table:style-name="ro1">
          <table:table-cell office:value-type="float" office:value="0.253410816192627">
            <text:p>0.25</text:p>
          </table:table-cell>
          <table:table-cell office:value-type="float" office:value="0.138122173169461">
            <text:p>0.14</text:p>
          </table:table-cell>
          <table:table-cell office:value-type="float" office:value="0.00267785871528173">
            <text:p>0</text:p>
          </table:table-cell>
          <table:table-cell office:value-type="float" office:value="0.00000053722010711971">
            <text:p>0</text:p>
          </table:table-cell>
          <table:table-cell/>
        </table:table-row>
        <table:table-row table:style-name="ro1">
          <table:table-cell office:value-type="float" office:value="0.19005811214447">
            <text:p>0.19</text:p>
          </table:table-cell>
          <table:table-cell office:value-type="float" office:value="0.101346685091076">
            <text:p>0.1</text:p>
          </table:table-cell>
          <table:table-cell office:value-type="float" office:value="0.00150576664178078">
            <text:p>0</text:p>
          </table:table-cell>
          <table:table-cell office:value-type="float" office:value="0.00000016994882042631">
            <text:p>0</text:p>
          </table:table-cell>
          <table:table-cell/>
        </table:table-row>
        <table:table-row table:style-name="ro1">
          <table:table-cell office:value-type="float" office:value="0.142543584108353">
            <text:p>0.14</text:p>
          </table:table-cell>
          <table:table-cell office:value-type="float" office:value="0.0747824404636192">
            <text:p>0.07</text:p>
          </table:table-cell>
          <table:table-cell office:value-type="float" office:value="0.000846826435031661">
            <text:p>0</text:p>
          </table:table-cell>
          <table:table-cell office:value-type="float" office:value="0.00000005377109773998">
            <text:p>0</text:p>
          </table:table-cell>
          <table:table-cell/>
        </table:table-row>
        <table:table-row table:style-name="ro1">
          <table:table-cell office:value-type="float" office:value="0.106907688081264">
            <text:p>0.11</text:p>
          </table:table-cell>
          <table:table-cell office:value-type="float" office:value="0.0554107393858591">
            <text:p>0.06</text:p>
          </table:table-cell>
          <table:table-cell office:value-type="float" office:value="0.000476286940421599">
            <text:p>0</text:p>
          </table:table-cell>
          <table:table-cell office:value-type="float" office:value="0.00000001701693347464">
            <text:p>0</text:p>
          </table:table-cell>
          <table:table-cell/>
        </table:table-row>
        <table:table-row table:style-name="ro1">
          <table:table-cell office:value-type="float" office:value="0.0801807660609484">
            <text:p>0.08</text:p>
          </table:table-cell>
          <table:table-cell office:value-type="float" office:value="0.0411837029225135">
            <text:p>0.04</text:p>
          </table:table-cell>
          <table:table-cell office:value-type="float" office:value="0.000267894656225214">
            <text:p>0</text:p>
          </table:table-cell>
          <table:table-cell office:value-type="float" office:value="0.00000000538861217475">
            <text:p>0</text:p>
          </table:table-cell>
          <table:table-cell/>
        </table:table-row>
        <table:table-row table:style-name="ro1">
          <table:table-cell office:value-type="float" office:value="0.0601355745457113">
            <text:p>0.06</text:p>
          </table:table-cell>
          <table:table-cell office:value-type="float" office:value="0.0306796730478813">
            <text:p>0.03</text:p>
          </table:table-cell>
          <table:table-cell office:value-type="float" office:value="0.000150685443286122">
            <text:p>0</text:p>
          </table:table-cell>
          <table:table-cell office:value-type="float" office:value="0.00000000170950443926">
            <text:p>0</text:p>
          </table:table-cell>
          <table:table-cell/>
        </table:table-row>
        <table:table-row table:style-name="ro1">
          <table:table-cell office:value-type="float" office:value="0.0451016809092835">
            <text:p>0.05</text:p>
          </table:table-cell>
          <table:table-cell office:value-type="float" office:value="0.0228937247983998">
            <text:p>0.02</text:p>
          </table:table-cell>
          <table:table-cell office:value-type="float" office:value="0.0000847588826823081">
            <text:p>0</text:p>
          </table:table-cell>
          <table:table-cell office:value-type="float" office:value="0.00000000054544494978">
            <text:p>0</text:p>
          </table:table-cell>
          <table:table-cell/>
        </table:table-row>
        <table:table-row table:style-name="ro1">
          <table:table-cell office:value-type="float" office:value="0.0338262606819626">
            <text:p>0.03</text:p>
          </table:table-cell>
          <table:table-cell office:value-type="float" office:value="0.0171054566475703">
            <text:p>0.02</text:p>
          </table:table-cell>
          <table:table-cell office:value-type="float" office:value="0.0000476763382302208">
            <text:p>0</text:p>
          </table:table-cell>
          <table:table-cell office:value-type="float" office:value="0.00000000017712878671">
            <text:p>0</text:p>
          </table:table-cell>
          <table:table-cell/>
        </table:table-row>
        <table:table-row table:style-name="ro1">
          <table:table-cell office:value-type="float" office:value="0.0253696955114719">
            <text:p>0.03</text:p>
          </table:table-cell>
          <table:table-cell office:value-type="float" office:value="0.0127928018107428">
            <text:p>0.01</text:p>
          </table:table-cell>
          <table:table-cell office:value-type="float" office:value="0.0000268177695306941">
            <text:p>0</text:p>
          </table:table-cell>
          <table:table-cell office:value-type="float" office:value="0.00000000006059457496">
            <text:p>0</text:p>
          </table:table-cell>
          <table:table-cell/>
        </table:table-row>
        <table:table-row table:style-name="ro1">
          <table:table-cell office:value-type="float" office:value="0.019027271633604">
            <text:p>0.02</text:p>
          </table:table-cell>
          <table:table-cell office:value-type="float" office:value="0.00957426344081767">
            <text:p>0.01</text:p>
          </table:table-cell>
          <table:table-cell office:value-type="float" office:value="0.0000150849393515477">
            <text:p>0</text:p>
          </table:table-cell>
          <table:table-cell office:value-type="float" office:value="0.00000000002370909514">
            <text:p>0</text:p>
          </table:table-cell>
          <table:table-cell/>
        </table:table-row>
        <table:table-row table:style-name="ro1">
          <table:table-cell office:value-type="float" office:value="0.014270453725203">
            <text:p>0.01</text:p>
          </table:table-cell>
          <table:table-cell office:value-type="float" office:value="0.00716928926549942">
            <text:p>0.01</text:p>
          </table:table-cell>
          <table:table-cell office:value-type="float" office:value="0.00000848525867562255">
            <text:p>0</text:p>
          </table:table-cell>
          <table:table-cell office:value-type="float" office:value="0.00000000001205386054">
            <text:p>0</text:p>
          </table:table-cell>
          <table:table-cell/>
        </table:table-row>
        <table:table-row table:style-name="ro1">
          <table:table-cell office:value-type="float" office:value="0.0107028402939022">
            <text:p>0.01</text:p>
          </table:table-cell>
          <table:table-cell office:value-type="float" office:value="0.00537056313229065">
            <text:p>0.01</text:p>
          </table:table-cell>
          <table:table-cell office:value-type="float" office:value="0.00000477294977697539">
            <text:p>0</text:p>
          </table:table-cell>
          <table:table-cell office:value-type="float" office:value="0.0000000000083433718">
            <text:p>0</text:p>
          </table:table-cell>
          <table:table-cell/>
        </table:table-row>
        <table:table-row table:style-name="ro1">
          <table:table-cell office:value-type="float" office:value="0.00802713022042667">
            <text:p>0.01</text:p>
          </table:table-cell>
          <table:table-cell office:value-type="float" office:value="0.00402432582586761">
            <text:p>0</text:p>
          </table:table-cell>
          <table:table-cell office:value-type="float" office:value="0.00000268477964522495">
            <text:p>0</text:p>
          </table:table-cell>
          <table:table-cell office:value-type="float" office:value="0.00000000000719356466">
            <text:p>0</text:p>
          </table:table-cell>
          <table:table-cell/>
        </table:table-row>
        <table:table-row table:style-name="ro1">
          <table:table-cell office:value-type="float" office:value="0.00602034766532">
            <text:p>0.01</text:p>
          </table:table-cell>
          <table:table-cell office:value-type="float" office:value="0.00301622369314535">
            <text:p>0</text:p>
          </table:table-cell>
          <table:table-cell office:value-type="float" office:value="0.00000151018511332151">
            <text:p>0</text:p>
          </table:table-cell>
          <table:table-cell office:value-type="float" office:value="0.00000000000685211866">
            <text:p>0</text:p>
          </table:table-cell>
          <table:table-cell/>
        </table:table-row>
        <table:table-row table:style-name="ro1">
          <table:table-cell office:value-type="float" office:value="0.00451526074899">
            <text:p>0</text:p>
          </table:table-cell>
          <table:table-cell office:value-type="float" office:value="0.00226103213687521">
            <text:p>0</text:p>
          </table:table-cell>
          <table:table-cell office:value-type="float" office:value="0.00000084947604709274">
            <text:p>0</text:p>
          </table:table-cell>
          <table:table-cell office:value-type="float" office:value="0.00000000000666505853">
            <text:p>0</text:p>
          </table:table-cell>
          <table:table-cell/>
        </table:table-row>
        <table:table-row table:style-name="ro1">
          <table:table-cell office:value-type="float" office:value="0.0033864455617425">
            <text:p>0</text:p>
          </table:table-cell>
          <table:table-cell office:value-type="float" office:value="0.00169513572903444">
            <text:p>0</text:p>
          </table:table-cell>
          <table:table-cell office:value-type="float" office:value="0.00000047782733025182">
            <text:p>0</text:p>
          </table:table-cell>
          <table:table-cell office:value-type="float" office:value="0.000000000006616864">
            <text:p>0</text:p>
          </table:table-cell>
          <table:table-cell/>
        </table:table-row>
        <table:table-row table:style-name="ro1">
          <table:table-cell office:value-type="float" office:value="0.00253983417130688">
            <text:p>0</text:p>
          </table:table-cell>
          <table:table-cell office:value-type="float" office:value="0.00127099288823971">
            <text:p>0</text:p>
          </table:table-cell>
          <table:table-cell office:value-type="float" office:value="0.00000026877487395355">
            <text:p>0</text:p>
          </table:table-cell>
          <table:table-cell office:value-type="float" office:value="0.00000000000662764651">
            <text:p>0</text:p>
          </table:table-cell>
          <table:table-cell/>
        </table:table-row>
        <table:table-row table:style-name="ro1">
          <table:table-cell office:value-type="float" office:value="0.00190487562848016">
            <text:p>0</text:p>
          </table:table-cell>
          <table:table-cell office:value-type="float" office:value="0.000953042854127177">
            <text:p>0</text:p>
          </table:table-cell>
          <table:table-cell office:value-type="float" office:value="0.00000015118294010853">
            <text:p>0</text:p>
          </table:table-cell>
          <table:table-cell office:value-type="float" office:value="0.00000000000657749152">
            <text:p>0</text:p>
          </table:table-cell>
          <table:table-cell/>
        </table:table-row>
        <table:table-row table:style-name="ro1">
          <table:table-cell office:value-type="float" office:value="0.00142865672136012">
            <text:p>0</text:p>
          </table:table-cell>
          <table:table-cell office:value-type="float" office:value="0.000714668652206987">
            <text:p>0</text:p>
          </table:table-cell>
          <table:table-cell office:value-type="float" office:value="0.00000008503754766225">
            <text:p>0</text:p>
          </table:table-cell>
          <table:table-cell office:value-type="float" office:value="0.00000000000698739009">
            <text:p>0</text:p>
          </table:table-cell>
          <table:table-cell/>
        </table:table-row>
        <table:table-row table:style-name="ro1">
          <table:table-cell office:value-type="float" office:value="0.00107149254102009">
            <text:p>0</text:p>
          </table:table-cell>
          <table:table-cell office:value-type="float" office:value="0.000535937664383848">
            <text:p>0</text:p>
          </table:table-cell>
          <table:table-cell office:value-type="float" office:value="0.00000004783063989167">
            <text:p>0</text:p>
          </table:table-cell>
          <table:table-cell office:value-type="float" office:value="0.00000000000675867028">
            <text:p>0</text:p>
          </table:table-cell>
          <table:table-cell/>
        </table:table-row>
        <table:table-row table:style-name="ro1">
          <table:table-cell office:value-type="float" office:value="0.000803619405765066">
            <text:p>0</text:p>
          </table:table-cell>
          <table:table-cell office:value-type="float" office:value="0.000401917351879176">
            <text:p>0</text:p>
          </table:table-cell>
          <table:table-cell office:value-type="float" office:value="0.00000002690184148035">
            <text:p>0</text:p>
          </table:table-cell>
          <table:table-cell office:value-type="float" office:value="0.00000000000619961373">
            <text:p>0</text:p>
          </table:table-cell>
          <table:table-cell/>
        </table:table-row>
        <table:table-row table:style-name="ro1">
          <table:table-cell office:value-type="float" office:value="0.0006027145543238">
            <text:p>0</text:p>
          </table:table-cell>
          <table:table-cell office:value-type="float" office:value="0.000301417823569706">
            <text:p>0</text:p>
          </table:table-cell>
          <table:table-cell office:value-type="float" office:value="0.00000001512947195622">
            <text:p>0</text:p>
          </table:table-cell>
          <table:table-cell office:value-type="float" office:value="0.0000000000061092694">
            <text:p>0</text:p>
          </table:table-cell>
          <table:table-cell/>
        </table:table-row>
        <table:table-row table:style-name="ro1">
          <table:table-cell office:value-type="float" office:value="0.00045203591574285">
            <text:p>0</text:p>
          </table:table-cell>
          <table:table-cell office:value-type="float" office:value="0.000226052011437304">
            <text:p>0</text:p>
          </table:table-cell>
          <table:table-cell office:value-type="float" office:value="0.0000000085074067027">
            <text:p>0</text:p>
          </table:table-cell>
          <table:table-cell office:value-type="float" office:value="0.00000000000746443426">
            <text:p>0</text:p>
          </table:table-cell>
          <table:table-cell/>
        </table:table-row>
        <table:table-row table:style-name="ro1">
          <table:table-cell office:value-type="float" office:value="0.000339026936807137">
            <text:p>0</text:p>
          </table:table-cell>
          <table:table-cell office:value-type="float" office:value="0.000169532619925984">
            <text:p>0</text:p>
          </table:table-cell>
          <table:table-cell office:value-type="float" office:value="0.00000000478269272791">
            <text:p>0</text:p>
          </table:table-cell>
          <table:table-cell office:value-type="float" office:value="0.00000000000786600089">
            <text:p>0</text:p>
          </table:table-cell>
          <table:table-cell/>
        </table:table-row>
        <table:table-row table:style-name="ro1">
          <table:table-cell office:value-type="float" office:value="0.000254270202605353">
            <text:p>0</text:p>
          </table:table-cell>
          <table:table-cell office:value-type="float" office:value="0.000127145871062899">
            <text:p>0</text:p>
          </table:table-cell>
          <table:table-cell office:value-type="float" office:value="0.00000000268682335554">
            <text:p>0</text:p>
          </table:table-cell>
          <table:table-cell office:value-type="float" office:value="0.00000000000658092232">
            <text:p>0</text:p>
          </table:table-cell>
          <table:table-cell/>
        </table:table-row>
        <table:table-row table:style-name="ro1">
          <table:table-cell office:value-type="float" office:value="0.000190702651954015">
            <text:p>0</text:p>
          </table:table-cell>
          <table:table-cell office:value-type="float" office:value="0.0000953573813846778">
            <text:p>0</text:p>
          </table:table-cell>
          <table:table-cell office:value-type="float" office:value="0.0000000015084589125">
            <text:p>0</text:p>
          </table:table-cell>
          <table:table-cell office:value-type="float" office:value="0.0000000000050104341">
            <text:p>0</text:p>
          </table:table-cell>
          <table:table-cell/>
        </table:table-row>
        <table:table-row table:style-name="ro1">
          <table:table-cell office:value-type="float" office:value="0.000143026988965511">
            <text:p>0</text:p>
          </table:table-cell>
          <table:table-cell office:value-type="float" office:value="0.0000715168971138553">
            <text:p>0</text:p>
          </table:table-cell>
          <table:table-cell office:value-type="float" office:value="0.00000000084567351365">
            <text:p>0</text:p>
          </table:table-cell>
          <table:table-cell office:value-type="float" office:value="0.00000000000719977277">
            <text:p>0</text:p>
          </table:table-cell>
          <table:table-cell/>
        </table:table-row>
        <table:table-row table:style-name="ro1">
          <table:table-cell office:value-type="float" office:value="0.000107270241724133">
            <text:p>0</text:p>
          </table:table-cell>
          <table:table-cell office:value-type="float" office:value="0.0000536370332841266">
            <text:p>0</text:p>
          </table:table-cell>
          <table:table-cell office:value-type="float" office:value="0.00000000047254149169">
            <text:p>0</text:p>
          </table:table-cell>
          <table:table-cell office:value-type="float" office:value="0.00000000001075342507">
            <text:p>0</text:p>
          </table:table-cell>
          <table:table-cell/>
        </table:table-row>
        <table:table-row table:style-name="ro1">
          <table:table-cell office:value-type="float" office:value="0.0000804526812931">
            <text:p>0</text:p>
          </table:table-cell>
          <table:table-cell office:value-type="float" office:value="0.0000402274143725559">
            <text:p>0</text:p>
          </table:table-cell>
          <table:table-cell office:value-type="float" office:value="0.00000000026338441699">
            <text:p>0</text:p>
          </table:table-cell>
          <table:table-cell office:value-type="float" office:value="0.00000000001007657782">
            <text:p>0</text:p>
          </table:table-cell>
          <table:table-cell/>
        </table:table-row>
        <table:table-row table:style-name="ro1">
          <table:table-cell office:value-type="float" office:value="0.000060339510969825">
            <text:p>0</text:p>
          </table:table-cell>
          <table:table-cell office:value-type="float" office:value="0.0000301703529952737">
            <text:p>0</text:p>
          </table:table-cell>
          <table:table-cell office:value-type="float" office:value="0.00000000014492977572">
            <text:p>0</text:p>
          </table:table-cell>
          <table:table-cell office:value-type="float" office:value="0.00000000000052785264">
            <text:p>0</text:p>
          </table:table-cell>
          <table:table-cell/>
        </table:table-row>
        <table:table-row table:style-name="ro1">
          <table:table-cell office:value-type="float" office:value="0.0000452546332273687">
            <text:p>0</text:p>
          </table:table-cell>
          <table:table-cell office:value-type="float" office:value="0.000022627652741345">
            <text:p>0</text:p>
          </table:table-cell>
          <table:table-cell office:value-type="float" office:value="0.00000000008175393437">
            <text:p>0</text:p>
          </table:table-cell>
          <table:table-cell office:value-type="float" office:value="0.00000000000488708878">
            <text:p>0</text:p>
          </table:table-cell>
          <table:table-cell/>
        </table:table-row>
        <table:table-row table:style-name="ro1">
          <table:table-cell office:value-type="float" office:value="0.0000339409749205266">
            <text:p>0</text:p>
          </table:table-cell>
          <table:table-cell office:value-type="float" office:value="0.0000169706751584361">
            <text:p>0</text:p>
          </table:table-cell>
          <table:table-cell office:value-type="float" office:value="0.0000000000384334228">
            <text:p>0</text:p>
          </table:table-cell>
          <table:table-cell office:value-type="float" office:value="0.00000000001932731376">
            <text:p>0</text:p>
          </table:table-cell>
          <table:table-cell/>
        </table:table-row>
        <table:table-row table:style-name="ro1">
          <table:table-cell office:value-type="float" office:value="0.0000254557311903949">
            <text:p>0</text:p>
          </table:table-cell>
          <table:table-cell office:value-type="float" office:value="0.0000127279698488088">
            <text:p>0</text:p>
          </table:table-cell>
          <table:table-cell office:value-type="float" office:value="0.0000000000272021367">
            <text:p>0</text:p>
          </table:table-cell>
          <table:table-cell office:value-type="float" office:value="0.00000000000702643583">
            <text:p>0</text:p>
          </table:table-cell>
          <table:table-cell/>
        </table:table-row>
        <table:table-row table:style-name="ro1">
          <table:table-cell office:value-type="float" office:value="0.0000190917983927962">
            <text:p>0</text:p>
          </table:table-cell>
          <table:table-cell office:value-type="float" office:value="0.00000954595905050729">
            <text:p>0</text:p>
          </table:table-cell>
          <table:table-cell office:value-type="float" office:value="0.00000000001008785044">
            <text:p>0</text:p>
          </table:table-cell>
          <table:table-cell office:value-type="float" office:value="0.00000000001273136129">
            <text:p>0</text:p>
          </table:table-cell>
          <table:table-cell/>
        </table:table-row>
        <table:table-row table:style-name="ro1">
          <table:table-cell office:value-type="float" office:value="0.0000143188487945971">
            <text:p>0</text:p>
          </table:table-cell>
          <table:table-cell office:value-type="float" office:value="0.00000715945398235945">
            <text:p>0</text:p>
          </table:table-cell>
          <table:table-cell office:value-type="float" office:value="0.00000000001008785044">
            <text:p>0</text:p>
          </table:table-cell>
          <table:table-cell office:value-type="float" office:value="0.00000000000512495738">
            <text:p>0</text:p>
          </table:table-cell>
          <table:table-cell/>
        </table:table-row>
        <table:table-row table:style-name="ro1">
          <table:table-cell office:value-type="float" office:value="0.0000107391365959479">
            <text:p>0</text:p>
          </table:table-cell>
          <table:table-cell office:value-type="float" office:value="0.0000053695882548727">
            <text:p>0</text:p>
          </table:table-cell>
          <table:table-cell office:value-type="float" office:value="0.0000000000062845668">
            <text:p>0</text:p>
          </table:table-cell>
          <table:table-cell office:value-type="float" office:value="0.00000000001399895913">
            <text:p>0</text:p>
          </table:table-cell>
          <table:table-cell/>
        </table:table-row>
        <table:table-row table:style-name="ro1">
          <table:table-cell office:value-type="float" office:value="0.00000805435244696089">
            <text:p>0</text:p>
          </table:table-cell>
          <table:table-cell office:value-type="float" office:value="0.00000402718895909427">
            <text:p>0</text:p>
          </table:table-cell>
          <table:table-cell office:value-type="float" office:value="0.00000000001906984061">
            <text:p>0</text:p>
          </table:table-cell>
          <table:table-cell office:value-type="float" office:value="0.00000000000797496954">
            <text:p>0</text:p>
          </table:table-cell>
          <table:table-cell/>
        </table:table-row>
        <table:table-row table:style-name="ro1">
          <table:table-cell office:value-type="float" office:value="0.00000604076433522067">
            <text:p>0</text:p>
          </table:table-cell>
          <table:table-cell office:value-type="float" office:value="0.00000302036497801357">
            <text:p>0</text:p>
          </table:table-cell>
          <table:table-cell office:value-type="float" office:value="0.00000000002825865883">
            <text:p>0</text:p>
          </table:table-cell>
          <table:table-cell office:value-type="float" office:value="0.00000000000780114249">
            <text:p>0</text:p>
          </table:table-cell>
          <table:table-cell/>
        </table:table-row>
        <table:table-row table:style-name="ro1">
          <table:table-cell office:value-type="float" office:value="0.0000045305732514155">
            <text:p>0</text:p>
          </table:table-cell>
          <table:table-cell office:value-type="float" office:value="0.00000226529206683217">
            <text:p>0</text:p>
          </table:table-cell>
          <table:table-cell office:value-type="float" office:value="0.00000000001681597029">
            <text:p>0</text:p>
          </table:table-cell>
          <table:table-cell office:value-type="float" office:value="0.00000000006489565092">
            <text:p>0</text:p>
          </table:table-cell>
          <table:table-cell/>
        </table:table-row>
        <table:table-row table:style-name="ro1">
          <table:table-cell office:value-type="float" office:value="0.00000339792993856163">
            <text:p>0</text:p>
          </table:table-cell>
          <table:table-cell office:value-type="float" office:value="0.00000169896184124341">
            <text:p>0</text:p>
          </table:table-cell>
          <table:table-cell table:number-columns-repeated="2" office:value-type="float" office:value="0.00000000001924366766">
            <text:p>0</text:p>
          </table:table-cell>
          <table:table-cell/>
        </table:table-row>
        <table:table-row table:style-name="ro1">
          <table:table-cell office:value-type="float" office:value="0.00000254844745392122">
            <text:p>0</text:p>
          </table:table-cell>
          <table:table-cell office:value-type="float" office:value="0.00000127422619180863">
            <text:p>0</text:p>
          </table:table-cell>
          <table:table-cell office:value-type="float" office:value="0.00000000001280928939">
            <text:p>0</text:p>
          </table:table-cell>
          <table:table-cell office:value-type="float" office:value="0.00000000007266558949">
            <text:p>0</text:p>
          </table:table-cell>
          <table:table-cell/>
        </table:table-row>
        <table:table-row table:style-name="ro1">
          <table:table-cell office:value-type="float" office:value="0.00000191133559044091">
            <text:p>0</text:p>
          </table:table-cell>
          <table:table-cell office:value-type="float" office:value="0.00000095570383673237">
            <text:p>0</text:p>
          </table:table-cell>
          <table:table-cell office:value-type="float" office:value="0.00000000007691553024">
            <text:p>0</text:p>
          </table:table-cell>
          <table:table-cell office:value-type="float" office:value="0.00000000019088219879">
            <text:p>0</text:p>
          </table:table-cell>
          <table:table-cell/>
        </table:table-row>
        <table:table-row table:style-name="ro1">
          <table:table-cell office:value-type="float" office:value="0.00000143350169283069">
            <text:p>0</text:p>
          </table:table-cell>
          <table:table-cell office:value-type="float" office:value="0.0000007167444029761">
            <text:p>0</text:p>
          </table:table-cell>
          <table:table-cell office:value-type="float" office:value="0.00000000000855934864">
            <text:p>0</text:p>
          </table:table-cell>
          <table:table-cell office:value-type="float" office:value="0.00000000014339604605">
            <text:p>0</text:p>
          </table:table-cell>
          <table:table-cell/>
        </table:table-row>
        <table:table-row table:style-name="ro1">
          <table:table-cell office:value-type="float" office:value="0.00000107512626962301">
            <text:p>0</text:p>
          </table:table-cell>
          <table:table-cell office:value-type="float" office:value="0.00000053743697825999">
            <text:p>0</text:p>
          </table:table-cell>
          <table:table-cell office:value-type="float" office:value="0.0000000000294293775">
            <text:p>0</text:p>
          </table:table-cell>
          <table:table-cell office:value-type="float" office:value="0.00000000017317781542">
            <text:p>0</text:p>
          </table:table-cell>
          <table:table-cell/>
        </table:table-row>
        <table:table-row table:style-name="ro1">
          <table:table-cell office:value-type="float" office:value="0.00000080634470221726">
            <text:p>0</text:p>
          </table:table-cell>
          <table:table-cell office:value-type="float" office:value="0.00000040310836524014">
            <text:p>0</text:p>
          </table:table-cell>
          <table:table-cell office:value-type="float" office:value="0.00000000028268853203">
            <text:p>0</text:p>
          </table:table-cell>
          <table:table-cell office:value-type="float" office:value="0.00000000001254544476">
            <text:p>0</text:p>
          </table:table-cell>
          <table:table-cell/>
        </table:table-row>
        <table:table-row table:style-name="ro1">
          <table:table-cell office:value-type="float" office:value="0.00000060475852666295">
            <text:p>0</text:p>
          </table:table-cell>
          <table:table-cell office:value-type="float" office:value="0.00000030234502129744">
            <text:p>0</text:p>
          </table:table-cell>
          <table:table-cell office:value-type="float" office:value="0.00000000005499012285">
            <text:p>0</text:p>
          </table:table-cell>
          <table:table-cell office:value-type="float" office:value="0.00000000030520044235">
            <text:p>0</text:p>
          </table:table-cell>
          <table:table-cell/>
        </table:table-row>
        <table:table-row table:style-name="ro1">
          <table:table-cell office:value-type="float" office:value="0.00000045356889499721">
            <text:p>0</text:p>
          </table:table-cell>
          <table:table-cell office:value-type="float" office:value="0.00000022670497777282">
            <text:p>0</text:p>
          </table:table-cell>
          <table:table-cell office:value-type="float" office:value="0.00000000021515280105">
            <text:p>0</text:p>
          </table:table-cell>
          <table:table-cell office:value-type="float" office:value="0.00000000074535569956">
            <text:p>0</text:p>
          </table:table-cell>
          <table:table-cell/>
        </table:table-row>
        <table:table-row table:style-name="ro1">
          <table:table-cell office:value-type="float" office:value="0.00000034017667124791">
            <text:p>0</text:p>
          </table:table-cell>
          <table:table-cell office:value-type="float" office:value="0.00000017027510409706">
            <text:p>0</text:p>
          </table:table-cell>
          <table:table-cell office:value-type="float" office:value="0.00000000026510128588">
            <text:p>0</text:p>
          </table:table-cell>
          <table:table-cell office:value-type="float" office:value="0.00000000037523771453">
            <text:p>0</text:p>
          </table:table-cell>
          <table:table-cell/>
        </table:table-row>
        <table:table-row table:style-name="ro1">
          <table:table-cell office:value-type="float" office:value="0.00000025513250343593">
            <text:p>0</text:p>
          </table:table-cell>
          <table:table-cell office:value-type="float" office:value="0.00000012721230680975">
            <text:p>0</text:p>
          </table:table-cell>
          <table:table-cell table:number-columns-repeated="2" office:value-type="float" office:value="0.00000000021515280105">
            <text:p>0</text:p>
          </table:table-cell>
          <table:table-cell/>
        </table:table-row>
        <table:table-row table:style-name="ro1">
          <table:table-cell office:value-type="float" office:value="0.00000019134937757695">
            <text:p>0</text:p>
          </table:table-cell>
          <table:table-cell office:value-type="float" office:value="0.00000009583569611651">
            <text:p>0</text:p>
          </table:table-cell>
          <table:table-cell table:number-columns-repeated="2" office:value-type="float" office:value="0.00000000021173981143">
            <text:p>0</text:p>
          </table:table-cell>
          <table:table-cell/>
        </table:table-row>
        <table:table-row table:style-name="ro1">
          <table:table-cell office:value-type="float" office:value="0.00000014351203318271">
            <text:p>0</text:p>
          </table:table-cell>
          <table:table-cell office:value-type="float" office:value="0.00000007136051672689">
            <text:p>0</text:p>
          </table:table-cell>
          <table:table-cell table:number-columns-repeated="2" office:value-type="float" office:value="0.00000000035745050192">
            <text:p>0</text:p>
          </table:table-cell>
          <table:table-cell/>
        </table:table-row>
        <table:table-row table:style-name="ro1">
          <table:table-cell office:value-type="float" office:value="0.00000010763402488703">
            <text:p>0</text:p>
          </table:table-cell>
          <table:table-cell office:value-type="float" office:value="0.00000005276696975833">
            <text:p>0</text:p>
          </table:table-cell>
          <table:table-cell office:value-type="float" office:value="0.00000000035745050192">
            <text:p>0</text:p>
          </table:table-cell>
          <table:table-cell office:value-type="float" office:value="0.00000000369012435171">
            <text:p>0</text:p>
          </table:table-cell>
          <table:table-cell/>
        </table:table-row>
        <table:table-row table:style-name="ro1">
          <table:table-cell office:value-type="float" office:value="0.00000008072551866527">
            <text:p>0</text:p>
          </table:table-cell>
          <table:table-cell office:value-type="float" office:value="0.00000004011829819778">
            <text:p>0</text:p>
          </table:table-cell>
          <table:table-cell table:number-columns-repeated="2" office:value-type="float" office:value="0.00000000035745050192">
            <text:p>0</text:p>
          </table:table-cell>
          <table:table-cell/>
        </table:table-row>
        <table:table-row table:style-name="ro1">
          <table:table-cell office:value-type="float" office:value="0.00000006054413899896">
            <text:p>0</text:p>
          </table:table-cell>
          <table:table-cell office:value-type="float" office:value="0.00000003202314832714">
            <text:p>0</text:p>
          </table:table-cell>
          <table:table-cell office:value-type="float" office:value="0.00000000035745066529">
            <text:p>0</text:p>
          </table:table-cell>
          <table:table-cell office:value-type="float" office:value="0.00000000755313931212">
            <text:p>0</text:p>
          </table:table-cell>
          <table:table-cell/>
        </table:table-row>
        <table:table-row table:style-name="ro1">
          <table:table-cell office:value-type="float" office:value="0.00000004540810424922">
            <text:p>0</text:p>
          </table:table-cell>
          <table:table-cell office:value-type="float" office:value="0.00000002122961527521">
            <text:p>0</text:p>
          </table:table-cell>
          <table:table-cell office:value-type="float" office:value="0.00000000035745066529">
            <text:p>0</text:p>
          </table:table-cell>
          <table:table-cell office:value-type="float" office:value="0.0000000099517021944">
            <text:p>0</text:p>
          </table:table-cell>
          <table:table-cell/>
        </table:table-row>
        <table:table-row table:style-name="ro1">
          <table:table-cell office:value-type="float" office:value="0.00000003405607818691">
            <text:p>0</text:p>
          </table:table-cell>
          <table:table-cell office:value-type="float" office:value="0.00000001643248967402">
            <text:p>0</text:p>
          </table:table-cell>
          <table:table-cell office:value-type="float" office:value="0.00000000204111238036">
            <text:p>0</text:p>
          </table:table-cell>
          <table:table-cell office:value-type="float" office:value="0.00000001075122299179">
            <text:p>0</text:p>
          </table:table-cell>
          <table:table-cell/>
        </table:table-row>
        <table:table-row table:style-name="ro1">
          <table:table-cell office:value-type="float" office:value="0.00000002554205864018">
            <text:p>0</text:p>
          </table:table-cell>
          <table:table-cell office:value-type="float" office:value="0.00000001163536390947">
            <text:p>0</text:p>
          </table:table-cell>
          <table:table-cell office:value-type="float" office:value="0.0000000052391962234">
            <text:p>0</text:p>
          </table:table-cell>
          <table:table-cell office:value-type="float" office:value="0.0000000203454745209">
            <text:p>0</text:p>
          </table:table-cell>
          <table:table-cell/>
        </table:table-row>
        <table:table-row table:style-name="ro1">
          <table:table-cell office:value-type="float" office:value="0.00000001915654398014">
            <text:p>0</text:p>
          </table:table-cell>
          <table:table-cell office:value-type="float" office:value="0.00000000310714027358">
            <text:p>0</text:p>
          </table:table-cell>
          <table:table-cell office:value-type="float" office:value="0.00000000542108319894">
            <text:p>0</text:p>
          </table:table-cell>
          <table:table-cell office:value-type="float" office:value="0.00000001679204799233">
            <text:p>0</text:p>
          </table:table-cell>
          <table:table-cell/>
        </table:table-row>
        <table:table-row table:style-name="ro1">
          <table:table-cell office:value-type="float" office:value="0.0000000143674079851">
            <text:p>0</text:p>
          </table:table-cell>
          <table:table-cell office:value-type="float" office:value="0.00000000879262275196">
            <text:p>0</text:p>
          </table:table-cell>
          <table:table-cell office:value-type="float" office:value="0.00000000257834204143">
            <text:p>0</text:p>
          </table:table-cell>
          <table:table-cell office:value-type="float" office:value="0.00000001258294434976">
            <text:p>0</text:p>
          </table:table-cell>
          <table:table-cell/>
        </table:table-row>
        <table:table-row table:style-name="ro1">
          <table:table-cell office:value-type="float" office:value="0.00000001077555598883">
            <text:p>0</text:p>
          </table:table-cell>
          <table:table-cell table:number-columns-repeated="2" office:value-type="float" office:value="0.00000000121197955637">
            <text:p>0</text:p>
          </table:table-cell>
          <table:table-cell office:value-type="float" office:value="0.00000003921811748681">
            <text:p>0</text:p>
          </table:table-cell>
          <table:table-cell/>
        </table:table-row>
        <table:table-row table:style-name="ro1">
          <table:table-cell office:value-type="float" office:value="0.00000000808166699162">
            <text:p>0</text:p>
          </table:table-cell>
          <table:table-cell table:number-columns-repeated="2" office:value-type="float" office:value="0.00000000121197955637">
            <text:p>0</text:p>
          </table:table-cell>
          <table:table-cell office:value-type="float" office:value="0.00000005269481650121">
            <text:p>0</text:p>
          </table:table-cell>
          <table:table-cell/>
        </table:table-row>
        <table:table-row table:style-name="ro1">
          <table:table-cell office:value-type="float" office:value="0.00000000606125024372">
            <text:p>0</text:p>
          </table:table-cell>
          <table:table-cell table:number-columns-repeated="2" office:value-type="float" office:value="0.0000000122647196214">
            <text:p>0</text:p>
          </table:table-cell>
          <table:table-cell office:value-type="float" office:value="0.00000004820258355087">
            <text:p>0</text:p>
          </table:table-cell>
          <table:table-cell/>
        </table:table-row>
        <table:table-row table:style-name="ro1">
          <table:table-cell office:value-type="float" office:value="0.00000000454593768279">
            <text:p>0</text:p>
          </table:table-cell>
          <table:table-cell table:number-columns-repeated="2" office:value-type="float" office:value="0.00000000328025355735">
            <text:p>0</text:p>
          </table:table-cell>
          <table:table-cell office:value-type="float" office:value="0.00000014047120265064">
            <text:p>0</text:p>
          </table:table-cell>
          <table:table-cell/>
        </table:table-row>
        <table:table-row table:style-name="ro1">
          <table:table-cell office:value-type="float" office:value="0.00000000340945326209">
            <text:p>0</text:p>
          </table:table-cell>
          <table:table-cell office:value-type="float" office:value="0.00000003921811748681">
            <text:p>0</text:p>
          </table:table-cell>
          <table:table-cell office:value-type="float" office:value="0.00000000869903452806">
            <text:p>0</text:p>
          </table:table-cell>
          <table:table-cell office:value-type="float" office:value="0.00000011908003767497">
            <text:p>0</text:p>
          </table:table-cell>
          <table:table-cell/>
        </table:table-row>
        <table:table-row table:style-name="ro1">
          <table:table-cell office:value-type="float" office:value="0.00000000255708994657">
            <text:p>0</text:p>
          </table:table-cell>
          <table:table-cell table:number-columns-repeated="2" office:value-type="float" office:value="0.00000002324573364523">
            <text:p>0</text:p>
          </table:table-cell>
          <table:table-cell office:value-type="float" office:value="0.00000010843178172613">
            <text:p>0</text:p>
          </table:table-cell>
          <table:table-cell/>
        </table:table-row>
        <table:table-row table:style-name="ro1">
          <table:table-cell office:value-type="float" office:value="0.00000000191781745993">
            <text:p>0</text:p>
          </table:table-cell>
          <table:table-cell table:number-columns-repeated="2" office:value-type="float" office:value="0.00000004064380253797">
            <text:p>0</text:p>
          </table:table-cell>
          <table:table-cell office:value-type="float" office:value="0.00000018651899239888">
            <text:p>0</text:p>
          </table:table-cell>
          <table:table-cell/>
        </table:table-row>
        <table:table-row table:style-name="ro1">
          <table:table-cell office:value-type="float" office:value="0.00000000143836309494">
            <text:p>0</text:p>
          </table:table-cell>
          <table:table-cell office:value-type="float" office:value="0.00000007293759501214">
            <text:p>0</text:p>
          </table:table-cell>
          <table:table-cell office:value-type="float" office:value="0.00000004064380253797">
            <text:p>0</text:p>
          </table:table-cell>
          <table:table-cell office:value-type="float" office:value="0.00000019208566572029">
            <text:p>0</text:p>
          </table:table-cell>
          <table:table-cell/>
        </table:table-row>
        <table:table-row table:style-name="ro1">
          <table:table-cell office:value-type="float" office:value="0.00000000107877232121">
            <text:p>0</text:p>
          </table:table-cell>
          <table:table-cell table:number-columns-repeated="3" office:value-type="float" office:value="0.00000000278333674239">
            <text:p>0</text:p>
          </table:table-cell>
          <table:table-cell/>
        </table:table-row>
        <table:table-row table:style-name="ro1">
          <table:table-cell office:value-type="float" office:value="0.00000000080907924091">
            <text:p>0</text:p>
          </table:table-cell>
          <table:table-cell office:value-type="float" office:value="0.00000010374457886394">
            <text:p>0</text:p>
          </table:table-cell>
          <table:table-cell office:value-type="float" office:value="0.00000009817790554252">
            <text:p>0</text:p>
          </table:table-cell>
          <table:table-cell office:value-type="float" office:value="0.00000017105207361164">
            <text:p>0</text:p>
          </table:table-cell>
          <table:table-cell/>
        </table:table-row>
        <table:table-row table:style-name="ro1">
          <table:table-cell office:value-type="float" office:value="0.00000000060680943068">
            <text:p>0</text:p>
          </table:table-cell>
          <table:table-cell office:value-type="float" office:value="0.00000010374457886394">
            <text:p>0</text:p>
          </table:table-cell>
          <table:table-cell office:value-type="float" office:value="0.00000016548540029022">
            <text:p>0</text:p>
          </table:table-cell>
          <table:table-cell office:value-type="float" office:value="0.00000055246121067863">
            <text:p>0</text:p>
          </table:table-cell>
          <table:table-cell/>
        </table:table-row>
        <table:table-row table:style-name="ro1">
          <table:table-cell office:value-type="float" office:value="0.00000000045510707301">
            <text:p>0</text:p>
          </table:table-cell>
          <table:table-cell table:number-columns-repeated="2" office:value-type="float" office:value="0.00000016548540029022">
            <text:p>0</text:p>
          </table:table-cell>
          <table:table-cell office:value-type="float" office:value="0.00000079177674761379">
            <text:p>0</text:p>
          </table:table-cell>
          <table:table-cell/>
        </table:table-row>
        <table:table-row table:style-name="ro1">
          <table:table-cell office:value-type="float" office:value="0.00000000034133030476">
            <text:p>0</text:p>
          </table:table-cell>
          <table:table-cell office:value-type="float" office:value="0.00000007383013664494">
            <text:p>0</text:p>
          </table:table-cell>
          <table:table-cell office:value-type="float" office:value="0.00000055246121067863">
            <text:p>0</text:p>
          </table:table-cell>
          <table:table-cell office:value-type="float" office:value="0.00000008571355469963">
            <text:p>0</text:p>
          </table:table-cell>
          <table:table-cell/>
        </table:table-row>
        <table:table-row table:style-name="ro1">
          <table:table-cell office:value-type="float" office:value="0.00000000025599772857">
            <text:p>0</text:p>
          </table:table-cell>
          <table:table-cell table:number-columns-repeated="2" office:value-type="float" office:value="0.00000007383013664494">
            <text:p>0</text:p>
          </table:table-cell>
          <table:table-cell office:value-type="float" office:value="0.00000077706955041715">
            <text:p>0</text:p>
          </table:table-cell>
          <table:table-cell/>
        </table:table-row>
        <table:table-row table:style-name="ro1">
          <table:table-cell office:value-type="float" office:value="0.00000000019199829643">
            <text:p>0</text:p>
          </table:table-cell>
          <table:table-cell office:value-type="float" office:value="0.00000056434462856994">
            <text:p>0</text:p>
          </table:table-cell>
          <table:table-cell office:value-type="float" office:value="0.00000028655505849215">
            <text:p>0</text:p>
          </table:table-cell>
          <table:table-cell office:value-type="float" office:value="0.00000142108797468385">
            <text:p>0</text:p>
          </table:table-cell>
          <table:table-cell/>
        </table:table-row>
        <table:table-row table:style-name="ro1">
          <table:table-cell office:value-type="float" office:value="0.00000000014399872232">
            <text:p>0</text:p>
          </table:table-cell>
          <table:table-cell office:value-type="float" office:value="0.00000113745474555424">
            <text:p>0</text:p>
          </table:table-cell>
          <table:table-cell table:number-columns-repeated="2" office:value-type="float" office:value="0.00000000292182936254">
            <text:p>0</text:p>
          </table:table-cell>
          <table:table-cell/>
        </table:table-row>
        <table:table-row table:style-name="ro1">
          <table:table-cell office:value-type="float" office:value="0.00000000010799904174">
            <text:p>0</text:p>
          </table:table-cell>
          <table:table-cell table:number-columns-repeated="3" office:value-type="float" office:value="0.00000150978872539636">
            <text:p>0</text:p>
          </table:table-cell>
          <table:table-cell/>
        </table:table-row>
        <table:table-row table:style-name="ro1">
          <table:table-cell office:value-type="float" office:value="0.0000000000809992813">
            <text:p>0</text:p>
          </table:table-cell>
          <table:table-cell table:number-columns-repeated="2" office:value-type="float" office:value="0.00000150978872539636">
            <text:p>0</text:p>
          </table:table-cell>
          <table:table-cell office:value-type="float" office:value="0.00000386873769170568">
            <text:p>0</text:p>
          </table:table-cell>
          <table:table-cell/>
        </table:table-row>
        <table:table-row table:style-name="ro1">
          <table:table-cell office:value-type="float" office:value="0.00000000006074946098">
            <text:p>0</text:p>
          </table:table-cell>
          <table:table-cell table:number-columns-repeated="2" office:value-type="float" office:value="0.00000016515712103916">
            <text:p>0</text:p>
          </table:table-cell>
          <table:table-cell office:value-type="float" office:value="0.0000105918957133283">
            <text:p>0</text:p>
          </table:table-cell>
          <table:table-cell/>
        </table:table-row>
        <table:table-row table:style-name="ro1">
          <table:table-cell office:value-type="float" office:value="0.00000000004556209573">
            <text:p>0</text:p>
          </table:table-cell>
          <table:table-cell office:value-type="float" office:value="0.00000285442032959019">
            <text:p>0</text:p>
          </table:table-cell>
          <table:table-cell office:value-type="float" office:value="0.00000073126394847784">
            <text:p>0</text:p>
          </table:table-cell>
          <table:table-cell office:value-type="float" office:value="0.00000404964842217062">
            <text:p>0</text:p>
          </table:table-cell>
          <table:table-cell/>
        </table:table-row>
        <table:table-row table:style-name="ro1">
          <table:table-cell office:value-type="float" office:value="0.0000000000341715718">
            <text:p>0</text:p>
          </table:table-cell>
          <table:table-cell table:number-columns-repeated="2" office:value-type="float" office:value="0.00000046396414410259">
            <text:p>0</text:p>
          </table:table-cell>
          <table:table-cell office:value-type="float" office:value="0.0000186596853391447">
            <text:p>0</text:p>
          </table:table-cell>
          <table:table-cell/>
        </table:table-row>
        <table:table-row table:style-name="ro1">
          <table:table-cell office:value-type="float" office:value="0.00000000002562867885">
            <text:p>0</text:p>
          </table:table-cell>
          <table:table-cell office:value-type="float" office:value="0.00000524487651491442">
            <text:p>0</text:p>
          </table:table-cell>
          <table:table-cell table:number-columns-repeated="2" office:value-type="float" office:value="0.00000112967331283469">
            <text:p>0</text:p>
          </table:table-cell>
          <table:table-cell/>
        </table:table-row>
        <table:table-row table:style-name="ro1">
          <table:table-cell office:value-type="float" office:value="0.00000000001922150914">
            <text:p>0</text:p>
          </table:table-cell>
          <table:table-cell office:value-type="float" office:value="0.00000312002657227692">
            <text:p>0</text:p>
          </table:table-cell>
          <table:table-cell office:value-type="float" office:value="0.00000537937319794631">
            <text:p>0</text:p>
          </table:table-cell>
          <table:table-cell office:value-type="float" office:value="0.0000172856928560912">
            <text:p>0</text:p>
          </table:table-cell>
          <table:table-cell/>
        </table:table-row>
        <table:table-row table:style-name="ro1">
          <table:table-cell office:value-type="float" office:value="0.00000000001441613185">
            <text:p>0</text:p>
          </table:table-cell>
          <table:table-cell office:value-type="float" office:value="0.00000595315982907246">
            <text:p>0</text:p>
          </table:table-cell>
          <table:table-cell table:number-columns-repeated="2" office:value-type="float" office:value="0.0000172856928560912">
            <text:p>0</text:p>
          </table:table-cell>
          <table:table-cell/>
        </table:table-row>
        <table:table-row table:style-name="ro1">
          <table:table-cell office:value-type="float" office:value="0.00000000001081209889">
            <text:p>0</text:p>
          </table:table-cell>
          <table:table-cell table:number-columns-repeated="2" office:value-type="float" office:value="0.00000217564882012066">
            <text:p>0</text:p>
          </table:table-cell>
          <table:table-cell office:value-type="float" office:value="0.0000179710765613912">
            <text:p>0</text:p>
          </table:table-cell>
          <table:table-cell/>
        </table:table-row>
        <table:table-row table:style-name="ro1">
          <table:table-cell office:value-type="float" office:value="0.00000000000810907417">
            <text:p>0</text:p>
          </table:table-cell>
          <table:table-cell table:number-columns-repeated="3" office:value-type="float" office:value="0.00000286103252542069">
            <text:p>0</text:p>
          </table:table-cell>
          <table:table-cell/>
        </table:table-row>
        <table:table-row table:style-name="ro1">
          <table:table-cell office:value-type="float" office:value="0.00000000000608180563">
            <text:p>0</text:p>
          </table:table-cell>
          <table:table-cell office:value-type="float" office:value="0.00000286103252542069">
            <text:p>0</text:p>
          </table:table-cell>
          <table:table-cell office:value-type="float" office:value="0.0000240012679830985">
            <text:p>0</text:p>
          </table:table-cell>
          <table:table-cell office:value-type="float" office:value="0.0000476315333730071">
            <text:p>0</text:p>
          </table:table-cell>
          <table:table-cell/>
        </table:table-row>
        <table:table-row table:style-name="ro1">
          <table:table-cell office:value-type="float" office:value="0.00000000000456135422">
            <text:p>0</text:p>
          </table:table-cell>
          <table:table-cell office:value-type="float" office:value="0.0000297233330339399">
            <text:p>0</text:p>
          </table:table-cell>
          <table:table-cell office:value-type="float" office:value="0.00000609306764419462">
            <text:p>0</text:p>
          </table:table-cell>
          <table:table-cell office:value-type="float" office:value="0.0000894173341640551">
            <text:p>0</text:p>
          </table:table-cell>
          <table:table-cell/>
        </table:table-row>
        <table:table-row table:style-name="ro1">
          <table:table-cell office:value-type="float" office:value="0.00000000000342101566">
            <text:p>0</text:p>
          </table:table-cell>
          <table:table-cell office:value-type="float" office:value="0.00000609306764419462">
            <text:p>0</text:p>
          </table:table-cell>
          <table:table-cell office:value-type="float" office:value="0.0000538482685483195">
            <text:p>0</text:p>
          </table:table-cell>
          <table:table-cell office:value-type="float" office:value="0.00000982533265718033">
            <text:p>0</text:p>
          </table:table-cell>
          <table:table-cell/>
        </table:table-row>
        <table:table-row table:style-name="ro1">
          <table:table-cell office:value-type="float" office:value="0.00000000000256576175">
            <text:p>0</text:p>
          </table:table-cell>
          <table:table-cell table:number-columns-repeated="2" office:value-type="float" office:value="0.00000609306764419462">
            <text:p>0</text:p>
          </table:table-cell>
          <table:table-cell office:value-type="float" office:value="0.000248601337177805">
            <text:p>0</text:p>
          </table:table-cell>
          <table:table-cell/>
        </table:table-row>
        <table:table-row table:style-name="ro1">
          <table:table-cell office:value-type="float" office:value="0.00000000000192432131">
            <text:p>0</text:p>
          </table:table-cell>
          <table:table-cell table:number-columns-repeated="2" office:value-type="float" office:value="0.0000697666688496944">
            <text:p>0</text:p>
          </table:table-cell>
          <table:table-cell office:value-type="float" office:value="0.000156628357658677">
            <text:p>0</text:p>
          </table:table-cell>
          <table:table-cell/>
        </table:table-row>
        <table:table-row table:style-name="ro1">
          <table:table-cell office:value-type="float" office:value="0.00000000000144324098">
            <text:p>0</text:p>
          </table:table-cell>
          <table:table-cell table:number-columns-repeated="2" office:value-type="float" office:value="0.0000131679122226016">
            <text:p>0</text:p>
          </table:table-cell>
          <table:table-cell office:value-type="float" office:value="0.000288692123121948">
            <text:p>0</text:p>
          </table:table-cell>
          <table:table-cell/>
        </table:table-row>
        <table:table-row table:style-name="ro1">
          <table:table-cell office:value-type="float" office:value="0.00000000000108243074">
            <text:p>0</text:p>
          </table:table-cell>
          <table:table-cell office:value-type="float" office:value="0.0000622970966135765">
            <text:p>0</text:p>
          </table:table-cell>
          <table:table-cell office:value-type="float" office:value="0.0000886329210587798">
            <text:p>0</text:p>
          </table:table-cell>
          <table:table-cell office:value-type="float" office:value="0.000112607102504416">
            <text:p>0</text:p>
          </table:table-cell>
          <table:table-cell/>
        </table:table-row>
        <table:table-row table:style-name="ro1">
          <table:table-cell office:value-type="float" office:value="0.00000000000081182305">
            <text:p>0</text:p>
          </table:table-cell>
          <table:table-cell office:value-type="float" office:value="0.0000383229151679399">
            <text:p>0</text:p>
          </table:table-cell>
          <table:table-cell office:value-type="float" office:value="0.000162917108395093">
            <text:p>0</text:p>
          </table:table-cell>
          <table:table-cell office:value-type="float" office:value="0.000373722954439661">
            <text:p>0</text:p>
          </table:table-cell>
          <table:table-cell/>
        </table:table-row>
        <table:table-row table:style-name="ro1">
          <table:table-cell office:value-type="float" office:value="0.00000000000060886729">
            <text:p>0</text:p>
          </table:table-cell>
          <table:table-cell office:value-type="float" office:value="0.0000287570926864044">
            <text:p>0</text:p>
          </table:table-cell>
          <table:table-cell office:value-type="float" office:value="0.000239562938730973">
            <text:p>0</text:p>
          </table:table-cell>
          <table:table-cell office:value-type="float" office:value="0.0004759571450487">
            <text:p>0</text:p>
          </table:table-cell>
          <table:table-cell/>
        </table:table-row>
        <table:table-row table:style-name="ro1">
          <table:table-cell office:value-type="float" office:value="0.00000000000045665047">
            <text:p>0</text:p>
          </table:table-cell>
          <table:table-cell office:value-type="float" office:value="0.000297077124103945">
            <text:p>0</text:p>
          </table:table-cell>
          <table:table-cell office:value-type="float" office:value="0.0000606829177858913">
            <text:p>0</text:p>
          </table:table-cell>
          <table:table-cell office:value-type="float" office:value="0.000416330471400502">
            <text:p>0</text:p>
          </table:table-cell>
          <table:table-cell/>
        </table:table-row>
        <table:table-row table:style-name="ro1">
          <table:table-cell office:value-type="float" office:value="0.00000000000034248785">
            <text:p>0</text:p>
          </table:table-cell>
          <table:table-cell table:number-columns-repeated="2" office:value-type="float" office:value="0.000179936265082612">
            <text:p>0</text:p>
          </table:table-cell>
          <table:table-cell office:value-type="float" office:value="0.00109209943941471">
            <text:p>0</text:p>
          </table:table-cell>
          <table:table-cell/>
        </table:table-row>
        <table:table-row table:style-name="ro1">
          <table:table-cell office:value-type="float" office:value="0.00000000000025686589">
            <text:p>0</text:p>
          </table:table-cell>
          <table:table-cell office:value-type="float" office:value="0.000456081587165967">
            <text:p>0</text:p>
          </table:table-cell>
          <table:table-cell table:number-columns-repeated="2" office:value-type="float" office:value="0.000179936265082612">
            <text:p>0</text:p>
          </table:table-cell>
          <table:table-cell/>
        </table:table-row>
        <table:table-row table:style-name="ro1">
          <table:table-cell office:value-type="float" office:value="0.00000000000019264942">
            <text:p>0</text:p>
          </table:table-cell>
          <table:table-cell table:number-columns-repeated="3" office:value-type="float" office:value="0.000668087537915548">
            <text:p>0</text:p>
          </table:table-cell>
          <table:table-cell/>
        </table:table-row>
        <table:table-row table:style-name="ro1">
          <table:table-cell office:value-type="float" office:value="0.00000000000014448706">
            <text:p>0</text:p>
          </table:table-cell>
          <table:table-cell office:value-type="float" office:value="0.000668087537915548">
            <text:p>0</text:p>
          </table:table-cell>
          <table:table-cell office:value-type="float" office:value="0.000462610866082162">
            <text:p>0</text:p>
          </table:table-cell>
          <table:table-cell office:value-type="float" office:value="0.00255258487791157">
            <text:p>0</text:p>
          </table:table-cell>
          <table:table-cell/>
        </table:table-row>
        <table:table-row table:style-name="ro1">
          <table:table-cell office:value-type="float" office:value="0.0000000000001083653">
            <text:p>0</text:p>
          </table:table-cell>
          <table:table-cell office:value-type="float" office:value="0.000462610866081999">
            <text:p>0</text:p>
          </table:table-cell>
          <table:table-cell table:number-columns-repeated="2" office:value-type="float" office:value="0.00104498700591479">
            <text:p>0</text:p>
          </table:table-cell>
          <table:table-cell/>
        </table:table-row>
        <table:table-row table:style-name="ro1">
          <table:table-cell office:value-type="float" office:value="0.00000000000008127397">
            <text:p>0</text:p>
          </table:table-cell>
          <table:table-cell office:value-type="float" office:value="0.000965143490080981">
            <text:p>0</text:p>
          </table:table-cell>
          <table:table-cell table:number-columns-repeated="2" office:value-type="float" office:value="0.00104498700591479">
            <text:p>0</text:p>
          </table:table-cell>
          <table:table-cell/>
        </table:table-row>
        <table:table-row table:style-name="ro1">
          <table:table-cell office:value-type="float" office:value="0.00000000000006095548">
            <text:p>0</text:p>
          </table:table-cell>
          <table:table-cell office:value-type="float" office:value="0.0023850740032453">
            <text:p>0</text:p>
          </table:table-cell>
          <table:table-cell office:value-type="float" office:value="0.000295099991415889">
            <text:p>0</text:p>
          </table:table-cell>
          <table:table-cell office:value-type="float" office:value="0.00327846533479892">
            <text:p>0</text:p>
          </table:table-cell>
          <table:table-cell/>
        </table:table-row>
        <table:table-row table:style-name="ro1">
          <table:table-cell office:value-type="float" office:value="0.00000000000004571661">
            <text:p>0</text:p>
          </table:table-cell>
          <table:table-cell table:number-columns-repeated="2" office:value-type="float" office:value="0.000598291340137894">
            <text:p>0</text:p>
          </table:table-cell>
          <table:table-cell office:value-type="float" office:value="0.00893121619643487">
            <text:p>0.01</text:p>
          </table:table-cell>
          <table:table-cell/>
        </table:table-row>
        <table:table-row table:style-name="ro1">
          <table:table-cell office:value-type="float" office:value="0.00000000000003428746">
            <text:p>0</text:p>
          </table:table-cell>
          <table:table-cell office:value-type="float" office:value="0.00416646242814857">
            <text:p>0</text:p>
          </table:table-cell>
          <table:table-cell table:number-columns-repeated="2" office:value-type="float" office:value="0.000598291340137894">
            <text:p>0</text:p>
          </table:table-cell>
          <table:table-cell/>
        </table:table-row>
        <table:table-row table:style-name="ro1">
          <table:table-cell office:value-type="float" office:value="0.00000000000002571559">
            <text:p>0</text:p>
          </table:table-cell>
          <table:table-cell table:number-columns-repeated="2" office:value-type="float" office:value="0.00377479385232887">
            <text:p>0</text:p>
          </table:table-cell>
          <table:table-cell office:value-type="float" office:value="0.0131665528793561">
            <text:p>0.01</text:p>
          </table:table-cell>
          <table:table-cell/>
        </table:table-row>
        <table:table-row table:style-name="ro1">
          <table:table-cell office:value-type="float" office:value="0.00000000000001928669">
            <text:p>0</text:p>
          </table:table-cell>
          <table:table-cell office:value-type="float" office:value="0.000460542830592486">
            <text:p>0</text:p>
          </table:table-cell>
          <table:table-cell office:value-type="float" office:value="0.00893121619643487">
            <text:p>0.01</text:p>
          </table:table-cell>
          <table:table-cell office:value-type="float" office:value="0.00236301495802159">
            <text:p>0</text:p>
          </table:table-cell>
          <table:table-cell/>
        </table:table-row>
        <table:table-row table:style-name="ro1">
          <table:table-cell office:value-type="float" office:value="0.00000000000001446502">
            <text:p>0</text:p>
          </table:table-cell>
          <table:table-cell office:value-type="float" office:value="0.00610765840782096">
            <text:p>0.01</text:p>
          </table:table-cell>
          <table:table-cell office:value-type="float" office:value="0.00518657274663566">
            <text:p>0.01</text:p>
          </table:table-cell>
          <table:table-cell office:value-type="float" office:value="0.00987240212597305">
            <text:p>0.01</text:p>
          </table:table-cell>
          <table:table-cell/>
        </table:table-row>
        <table:table-row table:style-name="ro1">
          <table:table-cell office:value-type="float" office:value="0.00000000000001084877">
            <text:p>0</text:p>
          </table:table-cell>
          <table:table-cell office:value-type="float" office:value="0.00895131646478792">
            <text:p>0.01</text:p>
          </table:table-cell>
          <table:table-cell office:value-type="float" office:value="0.00610765840782096">
            <text:p>0.01</text:p>
          </table:table-cell>
          <table:table-cell office:value-type="float" office:value="0.0462649247347777">
            <text:p>0.05</text:p>
          </table:table-cell>
          <table:table-cell/>
        </table:table-row>
        <table:table-row table:style-name="ro1">
          <table:table-cell office:value-type="float" office:value="8.13657E-015">
            <text:p>0</text:p>
          </table:table-cell>
          <table:table-cell office:value-type="float" office:value="0.00393165817391835">
            <text:p>0</text:p>
          </table:table-cell>
          <table:table-cell office:value-type="float" office:value="0.0161469749895599">
            <text:p>0.02</text:p>
          </table:table-cell>
          <table:table-cell office:value-type="float" office:value="0.0429184858741979">
            <text:p>0.04</text:p>
          </table:table-cell>
          <table:table-cell/>
        </table:table-row>
        <table:table-row table:style-name="ro1">
          <table:table-cell office:value-type="float" office:value="6.10243E-015">
            <text:p>0</text:p>
          </table:table-cell>
          <table:table-cell table:number-columns-repeated="2" office:value-type="float" office:value="0.00945409726840046">
            <text:p>0.01</text:p>
          </table:table-cell>
          <table:table-cell office:value-type="float" office:value="0.0976319462701508">
            <text:p>0.1</text:p>
          </table:table-cell>
          <table:table-cell/>
        </table:table-row>
        <table:table-row table:style-name="ro1">
          <table:table-cell office:value-type="float" office:value="4.57682E-015">
            <text:p>0</text:p>
          </table:table-cell>
          <table:table-cell office:value-type="float" office:value="0.0351650875393292">
            <text:p>0.04</text:p>
          </table:table-cell>
          <table:table-cell table:number-columns-repeated="2" office:value-type="float" office:value="0.000530260306854586">
            <text:p>0</text:p>
          </table:table-cell>
          <table:table-cell/>
        </table:table-row>
        <table:table-row table:style-name="ro1">
          <table:table-cell office:value-type="float" office:value="3.43262E-015">
            <text:p>0</text:p>
          </table:table-cell>
          <table:table-cell office:value-type="float" office:value="0.0481240574350997">
            <text:p>0.05</text:p>
          </table:table-cell>
          <table:table-cell office:value-type="float" office:value="0.000530260306854586">
            <text:p>0</text:p>
          </table:table-cell>
          <table:table-cell office:value-type="float" office:value="0.0639886564778479">
            <text:p>0.06</text:p>
          </table:table-cell>
          <table:table-cell/>
        </table:table-row>
        <table:table-row table:style-name="ro1">
          <table:table-cell office:value-type="float" office:value="2.57446E-015">
            <text:p>0</text:p>
          </table:table-cell>
          <table:table-cell table:number-columns-repeated="3" office:value-type="float" office:value="0.0153343387358939">
            <text:p>0.02</text:p>
          </table:table-cell>
          <table:table-cell/>
        </table:table-row>
        <table:table-row table:style-name="ro1">
          <table:table-cell office:value-type="float" office:value="1.93085E-015">
            <text:p>0</text:p>
          </table:table-cell>
          <table:table-cell office:value-type="float" office:value="0.0153343387358939">
            <text:p>0.02</text:p>
          </table:table-cell>
          <table:table-cell office:value-type="float" office:value="0.0692768561587638">
            <text:p>0.07</text:p>
          </table:table-cell>
          <table:table-cell office:value-type="float" office:value="0.0435380703674465">
            <text:p>0.04</text:p>
          </table:table-cell>
          <table:table-cell/>
        </table:table-row>
        <table:table-row table:style-name="ro1">
          <table:table-cell office:value-type="float" office:value="1.44814E-015">
            <text:p>0</text:p>
          </table:table-cell>
          <table:table-cell office:value-type="float" office:value="0.128149265262104">
            <text:p>0.13</text:p>
          </table:table-cell>
          <table:table-cell office:value-type="float" office:value="0.0153343387358939">
            <text:p>0.02</text:p>
          </table:table-cell>
          <table:table-cell office:value-type="float" office:value="0.165754240770841">
            <text:p>0.17</text:p>
          </table:table-cell>
          <table:table-cell/>
        </table:table-row>
        <table:table-row table:style-name="ro1">
          <table:table-cell office:value-type="float" office:value="1.0861E-015">
            <text:p>0</text:p>
          </table:table-cell>
          <table:table-cell office:value-type="float" office:value="0.0529393142446308">
            <text:p>0.05</text:p>
          </table:table-cell>
          <table:table-cell office:value-type="float" office:value="0.0974805877903165">
            <text:p>0.1</text:p>
          </table:table-cell>
          <table:table-cell office:value-type="float" office:value="0.498600326550176">
            <text:p>0.5</text:p>
          </table:table-cell>
          <table:table-cell/>
        </table:table-row>
      </table:table>
      <table:table table:name="Sheet6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eps_F</text:p>
          </table:table-cell>
          <table:table-cell office:value-type="string">
            <text:p>eps_C</text:p>
          </table:table-cell>
          <table:table-cell office:value-type="string">
            <text:p>eps_E</text:p>
          </table:table-cell>
          <table:table-cell>
            <draw:frame table:end-cell-address="Sheet6.S57" table:end-x="0.1083in" table:end-y="0.0626in" draw:z-index="0" draw:style-name="gr1" svg:width="12.515in" svg:height="9.9413in" svg:x="0.0398in" svg:y="0.0394in">
              <draw:object draw:notify-on-update-of-ranges="Sheet6.A1:Sheet6.A1 Sheet6.A2:Sheet6.A129 Sheet6.B1:Sheet6.B1 Sheet6.B2:Sheet6.B129 Sheet6.A1:Sheet6.A1 Sheet6.A2:Sheet6.A129 Sheet6.C1:Sheet6.C1 Sheet6.C2:Sheet6.C129 Sheet6.A1:Sheet6.A1 Sheet6.A2:Sheet6.A129 Sheet6.D1:Sheet6.D1 Sheet6.D2:Sheet6.D1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1.494748370173">
            <text:p>371.49</text:p>
          </table:table-cell>
          <table:table-cell office:value-type="float" office:value="5.82247929918879">
            <text:p>5.82</text:p>
          </table:table-cell>
          <table:table-cell office:value-type="float" office:value="0.856252827849082">
            <text:p>0.8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.0714655807577">
            <text:p>66.07</text:p>
          </table:table-cell>
          <table:table-cell office:value-type="float" office:value="2.33929164243535">
            <text:p>2.34</text:p>
          </table:table-cell>
          <table:table-cell office:value-type="float" office:value="0.220404365183014">
            <text:p>0.22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.7815847331432">
            <text:p>18.78</text:p>
          </table:table-cell>
          <table:table-cell office:value-type="float" office:value="1.08496369149371">
            <text:p>1.08</text:p>
          </table:table-cell>
          <table:table-cell office:value-type="float" office:value="0.0620608562484126">
            <text:p>0.06</text:p>
          </table:table-cell>
          <table:table-cell/>
        </table:table-row>
        <table:table-row table:style-name="ro1">
          <table:table-cell office:value-type="float" office:value="3.375">
            <text:p>3.38</text:p>
          </table:table-cell>
          <table:table-cell office:value-type="float" office:value="7.36275074989551">
            <text:p>7.36</text:p>
          </table:table-cell>
          <table:table-cell office:value-type="float" office:value="0.546953340800216">
            <text:p>0.55</text:p>
          </table:table-cell>
          <table:table-cell office:value-type="float" office:value="0.0183869005601177">
            <text:p>0.02</text:p>
          </table:table-cell>
          <table:table-cell/>
        </table:table-row>
        <table:table-row table:style-name="ro1">
          <table:table-cell office:value-type="float" office:value="2.53125">
            <text:p>2.53</text:p>
          </table:table-cell>
          <table:table-cell office:value-type="float" office:value="3.5705512417753">
            <text:p>3.57</text:p>
          </table:table-cell>
          <table:table-cell office:value-type="float" office:value="0.289183174128403">
            <text:p>0.29</text:p>
          </table:table-cell>
          <table:table-cell office:value-type="float" office:value="0.00560625529997906">
            <text:p>0.01</text:p>
          </table:table-cell>
          <table:table-cell/>
        </table:table-row>
        <table:table-row table:style-name="ro1">
          <table:table-cell office:value-type="float" office:value="1.8984375">
            <text:p>1.9</text:p>
          </table:table-cell>
          <table:table-cell office:value-type="float" office:value="1.98954055080153">
            <text:p>1.99</text:p>
          </table:table-cell>
          <table:table-cell office:value-type="float" office:value="0.157081589249629">
            <text:p>0.16</text:p>
          </table:table-cell>
          <table:table-cell office:value-type="float" office:value="0.00173726813342157">
            <text:p>0</text:p>
          </table:table-cell>
          <table:table-cell/>
        </table:table-row>
        <table:table-row table:style-name="ro1">
          <table:table-cell office:value-type="float" office:value="1.423828125">
            <text:p>1.42</text:p>
          </table:table-cell>
          <table:table-cell office:value-type="float" office:value="1.21444439225087">
            <text:p>1.21</text:p>
          </table:table-cell>
          <table:table-cell office:value-type="float" office:value="0.0866368534093176">
            <text:p>0.09</text:p>
          </table:table-cell>
          <table:table-cell office:value-type="float" office:value="0.000543274029211655">
            <text:p>0</text:p>
          </table:table-cell>
          <table:table-cell/>
        </table:table-row>
        <table:table-row table:style-name="ro1">
          <table:table-cell office:value-type="float" office:value="1.06787109375">
            <text:p>1.07</text:p>
          </table:table-cell>
          <table:table-cell office:value-type="float" office:value="0.78783707454771">
            <text:p>0.79</text:p>
          </table:table-cell>
          <table:table-cell office:value-type="float" office:value="0.0481964326908375">
            <text:p>0.05</text:p>
          </table:table-cell>
          <table:table-cell office:value-type="float" office:value="0.000170764925384541">
            <text:p>0</text:p>
          </table:table-cell>
          <table:table-cell/>
        </table:table-row>
        <table:table-row table:style-name="ro1">
          <table:table-cell office:value-type="float" office:value="0.8009033203125">
            <text:p>0.8</text:p>
          </table:table-cell>
          <table:table-cell office:value-type="float" office:value="0.532709606715718">
            <text:p>0.53</text:p>
          </table:table-cell>
          <table:table-cell office:value-type="float" office:value="0.026942040569546">
            <text:p>0.03</text:p>
          </table:table-cell>
          <table:table-cell office:value-type="float" office:value="0.0000538309232889179">
            <text:p>0</text:p>
          </table:table-cell>
          <table:table-cell/>
        </table:table-row>
        <table:table-row table:style-name="ro1">
          <table:table-cell office:value-type="float" office:value="0.600677490234375">
            <text:p>0.6</text:p>
          </table:table-cell>
          <table:table-cell office:value-type="float" office:value="0.370708407972506">
            <text:p>0.37</text:p>
          </table:table-cell>
          <table:table-cell office:value-type="float" office:value="0.0151018448281345">
            <text:p>0.02</text:p>
          </table:table-cell>
          <table:table-cell office:value-type="float" office:value="0.0000169969184042879">
            <text:p>0</text:p>
          </table:table-cell>
          <table:table-cell/>
        </table:table-row>
        <table:table-row table:style-name="ro1">
          <table:table-cell office:value-type="float" office:value="0.450508117675781">
            <text:p>0.45</text:p>
          </table:table-cell>
          <table:table-cell office:value-type="float" office:value="0.263260866545155">
            <text:p>0.26</text:p>
          </table:table-cell>
          <table:table-cell office:value-type="float" office:value="0.00847804515158327">
            <text:p>0.01</text:p>
          </table:table-cell>
          <table:table-cell office:value-type="float" office:value="0.00000537162118706195">
            <text:p>0</text:p>
          </table:table-cell>
          <table:table-cell/>
        </table:table-row>
        <table:table-row table:style-name="ro1">
          <table:table-cell office:value-type="float" office:value="0.337881088256836">
            <text:p>0.34</text:p>
          </table:table-cell>
          <table:table-cell office:value-type="float" office:value="0.189690090140164">
            <text:p>0.19</text:p>
          </table:table-cell>
          <table:table-cell office:value-type="float" office:value="0.00476361071439118">
            <text:p>0</text:p>
          </table:table-cell>
          <table:table-cell office:value-type="float" office:value="0.00000169849453408672">
            <text:p>0</text:p>
          </table:table-cell>
          <table:table-cell/>
        </table:table-row>
        <table:table-row table:style-name="ro1">
          <table:table-cell office:value-type="float" office:value="0.253410816192627">
            <text:p>0.25</text:p>
          </table:table-cell>
          <table:table-cell office:value-type="float" office:value="0.13812217317287">
            <text:p>0.14</text:p>
          </table:table-cell>
          <table:table-cell office:value-type="float" office:value="0.00267785871828438">
            <text:p>0</text:p>
          </table:table-cell>
          <table:table-cell office:value-type="float" office:value="0.00000053721710960409">
            <text:p>0</text:p>
          </table:table-cell>
          <table:table-cell/>
        </table:table-row>
        <table:table-row table:style-name="ro1">
          <table:table-cell office:value-type="float" office:value="0.19005811214447">
            <text:p>0.19</text:p>
          </table:table-cell>
          <table:table-cell office:value-type="float" office:value="0.101346685094374">
            <text:p>0.1</text:p>
          </table:table-cell>
          <table:table-cell office:value-type="float" office:value="0.00150576664478011">
            <text:p>0</text:p>
          </table:table-cell>
          <table:table-cell office:value-type="float" office:value="0.00000016994582569394">
            <text:p>0</text:p>
          </table:table-cell>
          <table:table-cell/>
        </table:table-row>
        <table:table-row table:style-name="ro1">
          <table:table-cell office:value-type="float" office:value="0.142543584108353">
            <text:p>0.14</text:p>
          </table:table-cell>
          <table:table-cell office:value-type="float" office:value="0.074782440466838">
            <text:p>0.07</text:p>
          </table:table-cell>
          <table:table-cell office:value-type="float" office:value="0.000846826438029362">
            <text:p>0</text:p>
          </table:table-cell>
          <table:table-cell office:value-type="float" office:value="0.00000005376810393316">
            <text:p>0</text:p>
          </table:table-cell>
          <table:table-cell/>
        </table:table-row>
        <table:table-row table:style-name="ro1">
          <table:table-cell office:value-type="float" office:value="0.106907688081264">
            <text:p>0.11</text:p>
          </table:table-cell>
          <table:table-cell office:value-type="float" office:value="0.0554107393890211">
            <text:p>0.06</text:p>
          </table:table-cell>
          <table:table-cell office:value-type="float" office:value="0.000476286943418652">
            <text:p>0</text:p>
          </table:table-cell>
          <table:table-cell office:value-type="float" office:value="0.0000000170139392928">
            <text:p>0</text:p>
          </table:table-cell>
          <table:table-cell/>
        </table:table-row>
        <table:table-row table:style-name="ro1">
          <table:table-cell office:value-type="float" office:value="0.0801807660609484">
            <text:p>0.08</text:p>
          </table:table-cell>
          <table:table-cell office:value-type="float" office:value="0.0411837029256317">
            <text:p>0.04</text:p>
          </table:table-cell>
          <table:table-cell office:value-type="float" office:value="0.000267894659221825">
            <text:p>0</text:p>
          </table:table-cell>
          <table:table-cell office:value-type="float" office:value="0.00000000538561943917">
            <text:p>0</text:p>
          </table:table-cell>
          <table:table-cell/>
        </table:table-row>
        <table:table-row table:style-name="ro1">
          <table:table-cell office:value-type="float" office:value="0.0601355745457113">
            <text:p>0.06</text:p>
          </table:table-cell>
          <table:table-cell office:value-type="float" office:value="0.0306796730509673">
            <text:p>0.03</text:p>
          </table:table-cell>
          <table:table-cell office:value-type="float" office:value="0.000150685446283169">
            <text:p>0</text:p>
          </table:table-cell>
          <table:table-cell office:value-type="float" office:value="0.00000000170650771975">
            <text:p>0</text:p>
          </table:table-cell>
          <table:table-cell/>
        </table:table-row>
        <table:table-row table:style-name="ro1">
          <table:table-cell office:value-type="float" office:value="0.0451016809092835">
            <text:p>0.05</text:p>
          </table:table-cell>
          <table:table-cell office:value-type="float" office:value="0.0228937248014676">
            <text:p>0.02</text:p>
          </table:table-cell>
          <table:table-cell office:value-type="float" office:value="0.0000847588856790721">
            <text:p>0</text:p>
          </table:table-cell>
          <table:table-cell office:value-type="float" office:value="0.00000000054244802767">
            <text:p>0</text:p>
          </table:table-cell>
          <table:table-cell/>
        </table:table-row>
        <table:table-row table:style-name="ro1">
          <table:table-cell office:value-type="float" office:value="0.0338262606819626">
            <text:p>0.03</text:p>
          </table:table-cell>
          <table:table-cell office:value-type="float" office:value="0.0171054566506217">
            <text:p>0.02</text:p>
          </table:table-cell>
          <table:table-cell office:value-type="float" office:value="0.0000476763412213041">
            <text:p>0</text:p>
          </table:table-cell>
          <table:table-cell office:value-type="float" office:value="0.00000000017412998425">
            <text:p>0</text:p>
          </table:table-cell>
          <table:table-cell/>
        </table:table-row>
        <table:table-row table:style-name="ro1">
          <table:table-cell office:value-type="float" office:value="0.0253696955114719">
            <text:p>0.03</text:p>
          </table:table-cell>
          <table:table-cell office:value-type="float" office:value="0.0127928018137767">
            <text:p>0.01</text:p>
          </table:table-cell>
          <table:table-cell office:value-type="float" office:value="0.0000268177725257973">
            <text:p>0</text:p>
          </table:table-cell>
          <table:table-cell office:value-type="float" office:value="0.00000000005759448561">
            <text:p>0</text:p>
          </table:table-cell>
          <table:table-cell/>
        </table:table-row>
        <table:table-row table:style-name="ro1">
          <table:table-cell office:value-type="float" office:value="0.019027271633604">
            <text:p>0.02</text:p>
          </table:table-cell>
          <table:table-cell office:value-type="float" office:value="0.00957426344384492">
            <text:p>0.01</text:p>
          </table:table-cell>
          <table:table-cell office:value-type="float" office:value="0.0000150849423468769">
            <text:p>0</text:p>
          </table:table-cell>
          <table:table-cell office:value-type="float" office:value="0.00000000002071426093">
            <text:p>0</text:p>
          </table:table-cell>
          <table:table-cell/>
        </table:table-row>
        <table:table-row table:style-name="ro1">
          <table:table-cell office:value-type="float" office:value="0.014270453725203">
            <text:p>0.01</text:p>
          </table:table-cell>
          <table:table-cell office:value-type="float" office:value="0.00716928926851654">
            <text:p>0.01</text:p>
          </table:table-cell>
          <table:table-cell office:value-type="float" office:value="0.00000848526166712484">
            <text:p>0</text:p>
          </table:table-cell>
          <table:table-cell office:value-type="float" office:value="0.00000000000906284076">
            <text:p>0</text:p>
          </table:table-cell>
          <table:table-cell/>
        </table:table-row>
        <table:table-row table:style-name="ro1">
          <table:table-cell office:value-type="float" office:value="0.0107028402939022">
            <text:p>0.01</text:p>
          </table:table-cell>
          <table:table-cell office:value-type="float" office:value="0.00537056313531291">
            <text:p>0.01</text:p>
          </table:table-cell>
          <table:table-cell office:value-type="float" office:value="0.00000477295277326811">
            <text:p>0</text:p>
          </table:table-cell>
          <table:table-cell office:value-type="float" office:value="0.0000000000053865115">
            <text:p>0</text:p>
          </table:table-cell>
          <table:table-cell/>
        </table:table-row>
        <table:table-row table:style-name="ro1">
          <table:table-cell office:value-type="float" office:value="0.00802713022042667">
            <text:p>0.01</text:p>
          </table:table-cell>
          <table:table-cell office:value-type="float" office:value="0.00402432582889603">
            <text:p>0</text:p>
          </table:table-cell>
          <table:table-cell office:value-type="float" office:value="0.0000026847826443141">
            <text:p>0</text:p>
          </table:table-cell>
          <table:table-cell office:value-type="float" office:value="0.00000000000420814932">
            <text:p>0</text:p>
          </table:table-cell>
          <table:table-cell/>
        </table:table-row>
        <table:table-row table:style-name="ro1">
          <table:table-cell office:value-type="float" office:value="0.00602034766532">
            <text:p>0.01</text:p>
          </table:table-cell>
          <table:table-cell office:value-type="float" office:value="0.00301622369617748">
            <text:p>0</text:p>
          </table:table-cell>
          <table:table-cell office:value-type="float" office:value="0.00000151018812937141">
            <text:p>0</text:p>
          </table:table-cell>
          <table:table-cell office:value-type="float" office:value="0.00000000000387443073">
            <text:p>0</text:p>
          </table:table-cell>
          <table:table-cell/>
        </table:table-row>
        <table:table-row table:style-name="ro1">
          <table:table-cell office:value-type="float" office:value="0.00451526074899">
            <text:p>0</text:p>
          </table:table-cell>
          <table:table-cell office:value-type="float" office:value="0.00226103213989706">
            <text:p>0</text:p>
          </table:table-cell>
          <table:table-cell office:value-type="float" office:value="0.00000084947903601573">
            <text:p>0</text:p>
          </table:table-cell>
          <table:table-cell office:value-type="float" office:value="0.00000000000370003714">
            <text:p>0</text:p>
          </table:table-cell>
          <table:table-cell/>
        </table:table-row>
        <table:table-row table:style-name="ro1">
          <table:table-cell office:value-type="float" office:value="0.0033864455617425">
            <text:p>0</text:p>
          </table:table-cell>
          <table:table-cell office:value-type="float" office:value="0.00169513573209169">
            <text:p>0</text:p>
          </table:table-cell>
          <table:table-cell office:value-type="float" office:value="0.0000004778303463762">
            <text:p>0</text:p>
          </table:table-cell>
          <table:table-cell office:value-type="float" office:value="0.00000000000376935256">
            <text:p>0</text:p>
          </table:table-cell>
          <table:table-cell/>
        </table:table-row>
        <table:table-row table:style-name="ro1">
          <table:table-cell office:value-type="float" office:value="0.00253983417130688">
            <text:p>0</text:p>
          </table:table-cell>
          <table:table-cell office:value-type="float" office:value="0.00127099289130322">
            <text:p>0</text:p>
          </table:table-cell>
          <table:table-cell office:value-type="float" office:value="0.00000026877790091714">
            <text:p>0</text:p>
          </table:table-cell>
          <table:table-cell office:value-type="float" office:value="0.00000000000366387257">
            <text:p>0</text:p>
          </table:table-cell>
          <table:table-cell/>
        </table:table-row>
        <table:table-row table:style-name="ro1">
          <table:table-cell office:value-type="float" office:value="0.00190487562848016">
            <text:p>0</text:p>
          </table:table-cell>
          <table:table-cell office:value-type="float" office:value="0.000953042857289237">
            <text:p>0</text:p>
          </table:table-cell>
          <table:table-cell office:value-type="float" office:value="0.0000001511859663342">
            <text:p>0</text:p>
          </table:table-cell>
          <table:table-cell office:value-type="float" office:value="0.00000000000340007214">
            <text:p>0</text:p>
          </table:table-cell>
          <table:table-cell/>
        </table:table-row>
        <table:table-row table:style-name="ro1">
          <table:table-cell office:value-type="float" office:value="0.00142865672136012">
            <text:p>0</text:p>
          </table:table-cell>
          <table:table-cell office:value-type="float" office:value="0.00071466865520964">
            <text:p>0</text:p>
          </table:table-cell>
          <table:table-cell office:value-type="float" office:value="0.00000008504060086353">
            <text:p>0</text:p>
          </table:table-cell>
          <table:table-cell office:value-type="float" office:value="0.00000000000363453909">
            <text:p>0</text:p>
          </table:table-cell>
          <table:table-cell/>
        </table:table-row>
        <table:table-row table:style-name="ro1">
          <table:table-cell office:value-type="float" office:value="0.00107149254102009">
            <text:p>0</text:p>
          </table:table-cell>
          <table:table-cell office:value-type="float" office:value="0.000535937667652023">
            <text:p>0</text:p>
          </table:table-cell>
          <table:table-cell office:value-type="float" office:value="0.00000004783379486371">
            <text:p>0</text:p>
          </table:table-cell>
          <table:table-cell office:value-type="float" office:value="0.00000000000394716169">
            <text:p>0</text:p>
          </table:table-cell>
          <table:table-cell/>
        </table:table-row>
        <table:table-row table:style-name="ro1">
          <table:table-cell office:value-type="float" office:value="0.000803619405765066">
            <text:p>0</text:p>
          </table:table-cell>
          <table:table-cell office:value-type="float" office:value="0.000401917354851495">
            <text:p>0</text:p>
          </table:table-cell>
          <table:table-cell office:value-type="float" office:value="0.00000002690481404511">
            <text:p>0</text:p>
          </table:table-cell>
          <table:table-cell office:value-type="float" office:value="0.00000000000344708608">
            <text:p>0</text:p>
          </table:table-cell>
          <table:table-cell/>
        </table:table-row>
        <table:table-row table:style-name="ro1">
          <table:table-cell office:value-type="float" office:value="0.0006027145543238">
            <text:p>0</text:p>
          </table:table-cell>
          <table:table-cell office:value-type="float" office:value="0.000301417826830659">
            <text:p>0</text:p>
          </table:table-cell>
          <table:table-cell office:value-type="float" office:value="0.00000001513234563872">
            <text:p>0</text:p>
          </table:table-cell>
          <table:table-cell office:value-type="float" office:value="0.00000000000436365697">
            <text:p>0</text:p>
          </table:table-cell>
          <table:table-cell/>
        </table:table-row>
        <table:table-row table:style-name="ro1">
          <table:table-cell office:value-type="float" office:value="0.00045203591574285">
            <text:p>0</text:p>
          </table:table-cell>
          <table:table-cell office:value-type="float" office:value="0.000226052014138913">
            <text:p>0</text:p>
          </table:table-cell>
          <table:table-cell office:value-type="float" office:value="0.00000000851025760838">
            <text:p>0</text:p>
          </table:table-cell>
          <table:table-cell office:value-type="float" office:value="0.00000000000332653752">
            <text:p>0</text:p>
          </table:table-cell>
          <table:table-cell/>
        </table:table-row>
        <table:table-row table:style-name="ro1">
          <table:table-cell office:value-type="float" office:value="0.000339026936807137">
            <text:p>0</text:p>
          </table:table-cell>
          <table:table-cell office:value-type="float" office:value="0.00016953262306573">
            <text:p>0</text:p>
          </table:table-cell>
          <table:table-cell office:value-type="float" office:value="0.00000000478563860657">
            <text:p>0</text:p>
          </table:table-cell>
          <table:table-cell office:value-type="float" office:value="0.00000000000352423716">
            <text:p>0</text:p>
          </table:table-cell>
          <table:table-cell/>
        </table:table-row>
        <table:table-row table:style-name="ro1">
          <table:table-cell office:value-type="float" office:value="0.000254270202605353">
            <text:p>0</text:p>
          </table:table-cell>
          <table:table-cell office:value-type="float" office:value="0.000127145874200583">
            <text:p>0</text:p>
          </table:table-cell>
          <table:table-cell office:value-type="float" office:value="0.00000000269033063844">
            <text:p>0</text:p>
          </table:table-cell>
          <table:table-cell office:value-type="float" office:value="0.00000000000464353054">
            <text:p>0</text:p>
          </table:table-cell>
          <table:table-cell/>
        </table:table-row>
        <table:table-row table:style-name="ro1">
          <table:table-cell office:value-type="float" office:value="0.000190702651954015">
            <text:p>0</text:p>
          </table:table-cell>
          <table:table-cell office:value-type="float" office:value="0.0000953573846419214">
            <text:p>0</text:p>
          </table:table-cell>
          <table:table-cell office:value-type="float" office:value="0.00000000151141112626">
            <text:p>0</text:p>
          </table:table-cell>
          <table:table-cell office:value-type="float" office:value="0.0000000000042923324">
            <text:p>0</text:p>
          </table:table-cell>
          <table:table-cell/>
        </table:table-row>
        <table:table-row table:style-name="ro1">
          <table:table-cell office:value-type="float" office:value="0.000143026988965511">
            <text:p>0</text:p>
          </table:table-cell>
          <table:table-cell office:value-type="float" office:value="0.000071516900542864">
            <text:p>0</text:p>
          </table:table-cell>
          <table:table-cell office:value-type="float" office:value="0.00000000084872977287">
            <text:p>0</text:p>
          </table:table-cell>
          <table:table-cell office:value-type="float" office:value="0.00000000000347300402">
            <text:p>0</text:p>
          </table:table-cell>
          <table:table-cell/>
        </table:table-row>
        <table:table-row table:style-name="ro1">
          <table:table-cell office:value-type="float" office:value="0.000107270241724133">
            <text:p>0</text:p>
          </table:table-cell>
          <table:table-cell office:value-type="float" office:value="0.0000536370366744739">
            <text:p>0</text:p>
          </table:table-cell>
          <table:table-cell office:value-type="float" office:value="0.0000000004764764217">
            <text:p>0</text:p>
          </table:table-cell>
          <table:table-cell office:value-type="float" office:value="0.00000000000300467286">
            <text:p>0</text:p>
          </table:table-cell>
          <table:table-cell/>
        </table:table-row>
        <table:table-row table:style-name="ro1">
          <table:table-cell office:value-type="float" office:value="0.0000804526812931">
            <text:p>0</text:p>
          </table:table-cell>
          <table:table-cell office:value-type="float" office:value="0.0000402274177682576">
            <text:p>0</text:p>
          </table:table-cell>
          <table:table-cell office:value-type="float" office:value="0.00000000026545476066">
            <text:p>0</text:p>
          </table:table-cell>
          <table:table-cell office:value-type="float" office:value="0.00000000000092360289">
            <text:p>0</text:p>
          </table:table-cell>
          <table:table-cell/>
        </table:table-row>
        <table:table-row table:style-name="ro1">
          <table:table-cell office:value-type="float" office:value="0.000060339510969825">
            <text:p>0</text:p>
          </table:table-cell>
          <table:table-cell office:value-type="float" office:value="0.0000301703610223026">
            <text:p>0</text:p>
          </table:table-cell>
          <table:table-cell office:value-type="float" office:value="0.00000000014891403825">
            <text:p>0</text:p>
          </table:table-cell>
          <table:table-cell office:value-type="float" office:value="0.00000000000203365421">
            <text:p>0</text:p>
          </table:table-cell>
          <table:table-cell/>
        </table:table-row>
        <table:table-row table:style-name="ro1">
          <table:table-cell office:value-type="float" office:value="0.0000452546332273687">
            <text:p>0</text:p>
          </table:table-cell>
          <table:table-cell office:value-type="float" office:value="0.0000226276562149051">
            <text:p>0</text:p>
          </table:table-cell>
          <table:table-cell office:value-type="float" office:value="0.00000000008231959805">
            <text:p>0</text:p>
          </table:table-cell>
          <table:table-cell office:value-type="float" office:value="0.00000000001239279382">
            <text:p>0</text:p>
          </table:table-cell>
          <table:table-cell/>
        </table:table-row>
        <table:table-row table:style-name="ro1">
          <table:table-cell office:value-type="float" office:value="0.0000339409749205266">
            <text:p>0</text:p>
          </table:table-cell>
          <table:table-cell office:value-type="float" office:value="0.0000169706791277933">
            <text:p>0</text:p>
          </table:table-cell>
          <table:table-cell office:value-type="float" office:value="0.00000000004384250678">
            <text:p>0</text:p>
          </table:table-cell>
          <table:table-cell office:value-type="float" office:value="0.0000000000035135887">
            <text:p>0</text:p>
          </table:table-cell>
          <table:table-cell/>
        </table:table-row>
        <table:table-row table:style-name="ro1">
          <table:table-cell office:value-type="float" office:value="0.0000254557311903949">
            <text:p>0</text:p>
          </table:table-cell>
          <table:table-cell office:value-type="float" office:value="0.0000127279739370662">
            <text:p>0</text:p>
          </table:table-cell>
          <table:table-cell office:value-type="float" office:value="0.00000000002016455949">
            <text:p>0</text:p>
          </table:table-cell>
          <table:table-cell office:value-type="float" office:value="0.00000000000088261637">
            <text:p>0</text:p>
          </table:table-cell>
          <table:table-cell/>
        </table:table-row>
        <table:table-row table:style-name="ro1">
          <table:table-cell office:value-type="float" office:value="0.0000190917983927962">
            <text:p>0</text:p>
          </table:table-cell>
          <table:table-cell office:value-type="float" office:value="0.00000954596378897034">
            <text:p>0</text:p>
          </table:table-cell>
          <table:table-cell office:value-type="float" office:value="0.00000000001490261484">
            <text:p>0</text:p>
          </table:table-cell>
          <table:table-cell office:value-type="float" office:value="0.00000000000087116426">
            <text:p>0</text:p>
          </table:table-cell>
          <table:table-cell/>
        </table:table-row>
        <table:table-row table:style-name="ro1">
          <table:table-cell office:value-type="float" office:value="0.0000143188487945971">
            <text:p>0</text:p>
          </table:table-cell>
          <table:table-cell office:value-type="float" office:value="0.00000715945552025582">
            <text:p>0</text:p>
          </table:table-cell>
          <table:table-cell office:value-type="float" office:value="0.00000000000437912736">
            <text:p>0</text:p>
          </table:table-cell>
          <table:table-cell office:value-type="float" office:value="0.00000000002308766116">
            <text:p>0</text:p>
          </table:table-cell>
          <table:table-cell/>
        </table:table-row>
        <table:table-row table:style-name="ro1">
          <table:table-cell office:value-type="float" office:value="0.0000107391365959479">
            <text:p>0</text:p>
          </table:table-cell>
          <table:table-cell office:value-type="float" office:value="0.00000536958454987716">
            <text:p>0</text:p>
          </table:table-cell>
          <table:table-cell office:value-type="float" office:value="0.00000000000965232322">
            <text:p>0</text:p>
          </table:table-cell>
          <table:table-cell office:value-type="float" office:value="0.00000000004023730117">
            <text:p>0</text:p>
          </table:table-cell>
          <table:table-cell/>
        </table:table-row>
        <table:table-row table:style-name="ro1">
          <table:table-cell office:value-type="float" office:value="0.00000805435244696089">
            <text:p>0</text:p>
          </table:table-cell>
          <table:table-cell office:value-type="float" office:value="0.00000402720470806178">
            <text:p>0</text:p>
          </table:table-cell>
          <table:table-cell table:number-columns-repeated="2" office:value-type="float" office:value="0.00000000000965232322">
            <text:p>0</text:p>
          </table:table-cell>
          <table:table-cell/>
        </table:table-row>
        <table:table-row table:style-name="ro1">
          <table:table-cell office:value-type="float" office:value="0.00000604076433522067">
            <text:p>0</text:p>
          </table:table-cell>
          <table:table-cell office:value-type="float" office:value="0.00000302039072436913">
            <text:p>0</text:p>
          </table:table-cell>
          <table:table-cell office:value-type="float" office:value="0.0000000000262819971">
            <text:p>0</text:p>
          </table:table-cell>
          <table:table-cell office:value-type="float" office:value="0.00000000001806420175">
            <text:p>0</text:p>
          </table:table-cell>
          <table:table-cell/>
        </table:table-row>
        <table:table-row table:style-name="ro1">
          <table:table-cell office:value-type="float" office:value="0.0000045305732514155">
            <text:p>0</text:p>
          </table:table-cell>
          <table:table-cell office:value-type="float" office:value="0.00000226530587421445">
            <text:p>0</text:p>
          </table:table-cell>
          <table:table-cell office:value-type="float" office:value="0.00000000000697775249">
            <text:p>0</text:p>
          </table:table-cell>
          <table:table-cell office:value-type="float" office:value="0.00000000005215071354">
            <text:p>0</text:p>
          </table:table-cell>
          <table:table-cell/>
        </table:table-row>
        <table:table-row table:style-name="ro1">
          <table:table-cell office:value-type="float" office:value="0.00000339792993856163">
            <text:p>0</text:p>
          </table:table-cell>
          <table:table-cell office:value-type="float" office:value="0.00000169895897694931">
            <text:p>0</text:p>
          </table:table-cell>
          <table:table-cell office:value-type="float" office:value="0.00000000002175981877">
            <text:p>0</text:p>
          </table:table-cell>
          <table:table-cell office:value-type="float" office:value="0.00000000005707813594">
            <text:p>0</text:p>
          </table:table-cell>
          <table:table-cell/>
        </table:table-row>
        <table:table-row table:style-name="ro1">
          <table:table-cell office:value-type="float" office:value="0.00000254844745392122">
            <text:p>0</text:p>
          </table:table-cell>
          <table:table-cell office:value-type="float" office:value="0.00000127425916422164">
            <text:p>0</text:p>
          </table:table-cell>
          <table:table-cell table:number-columns-repeated="2" office:value-type="float" office:value="0.00000000000205033009">
            <text:p>0</text:p>
          </table:table-cell>
          <table:table-cell/>
        </table:table-row>
        <table:table-row table:style-name="ro1">
          <table:table-cell office:value-type="float" office:value="0.00000191133559044091">
            <text:p>0</text:p>
          </table:table-cell>
          <table:table-cell office:value-type="float" office:value="0.00000095567517626007">
            <text:p>0</text:p>
          </table:table-cell>
          <table:table-cell office:value-type="float" office:value="0.00000000005050823941">
            <text:p>0</text:p>
          </table:table-cell>
          <table:table-cell office:value-type="float" office:value="0.00000000008964794594">
            <text:p>0</text:p>
          </table:table-cell>
          <table:table-cell/>
        </table:table-row>
        <table:table-row table:style-name="ro1">
          <table:table-cell office:value-type="float" office:value="0.00000143350169283069">
            <text:p>0</text:p>
          </table:table-cell>
          <table:table-cell office:value-type="float" office:value="0.0000007167437551352">
            <text:p>0</text:p>
          </table:table-cell>
          <table:table-cell table:number-columns-repeated="2" office:value-type="float" office:value="0.00000000001546919307">
            <text:p>0</text:p>
          </table:table-cell>
          <table:table-cell/>
        </table:table-row>
        <table:table-row table:style-name="ro1">
          <table:table-cell office:value-type="float" office:value="0.00000107512626962301">
            <text:p>0</text:p>
          </table:table-cell>
          <table:table-cell office:value-type="float" office:value="0.00000053762402729649">
            <text:p>0</text:p>
          </table:table-cell>
          <table:table-cell table:number-columns-repeated="2" office:value-type="float" office:value="0.00000000001546919307">
            <text:p>0</text:p>
          </table:table-cell>
          <table:table-cell/>
        </table:table-row>
        <table:table-row table:style-name="ro1">
          <table:table-cell office:value-type="float" office:value="0.00000080634470221726">
            <text:p>0</text:p>
          </table:table-cell>
          <table:table-cell office:value-type="float" office:value="0.00000040338545523981">
            <text:p>0</text:p>
          </table:table-cell>
          <table:table-cell table:number-columns-repeated="2" office:value-type="float" office:value="0.00000000001546919307">
            <text:p>0</text:p>
          </table:table-cell>
          <table:table-cell/>
        </table:table-row>
        <table:table-row table:style-name="ro1">
          <table:table-cell office:value-type="float" office:value="0.00000060475852666295">
            <text:p>0</text:p>
          </table:table-cell>
          <table:table-cell office:value-type="float" office:value="0.00000030263904356535">
            <text:p>0</text:p>
          </table:table-cell>
          <table:table-cell office:value-type="float" office:value="0.00000000001546919307">
            <text:p>0</text:p>
          </table:table-cell>
          <table:table-cell office:value-type="float" office:value="0.00000000042749372431">
            <text:p>0</text:p>
          </table:table-cell>
          <table:table-cell/>
        </table:table-row>
        <table:table-row table:style-name="ro1">
          <table:table-cell office:value-type="float" office:value="0.00000045356889499721">
            <text:p>0</text:p>
          </table:table-cell>
          <table:table-cell office:value-type="float" office:value="0.00000022689235977851">
            <text:p>0</text:p>
          </table:table-cell>
          <table:table-cell office:value-type="float" office:value="0.00000000034769158203">
            <text:p>0</text:p>
          </table:table-cell>
          <table:table-cell office:value-type="float" office:value="0.00000000024292584207">
            <text:p>0</text:p>
          </table:table-cell>
          <table:table-cell/>
        </table:table-row>
        <table:table-row table:style-name="ro1">
          <table:table-cell office:value-type="float" office:value="0.00000034017667124791">
            <text:p>0</text:p>
          </table:table-cell>
          <table:table-cell office:value-type="float" office:value="0.00000017048839627931">
            <text:p>0</text:p>
          </table:table-cell>
          <table:table-cell office:value-type="float" office:value="0.00000000039058014787">
            <text:p>0</text:p>
          </table:table-cell>
          <table:table-cell office:value-type="float" office:value="0.00000000039690975093">
            <text:p>0</text:p>
          </table:table-cell>
          <table:table-cell/>
        </table:table-row>
        <table:table-row table:style-name="ro1">
          <table:table-cell office:value-type="float" office:value="0.00000025513250343593">
            <text:p>0</text:p>
          </table:table-cell>
          <table:table-cell office:value-type="float" office:value="0.00000012776706987221">
            <text:p>0</text:p>
          </table:table-cell>
          <table:table-cell office:value-type="float" office:value="0.00000000059378222563">
            <text:p>0</text:p>
          </table:table-cell>
          <table:table-cell office:value-type="float" office:value="0.00000000150619097177">
            <text:p>0</text:p>
          </table:table-cell>
          <table:table-cell/>
        </table:table-row>
        <table:table-row table:style-name="ro1">
          <table:table-cell office:value-type="float" office:value="0.00000019134937757695">
            <text:p>0</text:p>
          </table:table-cell>
          <table:table-cell office:value-type="float" office:value="0.00000009600497762217">
            <text:p>0</text:p>
          </table:table-cell>
          <table:table-cell table:number-columns-repeated="2" office:value-type="float" office:value="0.00000000045620437307">
            <text:p>0</text:p>
          </table:table-cell>
          <table:table-cell/>
        </table:table-row>
        <table:table-row table:style-name="ro1">
          <table:table-cell office:value-type="float" office:value="0.00000014351203318271">
            <text:p>0</text:p>
          </table:table-cell>
          <table:table-cell office:value-type="float" office:value="0.00000007185528766022">
            <text:p>0</text:p>
          </table:table-cell>
          <table:table-cell office:value-type="float" office:value="0.00000000045620437307">
            <text:p>0</text:p>
          </table:table-cell>
          <table:table-cell office:value-type="float" office:value="0.00000000232284699197">
            <text:p>0</text:p>
          </table:table-cell>
          <table:table-cell/>
        </table:table-row>
        <table:table-row table:style-name="ro1">
          <table:table-cell office:value-type="float" office:value="0.00000010763402488703">
            <text:p>0</text:p>
          </table:table-cell>
          <table:table-cell office:value-type="float" office:value="0.00000005505550328645">
            <text:p>0</text:p>
          </table:table-cell>
          <table:table-cell office:value-type="float" office:value="0.00000000094377769156">
            <text:p>0</text:p>
          </table:table-cell>
          <table:table-cell office:value-type="float" office:value="0.00000000154507913364">
            <text:p>0</text:p>
          </table:table-cell>
          <table:table-cell/>
        </table:table-row>
        <table:table-row table:style-name="ro1">
          <table:table-cell office:value-type="float" office:value="0.00000008072551866527">
            <text:p>0</text:p>
          </table:table-cell>
          <table:table-cell office:value-type="float" office:value="0.0000000407445759388">
            <text:p>0</text:p>
          </table:table-cell>
          <table:table-cell office:value-type="float" office:value="0.00000000092286492734">
            <text:p>0</text:p>
          </table:table-cell>
          <table:table-cell office:value-type="float" office:value="0.00000000424134076125">
            <text:p>0</text:p>
          </table:table-cell>
          <table:table-cell/>
        </table:table-row>
        <table:table-row table:style-name="ro1">
          <table:table-cell office:value-type="float" office:value="0.00000006054413899896">
            <text:p>0</text:p>
          </table:table-cell>
          <table:table-cell office:value-type="float" office:value="0.00000003161876704395">
            <text:p>0</text:p>
          </table:table-cell>
          <table:table-cell office:value-type="float" office:value="0.00000000175248373513">
            <text:p>0</text:p>
          </table:table-cell>
          <table:table-cell office:value-type="float" office:value="0.00000000617711838125">
            <text:p>0</text:p>
          </table:table-cell>
          <table:table-cell/>
        </table:table-row>
        <table:table-row table:style-name="ro1">
          <table:table-cell office:value-type="float" office:value="0.00000004540810424922">
            <text:p>0</text:p>
          </table:table-cell>
          <table:table-cell office:value-type="float" office:value="0.00000002276949795262">
            <text:p>0</text:p>
          </table:table-cell>
          <table:table-cell table:number-columns-repeated="2" office:value-type="float" office:value="0.00000000064632512383">
            <text:p>0</text:p>
          </table:table-cell>
          <table:table-cell/>
        </table:table-row>
        <table:table-row table:style-name="ro1">
          <table:table-cell office:value-type="float" office:value="0.00000003405607818691">
            <text:p>0</text:p>
          </table:table-cell>
          <table:table-cell office:value-type="float" office:value="0.00000002129461987119">
            <text:p>0</text:p>
          </table:table-cell>
          <table:table-cell office:value-type="float" office:value="0.00000000230343123995">
            <text:p>0</text:p>
          </table:table-cell>
          <table:table-cell office:value-type="float" office:value="0.00000001342860290111">
            <text:p>0</text:p>
          </table:table-cell>
          <table:table-cell/>
        </table:table-row>
        <table:table-row table:style-name="ro1">
          <table:table-cell office:value-type="float" office:value="0.00000002554205864018">
            <text:p>0</text:p>
          </table:table-cell>
          <table:table-cell office:value-type="float" office:value="0.00000001342860290111">
            <text:p>0</text:p>
          </table:table-cell>
          <table:table-cell office:value-type="float" office:value="0.00000000230343123995">
            <text:p>0</text:p>
          </table:table-cell>
          <table:table-cell office:value-type="float" office:value="0.00000001279145373277">
            <text:p>0</text:p>
          </table:table-cell>
          <table:table-cell/>
        </table:table-row>
        <table:table-row table:style-name="ro1">
          <table:table-cell office:value-type="float" office:value="0.00000001915654398014">
            <text:p>0</text:p>
          </table:table-cell>
          <table:table-cell office:value-type="float" office:value="0.00000001605060862478">
            <text:p>0</text:p>
          </table:table-cell>
          <table:table-cell office:value-type="float" office:value="0.0000000049254367627">
            <text:p>0</text:p>
          </table:table-cell>
          <table:table-cell office:value-type="float" office:value="0.00000000905859342865">
            <text:p>0</text:p>
          </table:table-cell>
          <table:table-cell/>
        </table:table-row>
        <table:table-row table:style-name="ro1">
          <table:table-cell office:value-type="float" office:value="0.0000000143674079851">
            <text:p>0</text:p>
          </table:table-cell>
          <table:table-cell office:value-type="float" office:value="0.00000001255460092625">
            <text:p>0</text:p>
          </table:table-cell>
          <table:table-cell office:value-type="float" office:value="0.00000000142942926509">
            <text:p>0</text:p>
          </table:table-cell>
          <table:table-cell office:value-type="float" office:value="0.00000002007480285355">
            <text:p>0</text:p>
          </table:table-cell>
          <table:table-cell/>
        </table:table-row>
        <table:table-row table:style-name="ro1">
          <table:table-cell office:value-type="float" office:value="0.00000001077555598883">
            <text:p>0</text:p>
          </table:table-cell>
          <table:table-cell office:value-type="float" office:value="0.00000001255460092625">
            <text:p>0</text:p>
          </table:table-cell>
          <table:table-cell office:value-type="float" office:value="0.00000000609077266221">
            <text:p>0</text:p>
          </table:table-cell>
          <table:table-cell office:value-type="float" office:value="0.00000003095127078015">
            <text:p>0</text:p>
          </table:table-cell>
          <table:table-cell/>
        </table:table-row>
        <table:table-row table:style-name="ro1">
          <table:table-cell office:value-type="float" office:value="0.00000000808166699162">
            <text:p>0</text:p>
          </table:table-cell>
          <table:table-cell office:value-type="float" office:value="0.00000001255460092625">
            <text:p>0</text:p>
          </table:table-cell>
          <table:table-cell office:value-type="float" office:value="0.00000001230589719169">
            <text:p>0</text:p>
          </table:table-cell>
          <table:table-cell office:value-type="float" office:value="0.00000004545322801562">
            <text:p>0</text:p>
          </table:table-cell>
          <table:table-cell/>
        </table:table-row>
        <table:table-row table:style-name="ro1">
          <table:table-cell office:value-type="float" office:value="0.00000000606125024372">
            <text:p>0</text:p>
          </table:table-cell>
          <table:table-cell office:value-type="float" office:value="0.00000001255460092625">
            <text:p>0</text:p>
          </table:table-cell>
          <table:table-cell office:value-type="float" office:value="0.00000002059272989768">
            <text:p>0</text:p>
          </table:table-cell>
          <table:table-cell office:value-type="float" office:value="0.00000002360371126787">
            <text:p>0</text:p>
          </table:table-cell>
          <table:table-cell/>
        </table:table-row>
        <table:table-row table:style-name="ro1">
          <table:table-cell office:value-type="float" office:value="0.00000000454593768279">
            <text:p>0</text:p>
          </table:table-cell>
          <table:table-cell table:number-columns-repeated="2" office:value-type="float" office:value="0.00000003465282140857">
            <text:p>0</text:p>
          </table:table-cell>
          <table:table-cell office:value-type="float" office:value="0.00000002427576667821">
            <text:p>0</text:p>
          </table:table-cell>
          <table:table-cell/>
        </table:table-row>
        <table:table-row table:style-name="ro1">
          <table:table-cell office:value-type="float" office:value="0.00000000340945326209">
            <text:p>0</text:p>
          </table:table-cell>
          <table:table-cell table:number-columns-repeated="2" office:value-type="float" office:value="0.00000004938496853072">
            <text:p>0</text:p>
          </table:table-cell>
          <table:table-cell office:value-type="float" office:value="0.00000002918648225165">
            <text:p>0</text:p>
          </table:table-cell>
          <table:table-cell/>
        </table:table-row>
        <table:table-row table:style-name="ro1">
          <table:table-cell office:value-type="float" office:value="0.00000000255708994657">
            <text:p>0</text:p>
          </table:table-cell>
          <table:table-cell office:value-type="float" office:value="0.00000006902783122631">
            <text:p>0</text:p>
          </table:table-cell>
          <table:table-cell office:value-type="float" office:value="0.00000000954361975698">
            <text:p>0</text:p>
          </table:table-cell>
          <table:table-cell office:value-type="float" office:value="0.0000000952183146865">
            <text:p>0</text:p>
          </table:table-cell>
          <table:table-cell/>
        </table:table-row>
        <table:table-row table:style-name="ro1">
          <table:table-cell office:value-type="float" office:value="0.00000000191781745993">
            <text:p>0</text:p>
          </table:table-cell>
          <table:table-cell table:number-columns-repeated="3" office:value-type="float" office:value="0.00000001664686390412">
            <text:p>0</text:p>
          </table:table-cell>
          <table:table-cell/>
        </table:table-row>
        <table:table-row table:style-name="ro1">
          <table:table-cell office:value-type="float" office:value="0.00000000143836309494">
            <text:p>0</text:p>
          </table:table-cell>
          <table:table-cell table:number-columns-repeated="2" office:value-type="float" office:value="0.00000001664686390412">
            <text:p>0</text:p>
          </table:table-cell>
          <table:table-cell office:value-type="float" office:value="0.00000020289030302635">
            <text:p>0</text:p>
          </table:table-cell>
          <table:table-cell/>
        </table:table-row>
        <table:table-row table:style-name="ro1">
          <table:table-cell office:value-type="float" office:value="0.00000000107877232121">
            <text:p>0</text:p>
          </table:table-cell>
          <table:table-cell table:number-columns-repeated="2" office:value-type="float" office:value="0.00000006320772383536">
            <text:p>0</text:p>
          </table:table-cell>
          <table:table-cell office:value-type="float" office:value="0.00000031153230906379">
            <text:p>0</text:p>
          </table:table-cell>
          <table:table-cell/>
        </table:table-row>
        <table:table-row table:style-name="ro1">
          <table:table-cell office:value-type="float" office:value="0.00000000080907924091">
            <text:p>0</text:p>
          </table:table-cell>
          <table:table-cell office:value-type="float" office:value="0.00000012528887014247">
            <text:p>0</text:p>
          </table:table-cell>
          <table:table-cell office:value-type="float" office:value="0.00000012303571528687">
            <text:p>0</text:p>
          </table:table-cell>
          <table:table-cell office:value-type="float" office:value="0.00000045413516245902">
            <text:p>0</text:p>
          </table:table-cell>
          <table:table-cell/>
        </table:table-row>
        <table:table-row table:style-name="ro1">
          <table:table-cell office:value-type="float" office:value="0.00000000060680943068">
            <text:p>0</text:p>
          </table:table-cell>
          <table:table-cell table:number-columns-repeated="2" office:value-type="float" office:value="0.00000012528886994156">
            <text:p>0</text:p>
          </table:table-cell>
          <table:table-cell office:value-type="float" office:value="0.00000056675479943745">
            <text:p>0</text:p>
          </table:table-cell>
          <table:table-cell/>
        </table:table-row>
        <table:table-row table:style-name="ro1">
          <table:table-cell office:value-type="float" office:value="0.00000000045510707301">
            <text:p>0</text:p>
          </table:table-cell>
          <table:table-cell table:number-columns-repeated="2" office:value-type="float" office:value="0.00000023565535246622">
            <text:p>0</text:p>
          </table:table-cell>
          <table:table-cell office:value-type="float" office:value="0.00000082427659166013">
            <text:p>0</text:p>
          </table:table-cell>
          <table:table-cell/>
        </table:table-row>
        <table:table-row table:style-name="ro1">
          <table:table-cell office:value-type="float" office:value="0.00000000034133030476">
            <text:p>0</text:p>
          </table:table-cell>
          <table:table-cell office:value-type="float" office:value="0.00000038281066216424">
            <text:p>0</text:p>
          </table:table-cell>
          <table:table-cell office:value-type="float" office:value="0.00000020581057702968">
            <text:p>0</text:p>
          </table:table-cell>
          <table:table-cell office:value-type="float" office:value="0.00000057901774196251">
            <text:p>0</text:p>
          </table:table-cell>
          <table:table-cell/>
        </table:table-row>
        <table:table-row table:style-name="ro1">
          <table:table-cell office:value-type="float" office:value="0.00000000025599772857">
            <text:p>0</text:p>
          </table:table-cell>
          <table:table-cell table:number-columns-repeated="3" office:value-type="float" office:value="0.00000000960349743231">
            <text:p>0</text:p>
          </table:table-cell>
          <table:table-cell/>
        </table:table-row>
        <table:table-row table:style-name="ro1">
          <table:table-cell office:value-type="float" office:value="0.00000000019199829643">
            <text:p>0</text:p>
          </table:table-cell>
          <table:table-cell table:number-columns-repeated="2" office:value-type="float" office:value="0.0000000096034972314">
            <text:p>0</text:p>
          </table:table-cell>
          <table:table-cell office:value-type="float" office:value="0.00000140485384241894">
            <text:p>0</text:p>
          </table:table-cell>
          <table:table-cell/>
        </table:table-row>
        <table:table-row table:style-name="ro1">
          <table:table-cell office:value-type="float" office:value="0.00000000014399872232">
            <text:p>0</text:p>
          </table:table-cell>
          <table:table-cell office:value-type="float" office:value="0.00000103683426135788">
            <text:p>0</text:p>
          </table:table-cell>
          <table:table-cell office:value-type="float" office:value="0.00000035841608362874">
            <text:p>0</text:p>
          </table:table-cell>
          <table:table-cell office:value-type="float" office:value="0.00000150191770975373">
            <text:p>0</text:p>
          </table:table-cell>
          <table:table-cell/>
        </table:table-row>
        <table:table-row table:style-name="ro1">
          <table:table-cell office:value-type="float" office:value="0.00000000010799904174">
            <text:p>0</text:p>
          </table:table-cell>
          <table:table-cell table:number-columns-repeated="3" office:value-type="float" office:value="0.0000001066673647671">
            <text:p>0</text:p>
          </table:table-cell>
          <table:table-cell/>
        </table:table-row>
        <table:table-row table:style-name="ro1">
          <table:table-cell office:value-type="float" office:value="0.0000000000809992813">
            <text:p>0</text:p>
          </table:table-cell>
          <table:table-cell office:value-type="float" office:value="0.00000134688989375572">
            <text:p>0</text:p>
          </table:table-cell>
          <table:table-cell office:value-type="float" office:value="0.00000113355516422151">
            <text:p>0</text:p>
          </table:table-cell>
          <table:table-cell office:value-type="float" office:value="0.00000217370491301449">
            <text:p>0</text:p>
          </table:table-cell>
          <table:table-cell/>
        </table:table-row>
        <table:table-row table:style-name="ro1">
          <table:table-cell office:value-type="float" office:value="0.00000000006074946098">
            <text:p>0</text:p>
          </table:table-cell>
          <table:table-cell table:number-columns-repeated="2" office:value-type="float" office:value="0.00000030674014476183">
            <text:p>0</text:p>
          </table:table-cell>
          <table:table-cell office:value-type="float" office:value="0.00000410293995821952">
            <text:p>0</text:p>
          </table:table-cell>
          <table:table-cell/>
        </table:table-row>
        <table:table-row table:style-name="ro1">
          <table:table-cell office:value-type="float" office:value="0.00000000004556209573">
            <text:p>0</text:p>
          </table:table-cell>
          <table:table-cell office:value-type="float" office:value="0.00000079567988098351">
            <text:p>0</text:p>
          </table:table-cell>
          <table:table-cell office:value-type="float" office:value="0.00000361400022199783">
            <text:p>0</text:p>
          </table:table-cell>
          <table:table-cell office:value-type="float" office:value="0.00000226557324871093">
            <text:p>0</text:p>
          </table:table-cell>
          <table:table-cell/>
        </table:table-row>
        <table:table-row table:style-name="ro1">
          <table:table-cell office:value-type="float" office:value="0.0000000000341715718">
            <text:p>0</text:p>
          </table:table-cell>
          <table:table-cell table:number-columns-repeated="2" office:value-type="float" office:value="0.00000373546661643835">
            <text:p>0</text:p>
          </table:table-cell>
          <table:table-cell office:value-type="float" office:value="0.00000410396467784">
            <text:p>0</text:p>
          </table:table-cell>
          <table:table-cell/>
        </table:table-row>
        <table:table-row table:style-name="ro1">
          <table:table-cell office:value-type="float" office:value="0.00000000002562867885">
            <text:p>0</text:p>
          </table:table-cell>
          <table:table-cell table:number-columns-repeated="2" office:value-type="float" office:value="0.00000569532444000794">
            <text:p>0</text:p>
          </table:table-cell>
          <table:table-cell office:value-type="float" office:value="0.00000475725061889592">
            <text:p>0</text:p>
          </table:table-cell>
          <table:table-cell/>
        </table:table-row>
        <table:table-row table:style-name="ro1">
          <table:table-cell office:value-type="float" office:value="0.00000000001922150914">
            <text:p>0</text:p>
          </table:table-cell>
          <table:table-cell table:number-columns-repeated="2" office:value-type="float" office:value="0.00000830846820463344">
            <text:p>0</text:p>
          </table:table-cell>
          <table:table-cell office:value-type="float" office:value="0.00000562829854063867">
            <text:p>0</text:p>
          </table:table-cell>
          <table:table-cell/>
        </table:table-row>
        <table:table-row table:style-name="ro1">
          <table:table-cell office:value-type="float" office:value="0.00000000001441613185">
            <text:p>0</text:p>
          </table:table-cell>
          <table:table-cell table:number-columns-repeated="2" office:value-type="float" office:value="0.0000048242765184661">
            <text:p>0</text:p>
          </table:table-cell>
          <table:table-cell office:value-type="float" office:value="0.0000234066321787619">
            <text:p>0</text:p>
          </table:table-cell>
          <table:table-cell/>
        </table:table-row>
        <table:table-row table:style-name="ro1">
          <table:table-cell office:value-type="float" office:value="0.00000000001081209889">
            <text:p>0</text:p>
          </table:table-cell>
          <table:table-cell table:number-columns-repeated="2" office:value-type="float" office:value="0.00000946986543348983">
            <text:p>0</text:p>
          </table:table-cell>
          <table:table-cell office:value-type="float" office:value="0.0000153066087805058">
            <text:p>0</text:p>
          </table:table-cell>
          <table:table-cell/>
        </table:table-row>
        <table:table-row table:style-name="ro1">
          <table:table-cell office:value-type="float" office:value="0.00000000000810907417">
            <text:p>0</text:p>
          </table:table-cell>
          <table:table-cell table:number-columns-repeated="2" office:value-type="float" office:value="0.00000327574688019183">
            <text:p>0</text:p>
          </table:table-cell>
          <table:table-cell office:value-type="float" office:value="0.0000363110458319852">
            <text:p>0</text:p>
          </table:table-cell>
          <table:table-cell/>
        </table:table-row>
        <table:table-row table:style-name="ro1">
          <table:table-cell office:value-type="float" office:value="0.00000000000608180563">
            <text:p>0</text:p>
          </table:table-cell>
          <table:table-cell table:number-columns-repeated="2" office:value-type="float" office:value="0.0000115345716179895">
            <text:p>0</text:p>
          </table:table-cell>
          <table:table-cell office:value-type="float" office:value="0.0000325124936510013">
            <text:p>0</text:p>
          </table:table-cell>
          <table:table-cell/>
        </table:table-row>
        <table:table-row table:style-name="ro1">
          <table:table-cell office:value-type="float" office:value="0.00000000000456135422">
            <text:p>0</text:p>
          </table:table-cell>
          <table:table-cell table:number-columns-repeated="2" office:value-type="float" office:value="0.000000522805300792">
            <text:p>0</text:p>
          </table:table-cell>
          <table:table-cell office:value-type="float" office:value="0.0000582066150580633">
            <text:p>0</text:p>
          </table:table-cell>
          <table:table-cell/>
        </table:table-row>
        <table:table-row table:style-name="ro1">
          <table:table-cell office:value-type="float" office:value="0.00000000000342101566">
            <text:p>0</text:p>
          </table:table-cell>
          <table:table-cell office:value-type="float" office:value="0.0000445698705697828">
            <text:p>0</text:p>
          </table:table-cell>
          <table:table-cell office:value-type="float" office:value="0.0000141595497890725">
            <text:p>0</text:p>
          </table:table-cell>
          <table:table-cell office:value-type="float" office:value="0.0000924654436008796">
            <text:p>0</text:p>
          </table:table-cell>
          <table:table-cell/>
        </table:table-row>
        <table:table-row table:style-name="ro1">
          <table:table-cell office:value-type="float" office:value="0.00000000000256576175">
            <text:p>0</text:p>
          </table:table-cell>
          <table:table-cell table:number-columns-repeated="2" office:value-type="float" office:value="0.0000445698705697828">
            <text:p>0</text:p>
          </table:table-cell>
          <table:table-cell office:value-type="float" office:value="0.000059837987845826">
            <text:p>0</text:p>
          </table:table-cell>
          <table:table-cell/>
        </table:table-row>
        <table:table-row table:style-name="ro1">
          <table:table-cell office:value-type="float" office:value="0.00000000000192432131">
            <text:p>0</text:p>
          </table:table-cell>
          <table:table-cell table:number-columns-repeated="3" office:value-type="float" office:value="0.0000184679059657801">
            <text:p>0</text:p>
          </table:table-cell>
          <table:table-cell/>
        </table:table-row>
        <table:table-row table:style-name="ro1">
          <table:table-cell office:value-type="float" office:value="0.00000000000144324098">
            <text:p>0</text:p>
          </table:table-cell>
          <table:table-cell office:value-type="float" office:value="0.0000880731449095863">
            <text:p>0</text:p>
          </table:table-cell>
          <table:table-cell office:value-type="float" office:value="0.0000511373329780261">
            <text:p>0</text:p>
          </table:table-cell>
          <table:table-cell office:value-type="float" office:value="0.000236751303494776">
            <text:p>0</text:p>
          </table:table-cell>
          <table:table-cell/>
        </table:table-row>
        <table:table-row table:style-name="ro1">
          <table:table-cell office:value-type="float" office:value="0.00000000000108243074">
            <text:p>0</text:p>
          </table:table-cell>
          <table:table-cell office:value-type="float" office:value="0.0000880731449097872">
            <text:p>0</text:p>
          </table:table-cell>
          <table:table-cell office:value-type="float" office:value="0.0000975408256071632">
            <text:p>0</text:p>
          </table:table-cell>
          <table:table-cell office:value-type="float" office:value="0.00034502611962963">
            <text:p>0</text:p>
          </table:table-cell>
          <table:table-cell/>
        </table:table-row>
        <table:table-row table:style-name="ro1">
          <table:table-cell office:value-type="float" office:value="0.00000000000081182305">
            <text:p>0</text:p>
          </table:table-cell>
          <table:table-cell table:number-columns-repeated="2" office:value-type="float" office:value="0.0000880731449097872">
            <text:p>0</text:p>
          </table:table-cell>
          <table:table-cell office:value-type="float" office:value="0.000418053536939743">
            <text:p>0</text:p>
          </table:table-cell>
          <table:table-cell/>
        </table:table-row>
        <table:table-row table:style-name="ro1">
          <table:table-cell office:value-type="float" office:value="0.00000000000060886729">
            <text:p>0</text:p>
          </table:table-cell>
          <table:table-cell table:number-columns-repeated="2" office:value-type="float" office:value="0.000170568242917276">
            <text:p>0</text:p>
          </table:table-cell>
          <table:table-cell office:value-type="float" office:value="0.000269405613122665">
            <text:p>0</text:p>
          </table:table-cell>
          <table:table-cell/>
        </table:table-row>
        <table:table-row table:style-name="ro1">
          <table:table-cell office:value-type="float" office:value="0.00000000000045665047">
            <text:p>0</text:p>
          </table:table-cell>
          <table:table-cell table:number-columns-repeated="2" office:value-type="float" office:value="0.0000605747789072909">
            <text:p>0</text:p>
          </table:table-cell>
          <table:table-cell office:value-type="float" office:value="0.000647206586960679">
            <text:p>0</text:p>
          </table:table-cell>
          <table:table-cell/>
        </table:table-row>
        <table:table-row table:style-name="ro1">
          <table:table-cell office:value-type="float" office:value="0.00000000000034248785">
            <text:p>0</text:p>
          </table:table-cell>
          <table:table-cell table:number-columns-repeated="2" office:value-type="float" office:value="0.000207232730920738">
            <text:p>0</text:p>
          </table:table-cell>
          <table:table-cell office:value-type="float" office:value="0.000989408474991722">
            <text:p>0</text:p>
          </table:table-cell>
          <table:table-cell/>
        </table:table-row>
        <table:table-row table:style-name="ro1">
          <table:table-cell office:value-type="float" office:value="0.00000000000025686589">
            <text:p>0</text:p>
          </table:table-cell>
          <table:table-cell table:number-columns-repeated="2" office:value-type="float" office:value="0.000402776666938334">
            <text:p>0</text:p>
          </table:table-cell>
          <table:table-cell office:value-type="float" office:value="0.000640124325156378">
            <text:p>0</text:p>
          </table:table-cell>
          <table:table-cell/>
        </table:table-row>
        <table:table-row table:style-name="ro1">
          <table:table-cell office:value-type="float" office:value="0.00000000000019264942">
            <text:p>0</text:p>
          </table:table-cell>
          <table:table-cell table:number-columns-repeated="2" office:value-type="float" office:value="0.000142051418914606">
            <text:p>0</text:p>
          </table:table-cell>
          <table:table-cell office:value-type="float" office:value="0.00124848323721168">
            <text:p>0</text:p>
          </table:table-cell>
          <table:table-cell/>
        </table:table-row>
        <table:table-row table:style-name="ro1">
          <table:table-cell office:value-type="float" office:value="0.00000000000014448706">
            <text:p>0</text:p>
          </table:table-cell>
          <table:table-cell office:value-type="float" office:value="0.00118495241100952">
            <text:p>0</text:p>
          </table:table-cell>
          <table:table-cell office:value-type="float" office:value="0.000205582245116965">
            <text:p>0</text:p>
          </table:table-cell>
          <table:table-cell office:value-type="float" office:value="0.00205962845328561">
            <text:p>0</text:p>
          </table:table-cell>
          <table:table-cell/>
        </table:table-row>
        <table:table-row table:style-name="ro1">
          <table:table-cell office:value-type="float" office:value="0.0000000000001083653">
            <text:p>0</text:p>
          </table:table-cell>
          <table:table-cell office:value-type="float" office:value="0.00118495241100952">
            <text:p>0</text:p>
          </table:table-cell>
          <table:table-cell office:value-type="float" office:value="0.000669093797159126">
            <text:p>0</text:p>
          </table:table-cell>
          <table:table-cell office:value-type="float" office:value="0.00314115540805045">
            <text:p>0</text:p>
          </table:table-cell>
          <table:table-cell/>
        </table:table-row>
        <table:table-row table:style-name="ro1">
          <table:table-cell office:value-type="float" office:value="0.00000000000008127397">
            <text:p>0</text:p>
          </table:table-cell>
          <table:table-cell table:number-columns-repeated="2" office:value-type="float" office:value="0.00118495241100952">
            <text:p>0</text:p>
          </table:table-cell>
          <table:table-cell office:value-type="float" office:value="0.00448103455886462">
            <text:p>0</text:p>
          </table:table-cell>
          <table:table-cell/>
        </table:table-row>
        <table:table-row table:style-name="ro1">
          <table:table-cell office:value-type="float" office:value="0.00000000000006095548">
            <text:p>0</text:p>
          </table:table-cell>
          <table:table-cell office:value-type="float" office:value="0.00200897294797309">
            <text:p>0</text:p>
          </table:table-cell>
          <table:table-cell office:value-type="float" office:value="0.00128710919988201">
            <text:p>0</text:p>
          </table:table-cell>
          <table:table-cell office:value-type="float" office:value="0.00568188539702228">
            <text:p>0.01</text:p>
          </table:table-cell>
          <table:table-cell/>
        </table:table-row>
        <table:table-row table:style-name="ro1">
          <table:table-cell office:value-type="float" office:value="0.00000000000004571661">
            <text:p>0</text:p>
          </table:table-cell>
          <table:table-cell office:value-type="float" office:value="0.00200897294797309">
            <text:p>0</text:p>
          </table:table-cell>
          <table:table-cell office:value-type="float" office:value="0.00238580324916697">
            <text:p>0</text:p>
          </table:table-cell>
          <table:table-cell office:value-type="float" office:value="0.00347389834701991">
            <text:p>0</text:p>
          </table:table-cell>
          <table:table-cell/>
        </table:table-row>
        <table:table-row table:style-name="ro1">
          <table:table-cell office:value-type="float" office:value="0.00000000000003428746">
            <text:p>0</text:p>
          </table:table-cell>
          <table:table-cell table:number-columns-repeated="2" office:value-type="float" office:value="0.00200897294797309">
            <text:p>0</text:p>
          </table:table-cell>
          <table:table-cell office:value-type="float" office:value="0.00580396251360949">
            <text:p>0.01</text:p>
          </table:table-cell>
          <table:table-cell/>
        </table:table-row>
        <table:table-row table:style-name="ro1">
          <table:table-cell office:value-type="float" office:value="0.00000000000002571559">
            <text:p>0</text:p>
          </table:table-cell>
          <table:table-cell table:number-columns-repeated="3" office:value-type="float" office:value="0.0000557390825775966">
            <text:p>0</text:p>
          </table:table-cell>
          <table:table-cell/>
        </table:table-row>
        <table:table-row table:style-name="ro1">
          <table:table-cell office:value-type="float" office:value="0.00000000000001928669">
            <text:p>0</text:p>
          </table:table-cell>
          <table:table-cell table:number-columns-repeated="3" office:value-type="float" office:value="0.0000557390825775966">
            <text:p>0</text:p>
          </table:table-cell>
          <table:table-cell/>
        </table:table-row>
        <table:table-row table:style-name="ro1">
          <table:table-cell office:value-type="float" office:value="0.00000000000001446502">
            <text:p>0</text:p>
          </table:table-cell>
          <table:table-cell table:number-columns-repeated="3" office:value-type="float" office:value="0.0000557390825773957">
            <text:p>0</text:p>
          </table:table-cell>
          <table:table-cell/>
        </table:table-row>
        <table:table-row table:style-name="ro1">
          <table:table-cell office:value-type="float" office:value="0.00000000000001084877">
            <text:p>0</text:p>
          </table:table-cell>
          <table:table-cell table:number-columns-repeated="3" office:value-type="float" office:value="0.0000557390825773957">
            <text:p>0</text:p>
          </table:table-cell>
          <table:table-cell/>
        </table:table-row>
        <table:table-row table:style-name="ro1">
          <table:table-cell office:value-type="float" office:value="8.13657E-015">
            <text:p>0</text:p>
          </table:table-cell>
          <table:table-cell table:number-columns-repeated="2" office:value-type="float" office:value="0.0124021062317452">
            <text:p>0.01</text:p>
          </table:table-cell>
          <table:table-cell office:value-type="float" office:value="0.0453257519628588">
            <text:p>0.05</text:p>
          </table:table-cell>
          <table:table-cell/>
        </table:table-row>
        <table:table-row table:style-name="ro1">
          <table:table-cell office:value-type="float" office:value="6.10243E-015">
            <text:p>0</text:p>
          </table:table-cell>
          <table:table-cell table:number-columns-repeated="2" office:value-type="float" office:value="0.0206330176645236">
            <text:p>0.02</text:p>
          </table:table-cell>
          <table:table-cell office:value-type="float" office:value="0.023265176643628">
            <text:p>0.02</text:p>
          </table:table-cell>
          <table:table-cell/>
        </table:table-row>
        <table:table-row table:style-name="ro1">
          <table:table-cell office:value-type="float" office:value="4.57682E-015">
            <text:p>0</text:p>
          </table:table-cell>
          <table:table-cell table:number-columns-repeated="2" office:value-type="float" office:value="0.00965846908748562">
            <text:p>0.01</text:p>
          </table:table-cell>
          <table:table-cell office:value-type="float" office:value="0.0488724566567165">
            <text:p>0.05</text:p>
          </table:table-cell>
          <table:table-cell/>
        </table:table-row>
        <table:table-row table:style-name="ro1">
          <table:table-cell office:value-type="float" office:value="3.43262E-015">
            <text:p>0</text:p>
          </table:table-cell>
          <table:table-cell table:number-columns-repeated="2" office:value-type="float" office:value="0.00497426234856491">
            <text:p>0</text:p>
          </table:table-cell>
          <table:table-cell office:value-type="float" office:value="0.0730669719770378">
            <text:p>0.07</text:p>
          </table:table-cell>
          <table:table-cell/>
        </table:table-row>
        <table:table-row table:style-name="ro1">
          <table:table-cell office:value-type="float" office:value="2.57446E-015">
            <text:p>0</text:p>
          </table:table-cell>
          <table:table-cell table:number-columns-repeated="2" office:value-type="float" office:value="0.0145360462328359">
            <text:p>0.01</text:p>
          </table:table-cell>
          <table:table-cell office:value-type="float" office:value="0.11859102533364">
            <text:p>0.12</text:p>
          </table:table-cell>
          <table:table-cell/>
        </table:table-row>
        <table:table-row table:style-name="ro1">
          <table:table-cell office:value-type="float" office:value="1.93085E-015">
            <text:p>0</text:p>
          </table:table-cell>
          <table:table-cell office:value-type="float" office:value="0.0405497910080369">
            <text:p>0.04</text:p>
          </table:table-cell>
          <table:table-cell office:value-type="float" office:value="0.0635051880927668">
            <text:p>0.06</text:p>
          </table:table-cell>
          <table:table-cell office:value-type="float" office:value="0.0752347840416382">
            <text:p>0.08</text:p>
          </table:table-cell>
          <table:table-cell/>
        </table:table-row>
        <table:table-row table:style-name="ro1">
          <table:table-cell office:value-type="float" office:value="1.44814E-015">
            <text:p>0</text:p>
          </table:table-cell>
          <table:table-cell office:value-type="float" office:value="0.109919777075239">
            <text:p>0.11</text:p>
          </table:table-cell>
          <table:table-cell office:value-type="float" office:value="0.0288201950591656">
            <text:p>0.03</text:p>
          </table:table-cell>
          <table:table-cell office:value-type="float" office:value="0.213806824571705">
            <text:p>0.21</text:p>
          </table:table-cell>
          <table:table-cell/>
        </table:table-row>
        <table:table-row table:style-name="ro1">
          <table:table-cell office:value-type="float" office:value="1.0861E-015">
            <text:p>0</text:p>
          </table:table-cell>
          <table:table-cell office:value-type="float" office:value="0.109919777075239">
            <text:p>0.11</text:p>
          </table:table-cell>
          <table:table-cell office:value-type="float" office:value="0.0750668524373005">
            <text:p>0.08</text:p>
          </table:table-cell>
          <table:table-cell office:value-type="float" office:value="0.171581986912753">
            <text:p>0.1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03/18/2010</text:date>, <text:time>21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tchell </meta:initial-creator>
    <meta:creation-date>2010-03-18T21:15:27</meta:creation-date>
    <dc:date>2010-03-18T21:40:36</dc:date>
    <dc:creator>Mitchell </dc:creator>
    <meta:editing-duration>PT00H09M28S</meta:editing-duration>
    <meta:editing-cycles>1</meta:editing-cycles>
    <meta:document-statistic meta:table-count="6" meta:cell-count="3096" meta:object-count="6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5.369cm" svg:height="22.5cm" chart:class="chart:scatter" chart:style-name="ch1">
        <chart:title svg:x="15.805cm" svg:y="0.451cm" chart:style-name="ch2">
          <text:p>Error VS Step Size</text:p>
        </chart:title>
        <chart:subtitle svg:x="16.877cm" svg:y="1.404cm" chart:style-name="ch3">
          <text:p>Cos(100)</text:p>
        </chart:subtitle>
        <chart:legend chart:legend-position="end" svg:x="33.165cm" svg:y="10.593cm" chart:style-name="ch4"/>
        <chart:plot-area chart:style-name="ch5" table:cell-range-address="Sheet1.A1:Sheet1.D129" chart:data-source-has-labels="row" svg:x="1.213cm" svg:y="2.305cm" svg:width="31.246cm" svg:height="19.046cm">
          <chart:axis chart:dimension="x" chart:name="primary-x" chart:style-name="ch6">
            <chart:title svg:x="16.434cm" svg:y="21.229cm" chart:style-name="ch7">
              <text:p>Step Size</text:p>
            </chart:title>
          </chart:axis>
          <chart:axis chart:dimension="y" chart:name="primary-y" chart:style-name="ch6">
            <chart:title svg:x="0.708cm" svg:y="11.899cm" chart:style-name="ch8">
              <text:p>Error</text:p>
            </chart:title>
            <chart:grid chart:style-name="ch9" chart:class="major"/>
          </chart:axis>
          <chart:series chart:style-name="ch10" chart:values-cell-range-address="Sheet1.B2:Sheet1.B129" chart:label-cell-address="Sheet1.B1:Sheet1.B1" chart:class="chart:scatter">
            <chart:domain table:cell-range-address="Sheet1.A2:Sheet1.A129"/>
            <chart:data-point chart:repeated="128"/>
          </chart:series>
          <chart:series chart:style-name="ch11" chart:values-cell-range-address="Sheet1.C2:Sheet1.C129" chart:label-cell-address="Sheet1.C1:Sheet1.C1" chart:class="chart:scatter">
            <chart:data-point chart:repeated="128"/>
          </chart:series>
          <chart:series chart:style-name="ch12" chart:values-cell-range-address="Sheet1.D2:Sheet1.D129" chart:label-cell-address="Sheet1.D1:Sheet1.D1" chart:class="chart:scatter">
            <chart:data-point chart:repeated="1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eps_F</text:p>
              </table:table-cell>
              <table:table-cell office:value-type="string">
                <text:p text:id="Sheet1.C1:Sheet1.C1">eps_C</text:p>
              </table:table-cell>
              <table:table-cell office:value-type="string">
                <text:p text:id="Sheet1.D1:Sheet1.D1">eps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Sheet1.A2:Sheet1.A129">8</text:p>
              </table:table-cell>
              <table:table-cell office:value-type="float" office:value="1.12017237026928">
                <text:p text:id="Sheet1.B2:Sheet1.B129">1.12017237026928</text:p>
              </table:table-cell>
              <table:table-cell office:value-type="float" office:value="1.18920062382698">
                <text:p text:id="Sheet1.C2:Sheet1.C129">1.18920062382698</text:p>
              </table:table-cell>
              <table:table-cell office:value-type="float" office:value="0.330734840840552">
                <text:p text:id="Sheet1.D2:Sheet1.D129">0.3307348408405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.05787396402441">
                <text:p>1.05787396402441</text:p>
              </table:table-cell>
              <table:table-cell office:value-type="float" office:value="0.952959997313378">
                <text:p>0.952959997313378</text:p>
              </table:table-cell>
              <table:table-cell office:value-type="float" office:value="0.129017790580826">
                <text:p>0.129017790580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7543626718183">
                <text:p>1.67543626718183</text:p>
              </table:table-cell>
              <table:table-cell office:value-type="float" office:value="0.654189690272035">
                <text:p>0.654189690272035</text:p>
              </table:table-cell>
              <table:table-cell office:value-type="float" office:value="0.0459159176437275">
                <text:p>0.0459159176437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5">
                <text:p>3.375</text:p>
              </table:table-cell>
              <table:table-cell office:value-type="float" office:value="2.06400894205426">
                <text:p>2.06400894205426</text:p>
              </table:table-cell>
              <table:table-cell office:value-type="float" office:value="0.411438309993852">
                <text:p>0.411438309993852</text:p>
              </table:table-cell>
              <table:table-cell office:value-type="float" office:value="0.0155201857581473">
                <text:p>0.0155201857581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125">
                <text:p>2.53125</text:p>
              </table:table-cell>
              <table:table-cell office:value-type="float" office:value="1.99764919983784">
                <text:p>1.99764919983784</text:p>
              </table:table-cell>
              <table:table-cell office:value-type="float" office:value="0.246383810132016">
                <text:p>0.246383810132016</text:p>
              </table:table-cell>
              <table:table-cell office:value-type="float" office:value="0.00509642079108144">
                <text:p>0.00509642079108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984375">
                <text:p>1.8984375</text:p>
              </table:table-cell>
              <table:table-cell office:value-type="float" office:value="1.68697673707672">
                <text:p>1.68697673707672</text:p>
              </table:table-cell>
              <table:table-cell office:value-type="float" office:value="0.143547452378855">
                <text:p>0.143547452378855</text:p>
              </table:table-cell>
              <table:table-cell office:value-type="float" office:value="0.00164654988720805">
                <text:p>0.00164654988720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3828125">
                <text:p>1.423828125</text:p>
              </table:table-cell>
              <table:table-cell office:value-type="float" office:value="1.32613264106381">
                <text:p>1.32613264106381</text:p>
              </table:table-cell>
              <table:table-cell office:value-type="float" office:value="0.0823553536375794">
                <text:p>0.0823553536375794</text:p>
              </table:table-cell>
              <table:table-cell office:value-type="float" office:value="0.000527129329382504">
                <text:p>0.000527129329382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87109375">
                <text:p>1.06787109375</text:p>
              </table:table-cell>
              <table:table-cell office:value-type="float" office:value="1.0055917657193">
                <text:p>1.0055917657193</text:p>
              </table:table-cell>
              <table:table-cell office:value-type="float" office:value="0.046841818063738">
                <text:p>0.046841818063738</text:p>
              </table:table-cell>
              <table:table-cell office:value-type="float" office:value="0.00016789158035165">
                <text:p>0.00016789158035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9033203125">
                <text:p>0.8009033203125</text:p>
              </table:table-cell>
              <table:table-cell office:value-type="float" office:value="0.74980034359075">
                <text:p>0.74980034359075</text:p>
              </table:table-cell>
              <table:table-cell office:value-type="float" office:value="0.026513439912322">
                <text:p>0.026513439912322</text:p>
              </table:table-cell>
              <table:table-cell office:value-type="float" office:value="0.0000533195304086328">
                <text:p>0.0000533195304086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677490234375">
                <text:p>0.600677490234375</text:p>
              </table:table-cell>
              <table:table-cell office:value-type="float" office:value="0.555329090036714">
                <text:p>0.555329090036714</text:p>
              </table:table-cell>
              <table:table-cell office:value-type="float" office:value="0.0149662336923413">
                <text:p>0.0149662336923413</text:p>
              </table:table-cell>
              <table:table-cell office:value-type="float" office:value="0.0000169058986642829">
                <text:p>0.0000169058986642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508117675781">
                <text:p>0.450508117675781</text:p>
              </table:table-cell>
              <table:table-cell office:value-type="float" office:value="0.410638499042112">
                <text:p>0.410638499042112</text:p>
              </table:table-cell>
              <table:table-cell office:value-type="float" office:value="0.00843513702211188">
                <text:p>0.00843513702211188</text:p>
              </table:table-cell>
              <table:table-cell office:value-type="float" office:value="0.00000535541863310462">
                <text:p>0.00000535541863310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7881088256836">
                <text:p>0.337881088256836</text:p>
              </table:table-cell>
              <table:table-cell office:value-type="float" office:value="0.303890759954809">
                <text:p>0.303890759954809</text:p>
              </table:table-cell>
              <table:table-cell office:value-type="float" office:value="0.00475003432447605">
                <text:p>0.00475003432447605</text:p>
              </table:table-cell>
              <table:table-cell office:value-type="float" office:value="0.00000169560781889897">
                <text:p>0.00000169560781889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410816192627">
                <text:p>0.253410816192627</text:p>
              </table:table-cell>
              <table:table-cell office:value-type="float" office:value="0.225290151338335">
                <text:p>0.225290151338335</text:p>
              </table:table-cell>
              <table:table-cell office:value-type="float" office:value="0.00267356306696754">
                <text:p>0.00267356306696754</text:p>
              </table:table-cell>
              <table:table-cell office:value-type="float" office:value="0.00000053670032973908">
                <text:p>0.00000053670032973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005811214447">
                <text:p>0.19005811214447</text:p>
              </table:table-cell>
              <table:table-cell office:value-type="float" office:value="0.167353320789552">
                <text:p>0.167353320789552</text:p>
              </table:table-cell>
              <table:table-cell office:value-type="float" office:value="0.00150440747644385">
                <text:p>0.00150440747644385</text:p>
              </table:table-cell>
              <table:table-cell office:value-type="float" office:value="0.0000001698508406486">
                <text:p>0.0000001698508406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2543584108353">
                <text:p>0.142543584108353</text:p>
              </table:table-cell>
              <table:table-cell office:value-type="float" office:value="0.124550426224733">
                <text:p>0.124550426224733</text:p>
              </table:table-cell>
              <table:table-cell office:value-type="float" office:value="0.000846396391184598">
                <text:p>0.000846396391184598</text:p>
              </table:table-cell>
              <table:table-cell office:value-type="float" office:value="0.00000005374818455999">
                <text:p>0.00000005374818455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907688081264">
                <text:p>0.106907688081264</text:p>
              </table:table-cell>
              <table:table-cell office:value-type="float" office:value="0.0928467139349228">
                <text:p>0.0928467139349228</text:p>
              </table:table-cell>
              <table:table-cell office:value-type="float" office:value="0.000476150876414493">
                <text:p>0.000476150876414493</text:p>
              </table:table-cell>
              <table:table-cell office:value-type="float" office:value="0.00000001700738689809">
                <text:p>0.00000001700738689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1807660609484">
                <text:p>0.0801807660609484</text:p>
              </table:table-cell>
              <table:table-cell office:value-type="float" office:value="0.0693067746125171">
                <text:p>0.0693067746125171</text:p>
              </table:table-cell>
              <table:table-cell office:value-type="float" office:value="0.000267851609273779">
                <text:p>0.000267851609273779</text:p>
              </table:table-cell>
              <table:table-cell office:value-type="float" office:value="0.00000000538144797207">
                <text:p>0.00000000538144797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1355745457113">
                <text:p>0.0601355745457113</text:p>
              </table:table-cell>
              <table:table-cell office:value-type="float" office:value="0.0517913230902209">
                <text:p>0.0517913230902209</text:p>
              </table:table-cell>
              <table:table-cell office:value-type="float" office:value="0.000150671827513288">
                <text:p>0.000150671827513288</text:p>
              </table:table-cell>
              <table:table-cell office:value-type="float" office:value="0.00000000170275829709">
                <text:p>0.00000000170275829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016809092835">
                <text:p>0.0451016809092835</text:p>
              </table:table-cell>
              <table:table-cell office:value-type="float" office:value="0.0387355928448596">
                <text:p>0.0387355928448596</text:p>
              </table:table-cell>
              <table:table-cell office:value-type="float" office:value="0.0000847545791207558">
                <text:p>0.0000847545791207558</text:p>
              </table:table-cell>
              <table:table-cell office:value-type="float" office:value="0.00000000053876833147">
                <text:p>0.00000000053876833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38262606819626">
                <text:p>0.0338262606819626</text:p>
              </table:table-cell>
              <table:table-cell office:value-type="float" office:value="0.0289902778494966">
                <text:p>0.0289902778494966</text:p>
              </table:table-cell>
              <table:table-cell office:value-type="float" office:value="0.0000476749810999653">
                <text:p>0.0000476749810999653</text:p>
              </table:table-cell>
              <table:table-cell office:value-type="float" office:value="0.00000000017048319941">
                <text:p>0.00000000017048319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3696955114719">
                <text:p>0.0253696955114719</text:p>
              </table:table-cell>
              <table:table-cell office:value-type="float" office:value="0.0217078574596282">
                <text:p>0.0217078574596282</text:p>
              </table:table-cell>
              <table:table-cell office:value-type="float" office:value="0.0000268173446776983">
                <text:p>0.0000268173446776983</text:p>
              </table:table-cell>
              <table:table-cell office:value-type="float" office:value="0.00000000005392555121">
                <text:p>0.00000000005392555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027271633604">
                <text:p>0.019027271633604</text:p>
              </table:table-cell>
              <table:table-cell office:value-type="float" office:value="0.016261161578119">
                <text:p>0.016261161578119</text:p>
              </table:table-cell>
              <table:table-cell office:value-type="float" office:value="0.0000150848094764856">
                <text:p>0.0000150848094764856</text:p>
              </table:table-cell>
              <table:table-cell office:value-type="float" office:value="0.00000000001705636653">
                <text:p>0.00000000001705636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270453725203">
                <text:p>0.014270453725203</text:p>
              </table:table-cell>
              <table:table-cell office:value-type="float" office:value="0.0121847183799382">
                <text:p>0.0121847183799382</text:p>
              </table:table-cell>
              <table:table-cell office:value-type="float" office:value="0.00000848522212543021">
                <text:p>0.00000848522212543021</text:p>
              </table:table-cell>
              <table:table-cell office:value-type="float" office:value="0.00000000000539889154">
                <text:p>0.00000000000539889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7028402939022">
                <text:p>0.0107028402939022</text:p>
              </table:table-cell>
              <table:table-cell office:value-type="float" office:value="0.00913224266333173">
                <text:p>0.00913224266333173</text:p>
              </table:table-cell>
              <table:table-cell office:value-type="float" office:value="0.00000477294277161285">
                <text:p>0.00000477294277161285</text:p>
              </table:table-cell>
              <table:table-cell office:value-type="float" office:value="0.00000000000174394019">
                <text:p>0.00000000000174394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02713022042667">
                <text:p>0.00802713022042667</text:p>
              </table:table-cell>
              <table:table-cell office:value-type="float" office:value="0.00684563087744966">
                <text:p>0.00684563087744966</text:p>
              </table:table-cell>
              <table:table-cell office:value-type="float" office:value="0.00000268478197157466">
                <text:p>0.00000268478197157466</text:p>
              </table:table-cell>
              <table:table-cell office:value-type="float" office:value="0.00000000000526975139">
                <text:p>0.00000000000526975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02034766532">
                <text:p>0.00602034766532</text:p>
              </table:table-cell>
              <table:table-cell office:value-type="float" office:value="0.00513222162615971">
                <text:p>0.00513222162615971</text:p>
              </table:table-cell>
              <table:table-cell office:value-type="float" office:value="0.00000151018921683174">
                <text:p>0.00000151018921683174</text:p>
              </table:table-cell>
              <table:table-cell office:value-type="float" office:value="0.00000000000530899772">
                <text:p>0.00000000000530899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51526074899">
                <text:p>0.00451526074899</text:p>
              </table:table-cell>
              <table:table-cell office:value-type="float" office:value="0.0038480386626842">
                <text:p>0.0038480386626842</text:p>
              </table:table-cell>
              <table:table-cell office:value-type="float" office:value="0.00000084947950238098">
                <text:p>0.00000084947950238098</text:p>
              </table:table-cell>
              <table:table-cell office:value-type="float" office:value="0.00000000000573807629">
                <text:p>0.00000000000573807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864455617425">
                <text:p>0.0033864455617425</text:p>
              </table:table-cell>
              <table:table-cell office:value-type="float" office:value="0.00288539402895567">
                <text:p>0.00288539402895567</text:p>
              </table:table-cell>
              <table:table-cell office:value-type="float" office:value="0.00000047783311986345">
                <text:p>0.00000047783311986345</text:p>
              </table:table-cell>
              <table:table-cell office:value-type="float" office:value="0.00000000001046429892">
                <text:p>0.00000000001046429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3983417130688">
                <text:p>0.00253983417130688</text:p>
              </table:table-cell>
              <table:table-cell office:value-type="float" office:value="0.00216368805359184">
                <text:p>0.00216368805359184</text:p>
              </table:table-cell>
              <table:table-cell office:value-type="float" office:value="0.00000026878370107841">
                <text:p>0.00000026878370107841</text:p>
              </table:table-cell>
              <table:table-cell office:value-type="float" office:value="0.00000000001287235714">
                <text:p>0.00000000001287235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0487562848016">
                <text:p>0.00190487562848016</text:p>
              </table:table-cell>
              <table:table-cell office:value-type="float" office:value="0.00162256483240727">
                <text:p>0.00162256483240727</text:p>
              </table:table-cell>
              <table:table-cell office:value-type="float" office:value="0.00000015119543706516">
                <text:p>0.00000015119543706516</text:p>
              </table:table-cell>
              <table:table-cell office:value-type="float" office:value="0.00000000001376449854">
                <text:p>0.00000000001376449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42865672136012">
                <text:p>0.00142865672136012</text:p>
              </table:table-cell>
              <table:table-cell office:value-type="float" office:value="0.00121681039509401">
                <text:p>0.00121681039509401</text:p>
              </table:table-cell>
              <table:table-cell office:value-type="float" office:value="0.00000008503514801512">
                <text:p>0.00000008503514801512</text:p>
              </table:table-cell>
              <table:table-cell office:value-type="float" office:value="0.00000000000909637801">
                <text:p>0.00000000000909637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7149254102009">
                <text:p>0.00107149254102009</text:p>
              </table:table-cell>
              <table:table-cell office:value-type="float" office:value="0.000912544084706835">
                <text:p>0.000912544084706835</text:p>
              </table:table-cell>
              <table:table-cell office:value-type="float" office:value="0.00000004782834230246">
                <text:p>0.00000004782834230246</text:p>
              </table:table-cell>
              <table:table-cell office:value-type="float" office:value="0.00000000000923275352">
                <text:p>0.00000000000923275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03619405765066">
                <text:p>0.000803619405765066</text:p>
              </table:table-cell>
              <table:table-cell office:value-type="float" office:value="0.000684372219566042">
                <text:p>0.000684372219566042</text:p>
              </table:table-cell>
              <table:table-cell office:value-type="float" office:value="0.00000002691732485117">
                <text:p>0.00000002691732485117</text:p>
              </table:table-cell>
              <table:table-cell office:value-type="float" office:value="0.00000000000843313699">
                <text:p>0.00000000000843313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027145543238">
                <text:p>0.0006027145543238</text:p>
              </table:table-cell>
              <table:table-cell office:value-type="float" office:value="0.000513258997550621">
                <text:p>0.000513258997550621</text:p>
              </table:table-cell>
              <table:table-cell office:value-type="float" office:value="0.00000001512106190358">
                <text:p>0.00000001512106190358</text:p>
              </table:table-cell>
              <table:table-cell office:value-type="float" office:value="0.00000000004811490211">
                <text:p>0.00000000004811490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5203591574285">
                <text:p>0.00045203591574285</text:p>
              </table:table-cell>
              <table:table-cell office:value-type="float" office:value="0.000384932895488659">
                <text:p>0.000384932895488659</text:p>
              </table:table-cell>
              <table:table-cell office:value-type="float" office:value="0.00000000851464306499">
                <text:p>0.00000000851464306499</text:p>
              </table:table-cell>
              <table:table-cell office:value-type="float" office:value="0.00000000008276370933">
                <text:p>0.00000000008276370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39026936807137">
                <text:p>0.000339026936807137</text:p>
              </table:table-cell>
              <table:table-cell office:value-type="float" office:value="0.000288693267056924">
                <text:p>0.000288693267056924</text:p>
              </table:table-cell>
              <table:table-cell office:value-type="float" office:value="0.00000000476855604332">
                <text:p>0.00000000476855604332</text:p>
              </table:table-cell>
              <table:table-cell office:value-type="float" office:value="0.00000000009066318396">
                <text:p>0.00000000009066318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54270202605353">
                <text:p>0.000254270202605353</text:p>
              </table:table-cell>
              <table:table-cell office:value-type="float" office:value="0.000216516382406146">
                <text:p>0.000216516382406146</text:p>
              </table:table-cell>
              <table:table-cell office:value-type="float" office:value="0.00000000264582739246">
                <text:p>0.00000000264582739246</text:p>
              </table:table-cell>
              <table:table-cell office:value-type="float" office:value="0.00000000004794892741">
                <text:p>0.000000000047948927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90702651954015">
                <text:p>0.000190702651954015</text:p>
              </table:table-cell>
              <table:table-cell office:value-type="float" office:value="0.000162385286964325">
                <text:p>0.000162385286964325</text:p>
              </table:table-cell>
              <table:table-cell office:value-type="float" office:value="0.00000000146765963597">
                <text:p>0.00000000146765963597</text:p>
              </table:table-cell>
              <table:table-cell office:value-type="float" office:value="0.00000000015238844958">
                <text:p>0.00000000015238844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43026988965511">
                <text:p>0.000143026988965511</text:p>
              </table:table-cell>
              <table:table-cell office:value-type="float" office:value="0.000121787809727148">
                <text:p>0.000121787809727148</text:p>
              </table:table-cell>
              <table:table-cell office:value-type="float" office:value="0.0000000007533047669">
                <text:p>0.0000000007533047669</text:p>
              </table:table-cell>
              <table:table-cell office:value-type="float" office:value="0.00000000016669603837">
                <text:p>0.000000000166696038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07270241724133">
                <text:p>0.000107270241724133</text:p>
              </table:table-cell>
              <table:table-cell office:value-type="float" office:value="0.0000913401846148304">
                <text:p>0.0000913401846148304</text:p>
              </table:table-cell>
              <table:table-cell office:value-type="float" office:value="0.00000000044722594206">
                <text:p>0.00000000044722594206</text:p>
              </table:table-cell>
              <table:table-cell office:value-type="float" office:value="0.00000000032186461891">
                <text:p>0.00000000032186461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804526812931">
                <text:p>0.0000804526812931</text:p>
              </table:table-cell>
              <table:table-cell office:value-type="float" office:value="0.0000685048605574891">
                <text:p>0.0000685048605574891</text:p>
              </table:table-cell>
              <table:table-cell office:value-type="float" office:value="0.00000000032595259539">
                <text:p>0.00000000032595259539</text:p>
              </table:table-cell>
              <table:table-cell office:value-type="float" office:value="0.0000000000606954332">
                <text:p>0.0000000000606954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0339510969825">
                <text:p>0.000060339510969825</text:p>
              </table:table-cell>
              <table:table-cell office:value-type="float" office:value="0.0000513784573341999">
                <text:p>0.0000513784573341999</text:p>
              </table:table-cell>
              <table:table-cell office:value-type="float" office:value="0.00000000002560395371">
                <text:p>0.00000000002560395371</text:p>
              </table:table-cell>
              <table:table-cell office:value-type="float" office:value="0.0000000001806401053">
                <text:p>0.0000000001806401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452546332273687">
                <text:p>0.0000452546332273687</text:p>
              </table:table-cell>
              <table:table-cell office:value-type="float" office:value="0.0000385338202483037">
                <text:p>0.0000385338202483037</text:p>
              </table:table-cell>
              <table:table-cell office:value-type="float" office:value="0.00000000022390731849">
                <text:p>0.00000000022390731849</text:p>
              </table:table-cell>
              <table:table-cell office:value-type="float" office:value="0.00000000013346952686">
                <text:p>0.00000000013346952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339409749205266">
                <text:p>0.0000339409749205266</text:p>
              </table:table-cell>
              <table:table-cell office:value-type="float" office:value="0.0000289003351664592">
                <text:p>0.0000289003351664592</text:p>
              </table:table-cell>
              <table:table-cell office:value-type="float" office:value="0.00000000023474127835">
                <text:p>0.00000000023474127835</text:p>
              </table:table-cell>
              <table:table-cell office:value-type="float" office:value="0.00000000082467235108">
                <text:p>0.00000000082467235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254557311903949">
                <text:p>0.0000254557311903949</text:p>
              </table:table-cell>
              <table:table-cell office:value-type="float" office:value="0.0000216751108649867">
                <text:p>0.0000216751108649867</text:p>
              </table:table-cell>
              <table:table-cell office:value-type="float" office:value="0.00000000002580566669">
                <text:p>0.00000000002580566669</text:p>
              </table:table-cell>
              <table:table-cell office:value-type="float" office:value="0.00000000000864690889">
                <text:p>0.00000000000864690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90917983927962">
                <text:p>0.0000190917983927962</text:p>
              </table:table-cell>
              <table:table-cell office:value-type="float" office:value="0.0000162563022766793">
                <text:p>0.0000162563022766793</text:p>
              </table:table-cell>
              <table:table-cell office:value-type="float" office:value="0.000000000763662728">
                <text:p>0.000000000763662728</text:p>
              </table:table-cell>
              <table:table-cell office:value-type="float" office:value="0.00000000073303831382">
                <text:p>0.00000000073303831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43188487945971">
                <text:p>0.0000143188487945971</text:p>
              </table:table-cell>
              <table:table-cell office:value-type="float" office:value="0.0000121919630420161">
                <text:p>0.0000121919630420161</text:p>
              </table:table-cell>
              <table:table-cell office:value-type="float" office:value="0.00000000024694315912">
                <text:p>0.00000000024694315912</text:p>
              </table:table-cell>
              <table:table-cell office:value-type="float" office:value="0.00000000022652673683">
                <text:p>0.00000000022652673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07391365959479">
                <text:p>0.0000107391365959479</text:p>
              </table:table-cell>
              <table:table-cell office:value-type="float" office:value="0.00000914390416561777">
                <text:p>0.00000914390416561777</text:p>
              </table:table-cell>
              <table:table-cell office:value-type="float" office:value="0.00000000024183894392">
                <text:p>0.00000000024183894392</text:p>
              </table:table-cell>
              <table:table-cell office:value-type="float" office:value="0.00000000029628259052">
                <text:p>0.00000000029628259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805435244696089">
                <text:p>0.00000805435244696089</text:p>
              </table:table-cell>
              <table:table-cell office:value-type="float" office:value="0.00000685785915750683">
                <text:p>0.00000685785915750683</text:p>
              </table:table-cell>
              <table:table-cell office:value-type="float" office:value="0.00000000150035029259">
                <text:p>0.00000000150035029259</text:p>
              </table:table-cell>
              <table:table-cell office:value-type="float" office:value="0.000000003181783582">
                <text:p>0.0000000031817835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604076433522067">
                <text:p>0.00000604076433522067</text:p>
              </table:table-cell>
              <table:table-cell office:value-type="float" office:value="0.00000514390783261074">
                <text:p>0.00000514390783261074</text:p>
              </table:table-cell>
              <table:table-cell office:value-type="float" office:value="0.0000000003116689052">
                <text:p>0.0000000003116689052</text:p>
              </table:table-cell>
              <table:table-cell office:value-type="float" office:value="0.0000000003116689052">
                <text:p>0.0000000003116689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45305732514155">
                <text:p>0.0000045305732514155</text:p>
              </table:table-cell>
              <table:table-cell office:value-type="float" office:value="0.00000385800274243292">
                <text:p>0.00000385800274243292</text:p>
              </table:table-cell>
              <table:table-cell office:value-type="float" office:value="0.00000000036006313592">
                <text:p>0.00000000036006313592</text:p>
              </table:table-cell>
              <table:table-cell office:value-type="float" office:value="0.00000000802825586498">
                <text:p>0.00000000802825586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339792993856163">
                <text:p>0.00000339792993856163</text:p>
              </table:table-cell>
              <table:table-cell office:value-type="float" office:value="0.00000289149096013378">
                <text:p>0.00000289149096013378</text:p>
              </table:table-cell>
              <table:table-cell office:value-type="float" office:value="0.00000000242487999258">
                <text:p>0.00000000242487999258</text:p>
              </table:table-cell>
              <table:table-cell office:value-type="float" office:value="0.00000000875954519579">
                <text:p>0.000000008759545195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54844745392122">
                <text:p>0.00000254844745392122</text:p>
              </table:table-cell>
              <table:table-cell office:value-type="float" office:value="0.00000216957933050257">
                <text:p>0.00000216957933050257</text:p>
              </table:table-cell>
              <table:table-cell office:value-type="float" office:value="0.00000000522098618005">
                <text:p>0.00000000522098618005</text:p>
              </table:table-cell>
              <table:table-cell office:value-type="float" office:value="0.00000000969158059161">
                <text:p>0.00000000969158059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91133559044091">
                <text:p>0.00000191133559044091</text:p>
              </table:table-cell>
              <table:table-cell office:value-type="float" office:value="0.00000162891274512941">
                <text:p>0.00000162891274512941</text:p>
              </table:table-cell>
              <table:table-cell office:value-type="float" office:value="0.00000000596343878907">
                <text:p>0.00000000596343878907</text:p>
              </table:table-cell>
              <table:table-cell office:value-type="float" office:value="0.00000001407293301865">
                <text:p>0.000000014072933018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43350169283069">
                <text:p>0.00000143350169283069</text:p>
              </table:table-cell>
              <table:table-cell office:value-type="float" office:value="0.0000012195819014591">
                <text:p>0.0000012195819014591</text:p>
              </table:table-cell>
              <table:table-cell office:value-type="float" office:value="0.00000000095434594676">
                <text:p>0.00000000095434594676</text:p>
              </table:table-cell>
              <table:table-cell office:value-type="float" office:value="0.0000000251490190469">
                <text:p>0.00000002514901904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07512626962301">
                <text:p>0.00000107512626962301</text:p>
              </table:table-cell>
              <table:table-cell office:value-type="float" office:value="0.00000092092269779281">
                <text:p>0.00000092092269779281</text:p>
              </table:table-cell>
              <table:table-cell office:value-type="float" office:value="0.00000000758215359572">
                <text:p>0.00000000758215359572</text:p>
              </table:table-cell>
              <table:table-cell office:value-type="float" office:value="0.00000002749424324469">
                <text:p>0.00000002749424324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80634470221726">
                <text:p>0.00000080634470221726</text:p>
              </table:table-cell>
              <table:table-cell office:value-type="float" office:value="0.00000068775982782825">
                <text:p>0.00000068775982782825</text:p>
              </table:table-cell>
              <table:table-cell office:value-type="float" office:value="0.00000000118694577882">
                <text:p>0.00000000118694577882</text:p>
              </table:table-cell>
              <table:table-cell office:value-type="float" office:value="0.00000000118694577882">
                <text:p>0.000000001186945778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60475852666295">
                <text:p>0.00000060475852666295</text:p>
              </table:table-cell>
              <table:table-cell office:value-type="float" office:value="0.00000051618458486144">
                <text:p>0.00000051618458486144</text:p>
              </table:table-cell>
              <table:table-cell office:value-type="float" office:value="0.00000000100567247019">
                <text:p>0.00000000100567247019</text:p>
              </table:table-cell>
              <table:table-cell office:value-type="float" office:value="0.00000006135236630849">
                <text:p>0.000000061352366308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45356889499721">
                <text:p>0.00000045356889499721</text:p>
              </table:table-cell>
              <table:table-cell office:value-type="float" office:value="0.00000037164928586881">
                <text:p>0.00000037164928586881</text:p>
              </table:table-cell>
              <table:table-cell office:value-type="float" office:value="0.00000001458383733411">
                <text:p>0.00000001458383733411</text:p>
              </table:table-cell>
              <table:table-cell office:value-type="float" office:value="0.00000006920474183654">
                <text:p>0.00000006920474183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34017667124791">
                <text:p>0.00000034017667124791</text:p>
              </table:table-cell>
              <table:table-cell office:value-type="float" office:value="0.00000029575616921324">
                <text:p>0.00000029575616921324</text:p>
              </table:table-cell>
              <table:table-cell office:value-type="float" office:value="0.00000003553098201714">
                <text:p>0.00000003553098201714</text:p>
              </table:table-cell>
              <table:table-cell office:value-type="float" office:value="0.00000007618712339756">
                <text:p>0.00000007618712339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25513250343593">
                <text:p>0.00000025513250343593</text:p>
              </table:table-cell>
              <table:table-cell office:value-type="float" office:value="0.00000020981916491316">
                <text:p>0.00000020981916491316</text:p>
              </table:table-cell>
              <table:table-cell office:value-type="float" office:value="0.0000000076014557731">
                <text:p>0.0000000076014557731</text:p>
              </table:table-cell>
              <table:table-cell office:value-type="float" office:value="0.00000014135601840551">
                <text:p>0.000000141356018405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19134937757695">
                <text:p>0.00000019134937757695</text:p>
              </table:table-cell>
              <table:table-cell office:value-type="float" office:value="0.00000019234530755924">
                <text:p>0.00000019234530755924</text:p>
              </table:table-cell>
              <table:table-cell office:value-type="float" office:value="0.00000004484082409849">
                <text:p>0.00000004484082409849</text:p>
              </table:table-cell>
              <table:table-cell office:value-type="float" office:value="0.00000004331305509321">
                <text:p>0.000000043313055093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14351203318271">
                <text:p>0.00000014351203318271</text:p>
              </table:table-cell>
              <table:table-cell office:value-type="float" office:value="0.00000007623486622693">
                <text:p>0.00000007623486622693</text:p>
              </table:table-cell>
              <table:table-cell office:value-type="float" office:value="0.00000004445888190199">
                <text:p>0.00000004445888190199</text:p>
              </table:table-cell>
              <table:table-cell office:value-type="float" office:value="0.00000022035440518558">
                <text:p>0.000000220354405185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10763402488703">
                <text:p>0.00000010763402488703</text:p>
              </table:table-cell>
              <table:table-cell office:value-type="float" office:value="0.00000011239206506864">
                <text:p>0.00000011239206506864</text:p>
              </table:table-cell>
              <table:table-cell office:value-type="float" office:value="0.00000011168071616136">
                <text:p>0.00000011168071616136</text:p>
              </table:table-cell>
              <table:table-cell office:value-type="float" office:value="0.00000011168071616136">
                <text:p>0.00000011168071616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8072551866527">
                <text:p>0.00000008072551866527</text:p>
              </table:table-cell>
              <table:table-cell office:value-type="float" office:value="0.0000001341203349032">
                <text:p>0.0000001341203349032</text:p>
              </table:table-cell>
              <table:table-cell office:value-type="float" office:value="0.00000011032269936522">
                <text:p>0.00000011032269936522</text:p>
              </table:table-cell>
              <table:table-cell office:value-type="float" office:value="0.00000035683509933705">
                <text:p>0.00000035683509933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6054413899896">
                <text:p>0.00000006054413899896</text:p>
              </table:table-cell>
              <table:table-cell office:value-type="float" office:value="0.00000005716604642654">
                <text:p>0.00000005716604642654</text:p>
              </table:table-cell>
              <table:table-cell office:value-type="float" office:value="0.00000022892283808404">
                <text:p>0.00000022892283808404</text:p>
              </table:table-cell>
              <table:table-cell office:value-type="float" office:value="0.00000021926582912251">
                <text:p>0.00000021926582912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4540810424922">
                <text:p>0.00000004540810424922</text:p>
              </table:table-cell>
              <table:table-cell office:value-type="float" office:value="0.00000012355798155708">
                <text:p>0.00000012355798155708</text:p>
              </table:table-cell>
              <table:table-cell office:value-type="float" office:value="0.00000022892283808404">
                <text:p>0.00000022892283808404</text:p>
              </table:table-cell>
              <table:table-cell office:value-type="float" office:value="0.00000023536084391222">
                <text:p>0.000000235360843912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3405607818691">
                <text:p>0.00000003405607818691</text:p>
              </table:table-cell>
              <table:table-cell office:value-type="float" office:value="0.00000021690906628497">
                <text:p>0.00000021690906628497</text:p>
              </table:table-cell>
              <table:table-cell office:value-type="float" office:value="0.00000022731333651736">
                <text:p>0.00000022731333651736</text:p>
              </table:table-cell>
              <table:table-cell office:value-type="float" office:value="0.00000022731333651736">
                <text:p>0.00000022731333651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2554205864018">
                <text:p>0.00000002554205864018</text:p>
              </table:table-cell>
              <table:table-cell office:value-type="float" office:value="0.00000021014532097554">
                <text:p>0.00000021014532097554</text:p>
              </table:table-cell>
              <table:table-cell office:value-type="float" office:value="0.00000033064716924952">
                <text:p>0.00000033064716924952</text:p>
              </table:table-cell>
              <table:table-cell office:value-type="float" office:value="0.0000011572475133071">
                <text:p>0.00000115724751330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1915654398014">
                <text:p>0.00000001915654398014</text:p>
              </table:table-cell>
              <table:table-cell office:value-type="float" office:value="0.00000002988115756719">
                <text:p>0.00000002988115756719</text:p>
              </table:table-cell>
              <table:table-cell office:value-type="float" office:value="0.00000005277184510245">
                <text:p>0.00000005277184510245</text:p>
              </table:table-cell>
              <table:table-cell office:value-type="float" office:value="0.00000193108773156663">
                <text:p>0.00000193108773156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143674079851">
                <text:p>0.0000000143674079851</text:p>
              </table:table-cell>
              <table:table-cell office:value-type="float" office:value="0.00000045082327826151">
                <text:p>0.00000045082327826151</text:p>
              </table:table-cell>
              <table:table-cell office:value-type="float" office:value="0.00000045082327826151">
                <text:p>0.00000045082327826151</text:p>
              </table:table-cell>
              <table:table-cell office:value-type="float" office:value="0.00000045082327826151">
                <text:p>0.00000045082327826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1077555598883">
                <text:p>0.00000001077555598883</text:p>
              </table:table-cell>
              <table:table-cell office:value-type="float" office:value="0.00000046099691711735">
                <text:p>0.00000046099691711735</text:p>
              </table:table-cell>
              <table:table-cell office:value-type="float" office:value="0.00000046099691711735">
                <text:p>0.00000046099691711735</text:p>
              </table:table-cell>
              <table:table-cell office:value-type="float" office:value="0.00000303873484885229">
                <text:p>0.00000303873484885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808166699162">
                <text:p>0.00000000808166699162</text:p>
              </table:table-cell>
              <table:table-cell office:value-type="float" office:value="0.00000044106572810025">
                <text:p>0.00000044106572810025</text:p>
              </table:table-cell>
              <table:table-cell office:value-type="float" office:value="0.00000132236500669235">
                <text:p>0.00000132236500669235</text:p>
              </table:table-cell>
              <table:table-cell office:value-type="float" office:value="0.00000135853794506569">
                <text:p>0.00000135853794506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606125024372">
                <text:p>0.00000000606125024372</text:p>
              </table:table-cell>
              <table:table-cell office:value-type="float" office:value="0.00000101983273834643">
                <text:p>0.00000101983273834643</text:p>
              </table:table-cell>
              <table:table-cell office:value-type="float" office:value="0.00000133140824145013">
                <text:p>0.00000133140824145013</text:p>
              </table:table-cell>
              <table:table-cell office:value-type="float" office:value="0.0000049867982887333">
                <text:p>0.0000049867982887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454593768279">
                <text:p>0.00000000454593768279</text:p>
              </table:table-cell>
              <table:table-cell office:value-type="float" office:value="0.00000024814339120536">
                <text:p>0.00000024814339120536</text:p>
              </table:table-cell>
              <table:table-cell office:value-type="float" office:value="0.00000024814339120536">
                <text:p>0.00000024814339120536</text:p>
              </table:table-cell>
              <table:table-cell office:value-type="float" office:value="0.0000003124508367639">
                <text:p>0.00000031245083676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340945326209">
                <text:p>0.00000000340945326209</text:p>
              </table:table-cell>
              <table:table-cell office:value-type="float" office:value="0.00000026422025248537">
                <text:p>0.00000026422025248537</text:p>
              </table:table-cell>
              <table:table-cell office:value-type="float" office:value="0.00000398007115700977">
                <text:p>0.00000398007115700977</text:p>
              </table:table-cell>
              <table:table-cell office:value-type="float" office:value="0.00000708080948607641">
                <text:p>0.000007080809486076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255708994657">
                <text:p>0.00000000255708994657</text:p>
              </table:table-cell>
              <table:table-cell office:value-type="float" office:value="0.0000011291077354935">
                <text:p>0.0000011291077354935</text:p>
              </table:table-cell>
              <table:table-cell office:value-type="float" office:value="0.00000435846095567723">
                <text:p>0.00000435846095567723</text:p>
              </table:table-cell>
              <table:table-cell office:value-type="float" office:value="0.00000424413660794451">
                <text:p>0.00000424413660794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191781745993">
                <text:p>0.00000000191781745993</text:p>
              </table:table-cell>
              <table:table-cell office:value-type="float" office:value="0.00000298687838620507">
                <text:p>0.00000298687838620507</text:p>
              </table:table-cell>
              <table:table-cell office:value-type="float" office:value="0.00000298687838620507">
                <text:p>0.00000298687838620507</text:p>
              </table:table-cell>
              <table:table-cell office:value-type="float" office:value="0.0000166769094238234">
                <text:p>0.0000166769094238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143836309494">
                <text:p>0.00000000143836309494</text:p>
              </table:table-cell>
              <table:table-cell office:value-type="float" office:value="0.00000192906856630204">
                <text:p>0.00000192906856630204</text:p>
              </table:table-cell>
              <table:table-cell office:value-type="float" office:value="0.00000192906856630204">
                <text:p>0.00000192906856630204</text:p>
              </table:table-cell>
              <table:table-cell office:value-type="float" office:value="0.00000172582528154131">
                <text:p>0.00000172582528154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107877232121">
                <text:p>0.00000000107877232121</text:p>
              </table:table-cell>
              <table:table-cell office:value-type="float" office:value="0.00000208150103009184">
                <text:p>0.00000208150103009184</text:p>
              </table:table-cell>
              <table:table-cell office:value-type="float" office:value="0.00000187825774511186">
                <text:p>0.00000187825774511186</text:p>
              </table:table-cell>
              <table:table-cell office:value-type="float" office:value="0.00000214924879167875">
                <text:p>0.00000214924879167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80907924091">
                <text:p>0.00000000080907924091</text:p>
              </table:table-cell>
              <table:table-cell office:value-type="float" office:value="0.00000194600550691802">
                <text:p>0.00000194600550691802</text:p>
              </table:table-cell>
              <table:table-cell office:value-type="float" office:value="0.00000194600550691802">
                <text:p>0.00000194600550691802</text:p>
              </table:table-cell>
              <table:table-cell office:value-type="float" office:value="0.0000450257758821506">
                <text:p>0.0000450257758821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060680943068">
                <text:p>0.00000000060680943068</text:p>
              </table:table-cell>
              <table:table-cell office:value-type="float" office:value="0.00000979693984051358">
                <text:p>0.00000979693984051358</text:p>
              </table:table-cell>
              <table:table-cell office:value-type="float" office:value="0.00000979693984051358">
                <text:p>0.00000979693984051358</text:p>
              </table:table-cell>
              <table:table-cell office:value-type="float" office:value="0.00000979693984051358">
                <text:p>0.00000979693984051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045510707301">
                <text:p>0.00000000045510707301</text:p>
              </table:table-cell>
              <table:table-cell office:value-type="float" office:value="0.00000979693984051358">
                <text:p>0.00000979693984051358</text:p>
              </table:table-cell>
              <table:table-cell office:value-type="float" office:value="0.0000215175810854591">
                <text:p>0.0000215175810854591</text:p>
              </table:table-cell>
              <table:table-cell office:value-type="float" office:value="0.0000613454589032045">
                <text:p>0.0000613454589032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034133030476">
                <text:p>0.00000000034133030476</text:p>
              </table:table-cell>
              <table:table-cell office:value-type="float" office:value="0.00000080182108834801">
                <text:p>0.00000080182108834801</text:p>
              </table:table-cell>
              <table:table-cell office:value-type="float" office:value="0.0000409508734796156">
                <text:p>0.0000409508734796156</text:p>
              </table:table-cell>
              <table:table-cell office:value-type="float" office:value="0.0000686767143090641">
                <text:p>0.00006867671430906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25599772857">
                <text:p>0.00000000025599772857</text:p>
              </table:table-cell>
              <table:table-cell office:value-type="float" office:value="0.0000131157437677129">
                <text:p>0.0000131157437677129</text:p>
              </table:table-cell>
              <table:table-cell office:value-type="float" office:value="0.0000131157437677129">
                <text:p>0.0000131157437677129</text:p>
              </table:table-cell>
              <table:table-cell office:value-type="float" office:value="0.000133054373283933">
                <text:p>0.000133054373283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019199829643">
                <text:p>0.00000000019199829643</text:p>
              </table:table-cell>
              <table:table-cell office:value-type="float" office:value="0.0000239977625149701">
                <text:p>0.0000239977625149701</text:p>
              </table:table-cell>
              <table:table-cell office:value-type="float" office:value="0.0000502292500501767">
                <text:p>0.0000502292500501767</text:p>
              </table:table-cell>
              <table:table-cell office:value-type="float" office:value="0.000147709450123694">
                <text:p>0.000147709450123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014399872232">
                <text:p>0.00000000014399872232</text:p>
              </table:table-cell>
              <table:table-cell office:value-type="float" office:value="0.00000001672768621012">
                <text:p>0.00000001672768621012</text:p>
              </table:table-cell>
              <table:table-cell office:value-type="float" office:value="0.0000974634723870881">
                <text:p>0.0000974634723870881</text:p>
              </table:table-cell>
              <table:table-cell office:value-type="float" office:value="0.000164424653997029">
                <text:p>0.000164424653997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10799904174">
                <text:p>0.00000000010799904174</text:p>
              </table:table-cell>
              <table:table-cell office:value-type="float" office:value="0.0000330065110483758">
                <text:p>0.0000330065110483758</text:p>
              </table:table-cell>
              <table:table-cell office:value-type="float" office:value="0.0000330065110483758">
                <text:p>0.0000330065110483758</text:p>
              </table:table-cell>
              <table:table-cell office:value-type="float" office:value="0.0000357133650681065">
                <text:p>0.0000357133650681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00809992813">
                <text:p>0.0000000000809992813</text:p>
              </table:table-cell>
              <table:table-cell office:value-type="float" office:value="0.0000336832245533633">
                <text:p>0.0000336832245533633</text:p>
              </table:table-cell>
              <table:table-cell office:value-type="float" office:value="0.0000336832245533633">
                <text:p>0.0000336832245533633</text:p>
              </table:table-cell>
              <table:table-cell office:value-type="float" office:value="0.0000300740858609736">
                <text:p>0.00003007408586097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06074946098">
                <text:p>0.00000000006074946098</text:p>
              </table:table-cell>
              <table:table-cell office:value-type="float" office:value="0.0000345855092266799">
                <text:p>0.0000345855092266799</text:p>
              </table:table-cell>
              <table:table-cell office:value-type="float" office:value="0.000200008505794432">
                <text:p>0.000200008505794432</text:p>
              </table:table-cell>
              <table:table-cell office:value-type="float" office:value="0.000420763349338241">
                <text:p>0.000420763349338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004556209573">
                <text:p>0.00000000004556209573</text:p>
              </table:table-cell>
              <table:table-cell office:value-type="float" office:value="0.0000424094495494145">
                <text:p>0.0000424094495494145</text:p>
              </table:table-cell>
              <table:table-cell office:value-type="float" office:value="0.0000424094495494145">
                <text:p>0.0000424094495494145</text:p>
              </table:table-cell>
              <table:table-cell office:value-type="float" office:value="0.000785286357294149">
                <text:p>0.000785286357294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00341715718">
                <text:p>0.0000000000341715718</text:p>
              </table:table-cell>
              <table:table-cell office:value-type="float" office:value="0.000164514502161476">
                <text:p>0.000164514502161476</text:p>
              </table:table-cell>
              <table:table-cell office:value-type="float" office:value="0.000252541524542551">
                <text:p>0.000252541524542551</text:p>
              </table:table-cell>
              <table:table-cell office:value-type="float" office:value="0.000261096519962166">
                <text:p>0.000261096519962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002562867885">
                <text:p>0.00000000002562867885</text:p>
              </table:table-cell>
              <table:table-cell office:value-type="float" office:value="0.000254680273397455">
                <text:p>0.000254680273397455</text:p>
              </table:table-cell>
              <table:table-cell office:value-type="float" office:value="0.000301394428874655">
                <text:p>0.000301394428874655</text:p>
              </table:table-cell>
              <table:table-cell office:value-type="float" office:value="0.000301394428874655">
                <text:p>0.000301394428874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1922150914">
                <text:p>0.00000000001922150914</text:p>
              </table:table-cell>
              <table:table-cell office:value-type="float" office:value="0.000307097759154325">
                <text:p>0.000307097759154325</text:p>
              </table:table-cell>
              <table:table-cell office:value-type="float" office:value="0.000445741837768048">
                <text:p>0.000445741837768048</text:p>
              </table:table-cell>
              <table:table-cell office:value-type="float" office:value="0.000430532957022188">
                <text:p>0.000430532957022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001441613185">
                <text:p>0.00000000001441613185</text:p>
              </table:table-cell>
              <table:table-cell office:value-type="float" office:value="0.000426730736835668">
                <text:p>0.000426730736835668</text:p>
              </table:table-cell>
              <table:table-cell office:value-type="float" office:value="0.000441939617581528">
                <text:p>0.000441939617581528</text:p>
              </table:table-cell>
              <table:table-cell office:value-type="float" office:value="0.00219426637837558">
                <text:p>0.00219426637837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001081209889">
                <text:p>0.00000000001081209889</text:p>
              </table:table-cell>
              <table:table-cell office:value-type="float" office:value="0.000217111881407639">
                <text:p>0.000217111881407639</text:p>
              </table:table-cell>
              <table:table-cell office:value-type="float" office:value="0.0011009911165707">
                <text:p>0.0011009911165707</text:p>
              </table:table-cell>
              <table:table-cell office:value-type="float" office:value="0.00112802912678553">
                <text:p>0.001128029126785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000810907417">
                <text:p>0.00000000000810907417</text:p>
              </table:table-cell>
              <table:table-cell office:value-type="float" office:value="0.000676758055061857">
                <text:p>0.000676758055061857</text:p>
              </table:table-cell>
              <table:table-cell office:value-type="float" office:value="0.0010807126089094">
                <text:p>0.0010807126089094</text:p>
              </table:table-cell>
              <table:table-cell office:value-type="float" office:value="0.00356982514806091">
                <text:p>0.00356982514806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000608180563">
                <text:p>0.00000000000608180563</text:p>
              </table:table-cell>
              <table:table-cell office:value-type="float" office:value="0.0000819218303330116">
                <text:p>0.0000819218303330116</text:p>
              </table:table-cell>
              <table:table-cell office:value-type="float" office:value="0.0000819218303330116">
                <text:p>0.0000819218303330116</text:p>
              </table:table-cell>
              <table:table-cell office:value-type="float" office:value="0.000129989404048523">
                <text:p>0.0001299894040485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00456135422">
                <text:p>0.00000000000456135422</text:p>
              </table:table-cell>
              <table:table-cell office:value-type="float" office:value="0.0000939387237619989">
                <text:p>0.0000939387237619989</text:p>
              </table:table-cell>
              <table:table-cell office:value-type="float" office:value="0.0030304535677427">
                <text:p>0.0030304535677427</text:p>
              </table:table-cell>
              <table:table-cell office:value-type="float" office:value="0.00296636346945543">
                <text:p>0.002966363469455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00342101566">
                <text:p>0.00000000000342101566</text:p>
              </table:table-cell>
              <table:table-cell office:value-type="float" office:value="0.00115142534550192">
                <text:p>0.00115142534550192</text:p>
              </table:table-cell>
              <table:table-cell office:value-type="float" office:value="0.00307852114145822">
                <text:p>0.00307852114145822</text:p>
              </table:table-cell>
              <table:table-cell office:value-type="float" office:value="0.00316397460584125">
                <text:p>0.00316397460584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000256576175">
                <text:p>0.00000000000256576175</text:p>
              </table:table-cell>
              <table:table-cell office:value-type="float" office:value="0.00254004414172621">
                <text:p>0.00254004414172621</text:p>
              </table:table-cell>
              <table:table-cell office:value-type="float" office:value="0.00301443104317094">
                <text:p>0.00301443104317094</text:p>
              </table:table-cell>
              <table:table-cell office:value-type="float" office:value="0.00312836899568172">
                <text:p>0.003128368995681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000192432131">
                <text:p>0.00000000000192432131</text:p>
              </table:table-cell>
              <table:table-cell office:value-type="float" office:value="0.00304291553129869">
                <text:p>0.00304291553129869</text:p>
              </table:table-cell>
              <table:table-cell office:value-type="float" office:value="0.00436305138189744">
                <text:p>0.00436305138189744</text:p>
              </table:table-cell>
              <table:table-cell office:value-type="float" office:value="0.00421113411188321">
                <text:p>0.004211134111883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000144324098">
                <text:p>0.00000000000144324098</text:p>
              </table:table-cell>
              <table:table-cell office:value-type="float" office:value="0.00447698933440822">
                <text:p>0.00447698933440822</text:p>
              </table:table-cell>
              <table:table-cell office:value-type="float" office:value="0.00432507206439377">
                <text:p>0.00432507206439377</text:p>
              </table:table-cell>
              <table:table-cell office:value-type="float" office:value="0.0218046983780619">
                <text:p>0.0218046983780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000108243074">
                <text:p>0.00000000000108243074</text:p>
              </table:table-cell>
              <table:table-cell office:value-type="float" office:value="0.00220737054621997">
                <text:p>0.00220737054621997</text:p>
              </table:table-cell>
              <table:table-cell office:value-type="float" office:value="0.00220737054621997">
                <text:p>0.00220737054621997</text:p>
              </table:table-cell>
              <table:table-cell office:value-type="float" office:value="0.00220737054621997">
                <text:p>0.00220737054621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000081182305">
                <text:p>0.00000000000081182305</text:p>
              </table:table-cell>
              <table:table-cell office:value-type="float" office:value="0.00207233297287397">
                <text:p>0.00207233297287397</text:p>
              </table:table-cell>
              <table:table-cell office:value-type="float" office:value="0.0152124764154173">
                <text:p>0.0152124764154173</text:p>
              </table:table-cell>
              <table:table-cell office:value-type="float" office:value="0.0312404488156154">
                <text:p>0.0312404488156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000060886729">
                <text:p>0.00000000000060886729</text:p>
              </table:table-cell>
              <table:table-cell office:value-type="float" office:value="0.00359924510765906">
                <text:p>0.00359924510765906</text:p>
              </table:table-cell>
              <table:table-cell office:value-type="float" office:value="0.0194471674100625">
                <text:p>0.0194471674100625</text:p>
              </table:table-cell>
              <table:table-cell office:value-type="float" office:value="0.0424900662313144">
                <text:p>0.04249006623131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00045665047">
                <text:p>0.00000000000045665047</text:p>
              </table:table-cell>
              <table:table-cell office:value-type="float" office:value="0.00420292579677788">
                <text:p>0.00420292579677788</text:p>
              </table:table-cell>
              <table:table-cell office:value-type="float" office:value="0.00420292579677788">
                <text:p>0.00420292579677788</text:p>
              </table:table-cell>
              <table:table-cell office:value-type="float" office:value="0.00420292579677788">
                <text:p>0.00420292579677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0000034248785">
                <text:p>0.00000000000034248785</text:p>
              </table:table-cell>
              <table:table-cell office:value-type="float" office:value="0.00388283673403171">
                <text:p>0.00388283673403171</text:p>
              </table:table-cell>
              <table:table-cell office:value-type="float" office:value="0.00452301485952405">
                <text:p>0.00452301485952405</text:p>
              </table:table-cell>
              <table:table-cell office:value-type="float" office:value="0.00537658569351383">
                <text:p>0.005376585693513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000025686589">
                <text:p>0.00000000000025686589</text:p>
              </table:table-cell>
              <table:table-cell office:value-type="float" office:value="0.00388283673403171">
                <text:p>0.00388283673403171</text:p>
              </table:table-cell>
              <table:table-cell office:value-type="float" office:value="0.00388283673403171">
                <text:p>0.00388283673403171</text:p>
              </table:table-cell>
              <table:table-cell office:value-type="float" office:value="0.142931346712195">
                <text:p>0.1429313467121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0000019264942">
                <text:p>0.00000000000019264942</text:p>
              </table:table-cell>
              <table:table-cell office:value-type="float" office:value="0.0333897563501848">
                <text:p>0.0333897563501848</text:p>
              </table:table-cell>
              <table:table-cell office:value-type="float" office:value="0.0322516619048651">
                <text:p>0.0322516619048651</text:p>
              </table:table-cell>
              <table:table-cell office:value-type="float" office:value="0.163500582690104">
                <text:p>0.1635005826901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000014448706">
                <text:p>0.00000000000014448706</text:p>
              </table:table-cell>
              <table:table-cell office:value-type="float" office:value="0.015168939983451">
                <text:p>0.015168939983451</text:p>
              </table:table-cell>
              <table:table-cell office:value-type="float" office:value="0.0166863992438772">
                <text:p>0.0166863992438772</text:p>
              </table:table-cell>
              <table:table-cell office:value-type="float" office:value="0.246339872563316">
                <text:p>0.2463398725633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000001083653">
                <text:p>0.0000000000001083653</text:p>
              </table:table-cell>
              <table:table-cell office:value-type="float" office:value="0.0500818082148719">
                <text:p>0.0500818082148719</text:p>
              </table:table-cell>
              <table:table-cell office:value-type="float" office:value="0.0500818082148719">
                <text:p>0.0500818082148719</text:p>
              </table:table-cell>
              <table:table-cell office:value-type="float" office:value="0.0473841028630033">
                <text:p>0.04738410286300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000008127397">
                <text:p>0.00000000000008127397</text:p>
              </table:table-cell>
              <table:table-cell office:value-type="float" office:value="0.0494073818769047">
                <text:p>0.0494073818769047</text:p>
              </table:table-cell>
              <table:table-cell office:value-type="float" office:value="0.0494073818769047">
                <text:p>0.0494073818769047</text:p>
              </table:table-cell>
              <table:table-cell office:value-type="float" office:value="0.421791819582819">
                <text:p>0.4217918195828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000006095548">
                <text:p>0.00000000000006095548</text:p>
              </table:table-cell>
              <table:table-cell office:value-type="float" office:value="0.0647954780188682">
                <text:p>0.0647954780188682</text:p>
              </table:table-cell>
              <table:table-cell office:value-type="float" office:value="0.0683924184880264">
                <text:p>0.0683924184880264</text:p>
              </table:table-cell>
              <table:table-cell office:value-type="float" office:value="0.0731883391135706">
                <text:p>0.07318833911357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000004571661">
                <text:p>0.00000000000004571661</text:p>
              </table:table-cell>
              <table:table-cell office:value-type="float" office:value="0.0647954780188682">
                <text:p>0.0647954780188682</text:p>
              </table:table-cell>
              <table:table-cell office:value-type="float" office:value="0.242143442015965">
                <text:p>0.242143442015965</text:p>
              </table:table-cell>
              <table:table-cell office:value-type="float" office:value="0.235748881181906">
                <text:p>0.2357488811819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0000003428746">
                <text:p>0.00000000000003428746</text:p>
              </table:table-cell>
              <table:table-cell office:value-type="float" office:value="0.168707091572327">
                <text:p>0.168707091572327</text:p>
              </table:table-cell>
              <table:table-cell office:value-type="float" office:value="0.175101652406386">
                <text:p>0.175101652406386</text:p>
              </table:table-cell>
              <table:table-cell office:value-type="float" office:value="0.924762811051766">
                <text:p>0.9247628110517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000002571559">
                <text:p>0.00000000000002571559</text:p>
              </table:table-cell>
              <table:table-cell office:value-type="float" office:value="0.10839054457023">
                <text:p>0.10839054457023</text:p>
              </table:table-cell>
              <table:table-cell office:value-type="float" office:value="0.0998644634581517">
                <text:p>0.0998644634581517</text:p>
              </table:table-cell>
              <table:table-cell office:value-type="float" office:value="1.36662148781938">
                <text:p>1.366621487819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000001928669">
                <text:p>0.00000000000001928669</text:p>
              </table:table-cell>
              <table:table-cell office:value-type="float" office:value="0.261072970286513">
                <text:p>0.261072970286513</text:p>
              </table:table-cell>
              <table:table-cell office:value-type="float" office:value="0.466485951277536">
                <text:p>0.466485951277536</text:p>
              </table:table-cell>
              <table:table-cell office:value-type="float" office:value="1.48882865042585">
                <text:p>1.48882865042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000001446502">
                <text:p>0.00000000000001446502</text:p>
              </table:table-cell>
              <table:table-cell office:value-type="float" office:value="0.0147639603820176">
                <text:p>0.0147639603820176</text:p>
              </table:table-cell>
              <table:table-cell office:value-type="float" office:value="0.955314601703381">
                <text:p>0.955314601703381</text:p>
              </table:table-cell>
              <table:table-cell office:value-type="float" office:value="1.65177153390113">
                <text:p>1.65177153390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000001084877">
                <text:p>0.00000000000001084877</text:p>
              </table:table-cell>
              <table:table-cell office:value-type="float" office:value="0.313648052823977">
                <text:p>0.3136480528239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13657E-015">
                <text:p>8.13657E-015</text:p>
              </table:table-cell>
              <table:table-cell office:value-type="float" office:value="0.751530737098636">
                <text:p>0.751530737098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0243E-015">
                <text:p>6.10243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7682E-015">
                <text:p>4.57682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3262E-015">
                <text:p>3.43262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7446E-015">
                <text:p>2.57446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3085E-015">
                <text:p>1.93085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4814E-015">
                <text:p>1.44814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61E-015">
                <text:p>1.0861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4.974cm" svg:height="25.749cm" chart:class="chart:scatter" chart:style-name="ch1">
        <chart:title svg:x="15.608cm" svg:y="0.515cm" chart:style-name="ch2">
          <text:p>Error VS Step Size</text:p>
        </chart:title>
        <chart:subtitle svg:x="16.891cm" svg:y="1.532cm" chart:style-name="ch3">
          <text:p>Cos(1)</text:p>
        </chart:subtitle>
        <chart:legend chart:legend-position="end" svg:x="32.778cm" svg:y="12.217cm" chart:style-name="ch4"/>
        <chart:plot-area chart:style-name="ch5" table:cell-range-address="Sheet2.A1:Sheet2.D129" chart:data-source-has-labels="row" svg:x="1.197cm" svg:y="2.497cm" svg:width="30.883cm" svg:height="21.911cm">
          <chart:axis chart:dimension="x" chart:name="primary-x" chart:style-name="ch6">
            <chart:title svg:x="16.236cm" svg:y="24.35cm" chart:style-name="ch7">
              <text:p>Step Size</text:p>
            </chart:title>
          </chart:axis>
          <chart:axis chart:dimension="y" chart:name="primary-y" chart:style-name="ch6">
            <chart:title svg:x="0.7cm" svg:y="13.523cm" chart:style-name="ch8">
              <text:p>Error</text:p>
            </chart:title>
            <chart:grid chart:style-name="ch9" chart:class="major"/>
          </chart:axis>
          <chart:series chart:style-name="ch10" chart:values-cell-range-address="Sheet2.B2:Sheet2.B129" chart:label-cell-address="Sheet2.B1:Sheet2.B1" chart:class="chart:scatter">
            <chart:domain table:cell-range-address="Sheet2.A2:Sheet2.A129"/>
            <chart:data-point chart:repeated="128"/>
          </chart:series>
          <chart:series chart:style-name="ch11" chart:values-cell-range-address="Sheet2.C2:Sheet2.C129" chart:label-cell-address="Sheet2.C1:Sheet2.C1" chart:class="chart:scatter">
            <chart:data-point chart:repeated="128"/>
          </chart:series>
          <chart:series chart:style-name="ch12" chart:values-cell-range-address="Sheet2.D2:Sheet2.D129" chart:label-cell-address="Sheet2.D1:Sheet2.D1" chart:class="chart:scatter">
            <chart:data-point chart:repeated="1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1:Sheet2.B1">eps_F</text:p>
              </table:table-cell>
              <table:table-cell office:value-type="string">
                <text:p text:id="Sheet2.C1:Sheet2.C1">eps_C</text:p>
              </table:table-cell>
              <table:table-cell office:value-type="string">
                <text:p text:id="Sheet2.D1:Sheet2.D1">eps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Sheet2.A2:Sheet2.A129">8</text:p>
              </table:table-cell>
              <table:table-cell office:value-type="float" office:value="0.784390580014448">
                <text:p text:id="Sheet2.B2:Sheet2.B129">0.784390580014448</text:p>
              </table:table-cell>
              <table:table-cell office:value-type="float" office:value="1.18920062382698">
                <text:p text:id="Sheet2.C2:Sheet2.C129">1.18920062382698</text:p>
              </table:table-cell>
              <table:table-cell office:value-type="float" office:value="0.330734840840551">
                <text:p text:id="Sheet2.D2:Sheet2.D129">0.3307348408405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.04230685556039">
                <text:p>1.04230685556039</text:p>
              </table:table-cell>
              <table:table-cell office:value-type="float" office:value="0.952959997313378">
                <text:p>0.952959997313378</text:p>
              </table:table-cell>
              <table:table-cell office:value-type="float" office:value="0.129017790580826">
                <text:p>0.129017790580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04446379454362">
                <text:p>1.04446379454362</text:p>
              </table:table-cell>
              <table:table-cell office:value-type="float" office:value="0.654189690272035">
                <text:p>0.654189690272035</text:p>
              </table:table-cell>
              <table:table-cell office:value-type="float" office:value="0.0459159176437273">
                <text:p>0.045915917643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5">
                <text:p>3.375</text:p>
              </table:table-cell>
              <table:table-cell office:value-type="float" office:value="0.693190992175773">
                <text:p>0.693190992175773</text:p>
              </table:table-cell>
              <table:table-cell office:value-type="float" office:value="0.411438309993852">
                <text:p>0.411438309993852</text:p>
              </table:table-cell>
              <table:table-cell office:value-type="float" office:value="0.0155201857581474">
                <text:p>0.015520185758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125">
                <text:p>2.53125</text:p>
              </table:table-cell>
              <table:table-cell office:value-type="float" office:value="0.312037622860051">
                <text:p>0.312037622860051</text:p>
              </table:table-cell>
              <table:table-cell office:value-type="float" office:value="0.246383810132016">
                <text:p>0.246383810132016</text:p>
              </table:table-cell>
              <table:table-cell office:value-type="float" office:value="0.00509642079108137">
                <text:p>0.00509642079108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984375">
                <text:p>1.8984375</text:p>
              </table:table-cell>
              <table:table-cell office:value-type="float" office:value="0.0542070072474907">
                <text:p>0.0542070072474907</text:p>
              </table:table-cell>
              <table:table-cell office:value-type="float" office:value="0.143547452378855">
                <text:p>0.143547452378855</text:p>
              </table:table-cell>
              <table:table-cell office:value-type="float" office:value="0.00164654988720814">
                <text:p>0.00164654988720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3828125">
                <text:p>1.423828125</text:p>
              </table:table-cell>
              <table:table-cell office:value-type="float" office:value="0.0796839455192671">
                <text:p>0.0796839455192671</text:p>
              </table:table-cell>
              <table:table-cell office:value-type="float" office:value="0.0823553536375795">
                <text:p>0.0823553536375795</text:p>
              </table:table-cell>
              <table:table-cell office:value-type="float" office:value="0.000527129329382622">
                <text:p>0.000527129329382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87109375">
                <text:p>1.06787109375</text:p>
              </table:table-cell>
              <table:table-cell office:value-type="float" office:value="0.131959076770734">
                <text:p>0.131959076770734</text:p>
              </table:table-cell>
              <table:table-cell office:value-type="float" office:value="0.0468418180637381">
                <text:p>0.0468418180637381</text:p>
              </table:table-cell>
              <table:table-cell office:value-type="float" office:value="0.000167891580352192">
                <text:p>0.000167891580352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9033203125">
                <text:p>0.8009033203125</text:p>
              </table:table-cell>
              <table:table-cell office:value-type="float" office:value="0.140142345100296">
                <text:p>0.140142345100296</text:p>
              </table:table-cell>
              <table:table-cell office:value-type="float" office:value="0.0265134399123222">
                <text:p>0.0265134399123222</text:p>
              </table:table-cell>
              <table:table-cell office:value-type="float" office:value="0.0000533195304081715">
                <text:p>0.000053319530408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677490234375">
                <text:p>0.600677490234375</text:p>
              </table:table-cell>
              <table:table-cell office:value-type="float" office:value="0.128056188378329">
                <text:p>0.128056188378329</text:p>
              </table:table-cell>
              <table:table-cell office:value-type="float" office:value="0.0149662336923415">
                <text:p>0.0149662336923415</text:p>
              </table:table-cell>
              <table:table-cell office:value-type="float" office:value="0.0000169058986645503">
                <text:p>0.0000169058986645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508117675781">
                <text:p>0.450508117675781</text:p>
              </table:table-cell>
              <table:table-cell office:value-type="float" office:value="0.108719594136228">
                <text:p>0.108719594136228</text:p>
              </table:table-cell>
              <table:table-cell office:value-type="float" office:value="0.00843513702211181">
                <text:p>0.00843513702211181</text:p>
              </table:table-cell>
              <table:table-cell office:value-type="float" office:value="0.00000535541863211853">
                <text:p>0.00000535541863211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7881088256836">
                <text:p>0.337881088256836</text:p>
              </table:table-cell>
              <table:table-cell office:value-type="float" office:value="0.0885284436911579">
                <text:p>0.0885284436911579</text:p>
              </table:table-cell>
              <table:table-cell office:value-type="float" office:value="0.00475003432447556">
                <text:p>0.00475003432447556</text:p>
              </table:table-cell>
              <table:table-cell office:value-type="float" office:value="0.00000169560781876207">
                <text:p>0.00000169560781876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410816192627">
                <text:p>0.253410816192627</text:p>
              </table:table-cell>
              <table:table-cell office:value-type="float" office:value="0.0702536368769443">
                <text:p>0.0702536368769443</text:p>
              </table:table-cell>
              <table:table-cell office:value-type="float" office:value="0.00267356306696805">
                <text:p>0.00267356306696805</text:p>
              </table:table-cell>
              <table:table-cell office:value-type="float" office:value="0.00000053670032916194">
                <text:p>0.00000053670032916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005811214447">
                <text:p>0.19005811214447</text:p>
              </table:table-cell>
              <table:table-cell office:value-type="float" office:value="0.0548245194323779">
                <text:p>0.0548245194323779</text:p>
              </table:table-cell>
              <table:table-cell office:value-type="float" office:value="0.00150440747644335">
                <text:p>0.00150440747644335</text:p>
              </table:table-cell>
              <table:table-cell office:value-type="float" office:value="0.00000016985084096086">
                <text:p>0.00000016985084096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2543584108353">
                <text:p>0.142543584108353</text:p>
              </table:table-cell>
              <table:table-cell office:value-type="float" office:value="0.042302649934044">
                <text:p>0.042302649934044</text:p>
              </table:table-cell>
              <table:table-cell office:value-type="float" office:value="0.000846396391185857">
                <text:p>0.000846396391185857</text:p>
              </table:table-cell>
              <table:table-cell office:value-type="float" office:value="0.00000005374818697369">
                <text:p>0.00000005374818697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907688081264">
                <text:p>0.106907688081264</text:p>
              </table:table-cell>
              <table:table-cell office:value-type="float" office:value="0.0323858537699103">
                <text:p>0.0323858537699103</text:p>
              </table:table-cell>
              <table:table-cell office:value-type="float" office:value="0.000476150876414011">
                <text:p>0.000476150876414011</text:p>
              </table:table-cell>
              <table:table-cell office:value-type="float" office:value="0.00000001700738748436">
                <text:p>0.00000001700738748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1807660609484">
                <text:p>0.0801807660609484</text:p>
              </table:table-cell>
              <table:table-cell office:value-type="float" office:value="0.0246568026634298">
                <text:p>0.0246568026634298</text:p>
              </table:table-cell>
              <table:table-cell office:value-type="float" office:value="0.000267851609273253">
                <text:p>0.000267851609273253</text:p>
              </table:table-cell>
              <table:table-cell office:value-type="float" office:value="0.0000000053814426232">
                <text:p>0.0000000053814426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1355745457113">
                <text:p>0.0601355745457113</text:p>
              </table:table-cell>
              <table:table-cell office:value-type="float" office:value="0.0186978812071522">
                <text:p>0.0186978812071522</text:p>
              </table:table-cell>
              <table:table-cell office:value-type="float" office:value="0.000150671827511164">
                <text:p>0.000150671827511164</text:p>
              </table:table-cell>
              <table:table-cell office:value-type="float" office:value="0.00000000170275927888">
                <text:p>0.00000000170275927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016809092835">
                <text:p>0.0451016809092835</text:p>
              </table:table-cell>
              <table:table-cell office:value-type="float" office:value="0.0141382813398243">
                <text:p>0.0141382813398243</text:p>
              </table:table-cell>
              <table:table-cell office:value-type="float" office:value="0.0000847545791155216">
                <text:p>0.0000847545791155216</text:p>
              </table:table-cell>
              <table:table-cell office:value-type="float" office:value="0.0000000005387691092">
                <text:p>0.0000000005387691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38262606819626">
                <text:p>0.0338262606819626</text:p>
              </table:table-cell>
              <table:table-cell office:value-type="float" office:value="0.0106680689058145">
                <text:p>0.0106680689058145</text:p>
              </table:table-cell>
              <table:table-cell office:value-type="float" office:value="0.0000476749811023312">
                <text:p>0.0000476749811023312</text:p>
              </table:table-cell>
              <table:table-cell office:value-type="float" office:value="0.00000000017046871622">
                <text:p>0.000000000170468716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3696955114719">
                <text:p>0.0253696955114719</text:p>
              </table:table-cell>
              <table:table-cell office:value-type="float" office:value="0.00803714344801751">
                <text:p>0.00803714344801751</text:p>
              </table:table-cell>
              <table:table-cell office:value-type="float" office:value="0.0000268173446763933">
                <text:p>0.0000268173446763933</text:p>
              </table:table-cell>
              <table:table-cell office:value-type="float" office:value="0.00000000005393996426">
                <text:p>0.000000000053939964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027271633604">
                <text:p>0.019027271633604</text:p>
              </table:table-cell>
              <table:table-cell office:value-type="float" office:value="0.00604811259612566">
                <text:p>0.00604811259612566</text:p>
              </table:table-cell>
              <table:table-cell office:value-type="float" office:value="0.0000150848094749333">
                <text:p>0.0000150848094749333</text:p>
              </table:table-cell>
              <table:table-cell office:value-type="float" office:value="0.00000000001705831068">
                <text:p>0.00000000001705831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270453725203">
                <text:p>0.014270453725203</text:p>
              </table:table-cell>
              <table:table-cell office:value-type="float" office:value="0.0045474581028048">
                <text:p>0.0045474581028048</text:p>
              </table:table-cell>
              <table:table-cell office:value-type="float" office:value="0.00000848522212981499">
                <text:p>0.00000848522212981499</text:p>
              </table:table-cell>
              <table:table-cell office:value-type="float" office:value="0.00000000000541026443">
                <text:p>0.00000000000541026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7028402939022">
                <text:p>0.0107028402939022</text:p>
              </table:table-cell>
              <table:table-cell office:value-type="float" office:value="0.00341698287146949">
                <text:p>0.00341698287146949</text:p>
              </table:table-cell>
              <table:table-cell office:value-type="float" office:value="0.00000477294275887805">
                <text:p>0.00000477294275887805</text:p>
              </table:table-cell>
              <table:table-cell office:value-type="float" office:value="0.00000000000170873371">
                <text:p>0.00000000000170873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02713022042667">
                <text:p>0.00802713022042667</text:p>
              </table:table-cell>
              <table:table-cell office:value-type="float" office:value="0.00256632758106769">
                <text:p>0.00256632758106769</text:p>
              </table:table-cell>
              <table:table-cell office:value-type="float" office:value="0.00000268478198318417">
                <text:p>0.00000268478198318417</text:p>
              </table:table-cell>
              <table:table-cell office:value-type="float" office:value="0.00000000000054688451">
                <text:p>0.00000000000054688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02034766532">
                <text:p>0.00602034766532</text:p>
              </table:table-cell>
              <table:table-cell office:value-type="float" office:value="0.00192676379942409">
                <text:p>0.00192676379942409</text:p>
              </table:table-cell>
              <table:table-cell office:value-type="float" office:value="0.00000151019040511127">
                <text:p>0.00000151019040511127</text:p>
              </table:table-cell>
              <table:table-cell office:value-type="float" office:value="0.0000000000001461877">
                <text:p>0.0000000000001461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51526074899">
                <text:p>0.00451526074899</text:p>
              </table:table-cell>
              <table:table-cell office:value-type="float" office:value="0.00144620740367813">
                <text:p>0.00144620740367813</text:p>
              </table:table-cell>
              <table:table-cell office:value-type="float" office:value="0.00000084948226949675">
                <text:p>0.00000084948226949675</text:p>
              </table:table-cell>
              <table:table-cell office:value-type="float" office:value="0.00000000000001781168">
                <text:p>0.00000000000001781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864455617425">
                <text:p>0.0033864455617425</text:p>
              </table:table-cell>
              <table:table-cell office:value-type="float" office:value="0.00108529347122771">
                <text:p>0.00108529347122771</text:p>
              </table:table-cell>
              <table:table-cell office:value-type="float" office:value="0.00000047783381091239">
                <text:p>0.00000047783381091239</text:p>
              </table:table-cell>
              <table:table-cell office:value-type="float" office:value="0.00000000000002256146">
                <text:p>0.00000000000002256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3983417130688">
                <text:p>0.00253983417130688</text:p>
              </table:table-cell>
              <table:table-cell office:value-type="float" office:value="0.000814328819267809">
                <text:p>0.000814328819267809</text:p>
              </table:table-cell>
              <table:table-cell office:value-type="float" office:value="0.00000026878159431311">
                <text:p>0.00000026878159431311</text:p>
              </table:table-cell>
              <table:table-cell office:value-type="float" office:value="0.000000000000085628">
                <text:p>0.0000000000000856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0487562848016">
                <text:p>0.00190487562848016</text:p>
              </table:table-cell>
              <table:table-cell office:value-type="float" office:value="0.000610948344312756">
                <text:p>0.000610948344312756</text:p>
              </table:table-cell>
              <table:table-cell office:value-type="float" office:value="0.00000015118966496739">
                <text:p>0.00000015118966496739</text:p>
              </table:table-cell>
              <table:table-cell office:value-type="float" office:value="0.0000000000001723115">
                <text:p>0.0000000000001723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42865672136012">
                <text:p>0.00142865672136012</text:p>
              </table:table-cell>
              <table:table-cell office:value-type="float" office:value="0.000458324711160227">
                <text:p>0.000458324711160227</text:p>
              </table:table-cell>
              <table:table-cell office:value-type="float" office:value="0.0000000850441408605">
                <text:p>0.0000000850441408605</text:p>
              </table:table-cell>
              <table:table-cell office:value-type="float" office:value="0.00000000000019645622">
                <text:p>0.00000000000019645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7149254102009">
                <text:p>0.00107149254102009</text:p>
              </table:table-cell>
              <table:table-cell office:value-type="float" office:value="0.000343807342002359">
                <text:p>0.000343807342002359</text:p>
              </table:table-cell>
              <table:table-cell office:value-type="float" office:value="0.00000004783742928454">
                <text:p>0.00000004783742928454</text:p>
              </table:table-cell>
              <table:table-cell office:value-type="float" office:value="0.00000000000022785755">
                <text:p>0.00000000000022785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03619405765066">
                <text:p>0.000803619405765066</text:p>
              </table:table-cell>
              <table:table-cell office:value-type="float" office:value="0.000257891395218223">
                <text:p>0.000257891395218223</text:p>
              </table:table-cell>
              <table:table-cell office:value-type="float" office:value="0.00000002690836625725">
                <text:p>0.00000002690836625725</text:p>
              </table:table-cell>
              <table:table-cell office:value-type="float" office:value="0.00000000000017587384">
                <text:p>0.00000000000017587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027145543238">
                <text:p>0.0006027145543238</text:p>
              </table:table-cell>
              <table:table-cell office:value-type="float" office:value="0.000193438732242048">
                <text:p>0.000193438732242048</text:p>
              </table:table-cell>
              <table:table-cell office:value-type="float" office:value="0.0000000151359574133">
                <text:p>0.0000000151359574133</text:p>
              </table:table-cell>
              <table:table-cell office:value-type="float" office:value="0.00000000000011386281">
                <text:p>0.00000000000011386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5203591574285">
                <text:p>0.00045203591574285</text:p>
              </table:table-cell>
              <table:table-cell office:value-type="float" office:value="0.000145090403380772">
                <text:p>0.000145090403380772</text:p>
              </table:table-cell>
              <table:table-cell office:value-type="float" office:value="0.00000000851370601663">
                <text:p>0.00000000851370601663</text:p>
              </table:table-cell>
              <table:table-cell office:value-type="float" office:value="0.00000000000082158017">
                <text:p>0.00000000000082158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39026936807137">
                <text:p>0.000339026936807137</text:p>
              </table:table-cell>
              <table:table-cell office:value-type="float" office:value="0.000108824188764817">
                <text:p>0.000108824188764817</text:p>
              </table:table-cell>
              <table:table-cell office:value-type="float" office:value="0.0000000047888472806">
                <text:p>0.0000000047888472806</text:p>
              </table:table-cell>
              <table:table-cell office:value-type="float" office:value="0.00000000000025556461">
                <text:p>0.00000000000025556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54270202605353">
                <text:p>0.000254270202605353</text:p>
              </table:table-cell>
              <table:table-cell office:value-type="float" office:value="0.0000816217337322089">
                <text:p>0.0000816217337322089</text:p>
              </table:table-cell>
              <table:table-cell office:value-type="float" office:value="0.00000000269406034167">
                <text:p>0.00000000269406034167</text:p>
              </table:table-cell>
              <table:table-cell office:value-type="float" office:value="0.00000000000041494614">
                <text:p>0.00000000000041494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90702651954015">
                <text:p>0.000190702651954015</text:p>
              </table:table-cell>
              <table:table-cell office:value-type="float" office:value="0.000061218321019825">
                <text:p>0.000061218321019825</text:p>
              </table:table-cell>
              <table:table-cell office:value-type="float" office:value="0.00000000151573427745">
                <text:p>0.00000000151573427745</text:p>
              </table:table-cell>
              <table:table-cell office:value-type="float" office:value="0.00000000000093715818">
                <text:p>0.00000000000093715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43026988965511">
                <text:p>0.000143026988965511</text:p>
              </table:table-cell>
              <table:table-cell office:value-type="float" office:value="0.0000459148773395334">
                <text:p>0.0000459148773395334</text:p>
              </table:table-cell>
              <table:table-cell office:value-type="float" office:value="0.00000000085313006567">
                <text:p>0.00000000085313006567</text:p>
              </table:table-cell>
              <table:table-cell office:value-type="float" office:value="0.00000000000119615318">
                <text:p>0.00000000000119615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07270241724133">
                <text:p>0.000107270241724133</text:p>
              </table:table-cell>
              <table:table-cell office:value-type="float" office:value="0.0000344367973285689">
                <text:p>0.0000344367973285689</text:p>
              </table:table-cell>
              <table:table-cell office:value-type="float" office:value="0.00000000047970861715">
                <text:p>0.00000000047970861715</text:p>
              </table:table-cell>
              <table:table-cell office:value-type="float" office:value="0.00000000000347050664">
                <text:p>0.000000000003470506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804526812931">
                <text:p>0.0000804526812931</text:p>
              </table:table-cell>
              <table:table-cell office:value-type="float" office:value="0.0000258279588363981">
                <text:p>0.0000258279588363981</text:p>
              </table:table-cell>
              <table:table-cell office:value-type="float" office:value="0.00000000027063157002">
                <text:p>0.00000000027063157002</text:p>
              </table:table-cell>
              <table:table-cell office:value-type="float" office:value="0.00000000000348528374">
                <text:p>0.00000000000348528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0339510969825">
                <text:p>0.000060339510969825</text:p>
              </table:table-cell>
              <table:table-cell office:value-type="float" office:value="0.0000193711689104426">
                <text:p>0.0000193711689104426</text:p>
              </table:table-cell>
              <table:table-cell office:value-type="float" office:value="0.00000000015084407249">
                <text:p>0.00000000015084407249</text:p>
              </table:table-cell>
              <table:table-cell office:value-type="float" office:value="0.0000000000003673164">
                <text:p>0.0000000000003673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452546332273687">
                <text:p>0.0000452546332273687</text:p>
              </table:table-cell>
              <table:table-cell office:value-type="float" office:value="0.0000145284951517045">
                <text:p>0.0000145284951517045</text:p>
              </table:table-cell>
              <table:table-cell office:value-type="float" office:value="0.00000000008212780343">
                <text:p>0.00000000008212780343</text:p>
              </table:table-cell>
              <table:table-cell office:value-type="float" office:value="0.00000000000404364688">
                <text:p>0.000000000004043646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339409749205266">
                <text:p>0.0000339409749205266</text:p>
              </table:table-cell>
              <table:table-cell office:value-type="float" office:value="0.00001089643395283">
                <text:p>0.00001089643395283</text:p>
              </table:table-cell>
              <table:table-cell office:value-type="float" office:value="0.00000000004839644209">
                <text:p>0.00000000004839644209</text:p>
              </table:table-cell>
              <table:table-cell office:value-type="float" office:value="0.00000000000584632071">
                <text:p>0.00000000000584632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254557311903949">
                <text:p>0.0000254557311903949</text:p>
              </table:table-cell>
              <table:table-cell office:value-type="float" office:value="0.00000817236545880095">
                <text:p>0.00000817236545880095</text:p>
              </table:table-cell>
              <table:table-cell office:value-type="float" office:value="0.00000000002016361194">
                <text:p>0.00000000002016361194</text:p>
              </table:table-cell>
              <table:table-cell office:value-type="float" office:value="0.00000000000403757772">
                <text:p>0.000000000004037577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90917983927962">
                <text:p>0.0000190917983927962</text:p>
              </table:table-cell>
              <table:table-cell office:value-type="float" office:value="0.00000612929400376429">
                <text:p>0.00000612929400376429</text:p>
              </table:table-cell>
              <table:table-cell office:value-type="float" office:value="0.000000000011599361">
                <text:p>0.000000000011599361</text:p>
              </table:table-cell>
              <table:table-cell office:value-type="float" office:value="0.00000000000574486011">
                <text:p>0.00000000000574486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43188487945971">
                <text:p>0.0000143188487945971</text:p>
              </table:table-cell>
              <table:table-cell office:value-type="float" office:value="0.00000459698263785396">
                <text:p>0.00000459698263785396</text:p>
              </table:table-cell>
              <table:table-cell office:value-type="float" office:value="0.00000000000758051852">
                <text:p>0.00000000000758051852</text:p>
              </table:table-cell>
              <table:table-cell office:value-type="float" office:value="0.00000000000366920582">
                <text:p>0.000000000003669205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07391365959479">
                <text:p>0.0000107391365959479</text:p>
              </table:table-cell>
              <table:table-cell office:value-type="float" office:value="0.00000344774450606768">
                <text:p>0.00000344774450606768</text:p>
              </table:table-cell>
              <table:table-cell office:value-type="float" office:value="0.00000000000402438388">
                <text:p>0.00000000000402438388</text:p>
              </table:table-cell>
              <table:table-cell office:value-type="float" office:value="0.0000000000030703376">
                <text:p>0.0000000000030703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805435244696089">
                <text:p>0.00000805435244696089</text:p>
              </table:table-cell>
              <table:table-cell office:value-type="float" office:value="0.00000258581949034401">
                <text:p>0.00000258581949034401</text:p>
              </table:table-cell>
              <table:table-cell office:value-type="float" office:value="0.00000000000784742983">
                <text:p>0.00000000000784742983</text:p>
              </table:table-cell>
              <table:table-cell office:value-type="float" office:value="0.0000000000280713376">
                <text:p>0.0000000000280713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604076433522067">
                <text:p>0.00000604076433522067</text:p>
              </table:table-cell>
              <table:table-cell office:value-type="float" office:value="0.00000193934637896183">
                <text:p>0.00000193934637896183</text:p>
              </table:table-cell>
              <table:table-cell office:value-type="float" office:value="0.0000000000228296904">
                <text:p>0.0000000000228296904</text:p>
              </table:table-cell>
              <table:table-cell office:value-type="float" office:value="0.0000000000113544834">
                <text:p>0.0000000000113544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45305732514155">
                <text:p>0.0000045305732514155</text:p>
              </table:table-cell>
              <table:table-cell office:value-type="float" office:value="0.00000145453113227696">
                <text:p>0.00000145453113227696</text:p>
              </table:table-cell>
              <table:table-cell office:value-type="float" office:value="0.00000000002660827312">
                <text:p>0.00000000002660827312</text:p>
              </table:table-cell>
              <table:table-cell office:value-type="float" office:value="0.00000000001307390412">
                <text:p>0.00000000001307390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339792993856163">
                <text:p>0.00000339792993856163</text:p>
              </table:table-cell>
              <table:table-cell office:value-type="float" office:value="0.00000109086388004706">
                <text:p>0.00000109086388004706</text:p>
              </table:table-cell>
              <table:table-cell office:value-type="float" office:value="0.00000000001873801795">
                <text:p>0.00000000001873801795</text:p>
              </table:table-cell>
              <table:table-cell office:value-type="float" office:value="0.00000000003233835613">
                <text:p>0.000000000032338356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54844745392122">
                <text:p>0.00000254844745392122</text:p>
              </table:table-cell>
              <table:table-cell office:value-type="float" office:value="0.00000081818786245528">
                <text:p>0.00000081818786245528</text:p>
              </table:table-cell>
              <table:table-cell office:value-type="float" office:value="0.0000000000046958182">
                <text:p>0.0000000000046958182</text:p>
              </table:table-cell>
              <table:table-cell office:value-type="float" office:value="0.00000000006338978548">
                <text:p>0.00000000006338978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91133559044091">
                <text:p>0.00000191133559044091</text:p>
              </table:table-cell>
              <table:table-cell office:value-type="float" office:value="0.00000061361181861626">
                <text:p>0.00000061361181861626</text:p>
              </table:table-cell>
              <table:table-cell office:value-type="float" office:value="0.00000000006172604275">
                <text:p>0.00000000006172604275</text:p>
              </table:table-cell>
              <table:table-cell office:value-type="float" office:value="0.00000000007093903462">
                <text:p>0.00000000007093903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43350169283069">
                <text:p>0.00000143350169283069</text:p>
              </table:table-cell>
              <table:table-cell office:value-type="float" office:value="0.00000046031065275838">
                <text:p>0.00000046031065275838</text:p>
              </table:table-cell>
              <table:table-cell office:value-type="float" office:value="0.00000000005717667613">
                <text:p>0.00000000005717667613</text:p>
              </table:table-cell>
              <table:table-cell office:value-type="float" office:value="0.00000000023679742869">
                <text:p>0.00000000023679742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07512626962301">
                <text:p>0.00000107512626962301</text:p>
              </table:table-cell>
              <table:table-cell office:value-type="float" office:value="0.00000034512577071742">
                <text:p>0.00000034512577071742</text:p>
              </table:table-cell>
              <table:table-cell office:value-type="float" office:value="0.00000000000929954343">
                <text:p>0.00000000000929954343</text:p>
              </table:table-cell>
              <table:table-cell office:value-type="float" office:value="0.00000000033559129006">
                <text:p>0.00000000033559129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80634470221726">
                <text:p>0.00000080634470221726</text:p>
              </table:table-cell>
              <table:table-cell office:value-type="float" office:value="0.00000025875500322794">
                <text:p>0.00000025875500322794</text:p>
              </table:table-cell>
              <table:table-cell office:value-type="float" office:value="0.00000000015017118685">
                <text:p>0.00000000015017118685</text:p>
              </table:table-cell>
              <table:table-cell office:value-type="float" office:value="0.00000000007688061482">
                <text:p>0.000000000076880614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60475852666295">
                <text:p>0.00000060475852666295</text:p>
              </table:table-cell>
              <table:table-cell office:value-type="float" office:value="0.00000019399055961421">
                <text:p>0.00000019399055961421</text:p>
              </table:table-cell>
              <table:table-cell office:value-type="float" office:value="0.00000000013446854283">
                <text:p>0.00000000013446854283</text:p>
              </table:table-cell>
              <table:table-cell office:value-type="float" office:value="0.00000000032508055248">
                <text:p>0.000000000325080552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45356889499721">
                <text:p>0.00000045356889499721</text:p>
              </table:table-cell>
              <table:table-cell office:value-type="float" office:value="0.00000014538086132723">
                <text:p>0.00000014538086132723</text:p>
              </table:table-cell>
              <table:table-cell office:value-type="float" office:value="0.00000000011338400113">
                <text:p>0.00000000011338400113</text:p>
              </table:table-cell>
              <table:table-cell office:value-type="float" office:value="0.0000000003307147163">
                <text:p>0.0000000003307147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34017667124791">
                <text:p>0.00000034017667124791</text:p>
              </table:table-cell>
              <table:table-cell office:value-type="float" office:value="0.00000010917204971117">
                <text:p>0.00000010917204971117</text:p>
              </table:table-cell>
              <table:table-cell office:value-type="float" office:value="0.00000000010216317129">
                <text:p>0.00000000010216317129</text:p>
              </table:table-cell>
              <table:table-cell office:value-type="float" office:value="0.00000000022159958084">
                <text:p>0.00000000022159958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25513250343593">
                <text:p>0.00000025513250343593</text:p>
              </table:table-cell>
              <table:table-cell office:value-type="float" office:value="0.00000008157909910285">
                <text:p>0.00000008157909910285</text:p>
              </table:table-cell>
              <table:table-cell office:value-type="float" office:value="0.00000000014288000915">
                <text:p>0.00000000014288000915</text:p>
              </table:table-cell>
              <table:table-cell office:value-type="float" office:value="0.00000000069241673992">
                <text:p>0.00000000069241673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19134937757695">
                <text:p>0.00000019134937757695</text:p>
              </table:table-cell>
              <table:table-cell office:value-type="float" office:value="0.00000006219876444279">
                <text:p>0.00000006219876444279</text:p>
              </table:table-cell>
              <table:table-cell office:value-type="float" office:value="0.00000000033865278779">
                <text:p>0.00000000033865278779</text:p>
              </table:table-cell>
              <table:table-cell office:value-type="float" office:value="0.000000000848696409">
                <text:p>0.0000000008486964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14351203318271">
                <text:p>0.00000014351203318271</text:p>
              </table:table-cell>
              <table:table-cell office:value-type="float" office:value="0.00000004578169676012">
                <text:p>0.00000004578169676012</text:p>
              </table:table-cell>
              <table:table-cell office:value-type="float" office:value="0.00000000093490862827">
                <text:p>0.00000000093490862827</text:p>
              </table:table-cell>
              <table:table-cell office:value-type="float" office:value="0.00000000053927522476">
                <text:p>0.00000000053927522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10763402488703">
                <text:p>0.00000010763402488703</text:p>
              </table:table-cell>
              <table:table-cell office:value-type="float" office:value="0.00000003339226444993">
                <text:p>0.00000003339226444993</text:p>
              </table:table-cell>
              <table:table-cell office:value-type="float" office:value="0.00000000055859271599">
                <text:p>0.00000000055859271599</text:p>
              </table:table-cell>
              <table:table-cell office:value-type="float" office:value="0.00000000286584131682">
                <text:p>0.00000000286584131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8072551866527">
                <text:p>0.00000008072551866527</text:p>
              </table:table-cell>
              <table:table-cell office:value-type="float" office:value="0.00000002627086213119">
                <text:p>0.00000002627086213119</text:p>
              </table:table-cell>
              <table:table-cell office:value-type="float" office:value="0.00000000007007140796">
                <text:p>0.00000000007007140796</text:p>
              </table:table-cell>
              <table:table-cell office:value-type="float" office:value="0.00000000090355004641">
                <text:p>0.000000000903550046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6054413899896">
                <text:p>0.00000006054413899896</text:p>
              </table:table-cell>
              <table:table-cell office:value-type="float" office:value="0.0000000194996709284">
                <text:p>0.0000000194996709284</text:p>
              </table:table-cell>
              <table:table-cell office:value-type="float" office:value="0.00000000036668005797">
                <text:p>0.00000000036668005797</text:p>
              </table:table-cell>
              <table:table-cell office:value-type="float" office:value="0.00000000635680540005">
                <text:p>0.0000000063568054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4540810424922">
                <text:p>0.00000004540810424922</text:p>
              </table:table-cell>
              <table:table-cell office:value-type="float" office:value="0.00000001192422239951">
                <text:p>0.00000001192422239951</text:p>
              </table:table-cell>
              <table:table-cell office:value-type="float" office:value="0.00000000067858854419">
                <text:p>0.00000000067858854419</text:p>
              </table:table-cell>
              <table:table-cell office:value-type="float" office:value="0.00000000439951314219">
                <text:p>0.00000000439951314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3405607818691">
                <text:p>0.00000003405607818691</text:p>
              </table:table-cell>
              <table:table-cell office:value-type="float" office:value="0.00000001247753744912">
                <text:p>0.00000001247753744912</text:p>
              </table:table-cell>
              <table:table-cell office:value-type="float" office:value="0.00000000450601946044">
                <text:p>0.00000000450601946044</text:p>
              </table:table-cell>
              <table:table-cell office:value-type="float" office:value="0.0000000032953475196">
                <text:p>0.0000000032953475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2554205864018">
                <text:p>0.00000002554205864018</text:p>
              </table:table-cell>
              <table:table-cell office:value-type="float" office:value="0.00000000804975704087">
                <text:p>0.00000000804975704087</text:p>
              </table:table-cell>
              <table:table-cell office:value-type="float" office:value="0.00000000184758564273">
                <text:p>0.00000000184758564273</text:p>
              </table:table-cell>
              <table:table-cell office:value-type="float" office:value="0.00000000662375483429">
                <text:p>0.00000000662375483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1915654398014">
                <text:p>0.00000001915654398014</text:p>
              </table:table-cell>
              <table:table-cell office:value-type="float" office:value="0.00000000386789443245">
                <text:p>0.00000000386789443245</text:p>
              </table:table-cell>
              <table:table-cell office:value-type="float" office:value="0.0000000029959426999">
                <text:p>0.0000000029959426999</text:p>
              </table:table-cell>
              <table:table-cell office:value-type="float" office:value="0.00000000327713144981">
                <text:p>0.000000003277131449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143674079851">
                <text:p>0.0000000143674079851</text:p>
              </table:table-cell>
              <table:table-cell office:value-type="float" office:value="0.00000000170792229082">
                <text:p>0.00000000170792229082</text:p>
              </table:table-cell>
              <table:table-cell office:value-type="float" office:value="0.00000000329170430564">
                <text:p>0.00000000329170430564</text:p>
              </table:table-cell>
              <table:table-cell office:value-type="float" office:value="0.00000001537954716075">
                <text:p>0.000000015379547160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1077555598883">
                <text:p>0.00000001077555598883</text:p>
              </table:table-cell>
              <table:table-cell office:value-type="float" office:value="0.00000000310188287065">
                <text:p>0.00000000310188287065</text:p>
              </table:table-cell>
              <table:table-cell office:value-type="float" office:value="0.00000000128045057757">
                <text:p>0.00000000128045057757</text:p>
              </table:table-cell>
              <table:table-cell office:value-type="float" office:value="0.00000002402314688949">
                <text:p>0.00000002402314688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808166699162">
                <text:p>0.00000000808166699162</text:p>
              </table:table-cell>
              <table:table-cell office:value-type="float" office:value="0.00000000681068022226">
                <text:p>0.00000000681068022226</text:p>
              </table:table-cell>
              <table:table-cell office:value-type="float" office:value="0.00000000559901188293">
                <text:p>0.00000000559901188293</text:p>
              </table:table-cell>
              <table:table-cell office:value-type="float" office:value="0.00000003627335309149">
                <text:p>0.00000003627335309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606125024372">
                <text:p>0.00000000606125024372</text:p>
              </table:table-cell>
              <table:table-cell office:value-type="float" office:value="0.00000000370179445923">
                <text:p>0.00000000370179445923</text:p>
              </table:table-cell>
              <table:table-cell office:value-type="float" office:value="0.00000000233069602664">
                <text:p>0.00000000233069602664</text:p>
              </table:table-cell>
              <table:table-cell office:value-type="float" office:value="0.00000001444737968387">
                <text:p>0.000000014447379683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454593768279">
                <text:p>0.00000000454593768279</text:p>
              </table:table-cell>
              <table:table-cell office:value-type="float" office:value="0.00000001406829042724">
                <text:p>0.00000001406829042724</text:p>
              </table:table-cell>
              <table:table-cell office:value-type="float" office:value="0.00000002369891654781">
                <text:p>0.00000002369891654781</text:p>
              </table:table-cell>
              <table:table-cell office:value-type="float" office:value="0.00000007862788231984">
                <text:p>0.00000007862788231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340945326209">
                <text:p>0.00000000340945326209</text:p>
              </table:table-cell>
              <table:table-cell office:value-type="float" office:value="0.00000002789028505125">
                <text:p>0.00000002789028505125</text:p>
              </table:table-cell>
              <table:table-cell office:value-type="float" office:value="0.00000003686560631792">
                <text:p>0.00000003686560631792</text:p>
              </table:table-cell>
              <table:table-cell office:value-type="float" office:value="0.00000000721240469214">
                <text:p>0.000000007212404692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255708994657">
                <text:p>0.00000000255708994657</text:p>
              </table:table-cell>
              <table:table-cell office:value-type="float" office:value="0.00000000762180533586">
                <text:p>0.00000000762180533586</text:p>
              </table:table-cell>
              <table:table-cell office:value-type="float" office:value="0.00000002215736562741">
                <text:p>0.00000002215736562741</text:p>
              </table:table-cell>
              <table:table-cell office:value-type="float" office:value="0.00000001808566521728">
                <text:p>0.000000018085665217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191781745993">
                <text:p>0.00000000191781745993</text:p>
              </table:table-cell>
              <table:table-cell office:value-type="float" office:value="0.00000001499521546529">
                <text:p>0.00000001499521546529</text:p>
              </table:table-cell>
              <table:table-cell office:value-type="float" office:value="0.00000002228464590446">
                <text:p>0.00000002228464590446</text:p>
              </table:table-cell>
              <table:table-cell office:value-type="float" office:value="0.00000006147513227414">
                <text:p>0.00000006147513227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143836309494">
                <text:p>0.00000000143836309494</text:p>
              </table:table-cell>
              <table:table-cell office:value-type="float" office:value="0.00000011655456160842">
                <text:p>0.00000011655456160842</text:p>
              </table:table-cell>
              <table:table-cell office:value-type="float" office:value="0.00000002482642892722">
                <text:p>0.00000002482642892722</text:p>
              </table:table-cell>
              <table:table-cell office:value-type="float" office:value="0.00000014799988370522">
                <text:p>0.00000014799988370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107877232121">
                <text:p>0.00000000107877232121</text:p>
              </table:table-cell>
              <table:table-cell office:value-type="float" office:value="0.00000011494550772414">
                <text:p>0.00000011494550772414</text:p>
              </table:table-cell>
              <table:table-cell office:value-type="float" office:value="0.00000000870569783767">
                <text:p>0.00000000870569783767</text:p>
              </table:table-cell>
              <table:table-cell office:value-type="float" office:value="0.00000012774524511551">
                <text:p>0.00000012774524511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80907924091">
                <text:p>0.00000000080907924091</text:p>
              </table:table-cell>
              <table:table-cell office:value-type="float" office:value="0.00000002483638196135">
                <text:p>0.00000002483638196135</text:p>
              </table:table-cell>
              <table:table-cell office:value-type="float" office:value="0.00000020614276925836">
                <text:p>0.00000020614276925836</text:p>
              </table:table-cell>
              <table:table-cell office:value-type="float" office:value="0.00000026485302090074">
                <text:p>0.00000026485302090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060680943068">
                <text:p>0.00000000060680943068</text:p>
              </table:table-cell>
              <table:table-cell office:value-type="float" office:value="0.00000016928964879528">
                <text:p>0.00000016928964879528</text:p>
              </table:table-cell>
              <table:table-cell office:value-type="float" office:value="0.00000012935761658988">
                <text:p>0.00000012935761658988</text:p>
              </table:table-cell>
              <table:table-cell office:value-type="float" office:value="0.00000008226824509081">
                <text:p>0.000000082268245090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045510707301">
                <text:p>0.00000000045510707301</text:p>
              </table:table-cell>
              <table:table-cell office:value-type="float" office:value="0.00000000673493915906">
                <text:p>0.00000000673493915906</text:p>
              </table:table-cell>
              <table:table-cell office:value-type="float" office:value="0.0000000763803732978">
                <text:p>0.0000000763803732978</text:p>
              </table:table-cell>
              <table:table-cell office:value-type="float" office:value="0.00000024209498345591">
                <text:p>0.00000024209498345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034133030476">
                <text:p>0.00000000034133030476</text:p>
              </table:table-cell>
              <table:table-cell office:value-type="float" office:value="0.00000004816359173158">
                <text:p>0.00000004816359173158</text:p>
              </table:table-cell>
              <table:table-cell office:value-type="float" office:value="0.00000026873257050412">
                <text:p>0.00000026873257050412</text:p>
              </table:table-cell>
              <table:table-cell office:value-type="float" office:value="0.0000009967695745653">
                <text:p>0.0000009967695745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25599772857">
                <text:p>0.00000000025599772857</text:p>
              </table:table-cell>
              <table:table-cell office:value-type="float" office:value="0.00000010340179516159">
                <text:p>0.00000010340179516159</text:p>
              </table:table-cell>
              <table:table-cell office:value-type="float" office:value="0.00000002387891464408">
                <text:p>0.00000002387891464408</text:p>
              </table:table-cell>
              <table:table-cell office:value-type="float" office:value="0.00000025998757020782">
                <text:p>0.000000259987570207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019199829643">
                <text:p>0.00000000019199829643</text:p>
              </table:table-cell>
              <table:table-cell office:value-type="float" office:value="0.00000034884899790369">
                <text:p>0.00000034884899790369</text:p>
              </table:table-cell>
              <table:table-cell office:value-type="float" office:value="0.00000010144511866006">
                <text:p>0.00000010144511866006</text:p>
              </table:table-cell>
              <table:table-cell office:value-type="float" office:value="0.00000139618051188562">
                <text:p>0.000001396180511885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014399872232">
                <text:p>0.00000000014399872232</text:p>
              </table:table-cell>
              <table:table-cell office:value-type="float" office:value="0.00000046919649844236">
                <text:p>0.00000046919649844236</text:p>
              </table:table-cell>
              <table:table-cell office:value-type="float" office:value="0.00000056381802235758">
                <text:p>0.00000056381802235758</text:p>
              </table:table-cell>
              <table:table-cell office:value-type="float" office:value="0.00000211535304097884">
                <text:p>0.00000211535304097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10799904174">
                <text:p>0.00000000010799904174</text:p>
              </table:table-cell>
              <table:table-cell office:value-type="float" office:value="0.00000149423199593996">
                <text:p>0.00000149423199593996</text:p>
              </table:table-cell>
              <table:table-cell office:value-type="float" office:value="0.00000146559928515605">
                <text:p>0.00000146559928515605</text:p>
              </table:table-cell>
              <table:table-cell office:value-type="float" office:value="0.00000216391928840125">
                <text:p>0.00000216391928840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00809992813">
                <text:p>0.0000000000809992813</text:p>
              </table:table-cell>
              <table:table-cell office:value-type="float" office:value="0.00000166881199671828">
                <text:p>0.00000166881199671828</text:p>
              </table:table-cell>
              <table:table-cell office:value-type="float" office:value="0.00000082573773314965">
                <text:p>0.00000082573773314965</text:p>
              </table:table-cell>
              <table:table-cell office:value-type="float" office:value="0.00000041501306990535">
                <text:p>0.000000415013069905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06074946098">
                <text:p>0.00000000006074946098</text:p>
              </table:table-cell>
              <table:table-cell office:value-type="float" office:value="0.00000135862429585557">
                <text:p>0.00000135862429585557</text:p>
              </table:table-cell>
              <table:table-cell office:value-type="float" office:value="0.00000057037203813665">
                <text:p>0.00000057037203813665</text:p>
              </table:table-cell>
              <table:table-cell office:value-type="float" office:value="0.00000176516910775983">
                <text:p>0.000001765169107759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004556209573">
                <text:p>0.00000000004556209573</text:p>
              </table:table-cell>
              <table:table-cell office:value-type="float" office:value="0.0000031168848355525">
                <text:p>0.0000031168848355525</text:p>
              </table:table-cell>
              <table:table-cell office:value-type="float" office:value="0.00000034976310156764">
                <text:p>0.00000034976310156764</text:p>
              </table:table-cell>
              <table:table-cell office:value-type="float" office:value="0.00000261775659223053">
                <text:p>0.00000261775659223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00341715718">
                <text:p>0.0000000000341715718</text:p>
              </table:table-cell>
              <table:table-cell office:value-type="float" office:value="0.00000033035215351358">
                <text:p>0.00000033035215351358</text:p>
              </table:table-cell>
              <table:table-cell office:value-type="float" office:value="0.00000101470929167879">
                <text:p>0.00000101470929167879</text:p>
              </table:table-cell>
              <table:table-cell office:value-type="float" office:value="0.00000828686797120818">
                <text:p>0.00000828686797120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002562867885">
                <text:p>0.00000000002562867885</text:p>
              </table:table-cell>
              <table:table-cell office:value-type="float" office:value="0.00000408246311158598">
                <text:p>0.00000408246311158598</text:p>
              </table:table-cell>
              <table:table-cell office:value-type="float" office:value="0.00000323996973792051">
                <text:p>0.00000323996973792051</text:p>
              </table:table-cell>
              <table:table-cell office:value-type="float" office:value="0.0000007920186899686">
                <text:p>0.00000079201868996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1922150914">
                <text:p>0.00000000001922150914</text:p>
              </table:table-cell>
              <table:table-cell office:value-type="float" office:value="0.0000003299332021158">
                <text:p>0.0000003299332021158</text:p>
              </table:table-cell>
              <table:table-cell office:value-type="float" office:value="0.00000119840156363136">
                <text:p>0.00000119840156363136</text:p>
              </table:table-cell>
              <table:table-cell office:value-type="float" office:value="0.000014274154559043">
                <text:p>0.0000142741545590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001441613185">
                <text:p>0.00000000001441613185</text:p>
              </table:table-cell>
              <table:table-cell office:value-type="float" office:value="0.00000522703838020625">
                <text:p>0.00000522703838020625</text:p>
              </table:table-cell>
              <table:table-cell office:value-type="float" office:value="0.00000831945843238552">
                <text:p>0.00000831945843238552</text:p>
              </table:table-cell>
              <table:table-cell office:value-type="float" office:value="0.0000135509513146082">
                <text:p>0.00001355095131460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001081209889">
                <text:p>0.00000000001081209889</text:p>
              </table:table-cell>
              <table:table-cell office:value-type="float" office:value="0.00000653491160076192">
                <text:p>0.00000653491160076192</text:p>
              </table:table-cell>
              <table:table-cell office:value-type="float" office:value="0.00000257551279200767">
                <text:p>0.00000257551279200767</text:p>
              </table:table-cell>
              <table:table-cell office:value-type="float" office:value="0.00000698179311117109">
                <text:p>0.00000698179311117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000810907417">
                <text:p>0.00000000000810907417</text:p>
              </table:table-cell>
              <table:table-cell office:value-type="float" office:value="0.00000827874256137087">
                <text:p>0.00000827874256137087</text:p>
              </table:table-cell>
              <table:table-cell office:value-type="float" office:value="0.00000018221403627248">
                <text:p>0.00000018221403627248</text:p>
              </table:table-cell>
              <table:table-cell office:value-type="float" office:value="0.0000125863206726579">
                <text:p>0.00001258632067265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000608180563">
                <text:p>0.00000000000608180563</text:p>
              </table:table-cell>
              <table:table-cell office:value-type="float" office:value="0.00000518036408903346">
                <text:p>0.00000518036408903346</text:p>
              </table:table-cell>
              <table:table-cell office:value-type="float" office:value="0.00000756373214463702">
                <text:p>0.00000756373214463702</text:p>
              </table:table-cell>
              <table:table-cell office:value-type="float" office:value="0.0000378720902854823">
                <text:p>0.0000378720902854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00456135422">
                <text:p>0.00000000000456135422</text:p>
              </table:table-cell>
              <table:table-cell office:value-type="float" office:value="0.0000206447528874281">
                <text:p>0.0000206447528874281</text:p>
              </table:table-cell>
              <table:table-cell office:value-type="float" office:value="0.00000150719012929172">
                <text:p>0.00000150719012929172</text:p>
              </table:table-cell>
              <table:table-cell office:value-type="float" office:value="0.0000296603574832719">
                <text:p>0.00002966035748327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00342101566">
                <text:p>0.00000000000342101566</text:p>
              </table:table-cell>
              <table:table-cell office:value-type="float" office:value="0.0000261529812828266">
                <text:p>0.0000261529812828266</text:p>
              </table:table-cell>
              <table:table-cell office:value-type="float" office:value="0.0000300215325744966">
                <text:p>0.0000300215325744966</text:p>
              </table:table-cell>
              <table:table-cell office:value-type="float" office:value="0.00000751602389738907">
                <text:p>0.000007516023897389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000256576175">
                <text:p>0.00000000000256576175</text:p>
              </table:table-cell>
              <table:table-cell office:value-type="float" office:value="0.00000506972873246774">
                <text:p>0.00000506972873246774</text:p>
              </table:table-cell>
              <table:table-cell office:value-type="float" office:value="0.00000507419957175169">
                <text:p>0.00000507419957175169</text:p>
              </table:table-cell>
              <table:table-cell office:value-type="float" office:value="0.0000333298942537561">
                <text:p>0.0000333298942537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000192432131">
                <text:p>0.00000000000192432131</text:p>
              </table:table-cell>
              <table:table-cell office:value-type="float" office:value="0.0000295591134006756">
                <text:p>0.0000295591134006756</text:p>
              </table:table-cell>
              <table:table-cell office:value-type="float" office:value="0.0000167034418865701">
                <text:p>0.0000167034418865701</text:p>
              </table:table-cell>
              <table:table-cell office:value-type="float" office:value="0.0000355227236394915">
                <text:p>0.00003552272363949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000144324098">
                <text:p>0.00000000000144324098</text:p>
              </table:table-cell>
              <table:table-cell office:value-type="float" office:value="0.0000749155365255933">
                <text:p>0.0000749155365255933</text:p>
              </table:table-cell>
              <table:table-cell office:value-type="float" office:value="0.0000348308385407119">
                <text:p>0.0000348308385407119</text:p>
              </table:table-cell>
              <table:table-cell office:value-type="float" office:value="0.0000174250854843425">
                <text:p>0.00001742508548434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000108243074">
                <text:p>0.00000000000108243074</text:p>
              </table:table-cell>
              <table:table-cell office:value-type="float" office:value="0.0000618515555194616">
                <text:p>0.0000618515555194616</text:p>
              </table:table-cell>
              <table:table-cell office:value-type="float" office:value="0.000039208306660805">
                <text:p>0.000039208306660805</text:p>
              </table:table-cell>
              <table:table-cell office:value-type="float" office:value="0.0000793495528581088">
                <text:p>0.0000793495528581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000081182305">
                <text:p>0.00000000000081182305</text:p>
              </table:table-cell>
              <table:table-cell office:value-type="float" office:value="0.0000774578972151399">
                <text:p>0.0000774578972151399</text:p>
              </table:table-cell>
              <table:table-cell office:value-type="float" office:value="0.00000952916378262832">
                <text:p>0.00000952916378262832</text:p>
              </table:table-cell>
              <table:table-cell office:value-type="float" office:value="0.000114266191538441">
                <text:p>0.0001142661915384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000060886729">
                <text:p>0.00000000000060886729</text:p>
              </table:table-cell>
              <table:table-cell office:value-type="float" office:value="0.0000465090583849056">
                <text:p>0.0000465090583849056</text:p>
              </table:table-cell>
              <table:table-cell office:value-type="float" office:value="0.000021419675047606">
                <text:p>0.000021419675047606</text:p>
              </table:table-cell>
              <table:table-cell office:value-type="float" office:value="0.000475406516555361">
                <text:p>0.0004754065165553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00045665047">
                <text:p>0.00000000000045665047</text:p>
              </table:table-cell>
              <table:table-cell office:value-type="float" office:value="0.000139219243928747">
                <text:p>0.000139219243928747</text:p>
              </table:table-cell>
              <table:table-cell office:value-type="float" office:value="0.000176935048121865">
                <text:p>0.000176935048121865</text:p>
              </table:table-cell>
              <table:table-cell office:value-type="float" office:value="0.000666191221629917">
                <text:p>0.0006661912216299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0000034248785">
                <text:p>0.00000000000034248785</text:p>
              </table:table-cell>
              <table:table-cell office:value-type="float" office:value="0.0000946869658971507">
                <text:p>0.0000946869658971507</text:p>
              </table:table-cell>
              <table:table-cell office:value-type="float" office:value="0.000268682337098606">
                <text:p>0.000268682337098606</text:p>
              </table:table-cell>
              <table:table-cell office:value-type="float" office:value="0.000538154576998679">
                <text:p>0.0005381545769986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000025686589">
                <text:p>0.00000000000025686589</text:p>
              </table:table-cell>
              <table:table-cell office:value-type="float" office:value="0.000363908401658486">
                <text:p>0.000363908401658486</text:p>
              </table:table-cell>
              <table:table-cell office:value-type="float" office:value="0.000364426817035474">
                <text:p>0.000364426817035474</text:p>
              </table:table-cell>
              <table:table-cell office:value-type="float" office:value="0.000549687474132191">
                <text:p>0.0005496874741321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0000019264942">
                <text:p>0.00000000000019264942</text:p>
              </table:table-cell>
              <table:table-cell office:value-type="float" office:value="0.000290506390408055">
                <text:p>0.000290506390408055</text:p>
              </table:table-cell>
              <table:table-cell office:value-type="float" office:value="0.000562043671206743">
                <text:p>0.000562043671206743</text:p>
              </table:table-cell>
              <table:table-cell office:value-type="float" office:value="0.00108371627963772">
                <text:p>0.00108371627963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000014448706">
                <text:p>0.00000000000014448706</text:p>
              </table:table-cell>
              <table:table-cell office:value-type="float" office:value="0.0004209245425157">
                <text:p>0.0004209245425157</text:p>
              </table:table-cell>
              <table:table-cell office:value-type="float" office:value="0.000677263179335058">
                <text:p>0.000677263179335058</text:p>
              </table:table-cell>
              <table:table-cell office:value-type="float" office:value="0.0014290457114579">
                <text:p>0.00142904571145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000001083653">
                <text:p>0.0000000000001083653</text:p>
              </table:table-cell>
              <table:table-cell office:value-type="float" office:value="0.000290432078070666">
                <text:p>0.000290432078070666</text:p>
              </table:table-cell>
              <table:table-cell office:value-type="float" office:value="0.000150685956636654">
                <text:p>0.000150685956636654</text:p>
              </table:table-cell>
              <table:table-cell office:value-type="float" office:value="0.00077673201390711">
                <text:p>0.000776732013907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000008127397">
                <text:p>0.00000000000008127397</text:p>
              </table:table-cell>
              <table:table-cell office:value-type="float" office:value="0.000695246764981682">
                <text:p>0.000695246764981682</text:p>
              </table:table-cell>
              <table:table-cell office:value-type="float" office:value="0.000730124021993661">
                <text:p>0.000730124021993661</text:p>
              </table:table-cell>
              <table:table-cell office:value-type="float" office:value="0.00267093697995541">
                <text:p>0.002670936979955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000006095548">
                <text:p>0.00000000000006095548</text:p>
              </table:table-cell>
              <table:table-cell office:value-type="float" office:value="0.00123727033945063">
                <text:p>0.00123727033945063</text:p>
              </table:table-cell>
              <table:table-cell office:value-type="float" office:value="0.0000521312834137244">
                <text:p>0.0000521312834137244</text:p>
              </table:table-cell>
              <table:table-cell office:value-type="float" office:value="0.00493919172006796">
                <text:p>0.00493919172006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000004571661">
                <text:p>0.00000000000004571661</text:p>
              </table:table-cell>
              <table:table-cell office:value-type="float" office:value="0.000206453632209862">
                <text:p>0.000206453632209862</text:p>
              </table:table-cell>
              <table:table-cell office:value-type="float" office:value="0.00119569946745663">
                <text:p>0.00119569946745663</text:p>
              </table:table-cell>
              <table:table-cell office:value-type="float" office:value="0.00814999622963282">
                <text:p>0.008149996229632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0000003428746">
                <text:p>0.00000000000003428746</text:p>
              </table:table-cell>
              <table:table-cell office:value-type="float" office:value="0.0011679686441112">
                <text:p>0.0011679686441112</text:p>
              </table:table-cell>
              <table:table-cell office:value-type="float" office:value="0.00275940496406186">
                <text:p>0.00275940496406186</text:p>
              </table:table-cell>
              <table:table-cell office:value-type="float" office:value="0.00529986405015516">
                <text:p>0.00529986405015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000002571559">
                <text:p>0.00000000000002571559</text:p>
              </table:table-cell>
              <table:table-cell office:value-type="float" office:value="0.00341281264046952">
                <text:p>0.00341281264046952</text:p>
              </table:table-cell>
              <table:table-cell office:value-type="float" office:value="0.00141365296582065">
                <text:p>0.00141365296582065</text:p>
              </table:table-cell>
              <table:table-cell office:value-type="float" office:value="0.00151911594703091">
                <text:p>0.001519115947030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000001928669">
                <text:p>0.00000000000001928669</text:p>
              </table:table-cell>
              <table:table-cell office:value-type="float" office:value="0.0026796204122566">
                <text:p>0.0026796204122566</text:p>
              </table:table-cell>
              <table:table-cell office:value-type="float" office:value="0.00273831942446926">
                <text:p>0.00273831942446926</text:p>
              </table:table-cell>
              <table:table-cell office:value-type="float" office:value="0.00520567550301111">
                <text:p>0.00520567550301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000001446502">
                <text:p>0.00000000000001446502</text:p>
              </table:table-cell>
              <table:table-cell office:value-type="float" office:value="0.000578269427912019">
                <text:p>0.000578269427912019</text:p>
              </table:table-cell>
              <table:table-cell office:value-type="float" office:value="0.00576381551043368">
                <text:p>0.00576381551043368</text:p>
              </table:table-cell>
              <table:table-cell office:value-type="float" office:value="0.0135356002663674">
                <text:p>0.01353560026636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000001084877">
                <text:p>0.00000000000001084877</text:p>
              </table:table-cell>
              <table:table-cell office:value-type="float" office:value="0.00419907826206847">
                <text:p>0.00419907826206847</text:p>
              </table:table-cell>
              <table:table-cell office:value-type="float" office:value="0.00514183897390335">
                <text:p>0.00514183897390335</text:p>
              </table:table-cell>
              <table:table-cell office:value-type="float" office:value="0.00952033207116317">
                <text:p>0.009520332071163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13657E-015">
                <text:p>8.13657E-015</text:p>
              </table:table-cell>
              <table:table-cell office:value-type="float" office:value="0.0146227422088002">
                <text:p>0.0146227422088002</text:p>
              </table:table-cell>
              <table:table-cell office:value-type="float" office:value="0.000584644086844007">
                <text:p>0.000584644086844007</text:p>
              </table:table-cell>
              <table:table-cell office:value-type="float" office:value="0.00525334670950247">
                <text:p>0.005253346709502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0243E-015">
                <text:p>6.10243E-015</text:p>
              </table:table-cell>
              <table:table-cell office:value-type="float" office:value="0.0147202874809741">
                <text:p>0.0147202874809741</text:p>
              </table:table-cell>
              <table:table-cell office:value-type="float" office:value="0.000840650012361977">
                <text:p>0.000840650012361977</text:p>
              </table:table-cell>
              <table:table-cell office:value-type="float" office:value="0.0127207325491105">
                <text:p>0.0127207325491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7682E-015">
                <text:p>4.57682E-015</text:p>
              </table:table-cell>
              <table:table-cell office:value-type="float" office:value="0.0254312947892573">
                <text:p>0.0254312947892573</text:p>
              </table:table-cell>
              <table:table-cell office:value-type="float" office:value="0.0128833789844745">
                <text:p>0.0128833789844745</text:p>
              </table:table-cell>
              <table:table-cell office:value-type="float" office:value="0.0232807971919922">
                <text:p>0.02328079719199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3262E-015">
                <text:p>3.43262E-015</text:p>
              </table:table-cell>
              <table:table-cell office:value-type="float" office:value="0.0171249250402487">
                <text:p>0.0171249250402487</text:p>
              </table:table-cell>
              <table:table-cell office:value-type="float" office:value="0.00678538325646172">
                <text:p>0.00678538325646172</text:p>
              </table:table-cell>
              <table:table-cell office:value-type="float" office:value="0.0279055299884591">
                <text:p>0.02790552998845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7446E-015">
                <text:p>2.57446E-015</text:p>
              </table:table-cell>
              <table:table-cell office:value-type="float" office:value="0.0542556656623849">
                <text:p>0.0542556656623849</text:p>
              </table:table-cell>
              <table:table-cell office:value-type="float" office:value="0.0592604397694933">
                <text:p>0.0592604397694933</text:p>
              </table:table-cell>
              <table:table-cell office:value-type="float" office:value="0.0383660204798345">
                <text:p>0.03836602047983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3085E-015">
                <text:p>1.93085E-015</text:p>
              </table:table-cell>
              <table:table-cell office:value-type="float" office:value="0.0640149751712464">
                <text:p>0.0640149751712464</text:p>
              </table:table-cell>
              <table:table-cell office:value-type="float" office:value="0.0334780244352253">
                <text:p>0.0334780244352253</text:p>
              </table:table-cell>
              <table:table-cell office:value-type="float" office:value="0.0581237564826747">
                <text:p>0.05812375648267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4814E-015">
                <text:p>1.44814E-015</text:p>
              </table:table-cell>
              <table:table-cell office:value-type="float" office:value="0.0542501048022661">
                <text:p>0.0542501048022661</text:p>
              </table:table-cell>
              <table:table-cell office:value-type="float" office:value="0.0468685756017997">
                <text:p>0.0468685756017997</text:p>
              </table:table-cell>
              <table:table-cell office:value-type="float" office:value="0.163287450015801">
                <text:p>0.1632874500158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61E-015">
                <text:p>1.0861E-015</text:p>
              </table:table-cell>
              <table:table-cell office:value-type="float" office:value="0.0412302776436255">
                <text:p>0.0412302776436255</text:p>
              </table:table-cell>
              <table:table-cell office:value-type="float" office:value="0.0550986485779335">
                <text:p>0.0550986485779335</text:p>
              </table:table-cell>
              <table:table-cell office:value-type="float" office:value="0.260885073888686">
                <text:p>0.2608850738886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0.963cm" svg:height="22.976cm" chart:class="chart:scatter" chart:style-name="ch1">
        <chart:title svg:x="13.602cm" svg:y="0.46cm" chart:style-name="ch2">
          <text:p>Error VS Step Size</text:p>
        </chart:title>
        <chart:subtitle svg:x="14.727cm" svg:y="1.422cm" chart:style-name="ch3">
          <text:p>Cos(0.1)</text:p>
        </chart:subtitle>
        <chart:legend chart:legend-position="end" svg:x="28.847cm" svg:y="10.831cm" chart:style-name="ch4"/>
        <chart:plot-area chart:style-name="ch5" table:cell-range-address="Sheet3.A1:Sheet3.D129" chart:data-source-has-labels="row" svg:x="1.037cm" svg:y="2.332cm" svg:width="27.192cm" svg:height="19.468cm">
          <chart:axis chart:dimension="x" chart:name="primary-x" chart:style-name="ch6">
            <chart:title svg:x="14.231cm" svg:y="21.687cm" chart:style-name="ch7">
              <text:p>Step Size</text:p>
            </chart:title>
          </chart:axis>
          <chart:axis chart:dimension="y" chart:name="primary-y" chart:style-name="ch6">
            <chart:title svg:x="0.62cm" svg:y="12.137cm" chart:style-name="ch8">
              <text:p>Error</text:p>
            </chart:title>
            <chart:grid chart:style-name="ch9" chart:class="major"/>
          </chart:axis>
          <chart:series chart:style-name="ch10" chart:values-cell-range-address="Sheet3.B2:Sheet3.B129" chart:label-cell-address="Sheet3.B1:Sheet3.B1" chart:class="chart:scatter">
            <chart:domain table:cell-range-address="Sheet3.A2:Sheet3.A129"/>
            <chart:data-point chart:repeated="128"/>
          </chart:series>
          <chart:series chart:style-name="ch11" chart:values-cell-range-address="Sheet3.C2:Sheet3.C129" chart:label-cell-address="Sheet3.C1:Sheet3.C1" chart:class="chart:scatter">
            <chart:data-point chart:repeated="128"/>
          </chart:series>
          <chart:series chart:style-name="ch12" chart:values-cell-range-address="Sheet3.D2:Sheet3.D129" chart:label-cell-address="Sheet3.D1:Sheet3.D1" chart:class="chart:scatter">
            <chart:data-point chart:repeated="1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3.B1:Sheet3.B1">eps_F</text:p>
              </table:table-cell>
              <table:table-cell office:value-type="string">
                <text:p text:id="Sheet3.C1:Sheet3.C1">eps_C</text:p>
              </table:table-cell>
              <table:table-cell office:value-type="string">
                <text:p text:id="Sheet3.D1:Sheet3.D1">eps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Sheet3.A2:Sheet3.A129">8</text:p>
              </table:table-cell>
              <table:table-cell office:value-type="float" office:value="0.550768721303158">
                <text:p text:id="Sheet3.B2:Sheet3.B129">0.550768721303158</text:p>
              </table:table-cell>
              <table:table-cell office:value-type="float" office:value="1.18920062382698">
                <text:p text:id="Sheet3.C2:Sheet3.C129">1.18920062382698</text:p>
              </table:table-cell>
              <table:table-cell office:value-type="float" office:value="0.330734840840551">
                <text:p text:id="Sheet3.D2:Sheet3.D129">0.3307348408405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980407817960464">
                <text:p>0.980407817960464</text:p>
              </table:table-cell>
              <table:table-cell office:value-type="float" office:value="0.952959997313378">
                <text:p>0.952959997313378</text:p>
              </table:table-cell>
              <table:table-cell office:value-type="float" office:value="0.129017790580825">
                <text:p>0.129017790580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46445357431942">
                <text:p>1.46445357431942</text:p>
              </table:table-cell>
              <table:table-cell office:value-type="float" office:value="0.654189690272035">
                <text:p>0.654189690272035</text:p>
              </table:table-cell>
              <table:table-cell office:value-type="float" office:value="0.0459159176437266">
                <text:p>0.0459159176437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5">
                <text:p>3.375</text:p>
              </table:table-cell>
              <table:table-cell office:value-type="float" office:value="4.75755228608347">
                <text:p>4.75755228608347</text:p>
              </table:table-cell>
              <table:table-cell office:value-type="float" office:value="0.411438309993851">
                <text:p>0.411438309993851</text:p>
              </table:table-cell>
              <table:table-cell office:value-type="float" office:value="0.0155201857581481">
                <text:p>0.0155201857581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125">
                <text:p>2.53125</text:p>
              </table:table-cell>
              <table:table-cell office:value-type="float" office:value="6.39041033806873">
                <text:p>6.39041033806873</text:p>
              </table:table-cell>
              <table:table-cell office:value-type="float" office:value="0.246383810132015">
                <text:p>0.246383810132015</text:p>
              </table:table-cell>
              <table:table-cell office:value-type="float" office:value="0.00509642079108221">
                <text:p>0.00509642079108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984375">
                <text:p>1.8984375</text:p>
              </table:table-cell>
              <table:table-cell office:value-type="float" office:value="6.43812746400798">
                <text:p>6.43812746400798</text:p>
              </table:table-cell>
              <table:table-cell office:value-type="float" office:value="0.143547452378855">
                <text:p>0.143547452378855</text:p>
              </table:table-cell>
              <table:table-cell office:value-type="float" office:value="0.00164654988720912">
                <text:p>0.00164654988720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3828125">
                <text:p>1.423828125</text:p>
              </table:table-cell>
              <table:table-cell office:value-type="float" office:value="5.66959127819047">
                <text:p>5.66959127819047</text:p>
              </table:table-cell>
              <table:table-cell office:value-type="float" office:value="0.08235535363758">
                <text:p>0.08235535363758</text:p>
              </table:table-cell>
              <table:table-cell office:value-type="float" office:value="0.000527129329383615">
                <text:p>0.000527129329383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87109375">
                <text:p>1.06787109375</text:p>
              </table:table-cell>
              <table:table-cell office:value-type="float" office:value="4.65516918569171">
                <text:p>4.65516918569171</text:p>
              </table:table-cell>
              <table:table-cell office:value-type="float" office:value="0.0468418180637378">
                <text:p>0.0468418180637378</text:p>
              </table:table-cell>
              <table:table-cell office:value-type="float" office:value="0.000167891580351754">
                <text:p>0.000167891580351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9033203125">
                <text:p>0.8009033203125</text:p>
              </table:table-cell>
              <table:table-cell office:value-type="float" office:value="3.67879540172877">
                <text:p>3.67879540172877</text:p>
              </table:table-cell>
              <table:table-cell office:value-type="float" office:value="0.0265134399123223">
                <text:p>0.0265134399123223</text:p>
              </table:table-cell>
              <table:table-cell office:value-type="float" office:value="0.0000533195304083163">
                <text:p>0.0000533195304083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677490234375">
                <text:p>0.600677490234375</text:p>
              </table:table-cell>
              <table:table-cell office:value-type="float" office:value="2.84538106227009">
                <text:p>2.84538106227009</text:p>
              </table:table-cell>
              <table:table-cell office:value-type="float" office:value="0.0149662336923423">
                <text:p>0.0149662336923423</text:p>
              </table:table-cell>
              <table:table-cell office:value-type="float" office:value="0.0000169058986663278">
                <text:p>0.0000169058986663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508117675781">
                <text:p>0.450508117675781</text:p>
              </table:table-cell>
              <table:table-cell office:value-type="float" office:value="2.17382797388302">
                <text:p>2.17382797388302</text:p>
              </table:table-cell>
              <table:table-cell office:value-type="float" office:value="0.00843513702211175">
                <text:p>0.00843513702211175</text:p>
              </table:table-cell>
              <table:table-cell office:value-type="float" office:value="0.00000535541862935057">
                <text:p>0.00000535541862935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7881088256836">
                <text:p>0.337881088256836</text:p>
              </table:table-cell>
              <table:table-cell office:value-type="float" office:value="1.64889343360299">
                <text:p>1.64889343360299</text:p>
              </table:table-cell>
              <table:table-cell office:value-type="float" office:value="0.00475003432447506">
                <text:p>0.00475003432447506</text:p>
              </table:table-cell>
              <table:table-cell office:value-type="float" office:value="0.00000169560782062825">
                <text:p>0.00000169560782062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410816192627">
                <text:p>0.253410816192627</text:p>
              </table:table-cell>
              <table:table-cell office:value-type="float" office:value="1.24541574880326">
                <text:p>1.24541574880326</text:p>
              </table:table-cell>
              <table:table-cell office:value-type="float" office:value="0.00267356306696652">
                <text:p>0.00267356306696652</text:p>
              </table:table-cell>
              <table:table-cell office:value-type="float" office:value="0.00000053670033261658">
                <text:p>0.00000053670033261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005811214447">
                <text:p>0.19005811214447</text:p>
              </table:table-cell>
              <table:table-cell office:value-type="float" office:value="0.938263760416344">
                <text:p>0.938263760416344</text:p>
              </table:table-cell>
              <table:table-cell office:value-type="float" office:value="0.00150440747644316">
                <text:p>0.00150440747644316</text:p>
              </table:table-cell>
              <table:table-cell office:value-type="float" office:value="0.00000016985084781647">
                <text:p>0.00000016985084781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2543584108353">
                <text:p>0.142543584108353</text:p>
              </table:table-cell>
              <table:table-cell office:value-type="float" office:value="0.705755651413895">
                <text:p>0.705755651413895</text:p>
              </table:table-cell>
              <table:table-cell office:value-type="float" office:value="0.000846396391187813">
                <text:p>0.000846396391187813</text:p>
              </table:table-cell>
              <table:table-cell office:value-type="float" office:value="0.00000005374819333756">
                <text:p>0.00000005374819333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907688081264">
                <text:p>0.106907688081264</text:p>
              </table:table-cell>
              <table:table-cell office:value-type="float" office:value="0.530344446081003">
                <text:p>0.530344446081003</text:p>
              </table:table-cell>
              <table:table-cell office:value-type="float" office:value="0.000476150876416502">
                <text:p>0.000476150876416502</text:p>
              </table:table-cell>
              <table:table-cell office:value-type="float" office:value="0.00000001700737587746">
                <text:p>0.00000001700737587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1807660609484">
                <text:p>0.0801807660609484</text:p>
              </table:table-cell>
              <table:table-cell office:value-type="float" office:value="0.398281423849239">
                <text:p>0.398281423849239</text:p>
              </table:table-cell>
              <table:table-cell office:value-type="float" office:value="0.000267851609280548">
                <text:p>0.000267851609280548</text:p>
              </table:table-cell>
              <table:table-cell office:value-type="float" office:value="0.00000000538143843528">
                <text:p>0.00000000538143843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1355745457113">
                <text:p>0.0601355745457113</text:p>
              </table:table-cell>
              <table:table-cell office:value-type="float" office:value="0.298982040418659">
                <text:p>0.298982040418659</text:p>
              </table:table-cell>
              <table:table-cell office:value-type="float" office:value="0.000150671827508108">
                <text:p>0.000150671827508108</text:p>
              </table:table-cell>
              <table:table-cell office:value-type="float" office:value="0.0000000017027547677">
                <text:p>0.0000000017027547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016809092835">
                <text:p>0.0451016809092835</text:p>
              </table:table-cell>
              <table:table-cell office:value-type="float" office:value="0.224379119179187">
                <text:p>0.224379119179187</text:p>
              </table:table-cell>
              <table:table-cell office:value-type="float" office:value="0.0000847545791205065">
                <text:p>0.0000847545791205065</text:p>
              </table:table-cell>
              <table:table-cell office:value-type="float" office:value="0.00000000053874055547">
                <text:p>0.00000000053874055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38262606819626">
                <text:p>0.0338262606819626</text:p>
              </table:table-cell>
              <table:table-cell office:value-type="float" office:value="0.168360391961965">
                <text:p>0.168360391961965</text:p>
              </table:table-cell>
              <table:table-cell office:value-type="float" office:value="0.0000476749811090531">
                <text:p>0.0000476749811090531</text:p>
              </table:table-cell>
              <table:table-cell office:value-type="float" office:value="0.00000000017046505785">
                <text:p>0.00000000017046505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3696955114719">
                <text:p>0.0253696955114719</text:p>
              </table:table-cell>
              <table:table-cell office:value-type="float" office:value="0.126311319660529">
                <text:p>0.126311319660529</text:p>
              </table:table-cell>
              <table:table-cell office:value-type="float" office:value="0.0000268173446635852">
                <text:p>0.0000268173446635852</text:p>
              </table:table-cell>
              <table:table-cell office:value-type="float" office:value="0.00000000005393107722">
                <text:p>0.00000000005393107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027271633604">
                <text:p>0.019027271633604</text:p>
              </table:table-cell>
              <table:table-cell office:value-type="float" office:value="0.0947558263074204">
                <text:p>0.0947558263074204</text:p>
              </table:table-cell>
              <table:table-cell office:value-type="float" office:value="0.0000150848094907477">
                <text:p>0.0000150848094907477</text:p>
              </table:table-cell>
              <table:table-cell office:value-type="float" office:value="0.00000000001711331372">
                <text:p>0.00000000001711331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270453725203">
                <text:p>0.014270453725203</text:p>
              </table:table-cell>
              <table:table-cell office:value-type="float" office:value="0.0710791215538909">
                <text:p>0.0710791215538909</text:p>
              </table:table-cell>
              <table:table-cell office:value-type="float" office:value="0.00000848522212691604">
                <text:p>0.00000848522212691604</text:p>
              </table:table-cell>
              <table:table-cell office:value-type="float" office:value="0.00000000000545890089">
                <text:p>0.000000000005458900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7028402939022">
                <text:p>0.0107028402939022</text:p>
              </table:table-cell>
              <table:table-cell office:value-type="float" office:value="0.0533161009398115">
                <text:p>0.0533161009398115</text:p>
              </table:table-cell>
              <table:table-cell office:value-type="float" office:value="0.00000477294278741985">
                <text:p>0.00000477294278741985</text:p>
              </table:table-cell>
              <table:table-cell office:value-type="float" office:value="0.0000000000015763671">
                <text:p>0.00000000000157636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02713022042667">
                <text:p>0.00802713022042667</text:p>
              </table:table-cell>
              <table:table-cell office:value-type="float" office:value="0.0399908224293437">
                <text:p>0.0399908224293437</text:p>
              </table:table-cell>
              <table:table-cell office:value-type="float" office:value="0.00000268478194952096">
                <text:p>0.00000268478194952096</text:p>
              </table:table-cell>
              <table:table-cell office:value-type="float" office:value="0.00000000000072006892">
                <text:p>0.00000000000072006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02034766532">
                <text:p>0.00602034766532</text:p>
              </table:table-cell>
              <table:table-cell office:value-type="float" office:value="0.0299952008736377">
                <text:p>0.0299952008736377</text:p>
              </table:table-cell>
              <table:table-cell office:value-type="float" office:value="0.00000151019049182656">
                <text:p>0.00000151019049182656</text:p>
              </table:table-cell>
              <table:table-cell office:value-type="float" office:value="0.00000000000031138116">
                <text:p>0.00000000000031138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51526074899">
                <text:p>0.00451526074899</text:p>
              </table:table-cell>
              <table:table-cell office:value-type="float" office:value="0.0224975630268042">
                <text:p>0.0224975630268042</text:p>
              </table:table-cell>
              <table:table-cell office:value-type="float" office:value="0.00000084948236984514">
                <text:p>0.00000084948236984514</text:p>
              </table:table-cell>
              <table:table-cell office:value-type="float" office:value="0.00000000000016500421">
                <text:p>0.00000000000016500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864455617425">
                <text:p>0.0033864455617425</text:p>
              </table:table-cell>
              <table:table-cell office:value-type="float" office:value="0.0168738219240822">
                <text:p>0.0168738219240822</text:p>
              </table:table-cell>
              <table:table-cell office:value-type="float" office:value="0.00000047783369461924">
                <text:p>0.00000047783369461924</text:p>
              </table:table-cell>
              <table:table-cell office:value-type="float" office:value="0.00000000000006992175">
                <text:p>0.00000000000006992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3983417130688">
                <text:p>0.00253983417130688</text:p>
              </table:table-cell>
              <table:table-cell office:value-type="float" office:value="0.012655730109929">
                <text:p>0.012655730109929</text:p>
              </table:table-cell>
              <table:table-cell office:value-type="float" office:value="0.00000026878151894004">
                <text:p>0.00000026878151894004</text:p>
              </table:table-cell>
              <table:table-cell office:value-type="float" office:value="0.00000000000024604672">
                <text:p>0.000000000000246046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0487562848016">
                <text:p>0.00190487562848016</text:p>
              </table:table-cell>
              <table:table-cell office:value-type="float" office:value="0.00949200140129915">
                <text:p>0.00949200140129915</text:p>
              </table:table-cell>
              <table:table-cell office:value-type="float" office:value="0.00000015118940564633">
                <text:p>0.00000015118940564633</text:p>
              </table:table-cell>
              <table:table-cell office:value-type="float" office:value="0.00000000000044580329">
                <text:p>0.00000000000044580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42865672136012">
                <text:p>0.00142865672136012</text:p>
              </table:table-cell>
              <table:table-cell office:value-type="float" office:value="0.00711911538445067">
                <text:p>0.00711911538445067</text:p>
              </table:table-cell>
              <table:table-cell office:value-type="float" office:value="0.00000008504422005906">
                <text:p>0.00000008504422005906</text:p>
              </table:table-cell>
              <table:table-cell office:value-type="float" office:value="0.00000000000084420436">
                <text:p>0.00000000000084420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7149254102009">
                <text:p>0.00107149254102009</text:p>
              </table:table-cell>
              <table:table-cell office:value-type="float" office:value="0.00533940071864358">
                <text:p>0.00533940071864358</text:p>
              </table:table-cell>
              <table:table-cell office:value-type="float" office:value="0.00000004783687077755">
                <text:p>0.00000004783687077755</text:p>
              </table:table-cell>
              <table:table-cell office:value-type="float" office:value="0.00000000000119784438">
                <text:p>0.00000000000119784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03619405765066">
                <text:p>0.000803619405765066</text:p>
              </table:table-cell>
              <table:table-cell office:value-type="float" office:value="0.00400458658427546">
                <text:p>0.00400458658427546</text:p>
              </table:table-cell>
              <table:table-cell office:value-type="float" office:value="0.0000000269084214369">
                <text:p>0.0000000269084214369</text:p>
              </table:table-cell>
              <table:table-cell office:value-type="float" office:value="0.0000000000003811639">
                <text:p>0.00000000000038116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027145543238">
                <text:p>0.0006027145543238</text:p>
              </table:table-cell>
              <table:table-cell office:value-type="float" office:value="0.00300346019094593">
                <text:p>0.00300346019094593</text:p>
              </table:table-cell>
              <table:table-cell office:value-type="float" office:value="0.00000001513620477311">
                <text:p>0.00000001513620477311</text:p>
              </table:table-cell>
              <table:table-cell office:value-type="float" office:value="0.00000000000229991126">
                <text:p>0.00000000000229991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5203591574285">
                <text:p>0.00045203591574285</text:p>
              </table:table-cell>
              <table:table-cell office:value-type="float" office:value="0.00225260652451932">
                <text:p>0.00225260652451932</text:p>
              </table:table-cell>
              <table:table-cell office:value-type="float" office:value="0.00000000851413498503">
                <text:p>0.00000000851413498503</text:p>
              </table:table-cell>
              <table:table-cell office:value-type="float" office:value="0.00000000000228309112">
                <text:p>0.00000000000228309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39026936807137">
                <text:p>0.000339026936807137</text:p>
              </table:table-cell>
              <table:table-cell office:value-type="float" office:value="0.00168946129277171">
                <text:p>0.00168946129277171</text:p>
              </table:table-cell>
              <table:table-cell office:value-type="float" office:value="0.00000000479009893009">
                <text:p>0.00000000479009893009</text:p>
              </table:table-cell>
              <table:table-cell office:value-type="float" office:value="0.0000000000000795134">
                <text:p>0.0000000000000795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54270202605353">
                <text:p>0.000254270202605353</text:p>
              </table:table-cell>
              <table:table-cell office:value-type="float" office:value="0.00126709956572629">
                <text:p>0.00126709956572629</text:p>
              </table:table-cell>
              <table:table-cell office:value-type="float" office:value="0.00000000269256373396">
                <text:p>0.00000000269256373396</text:p>
              </table:table-cell>
              <table:table-cell office:value-type="float" office:value="0.0000000000013290693">
                <text:p>0.00000000000132906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90702651954015">
                <text:p>0.000190702651954015</text:p>
              </table:table-cell>
              <table:table-cell office:value-type="float" office:value="0.000950326696359737">
                <text:p>0.000950326696359737</text:p>
              </table:table-cell>
              <table:table-cell office:value-type="float" office:value="0.00000000151289900439">
                <text:p>0.00000000151289900439</text:p>
              </table:table-cell>
              <table:table-cell office:value-type="float" office:value="0.00000000000411787678">
                <text:p>0.000000000004117876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43026988965511">
                <text:p>0.000143026988965511</text:p>
              </table:table-cell>
              <table:table-cell office:value-type="float" office:value="0.000712746159717781">
                <text:p>0.000712746159717781</text:p>
              </table:table-cell>
              <table:table-cell office:value-type="float" office:value="0.00000000085459948377">
                <text:p>0.00000000085459948377</text:p>
              </table:table-cell>
              <table:table-cell office:value-type="float" office:value="0.00000000000956065258">
                <text:p>0.00000000000956065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07270241724133">
                <text:p>0.000107270241724133</text:p>
              </table:table-cell>
              <table:table-cell office:value-type="float" office:value="0.000534560265049431">
                <text:p>0.000534560265049431</text:p>
              </table:table-cell>
              <table:table-cell office:value-type="float" office:value="0.0000000004799458158">
                <text:p>0.0000000004799458158</text:p>
              </table:table-cell>
              <table:table-cell office:value-type="float" office:value="0.00000000000627433029">
                <text:p>0.00000000000627433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804526812931">
                <text:p>0.0000804526812931</text:p>
              </table:table-cell>
              <table:table-cell office:value-type="float" office:value="0.00040092056036513">
                <text:p>0.00040092056036513</text:p>
              </table:table-cell>
              <table:table-cell office:value-type="float" office:value="0.00000000026583526756">
                <text:p>0.00000000026583526756</text:p>
              </table:table-cell>
              <table:table-cell office:value-type="float" office:value="0.00000000000558817968">
                <text:p>0.000000000005588179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0339510969825">
                <text:p>0.000060339510969825</text:p>
              </table:table-cell>
              <table:table-cell office:value-type="float" office:value="0.000300690618723592">
                <text:p>0.000300690618723592</text:p>
              </table:table-cell>
              <table:table-cell office:value-type="float" office:value="0.00000000015407236909">
                <text:p>0.00000000015407236909</text:p>
              </table:table-cell>
              <table:table-cell office:value-type="float" office:value="0.00000000002001972319">
                <text:p>0.000000000020019723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452546332273687">
                <text:p>0.0000452546332273687</text:p>
              </table:table-cell>
              <table:table-cell office:value-type="float" office:value="0.000225518078992002">
                <text:p>0.000225518078992002</text:p>
              </table:table-cell>
              <table:table-cell office:value-type="float" office:value="0.00000000008240591088">
                <text:p>0.00000000008240591088</text:p>
              </table:table-cell>
              <table:table-cell office:value-type="float" office:value="0.00000000002619215957">
                <text:p>0.000000000026192159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339409749205266">
                <text:p>0.0000339409749205266</text:p>
              </table:table-cell>
              <table:table-cell office:value-type="float" office:value="0.000169138618662094">
                <text:p>0.000169138618662094</text:p>
              </table:table-cell>
              <table:table-cell office:value-type="float" office:value="0.00000000004941702352">
                <text:p>0.00000000004941702352</text:p>
              </table:table-cell>
              <table:table-cell office:value-type="float" office:value="0.00000000002906117549">
                <text:p>0.000000000029061175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254557311903949">
                <text:p>0.0000254557311903949</text:p>
              </table:table-cell>
              <table:table-cell office:value-type="float" office:value="0.000126854001251102">
                <text:p>0.000126854001251102</text:p>
              </table:table-cell>
              <table:table-cell office:value-type="float" office:value="0.00000000004315089479">
                <text:p>0.00000000004315089479</text:p>
              </table:table-cell>
              <table:table-cell office:value-type="float" office:value="0.00000000000546543434">
                <text:p>0.00000000000546543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90917983927962">
                <text:p>0.0000190917983927962</text:p>
              </table:table-cell>
              <table:table-cell office:value-type="float" office:value="0.0000951405168325272">
                <text:p>0.0000951405168325272</text:p>
              </table:table-cell>
              <table:table-cell office:value-type="float" office:value="0.00000000001184847002">
                <text:p>0.00000000001184847002</text:p>
              </table:table-cell>
              <table:table-cell office:value-type="float" office:value="0.00000000007055702383">
                <text:p>0.000000000070557023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43188487945971">
                <text:p>0.0000143188487945971</text:p>
              </table:table-cell>
              <table:table-cell office:value-type="float" office:value="0.0000713554187249437">
                <text:p>0.0000713554187249437</text:p>
              </table:table-cell>
              <table:table-cell office:value-type="float" office:value="0.00000000000418321122">
                <text:p>0.00000000000418321122</text:p>
              </table:table-cell>
              <table:table-cell office:value-type="float" office:value="0.00000000008402259072">
                <text:p>0.00000000008402259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07391365959479">
                <text:p>0.0000107391365959479</text:p>
              </table:table-cell>
              <table:table-cell office:value-type="float" office:value="0.0000535165490804531">
                <text:p>0.0000535165490804531</text:p>
              </table:table-cell>
              <table:table-cell office:value-type="float" office:value="0.00000000001514285485">
                <text:p>0.00000000001514285485</text:p>
              </table:table-cell>
              <table:table-cell office:value-type="float" office:value="0.0000000000627396887">
                <text:p>0.0000000000627396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805435244696089">
                <text:p>0.00000805435244696089</text:p>
              </table:table-cell>
              <table:table-cell office:value-type="float" office:value="0.0000401374152509626">
                <text:p>0.0000401374152509626</text:p>
              </table:table-cell>
              <table:table-cell office:value-type="float" office:value="0.00000000002343518525">
                <text:p>0.00000000002343518525</text:p>
              </table:table-cell>
              <table:table-cell office:value-type="float" office:value="0.00000000000959206871">
                <text:p>0.00000000000959206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604076433522067">
                <text:p>0.00000604076433522067</text:p>
              </table:table-cell>
              <table:table-cell office:value-type="float" office:value="0.0000301031009235072">
                <text:p>0.0000301031009235072</text:p>
              </table:table-cell>
              <table:table-cell office:value-type="float" office:value="0.00000000007548157242">
                <text:p>0.00000000007548157242</text:p>
              </table:table-cell>
              <table:table-cell office:value-type="float" office:value="0.00000000026957712379">
                <text:p>0.000000000269577123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45305732514155">
                <text:p>0.0000045305732514155</text:p>
              </table:table-cell>
              <table:table-cell office:value-type="float" office:value="0.0000225772598246731">
                <text:p>0.0000225772598246731</text:p>
              </table:table-cell>
              <table:table-cell office:value-type="float" office:value="0.00000000000742727463">
                <text:p>0.00000000000742727463</text:p>
              </table:table-cell>
              <table:table-cell office:value-type="float" office:value="0.00000000031137601272">
                <text:p>0.00000000031137601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339792993856163">
                <text:p>0.00000339792993856163</text:p>
              </table:table-cell>
              <table:table-cell office:value-type="float" office:value="0.0000169330248998564">
                <text:p>0.0000169330248998564</text:p>
              </table:table-cell>
              <table:table-cell office:value-type="float" office:value="0.00000000014230257842">
                <text:p>0.00000000014230257842</text:p>
              </table:table-cell>
              <table:table-cell office:value-type="float" office:value="0.00000000006580929526">
                <text:p>0.00000000006580929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54844745392122">
                <text:p>0.00000254844745392122</text:p>
              </table:table-cell>
              <table:table-cell office:value-type="float" office:value="0.0000126999273268928">
                <text:p>0.0000126999273268928</text:p>
              </table:table-cell>
              <table:table-cell office:value-type="float" office:value="0.00000000013261501022">
                <text:p>0.00000000013261501022</text:p>
              </table:table-cell>
              <table:table-cell office:value-type="float" office:value="0.00000000050904424582">
                <text:p>0.00000000050904424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91133559044091">
                <text:p>0.00000191133559044091</text:p>
              </table:table-cell>
              <table:table-cell office:value-type="float" office:value="0.00000952479987426197">
                <text:p>0.00000952479987426197</text:p>
              </table:table-cell>
              <table:table-cell office:value-type="float" office:value="0.00000000009149198521">
                <text:p>0.00000000009149198521</text:p>
              </table:table-cell>
              <table:table-cell office:value-type="float" office:value="0.00000000053958323072">
                <text:p>0.000000000539583230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43350169283069">
                <text:p>0.00000143350169283069</text:p>
              </table:table-cell>
              <table:table-cell office:value-type="float" office:value="0.00000714365466238555">
                <text:p>0.00000714365466238555</text:p>
              </table:table-cell>
              <table:table-cell office:value-type="float" office:value="0.00000000010361333077">
                <text:p>0.00000000010361333077</text:p>
              </table:table-cell>
              <table:table-cell office:value-type="float" office:value="0.00000000056018957377">
                <text:p>0.00000000056018957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07512626962301">
                <text:p>0.00000107512626962301</text:p>
              </table:table-cell>
              <table:table-cell office:value-type="float" office:value="0.00000535769119773293">
                <text:p>0.00000535769119773293</text:p>
              </table:table-cell>
              <table:table-cell office:value-type="float" office:value="0.00000000017568597457">
                <text:p>0.00000000017568597457</text:p>
              </table:table-cell>
              <table:table-cell office:value-type="float" office:value="0.00000000125195645226">
                <text:p>0.00000000125195645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80634470221726">
                <text:p>0.00000080634470221726</text:p>
              </table:table-cell>
              <table:table-cell office:value-type="float" office:value="0.00000401870412173591">
                <text:p>0.00000401870412173591</text:p>
              </table:table-cell>
              <table:table-cell office:value-type="float" office:value="0.00000000026573837797">
                <text:p>0.00000000026573837797</text:p>
              </table:table-cell>
              <table:table-cell office:value-type="float" office:value="0.00000000102452727011">
                <text:p>0.000000001024527270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60475852666295">
                <text:p>0.00000060475852666295</text:p>
              </table:table-cell>
              <table:table-cell office:value-type="float" office:value="0.00000301399061355634">
                <text:p>0.00000301399061355634</text:p>
              </table:table-cell>
              <table:table-cell office:value-type="float" office:value="0.00000000010172238529">
                <text:p>0.00000000010172238529</text:p>
              </table:table-cell>
              <table:table-cell office:value-type="float" office:value="0.00000000148574420442">
                <text:p>0.000000001485744204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45356889499721">
                <text:p>0.00000045356889499721</text:p>
              </table:table-cell>
              <table:table-cell office:value-type="float" office:value="0.00000225913496932624">
                <text:p>0.00000225913496932624</text:p>
              </table:table-cell>
              <table:table-cell office:value-type="float" office:value="0.00000000003116508344">
                <text:p>0.00000000003116508344</text:p>
              </table:table-cell>
              <table:table-cell office:value-type="float" office:value="0.0000000008851566789">
                <text:p>0.0000000008851566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34017667124791">
                <text:p>0.00000034017667124791</text:p>
              </table:table-cell>
              <table:table-cell office:value-type="float" office:value="0.00000169480814280301">
                <text:p>0.00000169480814280301</text:p>
              </table:table-cell>
              <table:table-cell office:value-type="float" office:value="0.00000000055672907266">
                <text:p>0.00000000055672907266</text:p>
              </table:table-cell>
              <table:table-cell office:value-type="float" office:value="0.00000000079688748866">
                <text:p>0.00000000079688748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25513250343593">
                <text:p>0.00000025513250343593</text:p>
              </table:table-cell>
              <table:table-cell office:value-type="float" office:value="0.00000127037325434904">
                <text:p>0.00000127037325434904</text:p>
              </table:table-cell>
              <table:table-cell office:value-type="float" office:value="0.00000000195184801576">
                <text:p>0.00000000195184801576</text:p>
              </table:table-cell>
              <table:table-cell office:value-type="float" office:value="0.00000000372936873526">
                <text:p>0.000000003729368735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19134937757695">
                <text:p>0.00000019134937757695</text:p>
              </table:table-cell>
              <table:table-cell office:value-type="float" office:value="0.00000095581844079332">
                <text:p>0.00000095581844079332</text:p>
              </table:table-cell>
              <table:table-cell office:value-type="float" office:value="0.00000000023215911751">
                <text:p>0.00000000023215911751</text:p>
              </table:table-cell>
              <table:table-cell office:value-type="float" office:value="0.0000000076190063246">
                <text:p>0.00000000761900632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14351203318271">
                <text:p>0.00000014351203318271</text:p>
              </table:table-cell>
              <table:table-cell office:value-type="float" office:value="0.00000071463915291246">
                <text:p>0.00000071463915291246</text:p>
              </table:table-cell>
              <table:table-cell office:value-type="float" office:value="0.00000000165199032563">
                <text:p>0.00000000165199032563</text:p>
              </table:table-cell>
              <table:table-cell office:value-type="float" office:value="0.00000000110209342817">
                <text:p>0.000000001102093428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10763402488703">
                <text:p>0.00000010763402488703</text:p>
              </table:table-cell>
              <table:table-cell office:value-type="float" office:value="0.00000053771487469927">
                <text:p>0.00000053771487469927</text:p>
              </table:table-cell>
              <table:table-cell office:value-type="float" office:value="0.000000002112339841">
                <text:p>0.000000002112339841</text:p>
              </table:table-cell>
              <table:table-cell office:value-type="float" office:value="0.00000001140133404403">
                <text:p>0.000000011401334044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8072551866527">
                <text:p>0.00000008072551866527</text:p>
              </table:table-cell>
              <table:table-cell office:value-type="float" office:value="0.00000039824790754667">
                <text:p>0.00000039824790754667</text:p>
              </table:table-cell>
              <table:table-cell office:value-type="float" office:value="0.00000000133037640632">
                <text:p>0.00000000133037640632</text:p>
              </table:table-cell>
              <table:table-cell office:value-type="float" office:value="0.00000000150375065383">
                <text:p>0.000000001503750653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6054413899896">
                <text:p>0.00000006054413899896</text:p>
              </table:table-cell>
              <table:table-cell office:value-type="float" office:value="0.00000030413201842622">
                <text:p>0.00000030413201842622</text:p>
              </table:table-cell>
              <table:table-cell office:value-type="float" office:value="0.00000000130795459992">
                <text:p>0.00000000130795459992</text:p>
              </table:table-cell>
              <table:table-cell office:value-type="float" office:value="0.00000001204951339907">
                <text:p>0.00000001204951339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4540810424922">
                <text:p>0.00000004540810424922</text:p>
              </table:table-cell>
              <table:table-cell office:value-type="float" office:value="0.00000021538019322859">
                <text:p>0.00000021538019322859</text:p>
              </table:table-cell>
              <table:table-cell office:value-type="float" office:value="0.00000000830954199644">
                <text:p>0.00000000830954199644</text:p>
              </table:table-cell>
              <table:table-cell office:value-type="float" office:value="0.00000000238918813181">
                <text:p>0.00000000238918813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3405607818691">
                <text:p>0.00000003405607818691</text:p>
              </table:table-cell>
              <table:table-cell office:value-type="float" office:value="0.00000015418935693402">
                <text:p>0.00000015418935693402</text:p>
              </table:table-cell>
              <table:table-cell office:value-type="float" office:value="0.00000000617998249949">
                <text:p>0.00000000617998249949</text:p>
              </table:table-cell>
              <table:table-cell office:value-type="float" office:value="0.00000000051668907023">
                <text:p>0.000000000516689070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2554205864018">
                <text:p>0.00000002554205864018</text:p>
              </table:table-cell>
              <table:table-cell office:value-type="float" office:value="0.00000012702531853582">
                <text:p>0.00000012702531853582</text:p>
              </table:table-cell>
              <table:table-cell office:value-type="float" office:value="0.000000020792722465">
                <text:p>0.000000020792722465</text:p>
              </table:table-cell>
              <table:table-cell office:value-type="float" office:value="0.00000001325276636328">
                <text:p>0.00000001325276636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1915654398014">
                <text:p>0.00000001915654398014</text:p>
              </table:table-cell>
              <table:table-cell office:value-type="float" office:value="0.00000011983259732317">
                <text:p>0.00000011983259732317</text:p>
              </table:table-cell>
              <table:table-cell office:value-type="float" office:value="0.0000000219265504983">
                <text:p>0.0000000219265504983</text:p>
              </table:table-cell>
              <table:table-cell office:value-type="float" office:value="0.00000000146810029165">
                <text:p>0.00000000146810029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143674079851">
                <text:p>0.0000000143674079851</text:p>
              </table:table-cell>
              <table:table-cell office:value-type="float" office:value="0.00000011024230223395">
                <text:p>0.00000011024230223395</text:p>
              </table:table-cell>
              <table:table-cell office:value-type="float" office:value="0.00000002063924185912">
                <text:p>0.00000002063924185912</text:p>
              </table:table-cell>
              <table:table-cell office:value-type="float" office:value="0.0000000433590490584">
                <text:p>0.0000000433590490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1077555598883">
                <text:p>0.00000001077555598883</text:p>
              </table:table-cell>
              <table:table-cell office:value-type="float" office:value="0.00000007165435632602">
                <text:p>0.00000007165435632602</text:p>
              </table:table-cell>
              <table:table-cell office:value-type="float" office:value="0.0000000478187724429">
                <text:p>0.0000000478187724429</text:p>
              </table:table-cell>
              <table:table-cell office:value-type="float" office:value="0.00000000969570219786">
                <text:p>0.00000000969570219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808166699162">
                <text:p>0.00000000808166699162</text:p>
              </table:table-cell>
              <table:table-cell office:value-type="float" office:value="0.00000002020376182845">
                <text:p>0.00000002020376182845</text:p>
              </table:table-cell>
              <table:table-cell office:value-type="float" office:value="0.00000003538865813479">
                <text:p>0.00000003538865813479</text:p>
              </table:table-cell>
              <table:table-cell office:value-type="float" office:value="0.00000013473998573888">
                <text:p>0.000000134739985738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606125024372">
                <text:p>0.00000000606125024372</text:p>
              </table:table-cell>
              <table:table-cell office:value-type="float" office:value="0.00000004333945192392">
                <text:p>0.00000004333945192392</text:p>
              </table:table-cell>
              <table:table-cell office:value-type="float" office:value="0.00000006107756083433">
                <text:p>0.00000006107756083433</text:p>
              </table:table-cell>
              <table:table-cell office:value-type="float" office:value="0.00000005825153593967">
                <text:p>0.00000005825153593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454593768279">
                <text:p>0.00000000454593768279</text:p>
              </table:table-cell>
              <table:table-cell office:value-type="float" office:value="0.0000000481282716891">
                <text:p>0.0000000481282716891</text:p>
              </table:table-cell>
              <table:table-cell office:value-type="float" office:value="0.00000009041305673214">
                <text:p>0.00000009041305673214</text:p>
              </table:table-cell>
              <table:table-cell office:value-type="float" office:value="0.0000002482444012035">
                <text:p>0.0000002482444012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340945326209">
                <text:p>0.00000000340945326209</text:p>
              </table:table-cell>
              <table:table-cell office:value-type="float" office:value="0.00000008854169615791">
                <text:p>0.00000008854169615791</text:p>
              </table:table-cell>
              <table:table-cell office:value-type="float" office:value="0.00000003568479092784">
                <text:p>0.00000003568479092784</text:p>
              </table:table-cell>
              <table:table-cell office:value-type="float" office:value="0.00000017688053138491">
                <text:p>0.000000176880531384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255708994657">
                <text:p>0.00000000255708994657</text:p>
              </table:table-cell>
              <table:table-cell office:value-type="float" office:value="0.00000018374789890717">
                <text:p>0.00000018374789890717</text:p>
              </table:table-cell>
              <table:table-cell office:value-type="float" office:value="0.00000001713801028111">
                <text:p>0.00000001713801028111</text:p>
              </table:table-cell>
              <table:table-cell office:value-type="float" office:value="0.00000027024634180601">
                <text:p>0.00000027024634180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191781745993">
                <text:p>0.00000000191781745993</text:p>
              </table:table-cell>
              <table:table-cell office:value-type="float" office:value="0.00000017803077671164">
                <text:p>0.00000017803077671164</text:p>
              </table:table-cell>
              <table:table-cell office:value-type="float" office:value="0.00000005499121509677">
                <text:p>0.00000005499121509677</text:p>
              </table:table-cell>
              <table:table-cell office:value-type="float" office:value="0.00000032630033887702">
                <text:p>0.00000032630033887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143836309494">
                <text:p>0.00000000143836309494</text:p>
              </table:table-cell>
              <table:table-cell office:value-type="float" office:value="0.00000030603961445338">
                <text:p>0.00000030603961445338</text:p>
              </table:table-cell>
              <table:table-cell office:value-type="float" office:value="0.00000034643386826869">
                <text:p>0.00000034643386826869</text:p>
              </table:table-cell>
              <table:table-cell office:value-type="float" office:value="0.00000086790984174371">
                <text:p>0.00000086790984174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107877232121">
                <text:p>0.00000000107877232121</text:p>
              </table:table-cell>
              <table:table-cell office:value-type="float" office:value="0.00000043603109149793">
                <text:p>0.00000043603109149793</text:p>
              </table:table-cell>
              <table:table-cell office:value-type="float" office:value="0.0000000386328495728">
                <text:p>0.0000000386328495728</text:p>
              </table:table-cell>
              <table:table-cell office:value-type="float" office:value="0.00000063787652144061">
                <text:p>0.000000637876521440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80907924091">
                <text:p>0.00000000080907924091</text:p>
              </table:table-cell>
              <table:table-cell office:value-type="float" office:value="0.00000042151836173837">
                <text:p>0.00000042151836173837</text:p>
              </table:table-cell>
              <table:table-cell office:value-type="float" office:value="0.00000054769272853726">
                <text:p>0.00000054769272853726</text:p>
              </table:table-cell>
              <table:table-cell office:value-type="float" office:value="0.00000145596919888835">
                <text:p>0.000001455969198888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060680943068">
                <text:p>0.00000000060680943068</text:p>
              </table:table-cell>
              <table:table-cell office:value-type="float" office:value="0.00000064858747939565">
                <text:p>0.00000064858747939565</text:p>
              </table:table-cell>
              <table:table-cell office:value-type="float" office:value="0.00000014156830717625">
                <text:p>0.00000014156830717625</text:p>
              </table:table-cell>
              <table:table-cell office:value-type="float" office:value="0.00000106827384845155">
                <text:p>0.00000106827384845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045510707301">
                <text:p>0.00000000045510707301</text:p>
              </table:table-cell>
              <table:table-cell office:value-type="float" office:value="0.00000088131400384923">
                <text:p>0.00000088131400384923</text:p>
              </table:table-cell>
              <table:table-cell office:value-type="float" office:value="0.0000001758064594806">
                <text:p>0.0000001758064594806</text:p>
              </table:table-cell>
              <table:table-cell office:value-type="float" office:value="0.00000146754258297593">
                <text:p>0.000001467542582975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034133030476">
                <text:p>0.00000000034133030476</text:p>
              </table:table-cell>
              <table:table-cell office:value-type="float" office:value="0.00000115139581115732">
                <text:p>0.00000115139581115732</text:p>
              </table:table-cell>
              <table:table-cell office:value-type="float" office:value="0.00000023423537564195">
                <text:p>0.00000023423537564195</text:p>
              </table:table-cell>
              <table:table-cell office:value-type="float" office:value="0.0000019165951232828">
                <text:p>0.0000019165951232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25599772857">
                <text:p>0.00000000025599772857</text:p>
              </table:table-cell>
              <table:table-cell office:value-type="float" office:value="0.00000156842904803735">
                <text:p>0.00000156842904803735</text:p>
              </table:table-cell>
              <table:table-cell office:value-type="float" office:value="0.0000018696301632522">
                <text:p>0.0000018696301632522</text:p>
              </table:table-cell>
              <table:table-cell office:value-type="float" office:value="0.00000100097201476253">
                <text:p>0.000001000972014762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019199829643">
                <text:p>0.00000000019199829643</text:p>
              </table:table-cell>
              <table:table-cell office:value-type="float" office:value="0.00000059724939316519">
                <text:p>0.00000059724939316519</text:p>
              </table:table-cell>
              <table:table-cell office:value-type="float" office:value="0.00000118733186235145">
                <text:p>0.00000118733186235145</text:p>
              </table:table-cell>
              <table:table-cell office:value-type="float" office:value="0.00000508644864668781">
                <text:p>0.000005086448646687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014399872232">
                <text:p>0.00000000014399872232</text:p>
              </table:table-cell>
              <table:table-cell office:value-type="float" office:value="0.00000037658707638205">
                <text:p>0.00000037658707638205</text:p>
              </table:table-cell>
              <table:table-cell office:value-type="float" office:value="0.00000216022560543134">
                <text:p>0.00000216022560543134</text:p>
              </table:table-cell>
              <table:table-cell office:value-type="float" office:value="0.00000306876402156572">
                <text:p>0.000003068764021565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10799904174">
                <text:p>0.00000000010799904174</text:p>
              </table:table-cell>
              <table:table-cell office:value-type="float" office:value="0.00000347350793026203">
                <text:p>0.00000347350793026203</text:p>
              </table:table-cell>
              <table:table-cell office:value-type="float" office:value="0.00000091582663169218">
                <text:p>0.00000091582663169218</text:p>
              </table:table-cell>
              <table:table-cell office:value-type="float" office:value="0.000005881859883404">
                <text:p>0.000005881859883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00809992813">
                <text:p>0.0000000000809992813</text:p>
              </table:table-cell>
              <table:table-cell office:value-type="float" office:value="0.00000512248174829881">
                <text:p>0.00000512248174829881</text:p>
              </table:table-cell>
              <table:table-cell office:value-type="float" office:value="0.0000060811298465816">
                <text:p>0.0000060811298465816</text:p>
              </table:table-cell>
              <table:table-cell office:value-type="float" office:value="0.0000150910812039116">
                <text:p>0.0000150910812039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06074946098">
                <text:p>0.00000000006074946098</text:p>
              </table:table-cell>
              <table:table-cell office:value-type="float" office:value="0.00000743083486158797">
                <text:p>0.00000743083486158797</text:p>
              </table:table-cell>
              <table:table-cell office:value-type="float" office:value="0.00000081934877221117">
                <text:p>0.00000081934877221117</text:p>
              </table:table-cell>
              <table:table-cell office:value-type="float" office:value="0.0000129279606490887">
                <text:p>0.0000129279606490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004556209573">
                <text:p>0.00000000004556209573</text:p>
              </table:table-cell>
              <table:table-cell office:value-type="float" office:value="0.00000440666137361199">
                <text:p>0.00000440666137361199</text:p>
              </table:table-cell>
              <table:table-cell office:value-type="float" office:value="0.00000820847947271825">
                <text:p>0.00000820847947271825</text:p>
              </table:table-cell>
              <table:table-cell office:value-type="float" office:value="0.00000752318162727146">
                <text:p>0.00000752318162727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00341715718">
                <text:p>0.0000000000341715718</text:p>
              </table:table-cell>
              <table:table-cell office:value-type="float" office:value="0.00000776154012868957">
                <text:p>0.00000776154012868957</text:p>
              </table:table-cell>
              <table:table-cell office:value-type="float" office:value="0.0000117977440876951">
                <text:p>0.0000117977440876951</text:p>
              </table:table-cell>
              <table:table-cell office:value-type="float" office:value="0.0000338538507612216">
                <text:p>0.0000338538507612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002562867885">
                <text:p>0.00000000002562867885</text:p>
              </table:table-cell>
              <table:table-cell office:value-type="float" office:value="0.0000131378485517734">
                <text:p>0.0000131378485517734</text:p>
              </table:table-cell>
              <table:table-cell office:value-type="float" office:value="0.0000175660198244043">
                <text:p>0.0000175660198244043</text:p>
              </table:table-cell>
              <table:table-cell office:value-type="float" office:value="0.0000115878733387758">
                <text:p>0.0000115878733387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1922150914">
                <text:p>0.00000000001922150914</text:p>
              </table:table-cell>
              <table:table-cell office:value-type="float" office:value="0.00000862163420875059">
                <text:p>0.00000862163420875059</text:p>
              </table:table-cell>
              <table:table-cell office:value-type="float" office:value="0.0000190175961118785">
                <text:p>0.0000190175961118785</text:p>
              </table:table-cell>
              <table:table-cell office:value-type="float" office:value="0.0000579271201913081">
                <text:p>0.00005792712019130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001441613185">
                <text:p>0.00000000001441613185</text:p>
              </table:table-cell>
              <table:table-cell office:value-type="float" office:value="0.0000183490152286427">
                <text:p>0.0000183490152286427</text:p>
              </table:table-cell>
              <table:table-cell office:value-type="float" office:value="0.00000982554818998142">
                <text:p>0.00000982554818998142</text:p>
              </table:table-cell>
              <table:table-cell office:value-type="float" office:value="0.0000608009169420346">
                <text:p>0.0000608009169420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001081209889">
                <text:p>0.00000000001081209889</text:p>
              </table:table-cell>
              <table:table-cell office:value-type="float" office:value="0.00000560517304066419">
                <text:p>0.00000560517304066419</text:p>
              </table:table-cell>
              <table:table-cell office:value-type="float" office:value="0.0000288579767176168">
                <text:p>0.0000288579767176168</text:p>
              </table:table-cell>
              <table:table-cell office:value-type="float" office:value="0.0000407832495576724">
                <text:p>0.00004078324955767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000810907417">
                <text:p>0.00000000000810907417</text:p>
              </table:table-cell>
              <table:table-cell office:value-type="float" office:value="0.0000456715279404511">
                <text:p>0.0000456715279404511</text:p>
              </table:table-cell>
              <table:table-cell office:value-type="float" office:value="0.0000571221526452268">
                <text:p>0.0000571221526452268</text:p>
              </table:table-cell>
              <table:table-cell office:value-type="float" office:value="0.000147834314050137">
                <text:p>0.000147834314050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000608180563">
                <text:p>0.00000000000608180563</text:p>
              </table:table-cell>
              <table:table-cell office:value-type="float" office:value="0.0000683272473858081">
                <text:p>0.0000683272473858081</text:p>
              </table:table-cell>
              <table:table-cell office:value-type="float" office:value="0.0000116708792074659">
                <text:p>0.0000116708792074659</text:p>
              </table:table-cell>
              <table:table-cell office:value-type="float" office:value="0.000134644189878225">
                <text:p>0.0001346441898782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00456135422">
                <text:p>0.00000000000456135422</text:p>
              </table:table-cell>
              <table:table-cell office:value-type="float" office:value="0.0000375839197181878">
                <text:p>0.0000375839197181878</text:p>
              </table:table-cell>
              <table:table-cell office:value-type="float" office:value="0.0000794877003145786">
                <text:p>0.0000794877003145786</text:p>
              </table:table-cell>
              <table:table-cell office:value-type="float" office:value="0.0000844767139131925">
                <text:p>0.0000844767139131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00342101566">
                <text:p>0.00000000000342101566</text:p>
              </table:table-cell>
              <table:table-cell office:value-type="float" office:value="0.0000846751219652675">
                <text:p>0.0000846751219652675</text:p>
              </table:table-cell>
              <table:table-cell office:value-type="float" office:value="0.000124039279495181">
                <text:p>0.000124039279495181</text:p>
              </table:table-cell>
              <table:table-cell office:value-type="float" office:value="0.000348161015109554">
                <text:p>0.0003481610151095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000256576175">
                <text:p>0.00000000000256576175</text:p>
              </table:table-cell>
              <table:table-cell office:value-type="float" office:value="0.000139329926707904">
                <text:p>0.000139329926707904</text:p>
              </table:table-cell>
              <table:table-cell office:value-type="float" office:value="0.0000395018642214411">
                <text:p>0.0000395018642214411</text:p>
              </table:table-cell>
              <table:table-cell office:value-type="float" office:value="0.000318296040849598">
                <text:p>0.0003182960408495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000192432131">
                <text:p>0.00000000000192432131</text:p>
              </table:table-cell>
              <table:table-cell office:value-type="float" office:value="0.0000677266652509375">
                <text:p>0.0000677266652509375</text:p>
              </table:table-cell>
              <table:table-cell office:value-type="float" office:value="0.000179752260515412">
                <text:p>0.000179752260515412</text:p>
              </table:table-cell>
              <table:table-cell office:value-type="float" office:value="0.000211537811945132">
                <text:p>0.0002115378119451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000144324098">
                <text:p>0.00000000000144324098</text:p>
              </table:table-cell>
              <table:table-cell office:value-type="float" office:value="0.00022037946262097">
                <text:p>0.00022037946262097</text:p>
              </table:table-cell>
              <table:table-cell office:value-type="float" office:value="0.000303528603018924">
                <text:p>0.000303528603018924</text:p>
              </table:table-cell>
              <table:table-cell office:value-type="float" office:value="0.000215181569960976">
                <text:p>0.0002151815699609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000108243074">
                <text:p>0.00000000000108243074</text:p>
              </table:table-cell>
              <table:table-cell office:value-type="float" office:value="0.000166019483933951">
                <text:p>0.000166019483933951</text:p>
              </table:table-cell>
              <table:table-cell office:value-type="float" office:value="0.000167580385535625">
                <text:p>0.000167580385535625</text:p>
              </table:table-cell>
              <table:table-cell office:value-type="float" office:value="0.000506642508550345">
                <text:p>0.000506642508550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000081182305">
                <text:p>0.00000000000081182305</text:p>
              </table:table-cell>
              <table:table-cell office:value-type="float" office:value="0.000681218079340512">
                <text:p>0.000681218079340512</text:p>
              </table:table-cell>
              <table:table-cell office:value-type="float" office:value="0.000683949506799966">
                <text:p>0.000683949506799966</text:p>
              </table:table-cell>
              <table:table-cell office:value-type="float" office:value="0.000259605813230487">
                <text:p>0.0002596058132304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000060886729">
                <text:p>0.00000000000060886729</text:p>
              </table:table-cell>
              <table:table-cell office:value-type="float" office:value="0.00000170014968914191">
                <text:p>0.00000170014968914191</text:p>
              </table:table-cell>
              <table:table-cell office:value-type="float" office:value="0.000447614762179868">
                <text:p>0.000447614762179868</text:p>
              </table:table-cell>
              <table:table-cell office:value-type="float" office:value="0.0016854737264542">
                <text:p>0.00168547372645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00045665047">
                <text:p>0.00000000000045665047</text:p>
              </table:table-cell>
              <table:table-cell office:value-type="float" office:value="0.000303435704141088">
                <text:p>0.000303435704141088</text:p>
              </table:table-cell>
              <table:table-cell office:value-type="float" office:value="0.000475428485676173">
                <text:p>0.000475428485676173</text:p>
              </table:table-cell>
              <table:table-cell office:value-type="float" office:value="0.00117346465917855">
                <text:p>0.001173464659178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0000034248785">
                <text:p>0.00000000000034248785</text:p>
              </table:table-cell>
              <table:table-cell office:value-type="float" office:value="0.00151751255574918">
                <text:p>0.00151751255574918</text:p>
              </table:table-cell>
              <table:table-cell office:value-type="float" office:value="0.00158093152285906">
                <text:p>0.00158093152285906</text:p>
              </table:table-cell>
              <table:table-cell office:value-type="float" office:value="0.00367164347191204">
                <text:p>0.00367164347191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000025686589">
                <text:p>0.00000000000025686589</text:p>
              </table:table-cell>
              <table:table-cell office:value-type="float" office:value="0.00205393131921968">
                <text:p>0.00205393131921968</text:p>
              </table:table-cell>
              <table:table-cell office:value-type="float" office:value="0.0000875158035210454">
                <text:p>0.0000875158035210454</text:p>
              </table:table-cell>
              <table:table-cell office:value-type="float" office:value="0.00284384978733171">
                <text:p>0.002843849787331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0000019264942">
                <text:p>0.00000000000019264942</text:p>
              </table:table-cell>
              <table:table-cell office:value-type="float" office:value="0.00156024515084859">
                <text:p>0.00156024515084859</text:p>
              </table:table-cell>
              <table:table-cell office:value-type="float" office:value="0.000643916283811847">
                <text:p>0.000643916283811847</text:p>
              </table:table-cell>
              <table:table-cell office:value-type="float" office:value="0.00314055185719944">
                <text:p>0.003140551857199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000014448706">
                <text:p>0.00000000000014448706</text:p>
              </table:table-cell>
              <table:table-cell office:value-type="float" office:value="0.00324174508467994">
                <text:p>0.00324174508467994</text:p>
              </table:table-cell>
              <table:table-cell office:value-type="float" office:value="0.00349730003362602">
                <text:p>0.00349730003362602</text:p>
              </table:table-cell>
              <table:table-cell office:value-type="float" office:value="0.00167894040287131">
                <text:p>0.001678940402871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000001083653">
                <text:p>0.0000000000001083653</text:p>
              </table:table-cell>
              <table:table-cell office:value-type="float" office:value="0.000617886276609672">
                <text:p>0.000617886276609672</text:p>
              </table:table-cell>
              <table:table-cell office:value-type="float" office:value="0.00226838138207611">
                <text:p>0.00226838138207611</text:p>
              </table:table-cell>
              <table:table-cell office:value-type="float" office:value="0.00463327253325376">
                <text:p>0.00463327253325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000008127397">
                <text:p>0.00000000000008127397</text:p>
              </table:table-cell>
              <table:table-cell office:value-type="float" office:value="0.00576406142499592">
                <text:p>0.00576406142499592</text:p>
              </table:table-cell>
              <table:table-cell office:value-type="float" office:value="0.000542967903243714">
                <text:p>0.000542967903243714</text:p>
              </table:table-cell>
              <table:table-cell office:value-type="float" office:value="0.00865923731719616">
                <text:p>0.00865923731719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000006095548">
                <text:p>0.00000000000006095548</text:p>
              </table:table-cell>
              <table:table-cell office:value-type="float" office:value="0.00561843394810892">
                <text:p>0.00561843394810892</text:p>
              </table:table-cell>
              <table:table-cell office:value-type="float" office:value="0.00175758340186615">
                <text:p>0.00175758340186615</text:p>
              </table:table-cell>
              <table:table-cell office:value-type="float" office:value="0.0102982259543732">
                <text:p>0.01029822595437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000004571661">
                <text:p>0.00000000000004571661</text:p>
              </table:table-cell>
              <table:table-cell office:value-type="float" office:value="0.00961167595045077">
                <text:p>0.00961167595045077</text:p>
              </table:table-cell>
              <table:table-cell office:value-type="float" office:value="0.00125636893719363">
                <text:p>0.00125636893719363</text:p>
              </table:table-cell>
              <table:table-cell office:value-type="float" office:value="0.0154990284997867">
                <text:p>0.01549902849978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0000003428746">
                <text:p>0.00000000000003428746</text:p>
              </table:table-cell>
              <table:table-cell office:value-type="float" office:value="0.010623871379513">
                <text:p>0.010623871379513</text:p>
              </table:table-cell>
              <table:table-cell office:value-type="float" office:value="0.00272660124749489">
                <text:p>0.00272660124749489</text:p>
              </table:table-cell>
              <table:table-cell office:value-type="float" office:value="0.0181780533997774">
                <text:p>0.01817805339977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000002571559">
                <text:p>0.00000000000002571559</text:p>
              </table:table-cell>
              <table:table-cell office:value-type="float" office:value="0.0164518795512597">
                <text:p>0.0164518795512597</text:p>
              </table:table-cell>
              <table:table-cell office:value-type="float" office:value="0.00221449894186032">
                <text:p>0.00221449894186032</text:p>
              </table:table-cell>
              <table:table-cell office:value-type="float" office:value="0.0315232470735915">
                <text:p>0.03152324707359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000001928669">
                <text:p>0.00000000000001928669</text:p>
              </table:table-cell>
              <table:table-cell office:value-type="float" office:value="0.00930769622904368">
                <text:p>0.00930769622904368</text:p>
              </table:table-cell>
              <table:table-cell office:value-type="float" office:value="0.00955576318330986">
                <text:p>0.00955576318330986</text:p>
              </table:table-cell>
              <table:table-cell office:value-type="float" office:value="0.0282462340868194">
                <text:p>0.02824623408681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000001446502">
                <text:p>0.00000000000001446502</text:p>
              </table:table-cell>
              <table:table-cell office:value-type="float" office:value="0.0386580455901299">
                <text:p>0.0386580455901299</text:p>
              </table:table-cell>
              <table:table-cell office:value-type="float" office:value="0.000105263865777654">
                <text:p>0.000105263865777654</text:p>
              </table:table-cell>
              <table:table-cell office:value-type="float" office:value="0.052950170899316">
                <text:p>0.052950170899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000001084877">
                <text:p>0.00000000000001084877</text:p>
              </table:table-cell>
              <table:table-cell office:value-type="float" office:value="0.0257320399032569">
                <text:p>0.0257320399032569</text:p>
              </table:table-cell>
              <table:table-cell office:value-type="float" office:value="0.0380949572494626">
                <text:p>0.0380949572494626</text:p>
              </table:table-cell>
              <table:table-cell office:value-type="float" office:value="0.0291753298489203">
                <text:p>0.02917532984892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13657E-015">
                <text:p>8.13657E-015</text:p>
              </table:table-cell>
              <table:table-cell office:value-type="float" office:value="0.0256716690625463">
                <text:p>0.0256716690625463</text:p>
              </table:table-cell>
              <table:table-cell office:value-type="float" office:value="0.0213107536728323">
                <text:p>0.0213107536728323</text:p>
              </table:table-cell>
              <table:table-cell office:value-type="float" office:value="0.109313814440426">
                <text:p>0.1093138144404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0243E-015">
                <text:p>6.10243E-015</text:p>
              </table:table-cell>
              <table:table-cell office:value-type="float" office:value="0.00309252177257977">
                <text:p>0.00309252177257977</text:p>
              </table:table-cell>
              <table:table-cell office:value-type="float" office:value="0.04326702793411">
                <text:p>0.04326702793411</text:p>
              </table:table-cell>
              <table:table-cell office:value-type="float" office:value="0.0791720131338461">
                <text:p>0.0791720131338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7682E-015">
                <text:p>4.57682E-015</text:p>
              </table:table-cell>
              <table:table-cell office:value-type="float" office:value="0.0944768932673407">
                <text:p>0.0944768932673407</text:p>
              </table:table-cell>
              <table:table-cell office:value-type="float" office:value="0.108832633547595">
                <text:p>0.108832633547595</text:p>
              </table:table-cell>
              <table:table-cell office:value-type="float" office:value="0.26828812889191">
                <text:p>0.268288128891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3262E-015">
                <text:p>3.43262E-015</text:p>
              </table:table-cell>
              <table:table-cell office:value-type="float" office:value="0.135329454450544">
                <text:p>0.135329454450544</text:p>
              </table:table-cell>
              <table:table-cell office:value-type="float" office:value="0.011312652875031">
                <text:p>0.011312652875031</text:p>
              </table:table-cell>
              <table:table-cell office:value-type="float" office:value="0.225185499805104">
                <text:p>0.2251854998051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7446E-015">
                <text:p>2.57446E-015</text:p>
              </table:table-cell>
              <table:table-cell office:value-type="float" office:value="0.0818085127261794">
                <text:p>0.0818085127261794</text:p>
              </table:table-cell>
              <table:table-cell office:value-type="float" office:value="0.151201181996391">
                <text:p>0.151201181996391</text:p>
              </table:table-cell>
              <table:table-cell office:value-type="float" office:value="0.141274506113111">
                <text:p>0.141274506113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3085E-015">
                <text:p>1.93085E-015</text:p>
              </table:table-cell>
              <table:table-cell office:value-type="float" office:value="0.1335407739756">
                <text:p>0.1335407739756</text:p>
              </table:table-cell>
              <table:table-cell office:value-type="float" office:value="0.206378469379794">
                <text:p>0.206378469379794</text:p>
              </table:table-cell>
              <table:table-cell office:value-type="float" office:value="0.181339301780751">
                <text:p>0.1813393017807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4814E-015">
                <text:p>1.44814E-015</text:p>
              </table:table-cell>
              <table:table-cell office:value-type="float" office:value="0.155278968032533">
                <text:p>0.155278968032533</text:p>
              </table:table-cell>
              <table:table-cell office:value-type="float" office:value="0.114323621391482">
                <text:p>0.114323621391482</text:p>
              </table:table-cell>
              <table:table-cell office:value-type="float" office:value="0.402633406822578">
                <text:p>0.4026334068225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61E-015">
                <text:p>1.0861E-015</text:p>
              </table:table-cell>
              <table:table-cell office:value-type="float" office:value="0.483542930227153">
                <text:p>0.483542930227153</text:p>
              </table:table-cell>
              <table:table-cell office:value-type="float" office:value="0.0149156356620325">
                <text:p>0.0149156356620325</text:p>
              </table:table-cell>
              <table:table-cell office:value-type="float" office:value="0.720190343399589">
                <text:p>0.7201903433995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6.278cm" svg:height="24.749cm" chart:class="chart:scatter" chart:style-name="ch1">
        <chart:title svg:x="16.26cm" svg:y="0.495cm" chart:style-name="ch2">
          <text:p>Error VS Step Size</text:p>
        </chart:title>
        <chart:subtitle svg:x="17.649cm" svg:y="1.492cm" chart:style-name="ch3">
          <text:p>e^100</text:p>
        </chart:subtitle>
        <chart:legend chart:legend-position="end" svg:x="34.056cm" svg:y="11.717cm" chart:style-name="ch4"/>
        <chart:plot-area chart:style-name="ch5" table:cell-range-address="Sheet4.A1:Sheet4.D129" chart:data-source-has-labels="row" svg:x="1.249cm" svg:y="2.437cm" svg:width="32.083cm" svg:height="21.031cm">
          <chart:axis chart:dimension="x" chart:name="primary-x" chart:style-name="ch6">
            <chart:title svg:x="16.888cm" svg:y="23.39cm" chart:style-name="ch7">
              <text:p>Step Size</text:p>
            </chart:title>
          </chart:axis>
          <chart:axis chart:dimension="y" chart:name="primary-y" chart:style-name="ch6">
            <chart:title svg:x="0.726cm" svg:y="13.023cm" chart:style-name="ch8">
              <text:p>Error</text:p>
            </chart:title>
            <chart:grid chart:style-name="ch9" chart:class="major"/>
          </chart:axis>
          <chart:series chart:style-name="ch10" chart:values-cell-range-address="Sheet4.B2:Sheet4.B129" chart:label-cell-address="Sheet4.B1:Sheet4.B1" chart:class="chart:scatter">
            <chart:domain table:cell-range-address="Sheet4.A2:Sheet4.A129"/>
            <chart:data-point chart:repeated="128"/>
          </chart:series>
          <chart:series chart:style-name="ch11" chart:values-cell-range-address="Sheet4.C2:Sheet4.C129" chart:label-cell-address="Sheet4.C1:Sheet4.C1" chart:class="chart:scatter">
            <chart:data-point chart:repeated="128"/>
          </chart:series>
          <chart:series chart:style-name="ch12" chart:values-cell-range-address="Sheet4.D2:Sheet4.D129" chart:label-cell-address="Sheet4.D1:Sheet4.D1" chart:class="chart:scatter">
            <chart:data-point chart:repeated="1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4.B1:Sheet4.B1">eps_F</text:p>
              </table:table-cell>
              <table:table-cell office:value-type="string">
                <text:p text:id="Sheet4.C1:Sheet4.C1">eps_C</text:p>
              </table:table-cell>
              <table:table-cell office:value-type="string">
                <text:p text:id="Sheet4.D1:Sheet4.D1">eps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Sheet4.A2:Sheet4.A129">8</text:p>
              </table:table-cell>
              <table:table-cell office:value-type="float" office:value="371.494748357901">
                <text:p text:id="Sheet4.B2:Sheet4.B129">371.494748357901</text:p>
              </table:table-cell>
              <table:table-cell office:value-type="float" office:value="5.82247929896404">
                <text:p text:id="Sheet4.C2:Sheet4.C129">5.82247929896404</text:p>
              </table:table-cell>
              <table:table-cell office:value-type="float" office:value="0.856252827853819">
                <text:p text:id="Sheet4.D2:Sheet4.D129">0.8562528278538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6.0714655785482">
                <text:p>66.0714655785482</text:p>
              </table:table-cell>
              <table:table-cell office:value-type="float" office:value="2.33929164232535">
                <text:p>2.33929164232535</text:p>
              </table:table-cell>
              <table:table-cell office:value-type="float" office:value="0.220404365208696">
                <text:p>0.220404365208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8.7815847324915">
                <text:p>18.7815847324915</text:p>
              </table:table-cell>
              <table:table-cell office:value-type="float" office:value="1.08496369142503">
                <text:p>1.08496369142503</text:p>
              </table:table-cell>
              <table:table-cell office:value-type="float" office:value="0.0620608562793113">
                <text:p>0.0620608562793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5">
                <text:p>3.375</text:p>
              </table:table-cell>
              <table:table-cell office:value-type="float" office:value="7.36275074962001">
                <text:p>7.36275074962001</text:p>
              </table:table-cell>
              <table:table-cell office:value-type="float" office:value="0.546953340749255">
                <text:p>0.546953340749255</text:p>
              </table:table-cell>
              <table:table-cell office:value-type="float" office:value="0.018386900592455">
                <text:p>0.018386900592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125">
                <text:p>2.53125</text:p>
              </table:table-cell>
              <table:table-cell office:value-type="float" office:value="3.57055124162473">
                <text:p>3.57055124162473</text:p>
              </table:table-cell>
              <table:table-cell office:value-type="float" office:value="0.289183174085933">
                <text:p>0.289183174085933</text:p>
              </table:table-cell>
              <table:table-cell office:value-type="float" office:value="0.00560625533273745">
                <text:p>0.00560625533273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984375">
                <text:p>1.8984375</text:p>
              </table:table-cell>
              <table:table-cell office:value-type="float" office:value="1.98954055070304">
                <text:p>1.98954055070304</text:p>
              </table:table-cell>
              <table:table-cell office:value-type="float" office:value="0.157081589211511">
                <text:p>0.157081589211511</text:p>
              </table:table-cell>
              <table:table-cell office:value-type="float" office:value="0.00173726816630701">
                <text:p>0.00173726816630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3828125">
                <text:p>1.423828125</text:p>
              </table:table-cell>
              <table:table-cell office:value-type="float" office:value="1.21444439217791">
                <text:p>1.21444439217791</text:p>
              </table:table-cell>
              <table:table-cell office:value-type="float" office:value="0.0866368533735205">
                <text:p>0.0866368533735205</text:p>
              </table:table-cell>
              <table:table-cell office:value-type="float" office:value="0.000543274062136752">
                <text:p>0.000543274062136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87109375">
                <text:p>1.06787109375</text:p>
              </table:table-cell>
              <table:table-cell office:value-type="float" office:value="0.787837074488813">
                <text:p>0.787837074488813</text:p>
              </table:table-cell>
              <table:table-cell office:value-type="float" office:value="0.0481964326563064">
                <text:p>0.0481964326563064</text:p>
              </table:table-cell>
              <table:table-cell office:value-type="float" office:value="0.000170764958322351">
                <text:p>0.000170764958322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9033203125">
                <text:p>0.8009033203125</text:p>
              </table:table-cell>
              <table:table-cell office:value-type="float" office:value="0.532709606665226">
                <text:p>0.532709606665226</text:p>
              </table:table-cell>
              <table:table-cell office:value-type="float" office:value="0.0269420405357153">
                <text:p>0.0269420405357153</text:p>
              </table:table-cell>
              <table:table-cell office:value-type="float" office:value="0.0000538309562308905">
                <text:p>0.0000538309562308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677490234375">
                <text:p>0.600677490234375</text:p>
              </table:table-cell>
              <table:table-cell office:value-type="float" office:value="0.370708407927351">
                <text:p>0.370708407927351</text:p>
              </table:table-cell>
              <table:table-cell office:value-type="float" office:value="0.0151018447946937">
                <text:p>0.0151018447946937</text:p>
              </table:table-cell>
              <table:table-cell office:value-type="float" office:value="0.0000169969513475786">
                <text:p>0.0000169969513475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508117675781">
                <text:p>0.450508117675781</text:p>
              </table:table-cell>
              <table:table-cell office:value-type="float" office:value="0.263260866503539">
                <text:p>0.263260866503539</text:p>
              </table:table-cell>
              <table:table-cell office:value-type="float" office:value="0.00847804511836093">
                <text:p>0.00847804511836093</text:p>
              </table:table-cell>
              <table:table-cell office:value-type="float" office:value="0.0000053716541298653">
                <text:p>0.0000053716541298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7881088256836">
                <text:p>0.337881088256836</text:p>
              </table:table-cell>
              <table:table-cell office:value-type="float" office:value="0.189690090100972">
                <text:p>0.189690090100972</text:p>
              </table:table-cell>
              <table:table-cell office:value-type="float" office:value="0.0047636106812909">
                <text:p>0.0047636106812909</text:p>
              </table:table-cell>
              <table:table-cell office:value-type="float" office:value="0.00000169852747777636">
                <text:p>0.00000169852747777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410816192627">
                <text:p>0.253410816192627</text:p>
              </table:table-cell>
              <table:table-cell office:value-type="float" office:value="0.138122173135376">
                <text:p>0.138122173135376</text:p>
              </table:table-cell>
              <table:table-cell office:value-type="float" office:value="0.00267785868525341">
                <text:p>0.00267785868525341</text:p>
              </table:table-cell>
              <table:table-cell office:value-type="float" office:value="0.000000537250054523">
                <text:p>0.000000537250054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005811214447">
                <text:p>0.19005811214447</text:p>
              </table:table-cell>
              <table:table-cell office:value-type="float" office:value="0.101346685058092">
                <text:p>0.101346685058092</text:p>
              </table:table-cell>
              <table:table-cell office:value-type="float" office:value="0.00150576661178643">
                <text:p>0.00150576661178643</text:p>
              </table:table-cell>
              <table:table-cell office:value-type="float" office:value="0.00000016997876857332">
                <text:p>0.00000016997876857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2543584108353">
                <text:p>0.142543584108353</text:p>
              </table:table-cell>
              <table:table-cell office:value-type="float" office:value="0.0747824404314308">
                <text:p>0.0747824404314308</text:p>
              </table:table-cell>
              <table:table-cell office:value-type="float" office:value="0.00084682640505697">
                <text:p>0.00084682640505697</text:p>
              </table:table-cell>
              <table:table-cell office:value-type="float" office:value="0.00000005380104462095">
                <text:p>0.00000005380104462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907688081264">
                <text:p>0.106907688081264</text:p>
              </table:table-cell>
              <table:table-cell office:value-type="float" office:value="0.0554107393542509">
                <text:p>0.0554107393542509</text:p>
              </table:table-cell>
              <table:table-cell office:value-type="float" office:value="0.000476286910459195">
                <text:p>0.000476286910459195</text:p>
              </table:table-cell>
              <table:table-cell office:value-type="float" office:value="0.00000001704688347183">
                <text:p>0.00000001704688347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1807660609484">
                <text:p>0.0801807660609484</text:p>
              </table:table-cell>
              <table:table-cell office:value-type="float" office:value="0.0411837028913316">
                <text:p>0.0411837028913316</text:p>
              </table:table-cell>
              <table:table-cell office:value-type="float" office:value="0.000267894626267628">
                <text:p>0.000267894626267628</text:p>
              </table:table-cell>
              <table:table-cell office:value-type="float" office:value="0.00000000541855954255">
                <text:p>0.00000000541855954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1355745457113">
                <text:p>0.0601355745457113</text:p>
              </table:table-cell>
              <table:table-cell office:value-type="float" office:value="0.030679673017014">
                <text:p>0.030679673017014</text:p>
              </table:table-cell>
              <table:table-cell office:value-type="float" office:value="0.000150685413333796">
                <text:p>0.000150685413333796</text:p>
              </table:table-cell>
              <table:table-cell office:value-type="float" office:value="0.000000001739452888">
                <text:p>0.000000001739452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016809092835">
                <text:p>0.0451016809092835</text:p>
              </table:table-cell>
              <table:table-cell office:value-type="float" office:value="0.0228937247677686">
                <text:p>0.0228937247677686</text:p>
              </table:table-cell>
              <table:table-cell office:value-type="float" office:value="0.0000847588527309026">
                <text:p>0.0000847588527309026</text:p>
              </table:table-cell>
              <table:table-cell office:value-type="float" office:value="0.00000000057539382218">
                <text:p>0.00000000057539382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38262606819626">
                <text:p>0.0338262606819626</text:p>
              </table:table-cell>
              <table:table-cell office:value-type="float" office:value="0.0171054566171119">
                <text:p>0.0171054566171119</text:p>
              </table:table-cell>
              <table:table-cell office:value-type="float" office:value="0.0000476763082770324">
                <text:p>0.0000476763082770324</text:p>
              </table:table-cell>
              <table:table-cell office:value-type="float" office:value="0.00000000020707929775">
                <text:p>0.00000000020707929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3696955114719">
                <text:p>0.0253696955114719</text:p>
              </table:table-cell>
              <table:table-cell office:value-type="float" office:value="0.0127928017804115">
                <text:p>0.0127928017804115</text:p>
              </table:table-cell>
              <table:table-cell office:value-type="float" office:value="0.000026817739580992">
                <text:p>0.000026817739580992</text:p>
              </table:table-cell>
              <table:table-cell office:value-type="float" office:value="0.00000000009055544757">
                <text:p>0.00000000009055544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027271633604">
                <text:p>0.019027271633604</text:p>
              </table:table-cell>
              <table:table-cell office:value-type="float" office:value="0.00957426341058018">
                <text:p>0.00957426341058018</text:p>
              </table:table-cell>
              <table:table-cell office:value-type="float" office:value="0.0000150849093992925">
                <text:p>0.0000150849093992925</text:p>
              </table:table-cell>
              <table:table-cell office:value-type="float" office:value="0.00000000005367251351">
                <text:p>0.00000000005367251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270453725203">
                <text:p>0.014270453725203</text:p>
              </table:table-cell>
              <table:table-cell office:value-type="float" office:value="0.00716928923533281">
                <text:p>0.00716928923533281</text:p>
              </table:table-cell>
              <table:table-cell office:value-type="float" office:value="0.00000848522872755564">
                <text:p>0.00000848522872755564</text:p>
              </table:table-cell>
              <table:table-cell office:value-type="float" office:value="0.00000000004198963923">
                <text:p>0.00000000004198963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7028402939022">
                <text:p>0.0107028402939022</text:p>
              </table:table-cell>
              <table:table-cell office:value-type="float" office:value="0.00537056310219294">
                <text:p>0.00537056310219294</text:p>
              </table:table-cell>
              <table:table-cell office:value-type="float" office:value="0.00000477291983266761">
                <text:p>0.00000477291983266761</text:p>
              </table:table-cell>
              <table:table-cell office:value-type="float" office:value="0.00000000003832844923">
                <text:p>0.00000000003832844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02713022042667">
                <text:p>0.00802713022042667</text:p>
              </table:table-cell>
              <table:table-cell office:value-type="float" office:value="0.00402432579579584">
                <text:p>0.00402432579579584</text:p>
              </table:table-cell>
              <table:table-cell office:value-type="float" office:value="0.00000268474971902209">
                <text:p>0.00000268474971902209</text:p>
              </table:table-cell>
              <table:table-cell office:value-type="float" office:value="0.00000000003714191118">
                <text:p>0.00000000003714191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02034766532">
                <text:p>0.00602034766532</text:p>
              </table:table-cell>
              <table:table-cell office:value-type="float" office:value="0.0030162236631217">
                <text:p>0.0030162236631217</text:p>
              </table:table-cell>
              <table:table-cell office:value-type="float" office:value="0.00000151015516549564">
                <text:p>0.00000151015516549564</text:p>
              </table:table-cell>
              <table:table-cell office:value-type="float" office:value="0.00000000003678994673">
                <text:p>0.00000000003678994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51526074899">
                <text:p>0.00451526074899</text:p>
              </table:table-cell>
              <table:table-cell office:value-type="float" office:value="0.00226103210683875">
                <text:p>0.00226103210683875</text:p>
              </table:table-cell>
              <table:table-cell office:value-type="float" office:value="0.00000084944573002477">
                <text:p>0.00000084944573002477</text:p>
              </table:table-cell>
              <table:table-cell office:value-type="float" office:value="0.00000000003708559026">
                <text:p>0.00000000003708559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864455617425">
                <text:p>0.0033864455617425</text:p>
              </table:table-cell>
              <table:table-cell office:value-type="float" office:value="0.00169513569920406">
                <text:p>0.00169513569920406</text:p>
              </table:table-cell>
              <table:table-cell office:value-type="float" office:value="0.00000047779695869835">
                <text:p>0.00000047779695869835</text:p>
              </table:table-cell>
              <table:table-cell office:value-type="float" office:value="0.00000000003562653164">
                <text:p>0.00000000003562653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3983417130688">
                <text:p>0.00253983417130688</text:p>
              </table:table-cell>
              <table:table-cell office:value-type="float" office:value="0.00127099285823481">
                <text:p>0.00127099285823481</text:p>
              </table:table-cell>
              <table:table-cell office:value-type="float" office:value="0.00000026874567814669">
                <text:p>0.00000026874567814669</text:p>
              </table:table-cell>
              <table:table-cell office:value-type="float" office:value="0.00000000003589195016">
                <text:p>0.00000000003589195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0487562848016">
                <text:p>0.00190487562848016</text:p>
              </table:table-cell>
              <table:table-cell office:value-type="float" office:value="0.00095304282396265">
                <text:p>0.00095304282396265</text:p>
              </table:table-cell>
              <table:table-cell office:value-type="float" office:value="0.00000015115273323353">
                <text:p>0.00000015115273323353</text:p>
              </table:table-cell>
              <table:table-cell office:value-type="float" office:value="0.00000000003440349235">
                <text:p>0.00000000003440349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42865672136012">
                <text:p>0.00142865672136012</text:p>
              </table:table-cell>
              <table:table-cell office:value-type="float" office:value="0.000714668622579816">
                <text:p>0.000714668622579816</text:p>
              </table:table-cell>
              <table:table-cell office:value-type="float" office:value="0.000000085006699005">
                <text:p>0.000000085006699005</text:p>
              </table:table-cell>
              <table:table-cell office:value-type="float" office:value="0.00000000003769834864">
                <text:p>0.00000000003769834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7149254102009">
                <text:p>0.00107149254102009</text:p>
              </table:table-cell>
              <table:table-cell office:value-type="float" office:value="0.000535937635387245">
                <text:p>0.000535937635387245</text:p>
              </table:table-cell>
              <table:table-cell office:value-type="float" office:value="0.00000004779988118774">
                <text:p>0.00000004779988118774</text:p>
              </table:table-cell>
              <table:table-cell office:value-type="float" office:value="0.00000000003300983867">
                <text:p>0.00000000003300983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03619405765066">
                <text:p>0.000803619405765066</text:p>
              </table:table-cell>
              <table:table-cell office:value-type="float" office:value="0.00040191732221949">
                <text:p>0.00040191732221949</text:p>
              </table:table-cell>
              <table:table-cell office:value-type="float" office:value="0.0000000268721307045">
                <text:p>0.0000000268721307045</text:p>
              </table:table-cell>
              <table:table-cell office:value-type="float" office:value="0.00000000003658943766">
                <text:p>0.00000000003658943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027145543238">
                <text:p>0.0006027145543238</text:p>
              </table:table-cell>
              <table:table-cell office:value-type="float" office:value="0.000301417794126273">
                <text:p>0.000301417794126273</text:p>
              </table:table-cell>
              <table:table-cell office:value-type="float" office:value="0.00000001509656837022">
                <text:p>0.00000001509656837022</text:p>
              </table:table-cell>
              <table:table-cell office:value-type="float" office:value="0.00000000003117717912">
                <text:p>0.00000000003117717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5203591574285">
                <text:p>0.00045203591574285</text:p>
              </table:table-cell>
              <table:table-cell office:value-type="float" office:value="0.000226051980481796">
                <text:p>0.000226051980481796</text:p>
              </table:table-cell>
              <table:table-cell office:value-type="float" office:value="0.00000000847655845306">
                <text:p>0.00000000847655845306</text:p>
              </table:table-cell>
              <table:table-cell office:value-type="float" office:value="0.00000000003772345356">
                <text:p>0.00000000003772345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39026936807137">
                <text:p>0.000339026936807137</text:p>
              </table:table-cell>
              <table:table-cell office:value-type="float" office:value="0.000169532589396908">
                <text:p>0.000169532589396908</text:p>
              </table:table-cell>
              <table:table-cell office:value-type="float" office:value="0.00000000475177322174">
                <text:p>0.00000000475177322174</text:p>
              </table:table-cell>
              <table:table-cell office:value-type="float" office:value="0.00000000003743937151">
                <text:p>0.00000000003743937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54270202605353">
                <text:p>0.000254270202605353</text:p>
              </table:table-cell>
              <table:table-cell office:value-type="float" office:value="0.000127145840372586">
                <text:p>0.000127145840372586</text:p>
              </table:table-cell>
              <table:table-cell office:value-type="float" office:value="0.00000000266327251818">
                <text:p>0.00000000266327251818</text:p>
              </table:table-cell>
              <table:table-cell office:value-type="float" office:value="0.00000000004842773126">
                <text:p>0.00000000004842773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90702651954015">
                <text:p>0.000190702651954015</text:p>
              </table:table-cell>
              <table:table-cell office:value-type="float" office:value="0.0000953573522061257">
                <text:p>0.0000953573522061257</text:p>
              </table:table-cell>
              <table:table-cell office:value-type="float" office:value="0.0000000014704622018">
                <text:p>0.0000000014704622018</text:p>
              </table:table-cell>
              <table:table-cell office:value-type="float" office:value="0.00000000002035216656">
                <text:p>0.00000000002035216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43026988965511">
                <text:p>0.000143026988965511</text:p>
              </table:table-cell>
              <table:table-cell office:value-type="float" office:value="0.0000715168656949363">
                <text:p>0.0000715168656949363</text:p>
              </table:table-cell>
              <table:table-cell office:value-type="float" office:value="0.00000000081426124062">
                <text:p>0.00000000081426124062</text:p>
              </table:table-cell>
              <table:table-cell office:value-type="float" office:value="0.00000000003873244033">
                <text:p>0.00000000003873244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07270241724133">
                <text:p>0.000107270241724133</text:p>
              </table:table-cell>
              <table:table-cell office:value-type="float" office:value="0.0000536370007087449">
                <text:p>0.0000536370007087449</text:p>
              </table:table-cell>
              <table:table-cell office:value-type="float" office:value="0.00000000044088394465">
                <text:p>0.00000000044088394465</text:p>
              </table:table-cell>
              <table:table-cell office:value-type="float" office:value="0.00000000000771513994">
                <text:p>0.00000000000771513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804526812931">
                <text:p>0.0000804526812931</text:p>
              </table:table-cell>
              <table:table-cell office:value-type="float" office:value="0.0000402273928121385">
                <text:p>0.0000402273928121385</text:p>
              </table:table-cell>
              <table:table-cell office:value-type="float" office:value="0.00000000021968048378">
                <text:p>0.00000000021968048378</text:p>
              </table:table-cell>
              <table:table-cell office:value-type="float" office:value="0.00000000000891257881">
                <text:p>0.00000000000891257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0339510969825">
                <text:p>0.000060339510969825</text:p>
              </table:table-cell>
              <table:table-cell office:value-type="float" office:value="0.0000301703295683654">
                <text:p>0.0000301703295683654</text:p>
              </table:table-cell>
              <table:table-cell office:value-type="float" office:value="0.0000000001190866997">
                <text:p>0.0000000001190866997</text:p>
              </table:table-cell>
              <table:table-cell office:value-type="float" office:value="0.00000000011084187886">
                <text:p>0.00000000011084187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452546332273687">
                <text:p>0.0000452546332273687</text:p>
              </table:table-cell>
              <table:table-cell office:value-type="float" office:value="0.0000226276029048336">
                <text:p>0.0000226276029048336</text:p>
              </table:table-cell>
              <table:table-cell office:value-type="float" office:value="0.00000000007072866764">
                <text:p>0.00000000007072866764</text:p>
              </table:table-cell>
              <table:table-cell office:value-type="float" office:value="0.00000000001199685102">
                <text:p>0.000000000011996851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339409749205266">
                <text:p>0.0000339409749205266</text:p>
              </table:table-cell>
              <table:table-cell office:value-type="float" office:value="0.0000169706629869877">
                <text:p>0.0000169706629869877</text:p>
              </table:table-cell>
              <table:table-cell office:value-type="float" office:value="0.00000000001807967532">
                <text:p>0.00000000001807967532</text:p>
              </table:table-cell>
              <table:table-cell office:value-type="float" office:value="0.00000000007275622069">
                <text:p>0.00000000007275622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254557311903949">
                <text:p>0.0000254557311903949</text:p>
              </table:table-cell>
              <table:table-cell office:value-type="float" office:value="0.000012727939191914">
                <text:p>0.000012727939191914</text:p>
              </table:table-cell>
              <table:table-cell office:value-type="float" office:value="0.0000000000083472225">
                <text:p>0.0000000000083472225</text:p>
              </table:table-cell>
              <table:table-cell office:value-type="float" office:value="0.00000000001699834673">
                <text:p>0.00000000001699834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90917983927962">
                <text:p>0.0000190917983927962</text:p>
              </table:table-cell>
              <table:table-cell office:value-type="float" office:value="0.00000954593176093692">
                <text:p>0.00000954593176093692</text:p>
              </table:table-cell>
              <table:table-cell office:value-type="float" office:value="0.00000000001916116908">
                <text:p>0.00000000001916116908</text:p>
              </table:table-cell>
              <table:table-cell office:value-type="float" office:value="0.00000000004223061348">
                <text:p>0.000000000042230613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43188487945971">
                <text:p>0.0000143188487945971</text:p>
              </table:table-cell>
              <table:table-cell office:value-type="float" office:value="0.00000715942889106689">
                <text:p>0.00000715942889106689</text:p>
              </table:table-cell>
              <table:table-cell office:value-type="float" office:value="0.00000000002492853018">
                <text:p>0.00000000002492853018</text:p>
              </table:table-cell>
              <table:table-cell office:value-type="float" office:value="0.00000000036328049141">
                <text:p>0.00000000036328049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07391365959479">
                <text:p>0.0000107391365959479</text:p>
              </table:table-cell>
              <table:table-cell office:value-type="float" office:value="0.00000536947411956184">
                <text:p>0.00000536947411956184</text:p>
              </table:table-cell>
              <table:table-cell office:value-type="float" office:value="0.0000000001095164379">
                <text:p>0.0000000001095164379</text:p>
              </table:table-cell>
              <table:table-cell office:value-type="float" office:value="0.00000000034161940029">
                <text:p>0.00000000034161940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805435244696089">
                <text:p>0.00000805435244696089</text:p>
              </table:table-cell>
              <table:table-cell office:value-type="float" office:value="0.00000402719099460404">
                <text:p>0.00000402719099460404</text:p>
              </table:table-cell>
              <table:table-cell office:value-type="float" office:value="0.00000000022230031487">
                <text:p>0.00000000022230031487</text:p>
              </table:table-cell>
              <table:table-cell office:value-type="float" office:value="0.00000000040655576707">
                <text:p>0.000000000406555767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604076433522067">
                <text:p>0.00000604076433522067</text:p>
              </table:table-cell>
              <table:table-cell office:value-type="float" office:value="0.00000302030349402823">
                <text:p>0.00000302030349402823</text:p>
              </table:table-cell>
              <table:table-cell office:value-type="float" office:value="0.00000000020832942393">
                <text:p>0.00000000020832942393</text:p>
              </table:table-cell>
              <table:table-cell office:value-type="float" office:value="0.00000000052077904814">
                <text:p>0.000000000520779048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45305732514155">
                <text:p>0.0000045305732514155</text:p>
              </table:table-cell>
              <table:table-cell office:value-type="float" office:value="0.00000226531160132739">
                <text:p>0.00000226531160132739</text:p>
              </table:table-cell>
              <table:table-cell office:value-type="float" office:value="0.00000000035672975754">
                <text:p>0.00000000035672975754</text:p>
              </table:table-cell>
              <table:table-cell office:value-type="float" office:value="0.00000000035672975754">
                <text:p>0.00000000035672975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339792993856163">
                <text:p>0.00000339792993856163</text:p>
              </table:table-cell>
              <table:table-cell office:value-type="float" office:value="0.00000169914666862722">
                <text:p>0.00000169914666862722</text:p>
              </table:table-cell>
              <table:table-cell office:value-type="float" office:value="0.00000000035672975754">
                <text:p>0.00000000035672975754</text:p>
              </table:table-cell>
              <table:table-cell office:value-type="float" office:value="0.00000000042153927838">
                <text:p>0.000000000421539278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54844745392122">
                <text:p>0.00000254844745392122</text:p>
              </table:table-cell>
              <table:table-cell office:value-type="float" office:value="0.00000127388196120403">
                <text:p>0.00000127388196120403</text:p>
              </table:table-cell>
              <table:table-cell office:value-type="float" office:value="0.0000000003075691937">
                <text:p>0.0000000003075691937</text:p>
              </table:table-cell>
              <table:table-cell office:value-type="float" office:value="0.00000000039398216342">
                <text:p>0.000000000393982163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91133559044091">
                <text:p>0.00000191133559044091</text:p>
              </table:table-cell>
              <table:table-cell office:value-type="float" office:value="0.00000095601224109752">
                <text:p>0.00000095601224109752</text:p>
              </table:table-cell>
              <table:table-cell office:value-type="float" office:value="0.0000000003723788797">
                <text:p>0.0000000003723788797</text:p>
              </table:table-cell>
              <table:table-cell office:value-type="float" office:value="0.00000000216239853769">
                <text:p>0.00000000216239853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43350169283069">
                <text:p>0.00000143350169283069</text:p>
              </table:table-cell>
              <table:table-cell office:value-type="float" office:value="0.00000071644697807016">
                <text:p>0.00000071644697807016</text:p>
              </table:table-cell>
              <table:table-cell office:value-type="float" office:value="0.00000000094846473896">
                <text:p>0.00000000094846473896</text:p>
              </table:table-cell>
              <table:table-cell office:value-type="float" office:value="0.00000000094846473896">
                <text:p>0.00000000094846473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07512626962301">
                <text:p>0.00000107512626962301</text:p>
              </table:table-cell>
              <table:table-cell office:value-type="float" office:value="0.00000053693865534172">
                <text:p>0.00000053693865534172</text:p>
              </table:table-cell>
              <table:table-cell office:value-type="float" office:value="0.00000000094846473896">
                <text:p>0.00000000094846473896</text:p>
              </table:table-cell>
              <table:table-cell office:value-type="float" office:value="0.00000000074363414883">
                <text:p>0.00000000074363414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80634470221726">
                <text:p>0.00000080634470221726</text:p>
              </table:table-cell>
              <table:table-cell office:value-type="float" office:value="0.00000040410608114595">
                <text:p>0.00000040410608114595</text:p>
              </table:table-cell>
              <table:table-cell office:value-type="float" office:value="0.00000000125346315527">
                <text:p>0.00000000125346315527</text:p>
              </table:table-cell>
              <table:table-cell office:value-type="float" office:value="0.00000000152657038857">
                <text:p>0.00000000152657038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60475852666295">
                <text:p>0.00000060475852666295</text:p>
              </table:table-cell>
              <table:table-cell office:value-type="float" office:value="0.00000030114462017103">
                <text:p>0.00000030114462017103</text:p>
              </table:table-cell>
              <table:table-cell office:value-type="float" office:value="0.00000000145829374541">
                <text:p>0.00000000145829374541</text:p>
              </table:table-cell>
              <table:table-cell office:value-type="float" office:value="0.00000000145829374541">
                <text:p>0.00000000145829374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45356889499721">
                <text:p>0.00000045356889499721</text:p>
              </table:table-cell>
              <table:table-cell office:value-type="float" office:value="0.00000022558492751893">
                <text:p>0.00000022558492751893</text:p>
              </table:table-cell>
              <table:table-cell office:value-type="float" office:value="0.00000000127622209138">
                <text:p>0.00000000127622209138</text:p>
              </table:table-cell>
              <table:table-cell office:value-type="float" office:value="0.00000000079069795592">
                <text:p>0.000000000790697955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34017667124791">
                <text:p>0.00000034017667124791</text:p>
              </table:table-cell>
              <table:table-cell office:value-type="float" office:value="0.00000016902136631578">
                <text:p>0.00000016902136631578</text:p>
              </table:table-cell>
              <table:table-cell office:value-type="float" office:value="0.00000000394316224095">
                <text:p>0.00000000394316224095</text:p>
              </table:table-cell>
              <table:table-cell office:value-type="float" office:value="0.0000000096515133868">
                <text:p>0.0000000096515133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25513250343593">
                <text:p>0.00000025513250343593</text:p>
              </table:table-cell>
              <table:table-cell office:value-type="float" office:value="0.00000012839918081102">
                <text:p>0.00000012839918081102</text:p>
              </table:table-cell>
              <table:table-cell office:value-type="float" office:value="0.00000000690020995252">
                <text:p>0.00000000690020995252</text:p>
              </table:table-cell>
              <table:table-cell office:value-type="float" office:value="0.00000001295233225501">
                <text:p>0.000000012952332255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19134937757695">
                <text:p>0.00000019134937757695</text:p>
              </table:table-cell>
              <table:table-cell office:value-type="float" office:value="0.00000009387302050755">
                <text:p>0.00000009387302050755</text:p>
              </table:table-cell>
              <table:table-cell office:value-type="float" office:value="0.00000000755761958372">
                <text:p>0.00000000755761958372</text:p>
              </table:table-cell>
              <table:table-cell office:value-type="float" office:value="0.00000000755761958372">
                <text:p>0.00000000755761958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14351203318271">
                <text:p>0.00000014351203318271</text:p>
              </table:table-cell>
              <table:table-cell office:value-type="float" office:value="0.0000000668275282368">
                <text:p>0.0000000668275282368</text:p>
              </table:table-cell>
              <table:table-cell office:value-type="float" office:value="0.00000000452653645643">
                <text:p>0.00000000452653645643</text:p>
              </table:table-cell>
              <table:table-cell office:value-type="float" office:value="0.00000000299204050901">
                <text:p>0.00000000299204050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10763402488703">
                <text:p>0.00000010763402488703</text:p>
              </table:table-cell>
              <table:table-cell office:value-type="float" office:value="0.0000000487971999462">
                <text:p>0.0000000487971999462</text:p>
              </table:table-cell>
              <table:table-cell office:value-type="float" office:value="0.00000001043479960901">
                <text:p>0.00000001043479960901</text:p>
              </table:table-cell>
              <table:table-cell office:value-type="float" office:value="0.00000003048509413904">
                <text:p>0.000000030485094139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8072551866527">
                <text:p>0.00000008072551866527</text:p>
              </table:table-cell>
              <table:table-cell office:value-type="float" office:value="0.00000004214771717704">
                <text:p>0.00000004214771717704</text:p>
              </table:table-cell>
              <table:table-cell office:value-type="float" office:value="0.00000002127811812418">
                <text:p>0.00000002127811812418</text:p>
              </table:table-cell>
              <table:table-cell office:value-type="float" office:value="0.00000003873772607266">
                <text:p>0.00000003873772607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6054413899896">
                <text:p>0.00000006054413899896</text:p>
              </table:table-cell>
              <table:table-cell office:value-type="float" office:value="0.00000002509776132481">
                <text:p>0.00000002509776132481</text:p>
              </table:table-cell>
              <table:table-cell office:value-type="float" office:value="0.00000000763815370666">
                <text:p>0.00000000763815370666</text:p>
              </table:table-cell>
              <table:table-cell office:value-type="float" office:value="0.00000000763815370666">
                <text:p>0.00000000763815370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4540810424922">
                <text:p>0.00000004540810424922</text:p>
              </table:table-cell>
              <table:table-cell office:value-type="float" office:value="0.00000001782311355839">
                <text:p>0.00000001782311355839</text:p>
              </table:table-cell>
              <table:table-cell office:value-type="float" office:value="0.00000000763815370666">
                <text:p>0.00000000763815370666</text:p>
              </table:table-cell>
              <table:table-cell office:value-type="float" office:value="0.00000008935715001078">
                <text:p>0.00000008935715001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3405607818691">
                <text:p>0.00000003405607818691</text:p>
              </table:table-cell>
              <table:table-cell office:value-type="float" office:value="0.00000003843461564583">
                <text:p>0.00000003843461564583</text:p>
              </table:table-cell>
              <table:table-cell office:value-type="float" office:value="0.00000001903555493538">
                <text:p>0.00000001903555493538</text:p>
              </table:table-cell>
              <table:table-cell office:value-type="float" office:value="0.00000001903555493538">
                <text:p>0.000000019035554935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2554205864018">
                <text:p>0.00000002554205864018</text:p>
              </table:table-cell>
              <table:table-cell office:value-type="float" office:value="0.00000003520143886076">
                <text:p>0.00000003520143886076</text:p>
              </table:table-cell>
              <table:table-cell office:value-type="float" office:value="0.00000004886115755122">
                <text:p>0.00000004886115755122</text:p>
              </table:table-cell>
              <table:table-cell office:value-type="float" office:value="0.00000005748296236647">
                <text:p>0.00000005748296236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1915654398014">
                <text:p>0.00000001915654398014</text:p>
              </table:table-cell>
              <table:table-cell office:value-type="float" office:value="0.00000005244504849127">
                <text:p>0.00000005244504849127</text:p>
              </table:table-cell>
              <table:table-cell office:value-type="float" office:value="0.00000003520143902592">
                <text:p>0.00000003520143902592</text:p>
              </table:table-cell>
              <table:table-cell office:value-type="float" office:value="0.00000004669717872454">
                <text:p>0.000000046697178724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143674079851">
                <text:p>0.0000000143674079851</text:p>
              </table:table-cell>
              <table:table-cell office:value-type="float" office:value="0.00000004957111360791">
                <text:p>0.00000004957111360791</text:p>
              </table:table-cell>
              <table:table-cell office:value-type="float" office:value="0.00000003807537390928">
                <text:p>0.00000003807537390928</text:p>
              </table:table-cell>
              <table:table-cell office:value-type="float" office:value="0.00000005340302684078">
                <text:p>0.00000005340302684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1077555598883">
                <text:p>0.00000001077555598883</text:p>
              </table:table-cell>
              <table:table-cell office:value-type="float" office:value="0.00000004957111360791">
                <text:p>0.00000004957111360791</text:p>
              </table:table-cell>
              <table:table-cell office:value-type="float" office:value="0.00000011903306863854">
                <text:p>0.00000011903306863854</text:p>
              </table:table-cell>
              <table:table-cell office:value-type="float" office:value="0.00000031014121327816">
                <text:p>0.000000310141213278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808166699162">
                <text:p>0.00000000808166699162</text:p>
              </table:table-cell>
              <table:table-cell office:value-type="float" office:value="0.00000001173949811808">
                <text:p>0.00000001173949811808</text:p>
              </table:table-cell>
              <table:table-cell office:value-type="float" office:value="0.00000001173949811808">
                <text:p>0.00000001173949811808</text:p>
              </table:table-cell>
              <table:table-cell office:value-type="float" office:value="0.00000058774203875818">
                <text:p>0.00000058774203875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606125024372">
                <text:p>0.00000000606125024372</text:p>
              </table:table-cell>
              <table:table-cell office:value-type="float" office:value="0.00000013813088593582">
                <text:p>0.00000013813088593582</text:p>
              </table:table-cell>
              <table:table-cell office:value-type="float" office:value="0.00000016160988233714">
                <text:p>0.00000016160988233714</text:p>
              </table:table-cell>
              <table:table-cell office:value-type="float" office:value="0.00000016160988233714">
                <text:p>0.000000161609882337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454593768279">
                <text:p>0.00000000454593768279</text:p>
              </table:table-cell>
              <table:table-cell office:value-type="float" office:value="0.00000016160988233714">
                <text:p>0.00000016160988233714</text:p>
              </table:table-cell>
              <table:table-cell office:value-type="float" office:value="0.00000023804447552531">
                <text:p>0.00000023804447552531</text:p>
              </table:table-cell>
              <table:table-cell office:value-type="float" office:value="0.00000023804447552531">
                <text:p>0.000000238044475525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340945326209">
                <text:p>0.00000000340945326209</text:p>
              </table:table-cell>
              <table:table-cell office:value-type="float" office:value="0.00000026226595174438">
                <text:p>0.00000026226595174438</text:p>
              </table:table-cell>
              <table:table-cell office:value-type="float" office:value="0.00000021382299930624">
                <text:p>0.00000021382299930624</text:p>
              </table:table-cell>
              <table:table-cell office:value-type="float" office:value="0.00000021382299930624">
                <text:p>0.00000021382299930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255708994657">
                <text:p>0.00000000255708994657</text:p>
              </table:table-cell>
              <table:table-cell office:value-type="float" office:value="0.00000024611830093167">
                <text:p>0.00000024611830093167</text:p>
              </table:table-cell>
              <table:table-cell office:value-type="float" office:value="0.00000024611830093167">
                <text:p>0.00000024611830093167</text:p>
              </table:table-cell>
              <table:table-cell office:value-type="float" office:value="0.00000164853939563812">
                <text:p>0.00000164853939563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191781745993">
                <text:p>0.00000000191781745993</text:p>
              </table:table-cell>
              <table:table-cell office:value-type="float" office:value="0.00000018448572101601">
                <text:p>0.00000018448572101601</text:p>
              </table:table-cell>
              <table:table-cell office:value-type="float" office:value="0.00000067672232271418">
                <text:p>0.00000067672232271418</text:p>
              </table:table-cell>
              <table:table-cell office:value-type="float" office:value="0.00000067672232271418">
                <text:p>0.000000676722322714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143836309494">
                <text:p>0.00000000143836309494</text:p>
              </table:table-cell>
              <table:table-cell office:value-type="float" office:value="0.00000047155506909124">
                <text:p>0.00000047155506909124</text:p>
              </table:table-cell>
              <table:table-cell office:value-type="float" office:value="0.00000058638280822223">
                <text:p>0.00000058638280822223</text:p>
              </table:table-cell>
              <table:table-cell office:value-type="float" office:value="0.00000278189754110671">
                <text:p>0.000002781897541106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107877232121">
                <text:p>0.00000000107877232121</text:p>
              </table:table-cell>
              <table:table-cell office:value-type="float" office:value="0.0000003322391053212">
                <text:p>0.0000003322391053212</text:p>
              </table:table-cell>
              <table:table-cell office:value-type="float" office:value="0.00000135190106942585">
                <text:p>0.00000135190106942585</text:p>
              </table:table-cell>
              <table:table-cell office:value-type="float" office:value="0.00000313913939651124">
                <text:p>0.00000313913939651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80907924091">
                <text:p>0.00000000080907924091</text:p>
              </table:table-cell>
              <table:table-cell office:value-type="float" office:value="0.00000022914095298287">
                <text:p>0.00000022914095298287</text:p>
              </table:table-cell>
              <table:table-cell office:value-type="float" office:value="0.00000201637928006826">
                <text:p>0.00000201637928006826</text:p>
              </table:table-cell>
              <table:table-cell office:value-type="float" office:value="0.00000201637928006826">
                <text:p>0.000002016379280068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060680943068">
                <text:p>0.00000000060680943068</text:p>
              </table:table-cell>
              <table:table-cell office:value-type="float" office:value="0.00000097764769727819">
                <text:p>0.00000097764769727819</text:p>
              </table:table-cell>
              <table:table-cell office:value-type="float" office:value="0.0000017441950092052">
                <text:p>0.0000017441950092052</text:p>
              </table:table-cell>
              <table:table-cell office:value-type="float" office:value="0.0000017441950092052">
                <text:p>0.0000017441950092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045510707301">
                <text:p>0.00000000045510707301</text:p>
              </table:table-cell>
              <table:table-cell office:value-type="float" office:value="0.00000210710737008067">
                <text:p>0.00000210710737008067</text:p>
              </table:table-cell>
              <table:table-cell office:value-type="float" office:value="0.00000188492859954943">
                <text:p>0.00000188492859954943</text:p>
              </table:table-cell>
              <table:table-cell office:value-type="float" office:value="0.00000827661750512871">
                <text:p>0.00000827661750512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034133030476">
                <text:p>0.00000000034133030476</text:p>
              </table:table-cell>
              <table:table-cell office:value-type="float" office:value="0.00000065545792657881">
                <text:p>0.00000065545792657881</text:p>
              </table:table-cell>
              <table:table-cell office:value-type="float" office:value="0.00000065545792657881">
                <text:p>0.00000065545792657881</text:p>
              </table:table-cell>
              <table:table-cell office:value-type="float" office:value="0.00000065545792657881">
                <text:p>0.00000065545792657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25599772857">
                <text:p>0.00000000025599772857</text:p>
              </table:table-cell>
              <table:table-cell office:value-type="float" office:value="0.00000065545792657881">
                <text:p>0.00000065545792657881</text:p>
              </table:table-cell>
              <table:table-cell office:value-type="float" office:value="0.00000065545792657881">
                <text:p>0.00000065545792657881</text:p>
              </table:table-cell>
              <table:table-cell office:value-type="float" office:value="0.0000182697496333754">
                <text:p>0.00001826974963337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019199829643">
                <text:p>0.00000000019199829643</text:p>
              </table:table-cell>
              <table:table-cell office:value-type="float" office:value="0.00000407584396328587">
                <text:p>0.00000407584396328587</text:p>
              </table:table-cell>
              <table:table-cell office:value-type="float" office:value="0.00000538675981660866">
                <text:p>0.00000538675981660866</text:p>
              </table:table-cell>
              <table:table-cell office:value-type="float" office:value="0.0000186998679869995">
                <text:p>0.0000186998679869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014399872232">
                <text:p>0.00000000014399872232</text:p>
              </table:table-cell>
              <table:table-cell office:value-type="float" office:value="0.00000120838827251384">
                <text:p>0.00000120838827251384</text:p>
              </table:table-cell>
              <table:table-cell office:value-type="float" office:value="0.00000120838827251384">
                <text:p>0.00000120838827251384</text:p>
              </table:table-cell>
              <table:table-cell office:value-type="float" office:value="0.00000120838827251384">
                <text:p>0.00000120838827251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10799904174">
                <text:p>0.00000000010799904174</text:p>
              </table:table-cell>
              <table:table-cell office:value-type="float" office:value="0.00000120838827251384">
                <text:p>0.00000120838827251384</text:p>
              </table:table-cell>
              <table:table-cell office:value-type="float" office:value="0.00000120838827251384">
                <text:p>0.00000120838827251384</text:p>
              </table:table-cell>
              <table:table-cell office:value-type="float" office:value="0.0000456904425832115">
                <text:p>0.0000456904425832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00809992813">
                <text:p>0.0000000000809992813</text:p>
              </table:table-cell>
              <table:table-cell office:value-type="float" office:value="0.00000949677964027428">
                <text:p>0.00000949677964027428</text:p>
              </table:table-cell>
              <table:table-cell office:value-type="float" office:value="0.000010894016383911">
                <text:p>0.000010894016383911</text:p>
              </table:table-cell>
              <table:table-cell office:value-type="float" office:value="0.0000434814396806932">
                <text:p>0.0000434814396806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06074946098">
                <text:p>0.00000000006074946098</text:p>
              </table:table-cell>
              <table:table-cell office:value-type="float" office:value="0.00000269984763232262">
                <text:p>0.00000269984763232262</text:p>
              </table:table-cell>
              <table:table-cell office:value-type="float" office:value="0.0000272066532031932">
                <text:p>0.0000272066532031932</text:p>
              </table:table-cell>
              <table:table-cell office:value-type="float" office:value="0.0000489189852872858">
                <text:p>0.0000489189852872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004556209573">
                <text:p>0.00000000004556209573</text:p>
              </table:table-cell>
              <table:table-cell office:value-type="float" office:value="0.0000063627283783897">
                <text:p>0.0000063627283783897</text:p>
              </table:table-cell>
              <table:table-cell office:value-type="float" office:value="0.0000298875756646247">
                <text:p>0.0000298875756646247</text:p>
              </table:table-cell>
              <table:table-cell office:value-type="float" office:value="0.0000667799017835789">
                <text:p>0.00006677990178357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00341715718">
                <text:p>0.0000000000341715718</text:p>
              </table:table-cell>
              <table:table-cell office:value-type="float" office:value="0.00000572070630261512">
                <text:p>0.00000572070630261512</text:p>
              </table:table-cell>
              <table:table-cell office:value-type="float" office:value="0.0000426130324214042">
                <text:p>0.0000426130324214042</text:p>
              </table:table-cell>
              <table:table-cell office:value-type="float" office:value="0.000055502029414564">
                <text:p>0.000055502029414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002562867885">
                <text:p>0.00000000002562867885</text:p>
              </table:table-cell>
              <table:table-cell office:value-type="float" office:value="0.000025054201792355">
                <text:p>0.000025054201792355</text:p>
              </table:table-cell>
              <table:table-cell office:value-type="float" office:value="0.000025054201792355">
                <text:p>0.000025054201792355</text:p>
              </table:table-cell>
              <table:table-cell office:value-type="float" office:value="0.0000336468664543514">
                <text:p>0.00003364686645435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1922150914">
                <text:p>0.00000000001922150914</text:p>
              </table:table-cell>
              <table:table-cell office:value-type="float" office:value="0.0000229060356267732">
                <text:p>0.0000229060356267732</text:p>
              </table:table-cell>
              <table:table-cell office:value-type="float" office:value="0.0000716132756560139">
                <text:p>0.0000716132756560139</text:p>
              </table:table-cell>
              <table:table-cell office:value-type="float" office:value="0.0000716132756560139">
                <text:p>0.00007161327565601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001441613185">
                <text:p>0.00000000001441613185</text:p>
              </table:table-cell>
              <table:table-cell office:value-type="float" office:value="0.0000601409158289782">
                <text:p>0.0000601409158289782</text:p>
              </table:table-cell>
              <table:table-cell office:value-type="float" office:value="0.0000486840296129279">
                <text:p>0.0000486840296129279</text:p>
              </table:table-cell>
              <table:table-cell office:value-type="float" office:value="0.0000486840296129279">
                <text:p>0.0000486840296129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001081209889">
                <text:p>0.00000000001081209889</text:p>
              </table:table-cell>
              <table:table-cell office:value-type="float" office:value="0.0000639598779011051">
                <text:p>0.0000639598779011051</text:p>
              </table:table-cell>
              <table:table-cell office:value-type="float" office:value="0.000104074453268184">
                <text:p>0.000104074453268184</text:p>
              </table:table-cell>
              <table:table-cell office:value-type="float" office:value="0.000303281501081558">
                <text:p>0.000303281501081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000810907417">
                <text:p>0.00000000000810907417</text:p>
              </table:table-cell>
              <table:table-cell office:value-type="float" office:value="0.00000223546468066602">
                <text:p>0.00000223546468066602</text:p>
              </table:table-cell>
              <table:table-cell office:value-type="float" office:value="0.00022181031021161">
                <text:p>0.00022181031021161</text:p>
              </table:table-cell>
              <table:table-cell office:value-type="float" office:value="0.000375645089501125">
                <text:p>0.000375645089501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000608180563">
                <text:p>0.00000000000608180563</text:p>
              </table:table-cell>
              <table:table-cell office:value-type="float" office:value="0.000086024992095139">
                <text:p>0.000086024992095139</text:p>
              </table:table-cell>
              <table:table-cell office:value-type="float" office:value="0.000086024992095139">
                <text:p>0.000086024992095139</text:p>
              </table:table-cell>
              <table:table-cell office:value-type="float" office:value="0.000086024992095139">
                <text:p>0.000086024992095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00456135422">
                <text:p>0.00000000000456135422</text:p>
              </table:table-cell>
              <table:table-cell office:value-type="float" office:value="0.0000679202830127447">
                <text:p>0.0000679202830127447</text:p>
              </table:table-cell>
              <table:table-cell office:value-type="float" office:value="0.0000679202830127447">
                <text:p>0.0000679202830127447</text:p>
              </table:table-cell>
              <table:table-cell office:value-type="float" office:value="0.000116199507231967">
                <text:p>0.0001161995072319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00342101566">
                <text:p>0.00000000000342101566</text:p>
              </table:table-cell>
              <table:table-cell office:value-type="float" office:value="0.0000558504769579803">
                <text:p>0.0000558504769579803</text:p>
              </table:table-cell>
              <table:table-cell office:value-type="float" office:value="0.0000558504769579803">
                <text:p>0.0000558504769579803</text:p>
              </table:table-cell>
              <table:table-cell office:value-type="float" office:value="0.00136034010013922">
                <text:p>0.00136034010013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000256576175">
                <text:p>0.00000000000256576175</text:p>
              </table:table-cell>
              <table:table-cell office:value-type="float" office:value="0.000233824868357355">
                <text:p>0.000233824868357355</text:p>
              </table:table-cell>
              <table:table-cell office:value-type="float" office:value="0.000298197167316319">
                <text:p>0.000298197167316319</text:p>
              </table:table-cell>
              <table:table-cell office:value-type="float" office:value="0.000298197167316319">
                <text:p>0.0002981971673163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000192432131">
                <text:p>0.00000000000192432131</text:p>
              </table:table-cell>
              <table:table-cell office:value-type="float" office:value="0.000255282301343731">
                <text:p>0.000255282301343731</text:p>
              </table:table-cell>
              <table:table-cell office:value-type="float" office:value="0.00060301501810917">
                <text:p>0.00060301501810917</text:p>
              </table:table-cell>
              <table:table-cell office:value-type="float" office:value="0.00060301501810917">
                <text:p>0.000603015018109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000144324098">
                <text:p>0.00000000000144324098</text:p>
              </table:table-cell>
              <table:table-cell office:value-type="float" office:value="0.00059860122912476">
                <text:p>0.00059860122912476</text:p>
              </table:table-cell>
              <table:table-cell office:value-type="float" office:value="0.00059860122912476">
                <text:p>0.00059860122912476</text:p>
              </table:table-cell>
              <table:table-cell office:value-type="float" office:value="0.000751187419249771">
                <text:p>0.0007511874192497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000108243074">
                <text:p>0.00000000000108243074</text:p>
              </table:table-cell>
              <table:table-cell office:value-type="float" office:value="0.000560454681593589">
                <text:p>0.000560454681593589</text:p>
              </table:table-cell>
              <table:table-cell office:value-type="float" office:value="0.000965407219656031">
                <text:p>0.000965407219656031</text:p>
              </table:table-cell>
              <table:table-cell office:value-type="float" office:value="0.00310355785034257">
                <text:p>0.003103557850342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000081182305">
                <text:p>0.00000000000081182305</text:p>
              </table:table-cell>
              <table:table-cell office:value-type="float" office:value="0.0000518340478436609">
                <text:p>0.0000518340478436609</text:p>
              </table:table-cell>
              <table:table-cell office:value-type="float" office:value="0.00218609674065563">
                <text:p>0.00218609674065563</text:p>
              </table:table-cell>
              <table:table-cell office:value-type="float" office:value="0.00378171869534242">
                <text:p>0.003781718695342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000060886729">
                <text:p>0.00000000000060886729</text:p>
              </table:table-cell>
              <table:table-cell office:value-type="float" office:value="0.000694142881655992">
                <text:p>0.000694142881655992</text:p>
              </table:table-cell>
              <table:table-cell office:value-type="float" office:value="0.00228976483634295">
                <text:p>0.00228976483634295</text:p>
              </table:table-cell>
              <table:table-cell office:value-type="float" office:value="0.00566732241165434">
                <text:p>0.005667322411654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00045665047">
                <text:p>0.00000000000045665047</text:p>
              </table:table-cell>
              <table:table-cell office:value-type="float" office:value="0.000300493024343545">
                <text:p>0.000300493024343545</text:p>
              </table:table-cell>
              <table:table-cell office:value-type="float" office:value="0.0036780505996551">
                <text:p>0.0036780505996551</text:p>
              </table:table-cell>
              <table:table-cell office:value-type="float" office:value="0.00741364677634112">
                <text:p>0.007413646776341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0000034248785">
                <text:p>0.00000000000034248785</text:p>
              </table:table-cell>
              <table:table-cell office:value-type="float" office:value="0.00114625011165595">
                <text:p>0.00114625011165595</text:p>
              </table:table-cell>
              <table:table-cell office:value-type="float" office:value="0.00415847472034213">
                <text:p>0.00415847472034213</text:p>
              </table:table-cell>
              <table:table-cell office:value-type="float" office:value="0.00480147166967532">
                <text:p>0.004801471669675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000025686589">
                <text:p>0.00000000000025686589</text:p>
              </table:table-cell>
              <table:table-cell office:value-type="float" office:value="0.00307524095965532">
                <text:p>0.00307524095965532</text:p>
              </table:table-cell>
              <table:table-cell office:value-type="float" office:value="0.003997725483009">
                <text:p>0.003997725483009</text:p>
              </table:table-cell>
              <table:table-cell office:value-type="float" office:value="0.00485505474878641">
                <text:p>0.00485505474878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0000019264942">
                <text:p>0.00000000000019264942</text:p>
              </table:table-cell>
              <table:table-cell office:value-type="float" office:value="0.00378339316656461">
                <text:p>0.00378339316656461</text:p>
              </table:table-cell>
              <table:table-cell office:value-type="float" office:value="0.00378339316656461">
                <text:p>0.00378339316656461</text:p>
              </table:table-cell>
              <table:table-cell office:value-type="float" office:value="0.00378339316656461">
                <text:p>0.003783393166564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000014448706">
                <text:p>0.00000000000014448706</text:p>
              </table:table-cell>
              <table:table-cell office:value-type="float" office:value="0.00435494601041638">
                <text:p>0.00435494601041638</text:p>
              </table:table-cell>
              <table:table-cell office:value-type="float" office:value="0.00821921655432011">
                <text:p>0.00821921655432011</text:p>
              </table:table-cell>
              <table:table-cell office:value-type="float" office:value="0.0253118836183103">
                <text:p>0.02531188361831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000001083653">
                <text:p>0.0000000000001083653</text:p>
              </table:table-cell>
              <table:table-cell office:value-type="float" office:value="0.000163558488837497">
                <text:p>0.000163558488837497</text:p>
              </table:table-cell>
              <table:table-cell office:value-type="float" office:value="0.0166019915974777">
                <text:p>0.0166019915974777</text:p>
              </table:table-cell>
              <table:table-cell office:value-type="float" office:value="0.0301383298552798">
                <text:p>0.03013832985527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000008127397">
                <text:p>0.00000000000008127397</text:p>
              </table:table-cell>
              <table:table-cell office:value-type="float" office:value="0.00593300517891352">
                <text:p>0.00593300517891352</text:p>
              </table:table-cell>
              <table:table-cell office:value-type="float" office:value="0.00593300517891352">
                <text:p>0.00593300517891352</text:p>
              </table:table-cell>
              <table:table-cell office:value-type="float" office:value="0.0563874234247632">
                <text:p>0.0563874234247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000006095548">
                <text:p>0.00000000000006095548</text:p>
              </table:table-cell>
              <table:table-cell office:value-type="float" office:value="0.0082923100458388">
                <text:p>0.0082923100458388</text:p>
              </table:table-cell>
              <table:table-cell office:value-type="float" office:value="0.0082923100458388">
                <text:p>0.0082923100458388</text:p>
              </table:table-cell>
              <table:table-cell office:value-type="float" office:value="0.0711888162892852">
                <text:p>0.0711888162892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000004571661">
                <text:p>0.00000000000004571661</text:p>
              </table:table-cell>
              <table:table-cell office:value-type="float" office:value="0.0115779715379422">
                <text:p>0.0115779715379422</text:p>
              </table:table-cell>
              <table:table-cell office:value-type="float" office:value="0.0115779715379422">
                <text:p>0.0115779715379422</text:p>
              </table:table-cell>
              <table:table-cell office:value-type="float" office:value="0.0943968635755566">
                <text:p>0.09439686357555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0000003428746">
                <text:p>0.00000000000003428746</text:p>
              </table:table-cell>
              <table:table-cell office:value-type="float" office:value="0.0173242562202848">
                <text:p>0.0173242562202848</text:p>
              </table:table-cell>
              <table:table-cell office:value-type="float" office:value="0.0356631613364646">
                <text:p>0.0356631613364646</text:p>
              </table:table-cell>
              <table:table-cell office:value-type="float" office:value="0.0420858786160705">
                <text:p>0.04208587861607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000002571559">
                <text:p>0.00000000000002571559</text:p>
              </table:table-cell>
              <table:table-cell office:value-type="float" office:value="0.0301696907794967">
                <text:p>0.0301696907794967</text:p>
              </table:table-cell>
              <table:table-cell office:value-type="float" office:value="0.0365924080591026">
                <text:p>0.0365924080591026</text:p>
              </table:table-cell>
              <table:table-cell office:value-type="float" office:value="0.151807298809339">
                <text:p>0.151807298809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000001928669">
                <text:p>0.00000000000001928669</text:p>
              </table:table-cell>
              <table:table-cell office:value-type="float" office:value="0.0105075186580078">
                <text:p>0.0105075186580078</text:p>
              </table:table-cell>
              <table:table-cell office:value-type="float" office:value="0.0751287117367386">
                <text:p>0.0751287117367386</text:p>
              </table:table-cell>
              <table:table-cell office:value-type="float" office:value="0.153234569315918">
                <text:p>0.1532345693159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000001446502">
                <text:p>0.00000000000001446502</text:p>
              </table:table-cell>
              <table:table-cell office:value-type="float" office:value="0.0180378914735744">
                <text:p>0.0180378914735744</text:p>
              </table:table-cell>
              <table:table-cell office:value-type="float" office:value="0.0180378914735744">
                <text:p>0.0180378914735744</text:p>
              </table:table-cell>
              <table:table-cell office:value-type="float" office:value="0.0180378914735744">
                <text:p>0.01803789147357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000001084877">
                <text:p>0.00000000000001084877</text:p>
              </table:table-cell>
              <table:table-cell office:value-type="float" office:value="0.0104257821051526">
                <text:p>0.0104257821051526</text:p>
              </table:table-cell>
              <table:table-cell office:value-type="float" office:value="0.0256500008419963">
                <text:p>0.0256500008419963</text:p>
              </table:table-cell>
              <table:table-cell office:value-type="float" office:value="0.420927082105422">
                <text:p>0.4209270821054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13657E-015">
                <text:p>8.13657E-015</text:p>
              </table:table-cell>
              <table:table-cell office:value-type="float" office:value="0.0961437490527542">
                <text:p>0.0961437490527542</text:p>
              </table:table-cell>
              <table:table-cell office:value-type="float" office:value="0.127144792420955">
                <text:p>0.127144792420955</text:p>
              </table:table-cell>
              <table:table-cell office:value-type="float" office:value="0.100079514666566">
                <text:p>0.100079514666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0243E-015">
                <text:p>6.10243E-015</text:p>
              </table:table-cell>
              <table:table-cell office:value-type="float" office:value="0.133911111859552">
                <text:p>0.133911111859552</text:p>
              </table:table-cell>
              <table:table-cell office:value-type="float" office:value="0.163806943438727">
                <text:p>0.163806943438727</text:p>
              </table:table-cell>
              <table:table-cell office:value-type="float" office:value="0.199893980444579">
                <text:p>0.1998939804445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7682E-015">
                <text:p>4.57682E-015</text:p>
              </table:table-cell>
              <table:table-cell office:value-type="float" office:value="0.154785184187264">
                <text:p>0.154785184187264</text:p>
              </table:table-cell>
              <table:table-cell office:value-type="float" office:value="0.206085185871256">
                <text:p>0.206085185871256</text:p>
              </table:table-cell>
              <table:table-cell office:value-type="float" office:value="0.852467899633735">
                <text:p>0.8524678996337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3262E-015">
                <text:p>3.43262E-015</text:p>
              </table:table-cell>
              <table:table-cell office:value-type="float" office:value="0.0585530855049918">
                <text:p>0.0585530855049918</text:p>
              </table:table-cell>
              <table:table-cell office:value-type="float" office:value="0.0585530855049918">
                <text:p>0.0585530855049918</text:p>
              </table:table-cell>
              <table:table-cell office:value-type="float" office:value="1.35285102850166">
                <text:p>1.352851028501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7446E-015">
                <text:p>2.57446E-015</text:p>
              </table:table-cell>
              <table:table-cell office:value-type="float" office:value="0.294297942996672">
                <text:p>0.294297942996672</text:p>
              </table:table-cell>
              <table:table-cell office:value-type="float" office:value="0.411404114006656">
                <text:p>0.411404114006656</text:p>
              </table:table-cell>
              <table:table-cell office:value-type="float" office:value="1.47046803800222">
                <text:p>1.470468038002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3085E-015">
                <text:p>1.93085E-015</text:p>
              </table:table-cell>
              <table:table-cell office:value-type="float" office:value="0.0590639239955627">
                <text:p>0.0590639239955627</text:p>
              </table:table-cell>
              <table:table-cell office:value-type="float" office:value="0.881872152008875">
                <text:p>0.881872152008875</text:p>
              </table:table-cell>
              <table:table-cell office:value-type="float" office:value="1.62729071733629">
                <text:p>1.627290717336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4814E-015">
                <text:p>1.44814E-015</text:p>
              </table:table-cell>
              <table:table-cell office:value-type="float" office:value="0.254581434672583">
                <text:p>0.2545814346725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61E-015">
                <text:p>1.0861E-015</text:p>
              </table:table-cell>
              <table:table-cell office:value-type="float" office:value="0.672775246230111">
                <text:p>0.672775246230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1.476cm" svg:height="24.373cm" chart:class="chart:scatter" chart:style-name="ch1">
        <chart:title svg:x="13.859cm" svg:y="0.488cm" chart:style-name="ch2">
          <text:p>Error VS Step Size</text:p>
        </chart:title>
        <chart:subtitle svg:x="15.46cm" svg:y="1.478cm" chart:style-name="ch3">
          <text:p>e^1</text:p>
        </chart:subtitle>
        <chart:legend chart:legend-position="end" svg:x="29.35cm" svg:y="11.529cm" chart:style-name="ch4"/>
        <chart:plot-area chart:style-name="ch5" table:cell-range-address="Sheet5.A1:Sheet5.D129" chart:data-source-has-labels="row" svg:x="1.057cm" svg:y="2.416cm" svg:width="27.665cm" svg:height="20.697cm">
          <chart:axis chart:dimension="x" chart:name="primary-x" chart:style-name="ch6">
            <chart:title svg:x="14.487cm" svg:y="23.028cm" chart:style-name="ch7">
              <text:p>Step Size</text:p>
            </chart:title>
          </chart:axis>
          <chart:axis chart:dimension="y" chart:name="primary-y" chart:style-name="ch6">
            <chart:title svg:x="0.63cm" svg:y="12.835cm" chart:style-name="ch8">
              <text:p>Error</text:p>
            </chart:title>
            <chart:grid chart:style-name="ch9" chart:class="major"/>
          </chart:axis>
          <chart:series chart:style-name="ch10" chart:values-cell-range-address="Sheet5.B2:Sheet5.B129" chart:label-cell-address="Sheet5.B1:Sheet5.B1" chart:class="chart:scatter">
            <chart:domain table:cell-range-address="Sheet5.A2:Sheet5.A129"/>
            <chart:data-point chart:repeated="128"/>
          </chart:series>
          <chart:series chart:style-name="ch11" chart:values-cell-range-address="Sheet5.C2:Sheet5.C129" chart:label-cell-address="Sheet5.C1:Sheet5.C1" chart:class="chart:scatter">
            <chart:data-point chart:repeated="128"/>
          </chart:series>
          <chart:series chart:style-name="ch12" chart:values-cell-range-address="Sheet5.D2:Sheet5.D129" chart:label-cell-address="Sheet5.D1:Sheet5.D1" chart:class="chart:scatter">
            <chart:data-point chart:repeated="1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5.B1:Sheet5.B1">eps_F</text:p>
              </table:table-cell>
              <table:table-cell office:value-type="string">
                <text:p text:id="Sheet5.C1:Sheet5.C1">eps_C</text:p>
              </table:table-cell>
              <table:table-cell office:value-type="string">
                <text:p text:id="Sheet5.D1:Sheet5.D1">eps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Sheet5.A2:Sheet5.A129">8</text:p>
              </table:table-cell>
              <table:table-cell office:value-type="float" office:value="371.494748369057">
                <text:p text:id="Sheet5.B2:Sheet5.B129">371.494748369057</text:p>
              </table:table-cell>
              <table:table-cell office:value-type="float" office:value="5.82247929916836">
                <text:p text:id="Sheet5.C2:Sheet5.C129">5.82247929916836</text:p>
              </table:table-cell>
              <table:table-cell office:value-type="float" office:value="0.856252827849514">
                <text:p text:id="Sheet5.D2:Sheet5.D129">0.8562528278495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6.0714655805569">
                <text:p>66.0714655805569</text:p>
              </table:table-cell>
              <table:table-cell office:value-type="float" office:value="2.33929164242535">
                <text:p>2.33929164242535</text:p>
              </table:table-cell>
              <table:table-cell office:value-type="float" office:value="0.220404365185349">
                <text:p>0.220404365185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8.7815847330839">
                <text:p>18.7815847330839</text:p>
              </table:table-cell>
              <table:table-cell office:value-type="float" office:value="1.08496369148747">
                <text:p>1.08496369148747</text:p>
              </table:table-cell>
              <table:table-cell office:value-type="float" office:value="0.0620608562512214">
                <text:p>0.0620608562512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5">
                <text:p>3.375</text:p>
              </table:table-cell>
              <table:table-cell office:value-type="float" office:value="7.36275074987046">
                <text:p>7.36275074987046</text:p>
              </table:table-cell>
              <table:table-cell office:value-type="float" office:value="0.546953340795584">
                <text:p>0.546953340795584</text:p>
              </table:table-cell>
              <table:table-cell office:value-type="float" office:value="0.0183869005630572">
                <text:p>0.0183869005630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125">
                <text:p>2.53125</text:p>
              </table:table-cell>
              <table:table-cell office:value-type="float" office:value="3.57055124176161">
                <text:p>3.57055124176161</text:p>
              </table:table-cell>
              <table:table-cell office:value-type="float" office:value="0.289183174124543">
                <text:p>0.289183174124543</text:p>
              </table:table-cell>
              <table:table-cell office:value-type="float" office:value="0.00560625530295642">
                <text:p>0.00560625530295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984375">
                <text:p>1.8984375</text:p>
              </table:table-cell>
              <table:table-cell office:value-type="float" office:value="1.98954055079257">
                <text:p>1.98954055079257</text:p>
              </table:table-cell>
              <table:table-cell office:value-type="float" office:value="0.157081589246164">
                <text:p>0.157081589246164</text:p>
              </table:table-cell>
              <table:table-cell office:value-type="float" office:value="0.00173726813641081">
                <text:p>0.00173726813641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3828125">
                <text:p>1.423828125</text:p>
              </table:table-cell>
              <table:table-cell office:value-type="float" office:value="1.21444439224423">
                <text:p>1.21444439224423</text:p>
              </table:table-cell>
              <table:table-cell office:value-type="float" office:value="0.0866368534060637">
                <text:p>0.0866368534060637</text:p>
              </table:table-cell>
              <table:table-cell office:value-type="float" office:value="0.000543274032204494">
                <text:p>0.000543274032204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87109375">
                <text:p>1.06787109375</text:p>
              </table:table-cell>
              <table:table-cell office:value-type="float" office:value="0.787837074542356">
                <text:p>0.787837074542356</text:p>
              </table:table-cell>
              <table:table-cell office:value-type="float" office:value="0.0481964326876982">
                <text:p>0.0481964326876982</text:p>
              </table:table-cell>
              <table:table-cell office:value-type="float" office:value="0.00017076492837828">
                <text:p>0.00017076492837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9033203125">
                <text:p>0.8009033203125</text:p>
              </table:table-cell>
              <table:table-cell office:value-type="float" office:value="0.532709606711128">
                <text:p>0.532709606711128</text:p>
              </table:table-cell>
              <table:table-cell office:value-type="float" office:value="0.0269420405664705">
                <text:p>0.0269420405664705</text:p>
              </table:table-cell>
              <table:table-cell office:value-type="float" office:value="0.0000538309262836287">
                <text:p>0.0000538309262836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677490234375">
                <text:p>0.600677490234375</text:p>
              </table:table-cell>
              <table:table-cell office:value-type="float" office:value="0.370708407968401">
                <text:p>0.370708407968401</text:p>
              </table:table-cell>
              <table:table-cell office:value-type="float" office:value="0.0151018448250946">
                <text:p>0.0151018448250946</text:p>
              </table:table-cell>
              <table:table-cell office:value-type="float" office:value="0.0000169969213992602">
                <text:p>0.0000169969213992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508117675781">
                <text:p>0.450508117675781</text:p>
              </table:table-cell>
              <table:table-cell office:value-type="float" office:value="0.263260866541371">
                <text:p>0.263260866541371</text:p>
              </table:table-cell>
              <table:table-cell office:value-type="float" office:value="0.0084780451485632">
                <text:p>0.0084780451485632</text:p>
              </table:table-cell>
              <table:table-cell office:value-type="float" office:value="0.00000537162418135819">
                <text:p>0.00000537162418135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7881088256836">
                <text:p>0.337881088256836</text:p>
              </table:table-cell>
              <table:table-cell office:value-type="float" office:value="0.189690090136601">
                <text:p>0.189690090136601</text:p>
              </table:table-cell>
              <table:table-cell office:value-type="float" office:value="0.00476361071138269">
                <text:p>0.00476361071138269</text:p>
              </table:table-cell>
              <table:table-cell office:value-type="float" office:value="0.00000169849752811013">
                <text:p>0.00000169849752811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410816192627">
                <text:p>0.253410816192627</text:p>
              </table:table-cell>
              <table:table-cell office:value-type="float" office:value="0.138122173169461">
                <text:p>0.138122173169461</text:p>
              </table:table-cell>
              <table:table-cell office:value-type="float" office:value="0.00267785871528173">
                <text:p>0.00267785871528173</text:p>
              </table:table-cell>
              <table:table-cell office:value-type="float" office:value="0.00000053722010711971">
                <text:p>0.00000053722010711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005811214447">
                <text:p>0.19005811214447</text:p>
              </table:table-cell>
              <table:table-cell office:value-type="float" office:value="0.101346685091076">
                <text:p>0.101346685091076</text:p>
              </table:table-cell>
              <table:table-cell office:value-type="float" office:value="0.00150576664178078">
                <text:p>0.00150576664178078</text:p>
              </table:table-cell>
              <table:table-cell office:value-type="float" office:value="0.00000016994882042631">
                <text:p>0.00000016994882042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2543584108353">
                <text:p>0.142543584108353</text:p>
              </table:table-cell>
              <table:table-cell office:value-type="float" office:value="0.0747824404636192">
                <text:p>0.0747824404636192</text:p>
              </table:table-cell>
              <table:table-cell office:value-type="float" office:value="0.000846826435031661">
                <text:p>0.000846826435031661</text:p>
              </table:table-cell>
              <table:table-cell office:value-type="float" office:value="0.00000005377109773998">
                <text:p>0.00000005377109773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907688081264">
                <text:p>0.106907688081264</text:p>
              </table:table-cell>
              <table:table-cell office:value-type="float" office:value="0.0554107393858591">
                <text:p>0.0554107393858591</text:p>
              </table:table-cell>
              <table:table-cell office:value-type="float" office:value="0.000476286940421599">
                <text:p>0.000476286940421599</text:p>
              </table:table-cell>
              <table:table-cell office:value-type="float" office:value="0.00000001701693347464">
                <text:p>0.00000001701693347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1807660609484">
                <text:p>0.0801807660609484</text:p>
              </table:table-cell>
              <table:table-cell office:value-type="float" office:value="0.0411837029225135">
                <text:p>0.0411837029225135</text:p>
              </table:table-cell>
              <table:table-cell office:value-type="float" office:value="0.000267894656225214">
                <text:p>0.000267894656225214</text:p>
              </table:table-cell>
              <table:table-cell office:value-type="float" office:value="0.00000000538861217475">
                <text:p>0.00000000538861217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1355745457113">
                <text:p>0.0601355745457113</text:p>
              </table:table-cell>
              <table:table-cell office:value-type="float" office:value="0.0306796730478813">
                <text:p>0.0306796730478813</text:p>
              </table:table-cell>
              <table:table-cell office:value-type="float" office:value="0.000150685443286122">
                <text:p>0.000150685443286122</text:p>
              </table:table-cell>
              <table:table-cell office:value-type="float" office:value="0.00000000170950443926">
                <text:p>0.00000000170950443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016809092835">
                <text:p>0.0451016809092835</text:p>
              </table:table-cell>
              <table:table-cell office:value-type="float" office:value="0.0228937247983998">
                <text:p>0.0228937247983998</text:p>
              </table:table-cell>
              <table:table-cell office:value-type="float" office:value="0.0000847588826823081">
                <text:p>0.0000847588826823081</text:p>
              </table:table-cell>
              <table:table-cell office:value-type="float" office:value="0.00000000054544494978">
                <text:p>0.00000000054544494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38262606819626">
                <text:p>0.0338262606819626</text:p>
              </table:table-cell>
              <table:table-cell office:value-type="float" office:value="0.0171054566475703">
                <text:p>0.0171054566475703</text:p>
              </table:table-cell>
              <table:table-cell office:value-type="float" office:value="0.0000476763382302208">
                <text:p>0.0000476763382302208</text:p>
              </table:table-cell>
              <table:table-cell office:value-type="float" office:value="0.00000000017712878671">
                <text:p>0.00000000017712878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3696955114719">
                <text:p>0.0253696955114719</text:p>
              </table:table-cell>
              <table:table-cell office:value-type="float" office:value="0.0127928018107428">
                <text:p>0.0127928018107428</text:p>
              </table:table-cell>
              <table:table-cell office:value-type="float" office:value="0.0000268177695306941">
                <text:p>0.0000268177695306941</text:p>
              </table:table-cell>
              <table:table-cell office:value-type="float" office:value="0.00000000006059457496">
                <text:p>0.00000000006059457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027271633604">
                <text:p>0.019027271633604</text:p>
              </table:table-cell>
              <table:table-cell office:value-type="float" office:value="0.00957426344081767">
                <text:p>0.00957426344081767</text:p>
              </table:table-cell>
              <table:table-cell office:value-type="float" office:value="0.0000150849393515477">
                <text:p>0.0000150849393515477</text:p>
              </table:table-cell>
              <table:table-cell office:value-type="float" office:value="0.00000000002370909514">
                <text:p>0.00000000002370909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270453725203">
                <text:p>0.014270453725203</text:p>
              </table:table-cell>
              <table:table-cell office:value-type="float" office:value="0.00716928926549942">
                <text:p>0.00716928926549942</text:p>
              </table:table-cell>
              <table:table-cell office:value-type="float" office:value="0.00000848525867562255">
                <text:p>0.00000848525867562255</text:p>
              </table:table-cell>
              <table:table-cell office:value-type="float" office:value="0.00000000001205386054">
                <text:p>0.00000000001205386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7028402939022">
                <text:p>0.0107028402939022</text:p>
              </table:table-cell>
              <table:table-cell office:value-type="float" office:value="0.00537056313229065">
                <text:p>0.00537056313229065</text:p>
              </table:table-cell>
              <table:table-cell office:value-type="float" office:value="0.00000477294977697539">
                <text:p>0.00000477294977697539</text:p>
              </table:table-cell>
              <table:table-cell office:value-type="float" office:value="0.0000000000083433718">
                <text:p>0.0000000000083433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02713022042667">
                <text:p>0.00802713022042667</text:p>
              </table:table-cell>
              <table:table-cell office:value-type="float" office:value="0.00402432582586761">
                <text:p>0.00402432582586761</text:p>
              </table:table-cell>
              <table:table-cell office:value-type="float" office:value="0.00000268477964522495">
                <text:p>0.00000268477964522495</text:p>
              </table:table-cell>
              <table:table-cell office:value-type="float" office:value="0.00000000000719356466">
                <text:p>0.000000000007193564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02034766532">
                <text:p>0.00602034766532</text:p>
              </table:table-cell>
              <table:table-cell office:value-type="float" office:value="0.00301622369314535">
                <text:p>0.00301622369314535</text:p>
              </table:table-cell>
              <table:table-cell office:value-type="float" office:value="0.00000151018511332151">
                <text:p>0.00000151018511332151</text:p>
              </table:table-cell>
              <table:table-cell office:value-type="float" office:value="0.00000000000685211866">
                <text:p>0.00000000000685211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51526074899">
                <text:p>0.00451526074899</text:p>
              </table:table-cell>
              <table:table-cell office:value-type="float" office:value="0.00226103213687521">
                <text:p>0.00226103213687521</text:p>
              </table:table-cell>
              <table:table-cell office:value-type="float" office:value="0.00000084947604709274">
                <text:p>0.00000084947604709274</text:p>
              </table:table-cell>
              <table:table-cell office:value-type="float" office:value="0.00000000000666505853">
                <text:p>0.000000000006665058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864455617425">
                <text:p>0.0033864455617425</text:p>
              </table:table-cell>
              <table:table-cell office:value-type="float" office:value="0.00169513572903444">
                <text:p>0.00169513572903444</text:p>
              </table:table-cell>
              <table:table-cell office:value-type="float" office:value="0.00000047782733025182">
                <text:p>0.00000047782733025182</text:p>
              </table:table-cell>
              <table:table-cell office:value-type="float" office:value="0.000000000006616864">
                <text:p>0.000000000006616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3983417130688">
                <text:p>0.00253983417130688</text:p>
              </table:table-cell>
              <table:table-cell office:value-type="float" office:value="0.00127099288823971">
                <text:p>0.00127099288823971</text:p>
              </table:table-cell>
              <table:table-cell office:value-type="float" office:value="0.00000026877487395355">
                <text:p>0.00000026877487395355</text:p>
              </table:table-cell>
              <table:table-cell office:value-type="float" office:value="0.00000000000662764651">
                <text:p>0.00000000000662764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0487562848016">
                <text:p>0.00190487562848016</text:p>
              </table:table-cell>
              <table:table-cell office:value-type="float" office:value="0.000953042854127177">
                <text:p>0.000953042854127177</text:p>
              </table:table-cell>
              <table:table-cell office:value-type="float" office:value="0.00000015118294010853">
                <text:p>0.00000015118294010853</text:p>
              </table:table-cell>
              <table:table-cell office:value-type="float" office:value="0.00000000000657749152">
                <text:p>0.00000000000657749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42865672136012">
                <text:p>0.00142865672136012</text:p>
              </table:table-cell>
              <table:table-cell office:value-type="float" office:value="0.000714668652206987">
                <text:p>0.000714668652206987</text:p>
              </table:table-cell>
              <table:table-cell office:value-type="float" office:value="0.00000008503754766225">
                <text:p>0.00000008503754766225</text:p>
              </table:table-cell>
              <table:table-cell office:value-type="float" office:value="0.00000000000698739009">
                <text:p>0.00000000000698739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7149254102009">
                <text:p>0.00107149254102009</text:p>
              </table:table-cell>
              <table:table-cell office:value-type="float" office:value="0.000535937664383848">
                <text:p>0.000535937664383848</text:p>
              </table:table-cell>
              <table:table-cell office:value-type="float" office:value="0.00000004783063989167">
                <text:p>0.00000004783063989167</text:p>
              </table:table-cell>
              <table:table-cell office:value-type="float" office:value="0.00000000000675867028">
                <text:p>0.00000000000675867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03619405765066">
                <text:p>0.000803619405765066</text:p>
              </table:table-cell>
              <table:table-cell office:value-type="float" office:value="0.000401917351879176">
                <text:p>0.000401917351879176</text:p>
              </table:table-cell>
              <table:table-cell office:value-type="float" office:value="0.00000002690184148035">
                <text:p>0.00000002690184148035</text:p>
              </table:table-cell>
              <table:table-cell office:value-type="float" office:value="0.00000000000619961373">
                <text:p>0.00000000000619961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027145543238">
                <text:p>0.0006027145543238</text:p>
              </table:table-cell>
              <table:table-cell office:value-type="float" office:value="0.000301417823569706">
                <text:p>0.000301417823569706</text:p>
              </table:table-cell>
              <table:table-cell office:value-type="float" office:value="0.00000001512947195622">
                <text:p>0.00000001512947195622</text:p>
              </table:table-cell>
              <table:table-cell office:value-type="float" office:value="0.0000000000061092694">
                <text:p>0.0000000000061092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5203591574285">
                <text:p>0.00045203591574285</text:p>
              </table:table-cell>
              <table:table-cell office:value-type="float" office:value="0.000226052011437304">
                <text:p>0.000226052011437304</text:p>
              </table:table-cell>
              <table:table-cell office:value-type="float" office:value="0.0000000085074067027">
                <text:p>0.0000000085074067027</text:p>
              </table:table-cell>
              <table:table-cell office:value-type="float" office:value="0.00000000000746443426">
                <text:p>0.00000000000746443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39026936807137">
                <text:p>0.000339026936807137</text:p>
              </table:table-cell>
              <table:table-cell office:value-type="float" office:value="0.000169532619925984">
                <text:p>0.000169532619925984</text:p>
              </table:table-cell>
              <table:table-cell office:value-type="float" office:value="0.00000000478269272791">
                <text:p>0.00000000478269272791</text:p>
              </table:table-cell>
              <table:table-cell office:value-type="float" office:value="0.00000000000786600089">
                <text:p>0.00000000000786600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54270202605353">
                <text:p>0.000254270202605353</text:p>
              </table:table-cell>
              <table:table-cell office:value-type="float" office:value="0.000127145871062899">
                <text:p>0.000127145871062899</text:p>
              </table:table-cell>
              <table:table-cell office:value-type="float" office:value="0.00000000268682335554">
                <text:p>0.00000000268682335554</text:p>
              </table:table-cell>
              <table:table-cell office:value-type="float" office:value="0.00000000000658092232">
                <text:p>0.00000000000658092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90702651954015">
                <text:p>0.000190702651954015</text:p>
              </table:table-cell>
              <table:table-cell office:value-type="float" office:value="0.0000953573813846778">
                <text:p>0.0000953573813846778</text:p>
              </table:table-cell>
              <table:table-cell office:value-type="float" office:value="0.0000000015084589125">
                <text:p>0.0000000015084589125</text:p>
              </table:table-cell>
              <table:table-cell office:value-type="float" office:value="0.0000000000050104341">
                <text:p>0.0000000000050104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43026988965511">
                <text:p>0.000143026988965511</text:p>
              </table:table-cell>
              <table:table-cell office:value-type="float" office:value="0.0000715168971138553">
                <text:p>0.0000715168971138553</text:p>
              </table:table-cell>
              <table:table-cell office:value-type="float" office:value="0.00000000084567351365">
                <text:p>0.00000000084567351365</text:p>
              </table:table-cell>
              <table:table-cell office:value-type="float" office:value="0.00000000000719977277">
                <text:p>0.000000000007199772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07270241724133">
                <text:p>0.000107270241724133</text:p>
              </table:table-cell>
              <table:table-cell office:value-type="float" office:value="0.0000536370332841266">
                <text:p>0.0000536370332841266</text:p>
              </table:table-cell>
              <table:table-cell office:value-type="float" office:value="0.00000000047254149169">
                <text:p>0.00000000047254149169</text:p>
              </table:table-cell>
              <table:table-cell office:value-type="float" office:value="0.00000000001075342507">
                <text:p>0.00000000001075342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804526812931">
                <text:p>0.0000804526812931</text:p>
              </table:table-cell>
              <table:table-cell office:value-type="float" office:value="0.0000402274143725559">
                <text:p>0.0000402274143725559</text:p>
              </table:table-cell>
              <table:table-cell office:value-type="float" office:value="0.00000000026338441699">
                <text:p>0.00000000026338441699</text:p>
              </table:table-cell>
              <table:table-cell office:value-type="float" office:value="0.00000000001007657782">
                <text:p>0.00000000001007657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0339510969825">
                <text:p>0.000060339510969825</text:p>
              </table:table-cell>
              <table:table-cell office:value-type="float" office:value="0.0000301703529952737">
                <text:p>0.0000301703529952737</text:p>
              </table:table-cell>
              <table:table-cell office:value-type="float" office:value="0.00000000014492977572">
                <text:p>0.00000000014492977572</text:p>
              </table:table-cell>
              <table:table-cell office:value-type="float" office:value="0.00000000000052785264">
                <text:p>0.00000000000052785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452546332273687">
                <text:p>0.0000452546332273687</text:p>
              </table:table-cell>
              <table:table-cell office:value-type="float" office:value="0.000022627652741345">
                <text:p>0.000022627652741345</text:p>
              </table:table-cell>
              <table:table-cell office:value-type="float" office:value="0.00000000008175393437">
                <text:p>0.00000000008175393437</text:p>
              </table:table-cell>
              <table:table-cell office:value-type="float" office:value="0.00000000000488708878">
                <text:p>0.000000000004887088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339409749205266">
                <text:p>0.0000339409749205266</text:p>
              </table:table-cell>
              <table:table-cell office:value-type="float" office:value="0.0000169706751584361">
                <text:p>0.0000169706751584361</text:p>
              </table:table-cell>
              <table:table-cell office:value-type="float" office:value="0.0000000000384334228">
                <text:p>0.0000000000384334228</text:p>
              </table:table-cell>
              <table:table-cell office:value-type="float" office:value="0.00000000001932731376">
                <text:p>0.00000000001932731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254557311903949">
                <text:p>0.0000254557311903949</text:p>
              </table:table-cell>
              <table:table-cell office:value-type="float" office:value="0.0000127279698488088">
                <text:p>0.0000127279698488088</text:p>
              </table:table-cell>
              <table:table-cell office:value-type="float" office:value="0.0000000000272021367">
                <text:p>0.0000000000272021367</text:p>
              </table:table-cell>
              <table:table-cell office:value-type="float" office:value="0.00000000000702643583">
                <text:p>0.000000000007026435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90917983927962">
                <text:p>0.0000190917983927962</text:p>
              </table:table-cell>
              <table:table-cell office:value-type="float" office:value="0.00000954595905050729">
                <text:p>0.00000954595905050729</text:p>
              </table:table-cell>
              <table:table-cell office:value-type="float" office:value="0.00000000001008785044">
                <text:p>0.00000000001008785044</text:p>
              </table:table-cell>
              <table:table-cell office:value-type="float" office:value="0.00000000001273136129">
                <text:p>0.00000000001273136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43188487945971">
                <text:p>0.0000143188487945971</text:p>
              </table:table-cell>
              <table:table-cell office:value-type="float" office:value="0.00000715945398235945">
                <text:p>0.00000715945398235945</text:p>
              </table:table-cell>
              <table:table-cell office:value-type="float" office:value="0.00000000001008785044">
                <text:p>0.00000000001008785044</text:p>
              </table:table-cell>
              <table:table-cell office:value-type="float" office:value="0.00000000000512495738">
                <text:p>0.00000000000512495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07391365959479">
                <text:p>0.0000107391365959479</text:p>
              </table:table-cell>
              <table:table-cell office:value-type="float" office:value="0.0000053695882548727">
                <text:p>0.0000053695882548727</text:p>
              </table:table-cell>
              <table:table-cell office:value-type="float" office:value="0.0000000000062845668">
                <text:p>0.0000000000062845668</text:p>
              </table:table-cell>
              <table:table-cell office:value-type="float" office:value="0.00000000001399895913">
                <text:p>0.00000000001399895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805435244696089">
                <text:p>0.00000805435244696089</text:p>
              </table:table-cell>
              <table:table-cell office:value-type="float" office:value="0.00000402718895909427">
                <text:p>0.00000402718895909427</text:p>
              </table:table-cell>
              <table:table-cell office:value-type="float" office:value="0.00000000001906984061">
                <text:p>0.00000000001906984061</text:p>
              </table:table-cell>
              <table:table-cell office:value-type="float" office:value="0.00000000000797496954">
                <text:p>0.00000000000797496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604076433522067">
                <text:p>0.00000604076433522067</text:p>
              </table:table-cell>
              <table:table-cell office:value-type="float" office:value="0.00000302036497801357">
                <text:p>0.00000302036497801357</text:p>
              </table:table-cell>
              <table:table-cell office:value-type="float" office:value="0.00000000002825865883">
                <text:p>0.00000000002825865883</text:p>
              </table:table-cell>
              <table:table-cell office:value-type="float" office:value="0.00000000000780114249">
                <text:p>0.00000000000780114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45305732514155">
                <text:p>0.0000045305732514155</text:p>
              </table:table-cell>
              <table:table-cell office:value-type="float" office:value="0.00000226529206683217">
                <text:p>0.00000226529206683217</text:p>
              </table:table-cell>
              <table:table-cell office:value-type="float" office:value="0.00000000001681597029">
                <text:p>0.00000000001681597029</text:p>
              </table:table-cell>
              <table:table-cell office:value-type="float" office:value="0.00000000006489565092">
                <text:p>0.00000000006489565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339792993856163">
                <text:p>0.00000339792993856163</text:p>
              </table:table-cell>
              <table:table-cell office:value-type="float" office:value="0.00000169896184124341">
                <text:p>0.00000169896184124341</text:p>
              </table:table-cell>
              <table:table-cell office:value-type="float" office:value="0.00000000001924366766">
                <text:p>0.00000000001924366766</text:p>
              </table:table-cell>
              <table:table-cell office:value-type="float" office:value="0.00000000001924366766">
                <text:p>0.000000000019243667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54844745392122">
                <text:p>0.00000254844745392122</text:p>
              </table:table-cell>
              <table:table-cell office:value-type="float" office:value="0.00000127422619180863">
                <text:p>0.00000127422619180863</text:p>
              </table:table-cell>
              <table:table-cell office:value-type="float" office:value="0.00000000001280928939">
                <text:p>0.00000000001280928939</text:p>
              </table:table-cell>
              <table:table-cell office:value-type="float" office:value="0.00000000007266558949">
                <text:p>0.00000000007266558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91133559044091">
                <text:p>0.00000191133559044091</text:p>
              </table:table-cell>
              <table:table-cell office:value-type="float" office:value="0.00000095570383673237">
                <text:p>0.00000095570383673237</text:p>
              </table:table-cell>
              <table:table-cell office:value-type="float" office:value="0.00000000007691553024">
                <text:p>0.00000000007691553024</text:p>
              </table:table-cell>
              <table:table-cell office:value-type="float" office:value="0.00000000019088219879">
                <text:p>0.00000000019088219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43350169283069">
                <text:p>0.00000143350169283069</text:p>
              </table:table-cell>
              <table:table-cell office:value-type="float" office:value="0.0000007167444029761">
                <text:p>0.0000007167444029761</text:p>
              </table:table-cell>
              <table:table-cell office:value-type="float" office:value="0.00000000000855934864">
                <text:p>0.00000000000855934864</text:p>
              </table:table-cell>
              <table:table-cell office:value-type="float" office:value="0.00000000014339604605">
                <text:p>0.00000000014339604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07512626962301">
                <text:p>0.00000107512626962301</text:p>
              </table:table-cell>
              <table:table-cell office:value-type="float" office:value="0.00000053743697825999">
                <text:p>0.00000053743697825999</text:p>
              </table:table-cell>
              <table:table-cell office:value-type="float" office:value="0.0000000000294293775">
                <text:p>0.0000000000294293775</text:p>
              </table:table-cell>
              <table:table-cell office:value-type="float" office:value="0.00000000017317781542">
                <text:p>0.000000000173177815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80634470221726">
                <text:p>0.00000080634470221726</text:p>
              </table:table-cell>
              <table:table-cell office:value-type="float" office:value="0.00000040310836524014">
                <text:p>0.00000040310836524014</text:p>
              </table:table-cell>
              <table:table-cell office:value-type="float" office:value="0.00000000028268853203">
                <text:p>0.00000000028268853203</text:p>
              </table:table-cell>
              <table:table-cell office:value-type="float" office:value="0.00000000001254544476">
                <text:p>0.00000000001254544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60475852666295">
                <text:p>0.00000060475852666295</text:p>
              </table:table-cell>
              <table:table-cell office:value-type="float" office:value="0.00000030234502129744">
                <text:p>0.00000030234502129744</text:p>
              </table:table-cell>
              <table:table-cell office:value-type="float" office:value="0.00000000005499012285">
                <text:p>0.00000000005499012285</text:p>
              </table:table-cell>
              <table:table-cell office:value-type="float" office:value="0.00000000030520044235">
                <text:p>0.00000000030520044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45356889499721">
                <text:p>0.00000045356889499721</text:p>
              </table:table-cell>
              <table:table-cell office:value-type="float" office:value="0.00000022670497777282">
                <text:p>0.00000022670497777282</text:p>
              </table:table-cell>
              <table:table-cell office:value-type="float" office:value="0.00000000021515280105">
                <text:p>0.00000000021515280105</text:p>
              </table:table-cell>
              <table:table-cell office:value-type="float" office:value="0.00000000074535569956">
                <text:p>0.000000000745355699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34017667124791">
                <text:p>0.00000034017667124791</text:p>
              </table:table-cell>
              <table:table-cell office:value-type="float" office:value="0.00000017027510409706">
                <text:p>0.00000017027510409706</text:p>
              </table:table-cell>
              <table:table-cell office:value-type="float" office:value="0.00000000026510128588">
                <text:p>0.00000000026510128588</text:p>
              </table:table-cell>
              <table:table-cell office:value-type="float" office:value="0.00000000037523771453">
                <text:p>0.000000000375237714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25513250343593">
                <text:p>0.00000025513250343593</text:p>
              </table:table-cell>
              <table:table-cell office:value-type="float" office:value="0.00000012721230680975">
                <text:p>0.00000012721230680975</text:p>
              </table:table-cell>
              <table:table-cell office:value-type="float" office:value="0.00000000021515280105">
                <text:p>0.00000000021515280105</text:p>
              </table:table-cell>
              <table:table-cell office:value-type="float" office:value="0.00000000021515280105">
                <text:p>0.00000000021515280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19134937757695">
                <text:p>0.00000019134937757695</text:p>
              </table:table-cell>
              <table:table-cell office:value-type="float" office:value="0.00000009583569611651">
                <text:p>0.00000009583569611651</text:p>
              </table:table-cell>
              <table:table-cell office:value-type="float" office:value="0.00000000021173981143">
                <text:p>0.00000000021173981143</text:p>
              </table:table-cell>
              <table:table-cell office:value-type="float" office:value="0.00000000021173981143">
                <text:p>0.00000000021173981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14351203318271">
                <text:p>0.00000014351203318271</text:p>
              </table:table-cell>
              <table:table-cell office:value-type="float" office:value="0.00000007136051672689">
                <text:p>0.00000007136051672689</text:p>
              </table:table-cell>
              <table:table-cell office:value-type="float" office:value="0.00000000035745050192">
                <text:p>0.00000000035745050192</text:p>
              </table:table-cell>
              <table:table-cell office:value-type="float" office:value="0.00000000035745050192">
                <text:p>0.000000000357450501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10763402488703">
                <text:p>0.00000010763402488703</text:p>
              </table:table-cell>
              <table:table-cell office:value-type="float" office:value="0.00000005276696975833">
                <text:p>0.00000005276696975833</text:p>
              </table:table-cell>
              <table:table-cell office:value-type="float" office:value="0.00000000035745050192">
                <text:p>0.00000000035745050192</text:p>
              </table:table-cell>
              <table:table-cell office:value-type="float" office:value="0.00000000369012435171">
                <text:p>0.00000000369012435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8072551866527">
                <text:p>0.00000008072551866527</text:p>
              </table:table-cell>
              <table:table-cell office:value-type="float" office:value="0.00000004011829819778">
                <text:p>0.00000004011829819778</text:p>
              </table:table-cell>
              <table:table-cell office:value-type="float" office:value="0.00000000035745050192">
                <text:p>0.00000000035745050192</text:p>
              </table:table-cell>
              <table:table-cell office:value-type="float" office:value="0.00000000035745050192">
                <text:p>0.00000000035745050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6054413899896">
                <text:p>0.00000006054413899896</text:p>
              </table:table-cell>
              <table:table-cell office:value-type="float" office:value="0.00000003202314832714">
                <text:p>0.00000003202314832714</text:p>
              </table:table-cell>
              <table:table-cell office:value-type="float" office:value="0.00000000035745066529">
                <text:p>0.00000000035745066529</text:p>
              </table:table-cell>
              <table:table-cell office:value-type="float" office:value="0.00000000755313931212">
                <text:p>0.00000000755313931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4540810424922">
                <text:p>0.00000004540810424922</text:p>
              </table:table-cell>
              <table:table-cell office:value-type="float" office:value="0.00000002122961527521">
                <text:p>0.00000002122961527521</text:p>
              </table:table-cell>
              <table:table-cell office:value-type="float" office:value="0.00000000035745066529">
                <text:p>0.00000000035745066529</text:p>
              </table:table-cell>
              <table:table-cell office:value-type="float" office:value="0.0000000099517021944">
                <text:p>0.0000000099517021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3405607818691">
                <text:p>0.00000003405607818691</text:p>
              </table:table-cell>
              <table:table-cell office:value-type="float" office:value="0.00000001643248967402">
                <text:p>0.00000001643248967402</text:p>
              </table:table-cell>
              <table:table-cell office:value-type="float" office:value="0.00000000204111238036">
                <text:p>0.00000000204111238036</text:p>
              </table:table-cell>
              <table:table-cell office:value-type="float" office:value="0.00000001075122299179">
                <text:p>0.00000001075122299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2554205864018">
                <text:p>0.00000002554205864018</text:p>
              </table:table-cell>
              <table:table-cell office:value-type="float" office:value="0.00000001163536390947">
                <text:p>0.00000001163536390947</text:p>
              </table:table-cell>
              <table:table-cell office:value-type="float" office:value="0.0000000052391962234">
                <text:p>0.0000000052391962234</text:p>
              </table:table-cell>
              <table:table-cell office:value-type="float" office:value="0.0000000203454745209">
                <text:p>0.0000000203454745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1915654398014">
                <text:p>0.00000001915654398014</text:p>
              </table:table-cell>
              <table:table-cell office:value-type="float" office:value="0.00000000310714027358">
                <text:p>0.00000000310714027358</text:p>
              </table:table-cell>
              <table:table-cell office:value-type="float" office:value="0.00000000542108319894">
                <text:p>0.00000000542108319894</text:p>
              </table:table-cell>
              <table:table-cell office:value-type="float" office:value="0.00000001679204799233">
                <text:p>0.000000016792047992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143674079851">
                <text:p>0.0000000143674079851</text:p>
              </table:table-cell>
              <table:table-cell office:value-type="float" office:value="0.00000000879262275196">
                <text:p>0.00000000879262275196</text:p>
              </table:table-cell>
              <table:table-cell office:value-type="float" office:value="0.00000000257834204143">
                <text:p>0.00000000257834204143</text:p>
              </table:table-cell>
              <table:table-cell office:value-type="float" office:value="0.00000001258294434976">
                <text:p>0.00000001258294434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1077555598883">
                <text:p>0.00000001077555598883</text:p>
              </table:table-cell>
              <table:table-cell office:value-type="float" office:value="0.00000000121197955637">
                <text:p>0.00000000121197955637</text:p>
              </table:table-cell>
              <table:table-cell office:value-type="float" office:value="0.00000000121197955637">
                <text:p>0.00000000121197955637</text:p>
              </table:table-cell>
              <table:table-cell office:value-type="float" office:value="0.00000003921811748681">
                <text:p>0.00000003921811748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808166699162">
                <text:p>0.00000000808166699162</text:p>
              </table:table-cell>
              <table:table-cell office:value-type="float" office:value="0.00000000121197955637">
                <text:p>0.00000000121197955637</text:p>
              </table:table-cell>
              <table:table-cell office:value-type="float" office:value="0.00000000121197955637">
                <text:p>0.00000000121197955637</text:p>
              </table:table-cell>
              <table:table-cell office:value-type="float" office:value="0.00000005269481650121">
                <text:p>0.00000005269481650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606125024372">
                <text:p>0.00000000606125024372</text:p>
              </table:table-cell>
              <table:table-cell office:value-type="float" office:value="0.0000000122647196214">
                <text:p>0.0000000122647196214</text:p>
              </table:table-cell>
              <table:table-cell office:value-type="float" office:value="0.0000000122647196214">
                <text:p>0.0000000122647196214</text:p>
              </table:table-cell>
              <table:table-cell office:value-type="float" office:value="0.00000004820258355087">
                <text:p>0.00000004820258355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454593768279">
                <text:p>0.00000000454593768279</text:p>
              </table:table-cell>
              <table:table-cell office:value-type="float" office:value="0.00000000328025355735">
                <text:p>0.00000000328025355735</text:p>
              </table:table-cell>
              <table:table-cell office:value-type="float" office:value="0.00000000328025355735">
                <text:p>0.00000000328025355735</text:p>
              </table:table-cell>
              <table:table-cell office:value-type="float" office:value="0.00000014047120265064">
                <text:p>0.000000140471202650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340945326209">
                <text:p>0.00000000340945326209</text:p>
              </table:table-cell>
              <table:table-cell office:value-type="float" office:value="0.00000003921811748681">
                <text:p>0.00000003921811748681</text:p>
              </table:table-cell>
              <table:table-cell office:value-type="float" office:value="0.00000000869903452806">
                <text:p>0.00000000869903452806</text:p>
              </table:table-cell>
              <table:table-cell office:value-type="float" office:value="0.00000011908003767497">
                <text:p>0.000000119080037674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255708994657">
                <text:p>0.00000000255708994657</text:p>
              </table:table-cell>
              <table:table-cell office:value-type="float" office:value="0.00000002324573364523">
                <text:p>0.00000002324573364523</text:p>
              </table:table-cell>
              <table:table-cell office:value-type="float" office:value="0.00000002324573364523">
                <text:p>0.00000002324573364523</text:p>
              </table:table-cell>
              <table:table-cell office:value-type="float" office:value="0.00000010843178172613">
                <text:p>0.000000108431781726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191781745993">
                <text:p>0.00000000191781745993</text:p>
              </table:table-cell>
              <table:table-cell office:value-type="float" office:value="0.00000004064380253797">
                <text:p>0.00000004064380253797</text:p>
              </table:table-cell>
              <table:table-cell office:value-type="float" office:value="0.00000004064380253797">
                <text:p>0.00000004064380253797</text:p>
              </table:table-cell>
              <table:table-cell office:value-type="float" office:value="0.00000018651899239888">
                <text:p>0.000000186518992398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143836309494">
                <text:p>0.00000000143836309494</text:p>
              </table:table-cell>
              <table:table-cell office:value-type="float" office:value="0.00000007293759501214">
                <text:p>0.00000007293759501214</text:p>
              </table:table-cell>
              <table:table-cell office:value-type="float" office:value="0.00000004064380253797">
                <text:p>0.00000004064380253797</text:p>
              </table:table-cell>
              <table:table-cell office:value-type="float" office:value="0.00000019208566572029">
                <text:p>0.000000192085665720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107877232121">
                <text:p>0.00000000107877232121</text:p>
              </table:table-cell>
              <table:table-cell office:value-type="float" office:value="0.00000000278333674239">
                <text:p>0.00000000278333674239</text:p>
              </table:table-cell>
              <table:table-cell office:value-type="float" office:value="0.00000000278333674239">
                <text:p>0.00000000278333674239</text:p>
              </table:table-cell>
              <table:table-cell office:value-type="float" office:value="0.00000000278333674239">
                <text:p>0.000000002783336742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80907924091">
                <text:p>0.00000000080907924091</text:p>
              </table:table-cell>
              <table:table-cell office:value-type="float" office:value="0.00000010374457886394">
                <text:p>0.00000010374457886394</text:p>
              </table:table-cell>
              <table:table-cell office:value-type="float" office:value="0.00000009817790554252">
                <text:p>0.00000009817790554252</text:p>
              </table:table-cell>
              <table:table-cell office:value-type="float" office:value="0.00000017105207361164">
                <text:p>0.00000017105207361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060680943068">
                <text:p>0.00000000060680943068</text:p>
              </table:table-cell>
              <table:table-cell office:value-type="float" office:value="0.00000010374457886394">
                <text:p>0.00000010374457886394</text:p>
              </table:table-cell>
              <table:table-cell office:value-type="float" office:value="0.00000016548540029022">
                <text:p>0.00000016548540029022</text:p>
              </table:table-cell>
              <table:table-cell office:value-type="float" office:value="0.00000055246121067863">
                <text:p>0.000000552461210678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045510707301">
                <text:p>0.00000000045510707301</text:p>
              </table:table-cell>
              <table:table-cell office:value-type="float" office:value="0.00000016548540029022">
                <text:p>0.00000016548540029022</text:p>
              </table:table-cell>
              <table:table-cell office:value-type="float" office:value="0.00000016548540029022">
                <text:p>0.00000016548540029022</text:p>
              </table:table-cell>
              <table:table-cell office:value-type="float" office:value="0.00000079177674761379">
                <text:p>0.00000079177674761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034133030476">
                <text:p>0.00000000034133030476</text:p>
              </table:table-cell>
              <table:table-cell office:value-type="float" office:value="0.00000007383013664494">
                <text:p>0.00000007383013664494</text:p>
              </table:table-cell>
              <table:table-cell office:value-type="float" office:value="0.00000055246121067863">
                <text:p>0.00000055246121067863</text:p>
              </table:table-cell>
              <table:table-cell office:value-type="float" office:value="0.00000008571355469963">
                <text:p>0.00000008571355469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25599772857">
                <text:p>0.00000000025599772857</text:p>
              </table:table-cell>
              <table:table-cell office:value-type="float" office:value="0.00000007383013664494">
                <text:p>0.00000007383013664494</text:p>
              </table:table-cell>
              <table:table-cell office:value-type="float" office:value="0.00000007383013664494">
                <text:p>0.00000007383013664494</text:p>
              </table:table-cell>
              <table:table-cell office:value-type="float" office:value="0.00000077706955041715">
                <text:p>0.00000077706955041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019199829643">
                <text:p>0.00000000019199829643</text:p>
              </table:table-cell>
              <table:table-cell office:value-type="float" office:value="0.00000056434462856994">
                <text:p>0.00000056434462856994</text:p>
              </table:table-cell>
              <table:table-cell office:value-type="float" office:value="0.00000028655505849215">
                <text:p>0.00000028655505849215</text:p>
              </table:table-cell>
              <table:table-cell office:value-type="float" office:value="0.00000142108797468385">
                <text:p>0.00000142108797468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014399872232">
                <text:p>0.00000000014399872232</text:p>
              </table:table-cell>
              <table:table-cell office:value-type="float" office:value="0.00000113745474555424">
                <text:p>0.00000113745474555424</text:p>
              </table:table-cell>
              <table:table-cell office:value-type="float" office:value="0.00000000292182936254">
                <text:p>0.00000000292182936254</text:p>
              </table:table-cell>
              <table:table-cell office:value-type="float" office:value="0.00000000292182936254">
                <text:p>0.00000000292182936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10799904174">
                <text:p>0.00000000010799904174</text:p>
              </table:table-cell>
              <table:table-cell office:value-type="float" office:value="0.00000150978872539636">
                <text:p>0.00000150978872539636</text:p>
              </table:table-cell>
              <table:table-cell office:value-type="float" office:value="0.00000150978872539636">
                <text:p>0.00000150978872539636</text:p>
              </table:table-cell>
              <table:table-cell office:value-type="float" office:value="0.00000150978872539636">
                <text:p>0.00000150978872539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00809992813">
                <text:p>0.0000000000809992813</text:p>
              </table:table-cell>
              <table:table-cell office:value-type="float" office:value="0.00000150978872539636">
                <text:p>0.00000150978872539636</text:p>
              </table:table-cell>
              <table:table-cell office:value-type="float" office:value="0.00000150978872539636">
                <text:p>0.00000150978872539636</text:p>
              </table:table-cell>
              <table:table-cell office:value-type="float" office:value="0.00000386873769170568">
                <text:p>0.000003868737691705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06074946098">
                <text:p>0.00000000006074946098</text:p>
              </table:table-cell>
              <table:table-cell office:value-type="float" office:value="0.00000016515712103916">
                <text:p>0.00000016515712103916</text:p>
              </table:table-cell>
              <table:table-cell office:value-type="float" office:value="0.00000016515712103916">
                <text:p>0.00000016515712103916</text:p>
              </table:table-cell>
              <table:table-cell office:value-type="float" office:value="0.0000105918957133283">
                <text:p>0.00001059189571332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004556209573">
                <text:p>0.00000000004556209573</text:p>
              </table:table-cell>
              <table:table-cell office:value-type="float" office:value="0.00000285442032959019">
                <text:p>0.00000285442032959019</text:p>
              </table:table-cell>
              <table:table-cell office:value-type="float" office:value="0.00000073126394847784">
                <text:p>0.00000073126394847784</text:p>
              </table:table-cell>
              <table:table-cell office:value-type="float" office:value="0.00000404964842217062">
                <text:p>0.000004049648422170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00341715718">
                <text:p>0.0000000000341715718</text:p>
              </table:table-cell>
              <table:table-cell office:value-type="float" office:value="0.00000046396414410259">
                <text:p>0.00000046396414410259</text:p>
              </table:table-cell>
              <table:table-cell office:value-type="float" office:value="0.00000046396414410259">
                <text:p>0.00000046396414410259</text:p>
              </table:table-cell>
              <table:table-cell office:value-type="float" office:value="0.0000186596853391447">
                <text:p>0.00001865968533914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002562867885">
                <text:p>0.00000000002562867885</text:p>
              </table:table-cell>
              <table:table-cell office:value-type="float" office:value="0.00000524487651491442">
                <text:p>0.00000524487651491442</text:p>
              </table:table-cell>
              <table:table-cell office:value-type="float" office:value="0.00000112967331283469">
                <text:p>0.00000112967331283469</text:p>
              </table:table-cell>
              <table:table-cell office:value-type="float" office:value="0.00000112967331283469">
                <text:p>0.000001129673312834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1922150914">
                <text:p>0.00000000001922150914</text:p>
              </table:table-cell>
              <table:table-cell office:value-type="float" office:value="0.00000312002657227692">
                <text:p>0.00000312002657227692</text:p>
              </table:table-cell>
              <table:table-cell office:value-type="float" office:value="0.00000537937319794631">
                <text:p>0.00000537937319794631</text:p>
              </table:table-cell>
              <table:table-cell office:value-type="float" office:value="0.0000172856928560912">
                <text:p>0.0000172856928560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001441613185">
                <text:p>0.00000000001441613185</text:p>
              </table:table-cell>
              <table:table-cell office:value-type="float" office:value="0.00000595315982907246">
                <text:p>0.00000595315982907246</text:p>
              </table:table-cell>
              <table:table-cell office:value-type="float" office:value="0.0000172856928560912">
                <text:p>0.0000172856928560912</text:p>
              </table:table-cell>
              <table:table-cell office:value-type="float" office:value="0.0000172856928560912">
                <text:p>0.0000172856928560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001081209889">
                <text:p>0.00000000001081209889</text:p>
              </table:table-cell>
              <table:table-cell office:value-type="float" office:value="0.00000217564882012066">
                <text:p>0.00000217564882012066</text:p>
              </table:table-cell>
              <table:table-cell office:value-type="float" office:value="0.00000217564882012066">
                <text:p>0.00000217564882012066</text:p>
              </table:table-cell>
              <table:table-cell office:value-type="float" office:value="0.0000179710765613912">
                <text:p>0.00001797107656139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000810907417">
                <text:p>0.00000000000810907417</text:p>
              </table:table-cell>
              <table:table-cell office:value-type="float" office:value="0.00000286103252542069">
                <text:p>0.00000286103252542069</text:p>
              </table:table-cell>
              <table:table-cell office:value-type="float" office:value="0.00000286103252542069">
                <text:p>0.00000286103252542069</text:p>
              </table:table-cell>
              <table:table-cell office:value-type="float" office:value="0.00000286103252542069">
                <text:p>0.000002861032525420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000608180563">
                <text:p>0.00000000000608180563</text:p>
              </table:table-cell>
              <table:table-cell office:value-type="float" office:value="0.00000286103252542069">
                <text:p>0.00000286103252542069</text:p>
              </table:table-cell>
              <table:table-cell office:value-type="float" office:value="0.0000240012679830985">
                <text:p>0.0000240012679830985</text:p>
              </table:table-cell>
              <table:table-cell office:value-type="float" office:value="0.0000476315333730071">
                <text:p>0.00004763153337300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00456135422">
                <text:p>0.00000000000456135422</text:p>
              </table:table-cell>
              <table:table-cell office:value-type="float" office:value="0.0000297233330339399">
                <text:p>0.0000297233330339399</text:p>
              </table:table-cell>
              <table:table-cell office:value-type="float" office:value="0.00000609306764419462">
                <text:p>0.00000609306764419462</text:p>
              </table:table-cell>
              <table:table-cell office:value-type="float" office:value="0.0000894173341640551">
                <text:p>0.00008941733416405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00342101566">
                <text:p>0.00000000000342101566</text:p>
              </table:table-cell>
              <table:table-cell office:value-type="float" office:value="0.00000609306764419462">
                <text:p>0.00000609306764419462</text:p>
              </table:table-cell>
              <table:table-cell office:value-type="float" office:value="0.0000538482685483195">
                <text:p>0.0000538482685483195</text:p>
              </table:table-cell>
              <table:table-cell office:value-type="float" office:value="0.00000982533265718033">
                <text:p>0.000009825332657180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000256576175">
                <text:p>0.00000000000256576175</text:p>
              </table:table-cell>
              <table:table-cell office:value-type="float" office:value="0.00000609306764419462">
                <text:p>0.00000609306764419462</text:p>
              </table:table-cell>
              <table:table-cell office:value-type="float" office:value="0.00000609306764419462">
                <text:p>0.00000609306764419462</text:p>
              </table:table-cell>
              <table:table-cell office:value-type="float" office:value="0.000248601337177805">
                <text:p>0.0002486013371778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000192432131">
                <text:p>0.00000000000192432131</text:p>
              </table:table-cell>
              <table:table-cell office:value-type="float" office:value="0.0000697666688496944">
                <text:p>0.0000697666688496944</text:p>
              </table:table-cell>
              <table:table-cell office:value-type="float" office:value="0.0000697666688496944">
                <text:p>0.0000697666688496944</text:p>
              </table:table-cell>
              <table:table-cell office:value-type="float" office:value="0.000156628357658677">
                <text:p>0.0001566283576586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000144324098">
                <text:p>0.00000000000144324098</text:p>
              </table:table-cell>
              <table:table-cell office:value-type="float" office:value="0.0000131679122226016">
                <text:p>0.0000131679122226016</text:p>
              </table:table-cell>
              <table:table-cell office:value-type="float" office:value="0.0000131679122226016">
                <text:p>0.0000131679122226016</text:p>
              </table:table-cell>
              <table:table-cell office:value-type="float" office:value="0.000288692123121948">
                <text:p>0.0002886921231219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000108243074">
                <text:p>0.00000000000108243074</text:p>
              </table:table-cell>
              <table:table-cell office:value-type="float" office:value="0.0000622970966135765">
                <text:p>0.0000622970966135765</text:p>
              </table:table-cell>
              <table:table-cell office:value-type="float" office:value="0.0000886329210587798">
                <text:p>0.0000886329210587798</text:p>
              </table:table-cell>
              <table:table-cell office:value-type="float" office:value="0.000112607102504416">
                <text:p>0.0001126071025044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000081182305">
                <text:p>0.00000000000081182305</text:p>
              </table:table-cell>
              <table:table-cell office:value-type="float" office:value="0.0000383229151679399">
                <text:p>0.0000383229151679399</text:p>
              </table:table-cell>
              <table:table-cell office:value-type="float" office:value="0.000162917108395093">
                <text:p>0.000162917108395093</text:p>
              </table:table-cell>
              <table:table-cell office:value-type="float" office:value="0.000373722954439661">
                <text:p>0.000373722954439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000060886729">
                <text:p>0.00000000000060886729</text:p>
              </table:table-cell>
              <table:table-cell office:value-type="float" office:value="0.0000287570926864044">
                <text:p>0.0000287570926864044</text:p>
              </table:table-cell>
              <table:table-cell office:value-type="float" office:value="0.000239562938730973">
                <text:p>0.000239562938730973</text:p>
              </table:table-cell>
              <table:table-cell office:value-type="float" office:value="0.0004759571450487">
                <text:p>0.0004759571450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00045665047">
                <text:p>0.00000000000045665047</text:p>
              </table:table-cell>
              <table:table-cell office:value-type="float" office:value="0.000297077124103945">
                <text:p>0.000297077124103945</text:p>
              </table:table-cell>
              <table:table-cell office:value-type="float" office:value="0.0000606829177858913">
                <text:p>0.0000606829177858913</text:p>
              </table:table-cell>
              <table:table-cell office:value-type="float" office:value="0.000416330471400502">
                <text:p>0.0004163304714005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0000034248785">
                <text:p>0.00000000000034248785</text:p>
              </table:table-cell>
              <table:table-cell office:value-type="float" office:value="0.000179936265082612">
                <text:p>0.000179936265082612</text:p>
              </table:table-cell>
              <table:table-cell office:value-type="float" office:value="0.000179936265082612">
                <text:p>0.000179936265082612</text:p>
              </table:table-cell>
              <table:table-cell office:value-type="float" office:value="0.00109209943941471">
                <text:p>0.00109209943941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000025686589">
                <text:p>0.00000000000025686589</text:p>
              </table:table-cell>
              <table:table-cell office:value-type="float" office:value="0.000456081587165967">
                <text:p>0.000456081587165967</text:p>
              </table:table-cell>
              <table:table-cell office:value-type="float" office:value="0.000179936265082612">
                <text:p>0.000179936265082612</text:p>
              </table:table-cell>
              <table:table-cell office:value-type="float" office:value="0.000179936265082612">
                <text:p>0.0001799362650826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0000019264942">
                <text:p>0.00000000000019264942</text:p>
              </table:table-cell>
              <table:table-cell office:value-type="float" office:value="0.000668087537915548">
                <text:p>0.000668087537915548</text:p>
              </table:table-cell>
              <table:table-cell office:value-type="float" office:value="0.000668087537915548">
                <text:p>0.000668087537915548</text:p>
              </table:table-cell>
              <table:table-cell office:value-type="float" office:value="0.000668087537915548">
                <text:p>0.000668087537915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000014448706">
                <text:p>0.00000000000014448706</text:p>
              </table:table-cell>
              <table:table-cell office:value-type="float" office:value="0.000668087537915548">
                <text:p>0.000668087537915548</text:p>
              </table:table-cell>
              <table:table-cell office:value-type="float" office:value="0.000462610866082162">
                <text:p>0.000462610866082162</text:p>
              </table:table-cell>
              <table:table-cell office:value-type="float" office:value="0.00255258487791157">
                <text:p>0.00255258487791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000001083653">
                <text:p>0.0000000000001083653</text:p>
              </table:table-cell>
              <table:table-cell office:value-type="float" office:value="0.000462610866081999">
                <text:p>0.000462610866081999</text:p>
              </table:table-cell>
              <table:table-cell office:value-type="float" office:value="0.00104498700591479">
                <text:p>0.00104498700591479</text:p>
              </table:table-cell>
              <table:table-cell office:value-type="float" office:value="0.00104498700591479">
                <text:p>0.001044987005914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000008127397">
                <text:p>0.00000000000008127397</text:p>
              </table:table-cell>
              <table:table-cell office:value-type="float" office:value="0.000965143490080981">
                <text:p>0.000965143490080981</text:p>
              </table:table-cell>
              <table:table-cell office:value-type="float" office:value="0.00104498700591479">
                <text:p>0.00104498700591479</text:p>
              </table:table-cell>
              <table:table-cell office:value-type="float" office:value="0.00104498700591479">
                <text:p>0.001044987005914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000006095548">
                <text:p>0.00000000000006095548</text:p>
              </table:table-cell>
              <table:table-cell office:value-type="float" office:value="0.0023850740032453">
                <text:p>0.0023850740032453</text:p>
              </table:table-cell>
              <table:table-cell office:value-type="float" office:value="0.000295099991415889">
                <text:p>0.000295099991415889</text:p>
              </table:table-cell>
              <table:table-cell office:value-type="float" office:value="0.00327846533479892">
                <text:p>0.00327846533479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000004571661">
                <text:p>0.00000000000004571661</text:p>
              </table:table-cell>
              <table:table-cell office:value-type="float" office:value="0.000598291340137894">
                <text:p>0.000598291340137894</text:p>
              </table:table-cell>
              <table:table-cell office:value-type="float" office:value="0.000598291340137894">
                <text:p>0.000598291340137894</text:p>
              </table:table-cell>
              <table:table-cell office:value-type="float" office:value="0.00893121619643487">
                <text:p>0.00893121619643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0000003428746">
                <text:p>0.00000000000003428746</text:p>
              </table:table-cell>
              <table:table-cell office:value-type="float" office:value="0.00416646242814857">
                <text:p>0.00416646242814857</text:p>
              </table:table-cell>
              <table:table-cell office:value-type="float" office:value="0.000598291340137894">
                <text:p>0.000598291340137894</text:p>
              </table:table-cell>
              <table:table-cell office:value-type="float" office:value="0.000598291340137894">
                <text:p>0.000598291340137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000002571559">
                <text:p>0.00000000000002571559</text:p>
              </table:table-cell>
              <table:table-cell office:value-type="float" office:value="0.00377479385232887">
                <text:p>0.00377479385232887</text:p>
              </table:table-cell>
              <table:table-cell office:value-type="float" office:value="0.00377479385232887">
                <text:p>0.00377479385232887</text:p>
              </table:table-cell>
              <table:table-cell office:value-type="float" office:value="0.0131665528793561">
                <text:p>0.01316655287935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000001928669">
                <text:p>0.00000000000001928669</text:p>
              </table:table-cell>
              <table:table-cell office:value-type="float" office:value="0.000460542830592486">
                <text:p>0.000460542830592486</text:p>
              </table:table-cell>
              <table:table-cell office:value-type="float" office:value="0.00893121619643487">
                <text:p>0.00893121619643487</text:p>
              </table:table-cell>
              <table:table-cell office:value-type="float" office:value="0.00236301495802159">
                <text:p>0.00236301495802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000001446502">
                <text:p>0.00000000000001446502</text:p>
              </table:table-cell>
              <table:table-cell office:value-type="float" office:value="0.00610765840782096">
                <text:p>0.00610765840782096</text:p>
              </table:table-cell>
              <table:table-cell office:value-type="float" office:value="0.00518657274663566">
                <text:p>0.00518657274663566</text:p>
              </table:table-cell>
              <table:table-cell office:value-type="float" office:value="0.00987240212597305">
                <text:p>0.009872402125973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000001084877">
                <text:p>0.00000000000001084877</text:p>
              </table:table-cell>
              <table:table-cell office:value-type="float" office:value="0.00895131646478792">
                <text:p>0.00895131646478792</text:p>
              </table:table-cell>
              <table:table-cell office:value-type="float" office:value="0.00610765840782096">
                <text:p>0.00610765840782096</text:p>
              </table:table-cell>
              <table:table-cell office:value-type="float" office:value="0.0462649247347777">
                <text:p>0.04626492473477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13657E-015">
                <text:p>8.13657E-015</text:p>
              </table:table-cell>
              <table:table-cell office:value-type="float" office:value="0.00393165817391835">
                <text:p>0.00393165817391835</text:p>
              </table:table-cell>
              <table:table-cell office:value-type="float" office:value="0.0161469749895599">
                <text:p>0.0161469749895599</text:p>
              </table:table-cell>
              <table:table-cell office:value-type="float" office:value="0.0429184858741979">
                <text:p>0.04291848587419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0243E-015">
                <text:p>6.10243E-015</text:p>
              </table:table-cell>
              <table:table-cell office:value-type="float" office:value="0.00945409726840046">
                <text:p>0.00945409726840046</text:p>
              </table:table-cell>
              <table:table-cell office:value-type="float" office:value="0.00945409726840046">
                <text:p>0.00945409726840046</text:p>
              </table:table-cell>
              <table:table-cell office:value-type="float" office:value="0.0976319462701508">
                <text:p>0.09763194627015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7682E-015">
                <text:p>4.57682E-015</text:p>
              </table:table-cell>
              <table:table-cell office:value-type="float" office:value="0.0351650875393292">
                <text:p>0.0351650875393292</text:p>
              </table:table-cell>
              <table:table-cell office:value-type="float" office:value="0.000530260306854586">
                <text:p>0.000530260306854586</text:p>
              </table:table-cell>
              <table:table-cell office:value-type="float" office:value="0.000530260306854586">
                <text:p>0.0005302603068545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3262E-015">
                <text:p>3.43262E-015</text:p>
              </table:table-cell>
              <table:table-cell office:value-type="float" office:value="0.0481240574350997">
                <text:p>0.0481240574350997</text:p>
              </table:table-cell>
              <table:table-cell office:value-type="float" office:value="0.000530260306854586">
                <text:p>0.000530260306854586</text:p>
              </table:table-cell>
              <table:table-cell office:value-type="float" office:value="0.0639886564778479">
                <text:p>0.0639886564778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7446E-015">
                <text:p>2.57446E-015</text:p>
              </table:table-cell>
              <table:table-cell office:value-type="float" office:value="0.0153343387358939">
                <text:p>0.0153343387358939</text:p>
              </table:table-cell>
              <table:table-cell office:value-type="float" office:value="0.0153343387358939">
                <text:p>0.0153343387358939</text:p>
              </table:table-cell>
              <table:table-cell office:value-type="float" office:value="0.0153343387358939">
                <text:p>0.01533433873589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3085E-015">
                <text:p>1.93085E-015</text:p>
              </table:table-cell>
              <table:table-cell office:value-type="float" office:value="0.0153343387358939">
                <text:p>0.0153343387358939</text:p>
              </table:table-cell>
              <table:table-cell office:value-type="float" office:value="0.0692768561587638">
                <text:p>0.0692768561587638</text:p>
              </table:table-cell>
              <table:table-cell office:value-type="float" office:value="0.0435380703674465">
                <text:p>0.04353807036744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4814E-015">
                <text:p>1.44814E-015</text:p>
              </table:table-cell>
              <table:table-cell office:value-type="float" office:value="0.128149265262104">
                <text:p>0.128149265262104</text:p>
              </table:table-cell>
              <table:table-cell office:value-type="float" office:value="0.0153343387358939">
                <text:p>0.0153343387358939</text:p>
              </table:table-cell>
              <table:table-cell office:value-type="float" office:value="0.165754240770841">
                <text:p>0.1657542407708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61E-015">
                <text:p>1.0861E-015</text:p>
              </table:table-cell>
              <table:table-cell office:value-type="float" office:value="0.0529393142446308">
                <text:p>0.0529393142446308</text:p>
              </table:table-cell>
              <table:table-cell office:value-type="float" office:value="0.0974805877903165">
                <text:p>0.0974805877903165</text:p>
              </table:table-cell>
              <table:table-cell office:value-type="float" office:value="0.498600326550176">
                <text:p>0.498600326550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1.789cm" svg:height="25.252cm" chart:class="chart:scatter" chart:style-name="ch1">
        <chart:title svg:x="14.015cm" svg:y="0.506cm" chart:style-name="ch2">
          <text:p>Error VS Step Size</text:p>
        </chart:title>
        <chart:subtitle svg:x="15.457cm" svg:y="1.514cm" chart:style-name="ch3">
          <text:p>e^0.1</text:p>
        </chart:subtitle>
        <chart:legend chart:legend-position="end" svg:x="29.657cm" svg:y="11.969cm" chart:style-name="ch4"/>
        <chart:plot-area chart:style-name="ch5" table:cell-range-address="Sheet6.A1:Sheet6.D129" chart:data-source-has-labels="row" svg:x="1.069cm" svg:y="2.47cm" svg:width="27.954cm" svg:height="21.468cm">
          <chart:axis chart:dimension="x" chart:name="primary-x" chart:style-name="ch6">
            <chart:title svg:x="14.644cm" svg:y="23.871cm" chart:style-name="ch7">
              <text:p>Step Size</text:p>
            </chart:title>
          </chart:axis>
          <chart:axis chart:dimension="y" chart:name="primary-y" chart:style-name="ch6">
            <chart:title svg:x="0.636cm" svg:y="13.275cm" chart:style-name="ch8">
              <text:p>Error</text:p>
            </chart:title>
            <chart:grid chart:style-name="ch9" chart:class="major"/>
          </chart:axis>
          <chart:series chart:style-name="ch10" chart:values-cell-range-address="Sheet6.B2:Sheet6.B129" chart:label-cell-address="Sheet6.B1:Sheet6.B1" chart:class="chart:scatter">
            <chart:domain table:cell-range-address="Sheet6.A2:Sheet6.A129"/>
            <chart:data-point chart:repeated="128"/>
          </chart:series>
          <chart:series chart:style-name="ch11" chart:values-cell-range-address="Sheet6.C2:Sheet6.C129" chart:label-cell-address="Sheet6.C1:Sheet6.C1" chart:class="chart:scatter">
            <chart:data-point chart:repeated="128"/>
          </chart:series>
          <chart:series chart:style-name="ch12" chart:values-cell-range-address="Sheet6.D2:Sheet6.D129" chart:label-cell-address="Sheet6.D1:Sheet6.D1" chart:class="chart:scatter">
            <chart:data-point chart:repeated="1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6.B1:Sheet6.B1">eps_F</text:p>
              </table:table-cell>
              <table:table-cell office:value-type="string">
                <text:p text:id="Sheet6.C1:Sheet6.C1">eps_C</text:p>
              </table:table-cell>
              <table:table-cell office:value-type="string">
                <text:p text:id="Sheet6.D1:Sheet6.D1">eps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Sheet6.A2:Sheet6.A129">8</text:p>
              </table:table-cell>
              <table:table-cell office:value-type="float" office:value="371.494748370173">
                <text:p text:id="Sheet6.B2:Sheet6.B129">371.494748370173</text:p>
              </table:table-cell>
              <table:table-cell office:value-type="float" office:value="5.82247929918879">
                <text:p text:id="Sheet6.C2:Sheet6.C129">5.82247929918879</text:p>
              </table:table-cell>
              <table:table-cell office:value-type="float" office:value="0.856252827849082">
                <text:p text:id="Sheet6.D2:Sheet6.D129">0.8562528278490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6.0714655807577">
                <text:p>66.0714655807577</text:p>
              </table:table-cell>
              <table:table-cell office:value-type="float" office:value="2.33929164243535">
                <text:p>2.33929164243535</text:p>
              </table:table-cell>
              <table:table-cell office:value-type="float" office:value="0.220404365183014">
                <text:p>0.220404365183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8.7815847331432">
                <text:p>18.7815847331432</text:p>
              </table:table-cell>
              <table:table-cell office:value-type="float" office:value="1.08496369149371">
                <text:p>1.08496369149371</text:p>
              </table:table-cell>
              <table:table-cell office:value-type="float" office:value="0.0620608562484126">
                <text:p>0.0620608562484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5">
                <text:p>3.375</text:p>
              </table:table-cell>
              <table:table-cell office:value-type="float" office:value="7.36275074989551">
                <text:p>7.36275074989551</text:p>
              </table:table-cell>
              <table:table-cell office:value-type="float" office:value="0.546953340800216">
                <text:p>0.546953340800216</text:p>
              </table:table-cell>
              <table:table-cell office:value-type="float" office:value="0.0183869005601177">
                <text:p>0.0183869005601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125">
                <text:p>2.53125</text:p>
              </table:table-cell>
              <table:table-cell office:value-type="float" office:value="3.5705512417753">
                <text:p>3.5705512417753</text:p>
              </table:table-cell>
              <table:table-cell office:value-type="float" office:value="0.289183174128403">
                <text:p>0.289183174128403</text:p>
              </table:table-cell>
              <table:table-cell office:value-type="float" office:value="0.00560625529997906">
                <text:p>0.00560625529997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984375">
                <text:p>1.8984375</text:p>
              </table:table-cell>
              <table:table-cell office:value-type="float" office:value="1.98954055080153">
                <text:p>1.98954055080153</text:p>
              </table:table-cell>
              <table:table-cell office:value-type="float" office:value="0.157081589249629">
                <text:p>0.157081589249629</text:p>
              </table:table-cell>
              <table:table-cell office:value-type="float" office:value="0.00173726813342157">
                <text:p>0.00173726813342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3828125">
                <text:p>1.423828125</text:p>
              </table:table-cell>
              <table:table-cell office:value-type="float" office:value="1.21444439225087">
                <text:p>1.21444439225087</text:p>
              </table:table-cell>
              <table:table-cell office:value-type="float" office:value="0.0866368534093176">
                <text:p>0.0866368534093176</text:p>
              </table:table-cell>
              <table:table-cell office:value-type="float" office:value="0.000543274029211655">
                <text:p>0.000543274029211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87109375">
                <text:p>1.06787109375</text:p>
              </table:table-cell>
              <table:table-cell office:value-type="float" office:value="0.78783707454771">
                <text:p>0.78783707454771</text:p>
              </table:table-cell>
              <table:table-cell office:value-type="float" office:value="0.0481964326908375">
                <text:p>0.0481964326908375</text:p>
              </table:table-cell>
              <table:table-cell office:value-type="float" office:value="0.000170764925384541">
                <text:p>0.00017076492538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9033203125">
                <text:p>0.8009033203125</text:p>
              </table:table-cell>
              <table:table-cell office:value-type="float" office:value="0.532709606715718">
                <text:p>0.532709606715718</text:p>
              </table:table-cell>
              <table:table-cell office:value-type="float" office:value="0.026942040569546">
                <text:p>0.026942040569546</text:p>
              </table:table-cell>
              <table:table-cell office:value-type="float" office:value="0.0000538309232889179">
                <text:p>0.0000538309232889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677490234375">
                <text:p>0.600677490234375</text:p>
              </table:table-cell>
              <table:table-cell office:value-type="float" office:value="0.370708407972506">
                <text:p>0.370708407972506</text:p>
              </table:table-cell>
              <table:table-cell office:value-type="float" office:value="0.0151018448281345">
                <text:p>0.0151018448281345</text:p>
              </table:table-cell>
              <table:table-cell office:value-type="float" office:value="0.0000169969184042879">
                <text:p>0.0000169969184042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508117675781">
                <text:p>0.450508117675781</text:p>
              </table:table-cell>
              <table:table-cell office:value-type="float" office:value="0.263260866545155">
                <text:p>0.263260866545155</text:p>
              </table:table-cell>
              <table:table-cell office:value-type="float" office:value="0.00847804515158327">
                <text:p>0.00847804515158327</text:p>
              </table:table-cell>
              <table:table-cell office:value-type="float" office:value="0.00000537162118706195">
                <text:p>0.00000537162118706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7881088256836">
                <text:p>0.337881088256836</text:p>
              </table:table-cell>
              <table:table-cell office:value-type="float" office:value="0.189690090140164">
                <text:p>0.189690090140164</text:p>
              </table:table-cell>
              <table:table-cell office:value-type="float" office:value="0.00476361071439118">
                <text:p>0.00476361071439118</text:p>
              </table:table-cell>
              <table:table-cell office:value-type="float" office:value="0.00000169849453408672">
                <text:p>0.00000169849453408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410816192627">
                <text:p>0.253410816192627</text:p>
              </table:table-cell>
              <table:table-cell office:value-type="float" office:value="0.13812217317287">
                <text:p>0.13812217317287</text:p>
              </table:table-cell>
              <table:table-cell office:value-type="float" office:value="0.00267785871828438">
                <text:p>0.00267785871828438</text:p>
              </table:table-cell>
              <table:table-cell office:value-type="float" office:value="0.00000053721710960409">
                <text:p>0.00000053721710960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005811214447">
                <text:p>0.19005811214447</text:p>
              </table:table-cell>
              <table:table-cell office:value-type="float" office:value="0.101346685094374">
                <text:p>0.101346685094374</text:p>
              </table:table-cell>
              <table:table-cell office:value-type="float" office:value="0.00150576664478011">
                <text:p>0.00150576664478011</text:p>
              </table:table-cell>
              <table:table-cell office:value-type="float" office:value="0.00000016994582569394">
                <text:p>0.00000016994582569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2543584108353">
                <text:p>0.142543584108353</text:p>
              </table:table-cell>
              <table:table-cell office:value-type="float" office:value="0.074782440466838">
                <text:p>0.074782440466838</text:p>
              </table:table-cell>
              <table:table-cell office:value-type="float" office:value="0.000846826438029362">
                <text:p>0.000846826438029362</text:p>
              </table:table-cell>
              <table:table-cell office:value-type="float" office:value="0.00000005376810393316">
                <text:p>0.00000005376810393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907688081264">
                <text:p>0.106907688081264</text:p>
              </table:table-cell>
              <table:table-cell office:value-type="float" office:value="0.0554107393890211">
                <text:p>0.0554107393890211</text:p>
              </table:table-cell>
              <table:table-cell office:value-type="float" office:value="0.000476286943418652">
                <text:p>0.000476286943418652</text:p>
              </table:table-cell>
              <table:table-cell office:value-type="float" office:value="0.0000000170139392928">
                <text:p>0.0000000170139392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1807660609484">
                <text:p>0.0801807660609484</text:p>
              </table:table-cell>
              <table:table-cell office:value-type="float" office:value="0.0411837029256317">
                <text:p>0.0411837029256317</text:p>
              </table:table-cell>
              <table:table-cell office:value-type="float" office:value="0.000267894659221825">
                <text:p>0.000267894659221825</text:p>
              </table:table-cell>
              <table:table-cell office:value-type="float" office:value="0.00000000538561943917">
                <text:p>0.00000000538561943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1355745457113">
                <text:p>0.0601355745457113</text:p>
              </table:table-cell>
              <table:table-cell office:value-type="float" office:value="0.0306796730509673">
                <text:p>0.0306796730509673</text:p>
              </table:table-cell>
              <table:table-cell office:value-type="float" office:value="0.000150685446283169">
                <text:p>0.000150685446283169</text:p>
              </table:table-cell>
              <table:table-cell office:value-type="float" office:value="0.00000000170650771975">
                <text:p>0.00000000170650771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016809092835">
                <text:p>0.0451016809092835</text:p>
              </table:table-cell>
              <table:table-cell office:value-type="float" office:value="0.0228937248014676">
                <text:p>0.0228937248014676</text:p>
              </table:table-cell>
              <table:table-cell office:value-type="float" office:value="0.0000847588856790721">
                <text:p>0.0000847588856790721</text:p>
              </table:table-cell>
              <table:table-cell office:value-type="float" office:value="0.00000000054244802767">
                <text:p>0.00000000054244802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38262606819626">
                <text:p>0.0338262606819626</text:p>
              </table:table-cell>
              <table:table-cell office:value-type="float" office:value="0.0171054566506217">
                <text:p>0.0171054566506217</text:p>
              </table:table-cell>
              <table:table-cell office:value-type="float" office:value="0.0000476763412213041">
                <text:p>0.0000476763412213041</text:p>
              </table:table-cell>
              <table:table-cell office:value-type="float" office:value="0.00000000017412998425">
                <text:p>0.00000000017412998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3696955114719">
                <text:p>0.0253696955114719</text:p>
              </table:table-cell>
              <table:table-cell office:value-type="float" office:value="0.0127928018137767">
                <text:p>0.0127928018137767</text:p>
              </table:table-cell>
              <table:table-cell office:value-type="float" office:value="0.0000268177725257973">
                <text:p>0.0000268177725257973</text:p>
              </table:table-cell>
              <table:table-cell office:value-type="float" office:value="0.00000000005759448561">
                <text:p>0.00000000005759448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027271633604">
                <text:p>0.019027271633604</text:p>
              </table:table-cell>
              <table:table-cell office:value-type="float" office:value="0.00957426344384492">
                <text:p>0.00957426344384492</text:p>
              </table:table-cell>
              <table:table-cell office:value-type="float" office:value="0.0000150849423468769">
                <text:p>0.0000150849423468769</text:p>
              </table:table-cell>
              <table:table-cell office:value-type="float" office:value="0.00000000002071426093">
                <text:p>0.00000000002071426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270453725203">
                <text:p>0.014270453725203</text:p>
              </table:table-cell>
              <table:table-cell office:value-type="float" office:value="0.00716928926851654">
                <text:p>0.00716928926851654</text:p>
              </table:table-cell>
              <table:table-cell office:value-type="float" office:value="0.00000848526166712484">
                <text:p>0.00000848526166712484</text:p>
              </table:table-cell>
              <table:table-cell office:value-type="float" office:value="0.00000000000906284076">
                <text:p>0.00000000000906284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7028402939022">
                <text:p>0.0107028402939022</text:p>
              </table:table-cell>
              <table:table-cell office:value-type="float" office:value="0.00537056313531291">
                <text:p>0.00537056313531291</text:p>
              </table:table-cell>
              <table:table-cell office:value-type="float" office:value="0.00000477295277326811">
                <text:p>0.00000477295277326811</text:p>
              </table:table-cell>
              <table:table-cell office:value-type="float" office:value="0.0000000000053865115">
                <text:p>0.0000000000053865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02713022042667">
                <text:p>0.00802713022042667</text:p>
              </table:table-cell>
              <table:table-cell office:value-type="float" office:value="0.00402432582889603">
                <text:p>0.00402432582889603</text:p>
              </table:table-cell>
              <table:table-cell office:value-type="float" office:value="0.0000026847826443141">
                <text:p>0.0000026847826443141</text:p>
              </table:table-cell>
              <table:table-cell office:value-type="float" office:value="0.00000000000420814932">
                <text:p>0.00000000000420814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02034766532">
                <text:p>0.00602034766532</text:p>
              </table:table-cell>
              <table:table-cell office:value-type="float" office:value="0.00301622369617748">
                <text:p>0.00301622369617748</text:p>
              </table:table-cell>
              <table:table-cell office:value-type="float" office:value="0.00000151018812937141">
                <text:p>0.00000151018812937141</text:p>
              </table:table-cell>
              <table:table-cell office:value-type="float" office:value="0.00000000000387443073">
                <text:p>0.00000000000387443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51526074899">
                <text:p>0.00451526074899</text:p>
              </table:table-cell>
              <table:table-cell office:value-type="float" office:value="0.00226103213989706">
                <text:p>0.00226103213989706</text:p>
              </table:table-cell>
              <table:table-cell office:value-type="float" office:value="0.00000084947903601573">
                <text:p>0.00000084947903601573</text:p>
              </table:table-cell>
              <table:table-cell office:value-type="float" office:value="0.00000000000370003714">
                <text:p>0.00000000000370003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864455617425">
                <text:p>0.0033864455617425</text:p>
              </table:table-cell>
              <table:table-cell office:value-type="float" office:value="0.00169513573209169">
                <text:p>0.00169513573209169</text:p>
              </table:table-cell>
              <table:table-cell office:value-type="float" office:value="0.0000004778303463762">
                <text:p>0.0000004778303463762</text:p>
              </table:table-cell>
              <table:table-cell office:value-type="float" office:value="0.00000000000376935256">
                <text:p>0.00000000000376935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3983417130688">
                <text:p>0.00253983417130688</text:p>
              </table:table-cell>
              <table:table-cell office:value-type="float" office:value="0.00127099289130322">
                <text:p>0.00127099289130322</text:p>
              </table:table-cell>
              <table:table-cell office:value-type="float" office:value="0.00000026877790091714">
                <text:p>0.00000026877790091714</text:p>
              </table:table-cell>
              <table:table-cell office:value-type="float" office:value="0.00000000000366387257">
                <text:p>0.00000000000366387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0487562848016">
                <text:p>0.00190487562848016</text:p>
              </table:table-cell>
              <table:table-cell office:value-type="float" office:value="0.000953042857289237">
                <text:p>0.000953042857289237</text:p>
              </table:table-cell>
              <table:table-cell office:value-type="float" office:value="0.0000001511859663342">
                <text:p>0.0000001511859663342</text:p>
              </table:table-cell>
              <table:table-cell office:value-type="float" office:value="0.00000000000340007214">
                <text:p>0.00000000000340007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42865672136012">
                <text:p>0.00142865672136012</text:p>
              </table:table-cell>
              <table:table-cell office:value-type="float" office:value="0.00071466865520964">
                <text:p>0.00071466865520964</text:p>
              </table:table-cell>
              <table:table-cell office:value-type="float" office:value="0.00000008504060086353">
                <text:p>0.00000008504060086353</text:p>
              </table:table-cell>
              <table:table-cell office:value-type="float" office:value="0.00000000000363453909">
                <text:p>0.00000000000363453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7149254102009">
                <text:p>0.00107149254102009</text:p>
              </table:table-cell>
              <table:table-cell office:value-type="float" office:value="0.000535937667652023">
                <text:p>0.000535937667652023</text:p>
              </table:table-cell>
              <table:table-cell office:value-type="float" office:value="0.00000004783379486371">
                <text:p>0.00000004783379486371</text:p>
              </table:table-cell>
              <table:table-cell office:value-type="float" office:value="0.00000000000394716169">
                <text:p>0.00000000000394716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03619405765066">
                <text:p>0.000803619405765066</text:p>
              </table:table-cell>
              <table:table-cell office:value-type="float" office:value="0.000401917354851495">
                <text:p>0.000401917354851495</text:p>
              </table:table-cell>
              <table:table-cell office:value-type="float" office:value="0.00000002690481404511">
                <text:p>0.00000002690481404511</text:p>
              </table:table-cell>
              <table:table-cell office:value-type="float" office:value="0.00000000000344708608">
                <text:p>0.00000000000344708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027145543238">
                <text:p>0.0006027145543238</text:p>
              </table:table-cell>
              <table:table-cell office:value-type="float" office:value="0.000301417826830659">
                <text:p>0.000301417826830659</text:p>
              </table:table-cell>
              <table:table-cell office:value-type="float" office:value="0.00000001513234563872">
                <text:p>0.00000001513234563872</text:p>
              </table:table-cell>
              <table:table-cell office:value-type="float" office:value="0.00000000000436365697">
                <text:p>0.0000000000043636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5203591574285">
                <text:p>0.00045203591574285</text:p>
              </table:table-cell>
              <table:table-cell office:value-type="float" office:value="0.000226052014138913">
                <text:p>0.000226052014138913</text:p>
              </table:table-cell>
              <table:table-cell office:value-type="float" office:value="0.00000000851025760838">
                <text:p>0.00000000851025760838</text:p>
              </table:table-cell>
              <table:table-cell office:value-type="float" office:value="0.00000000000332653752">
                <text:p>0.00000000000332653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39026936807137">
                <text:p>0.000339026936807137</text:p>
              </table:table-cell>
              <table:table-cell office:value-type="float" office:value="0.00016953262306573">
                <text:p>0.00016953262306573</text:p>
              </table:table-cell>
              <table:table-cell office:value-type="float" office:value="0.00000000478563860657">
                <text:p>0.00000000478563860657</text:p>
              </table:table-cell>
              <table:table-cell office:value-type="float" office:value="0.00000000000352423716">
                <text:p>0.00000000000352423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54270202605353">
                <text:p>0.000254270202605353</text:p>
              </table:table-cell>
              <table:table-cell office:value-type="float" office:value="0.000127145874200583">
                <text:p>0.000127145874200583</text:p>
              </table:table-cell>
              <table:table-cell office:value-type="float" office:value="0.00000000269033063844">
                <text:p>0.00000000269033063844</text:p>
              </table:table-cell>
              <table:table-cell office:value-type="float" office:value="0.00000000000464353054">
                <text:p>0.00000000000464353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90702651954015">
                <text:p>0.000190702651954015</text:p>
              </table:table-cell>
              <table:table-cell office:value-type="float" office:value="0.0000953573846419214">
                <text:p>0.0000953573846419214</text:p>
              </table:table-cell>
              <table:table-cell office:value-type="float" office:value="0.00000000151141112626">
                <text:p>0.00000000151141112626</text:p>
              </table:table-cell>
              <table:table-cell office:value-type="float" office:value="0.0000000000042923324">
                <text:p>0.0000000000042923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43026988965511">
                <text:p>0.000143026988965511</text:p>
              </table:table-cell>
              <table:table-cell office:value-type="float" office:value="0.000071516900542864">
                <text:p>0.000071516900542864</text:p>
              </table:table-cell>
              <table:table-cell office:value-type="float" office:value="0.00000000084872977287">
                <text:p>0.00000000084872977287</text:p>
              </table:table-cell>
              <table:table-cell office:value-type="float" office:value="0.00000000000347300402">
                <text:p>0.00000000000347300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07270241724133">
                <text:p>0.000107270241724133</text:p>
              </table:table-cell>
              <table:table-cell office:value-type="float" office:value="0.0000536370366744739">
                <text:p>0.0000536370366744739</text:p>
              </table:table-cell>
              <table:table-cell office:value-type="float" office:value="0.0000000004764764217">
                <text:p>0.0000000004764764217</text:p>
              </table:table-cell>
              <table:table-cell office:value-type="float" office:value="0.00000000000300467286">
                <text:p>0.00000000000300467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804526812931">
                <text:p>0.0000804526812931</text:p>
              </table:table-cell>
              <table:table-cell office:value-type="float" office:value="0.0000402274177682576">
                <text:p>0.0000402274177682576</text:p>
              </table:table-cell>
              <table:table-cell office:value-type="float" office:value="0.00000000026545476066">
                <text:p>0.00000000026545476066</text:p>
              </table:table-cell>
              <table:table-cell office:value-type="float" office:value="0.00000000000092360289">
                <text:p>0.00000000000092360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0339510969825">
                <text:p>0.000060339510969825</text:p>
              </table:table-cell>
              <table:table-cell office:value-type="float" office:value="0.0000301703610223026">
                <text:p>0.0000301703610223026</text:p>
              </table:table-cell>
              <table:table-cell office:value-type="float" office:value="0.00000000014891403825">
                <text:p>0.00000000014891403825</text:p>
              </table:table-cell>
              <table:table-cell office:value-type="float" office:value="0.00000000000203365421">
                <text:p>0.00000000000203365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452546332273687">
                <text:p>0.0000452546332273687</text:p>
              </table:table-cell>
              <table:table-cell office:value-type="float" office:value="0.0000226276562149051">
                <text:p>0.0000226276562149051</text:p>
              </table:table-cell>
              <table:table-cell office:value-type="float" office:value="0.00000000008231959805">
                <text:p>0.00000000008231959805</text:p>
              </table:table-cell>
              <table:table-cell office:value-type="float" office:value="0.00000000001239279382">
                <text:p>0.00000000001239279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339409749205266">
                <text:p>0.0000339409749205266</text:p>
              </table:table-cell>
              <table:table-cell office:value-type="float" office:value="0.0000169706791277933">
                <text:p>0.0000169706791277933</text:p>
              </table:table-cell>
              <table:table-cell office:value-type="float" office:value="0.00000000004384250678">
                <text:p>0.00000000004384250678</text:p>
              </table:table-cell>
              <table:table-cell office:value-type="float" office:value="0.0000000000035135887">
                <text:p>0.0000000000035135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254557311903949">
                <text:p>0.0000254557311903949</text:p>
              </table:table-cell>
              <table:table-cell office:value-type="float" office:value="0.0000127279739370662">
                <text:p>0.0000127279739370662</text:p>
              </table:table-cell>
              <table:table-cell office:value-type="float" office:value="0.00000000002016455949">
                <text:p>0.00000000002016455949</text:p>
              </table:table-cell>
              <table:table-cell office:value-type="float" office:value="0.00000000000088261637">
                <text:p>0.000000000000882616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90917983927962">
                <text:p>0.0000190917983927962</text:p>
              </table:table-cell>
              <table:table-cell office:value-type="float" office:value="0.00000954596378897034">
                <text:p>0.00000954596378897034</text:p>
              </table:table-cell>
              <table:table-cell office:value-type="float" office:value="0.00000000001490261484">
                <text:p>0.00000000001490261484</text:p>
              </table:table-cell>
              <table:table-cell office:value-type="float" office:value="0.00000000000087116426">
                <text:p>0.00000000000087116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43188487945971">
                <text:p>0.0000143188487945971</text:p>
              </table:table-cell>
              <table:table-cell office:value-type="float" office:value="0.00000715945552025582">
                <text:p>0.00000715945552025582</text:p>
              </table:table-cell>
              <table:table-cell office:value-type="float" office:value="0.00000000000437912736">
                <text:p>0.00000000000437912736</text:p>
              </table:table-cell>
              <table:table-cell office:value-type="float" office:value="0.00000000002308766116">
                <text:p>0.00000000002308766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07391365959479">
                <text:p>0.0000107391365959479</text:p>
              </table:table-cell>
              <table:table-cell office:value-type="float" office:value="0.00000536958454987716">
                <text:p>0.00000536958454987716</text:p>
              </table:table-cell>
              <table:table-cell office:value-type="float" office:value="0.00000000000965232322">
                <text:p>0.00000000000965232322</text:p>
              </table:table-cell>
              <table:table-cell office:value-type="float" office:value="0.00000000004023730117">
                <text:p>0.00000000004023730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805435244696089">
                <text:p>0.00000805435244696089</text:p>
              </table:table-cell>
              <table:table-cell office:value-type="float" office:value="0.00000402720470806178">
                <text:p>0.00000402720470806178</text:p>
              </table:table-cell>
              <table:table-cell office:value-type="float" office:value="0.00000000000965232322">
                <text:p>0.00000000000965232322</text:p>
              </table:table-cell>
              <table:table-cell office:value-type="float" office:value="0.00000000000965232322">
                <text:p>0.00000000000965232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604076433522067">
                <text:p>0.00000604076433522067</text:p>
              </table:table-cell>
              <table:table-cell office:value-type="float" office:value="0.00000302039072436913">
                <text:p>0.00000302039072436913</text:p>
              </table:table-cell>
              <table:table-cell office:value-type="float" office:value="0.0000000000262819971">
                <text:p>0.0000000000262819971</text:p>
              </table:table-cell>
              <table:table-cell office:value-type="float" office:value="0.00000000001806420175">
                <text:p>0.00000000001806420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45305732514155">
                <text:p>0.0000045305732514155</text:p>
              </table:table-cell>
              <table:table-cell office:value-type="float" office:value="0.00000226530587421445">
                <text:p>0.00000226530587421445</text:p>
              </table:table-cell>
              <table:table-cell office:value-type="float" office:value="0.00000000000697775249">
                <text:p>0.00000000000697775249</text:p>
              </table:table-cell>
              <table:table-cell office:value-type="float" office:value="0.00000000005215071354">
                <text:p>0.000000000052150713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339792993856163">
                <text:p>0.00000339792993856163</text:p>
              </table:table-cell>
              <table:table-cell office:value-type="float" office:value="0.00000169895897694931">
                <text:p>0.00000169895897694931</text:p>
              </table:table-cell>
              <table:table-cell office:value-type="float" office:value="0.00000000002175981877">
                <text:p>0.00000000002175981877</text:p>
              </table:table-cell>
              <table:table-cell office:value-type="float" office:value="0.00000000005707813594">
                <text:p>0.00000000005707813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54844745392122">
                <text:p>0.00000254844745392122</text:p>
              </table:table-cell>
              <table:table-cell office:value-type="float" office:value="0.00000127425916422164">
                <text:p>0.00000127425916422164</text:p>
              </table:table-cell>
              <table:table-cell office:value-type="float" office:value="0.00000000000205033009">
                <text:p>0.00000000000205033009</text:p>
              </table:table-cell>
              <table:table-cell office:value-type="float" office:value="0.00000000000205033009">
                <text:p>0.00000000000205033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91133559044091">
                <text:p>0.00000191133559044091</text:p>
              </table:table-cell>
              <table:table-cell office:value-type="float" office:value="0.00000095567517626007">
                <text:p>0.00000095567517626007</text:p>
              </table:table-cell>
              <table:table-cell office:value-type="float" office:value="0.00000000005050823941">
                <text:p>0.00000000005050823941</text:p>
              </table:table-cell>
              <table:table-cell office:value-type="float" office:value="0.00000000008964794594">
                <text:p>0.00000000008964794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43350169283069">
                <text:p>0.00000143350169283069</text:p>
              </table:table-cell>
              <table:table-cell office:value-type="float" office:value="0.0000007167437551352">
                <text:p>0.0000007167437551352</text:p>
              </table:table-cell>
              <table:table-cell office:value-type="float" office:value="0.00000000001546919307">
                <text:p>0.00000000001546919307</text:p>
              </table:table-cell>
              <table:table-cell office:value-type="float" office:value="0.00000000001546919307">
                <text:p>0.00000000001546919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07512626962301">
                <text:p>0.00000107512626962301</text:p>
              </table:table-cell>
              <table:table-cell office:value-type="float" office:value="0.00000053762402729649">
                <text:p>0.00000053762402729649</text:p>
              </table:table-cell>
              <table:table-cell office:value-type="float" office:value="0.00000000001546919307">
                <text:p>0.00000000001546919307</text:p>
              </table:table-cell>
              <table:table-cell office:value-type="float" office:value="0.00000000001546919307">
                <text:p>0.00000000001546919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80634470221726">
                <text:p>0.00000080634470221726</text:p>
              </table:table-cell>
              <table:table-cell office:value-type="float" office:value="0.00000040338545523981">
                <text:p>0.00000040338545523981</text:p>
              </table:table-cell>
              <table:table-cell office:value-type="float" office:value="0.00000000001546919307">
                <text:p>0.00000000001546919307</text:p>
              </table:table-cell>
              <table:table-cell office:value-type="float" office:value="0.00000000001546919307">
                <text:p>0.00000000001546919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60475852666295">
                <text:p>0.00000060475852666295</text:p>
              </table:table-cell>
              <table:table-cell office:value-type="float" office:value="0.00000030263904356535">
                <text:p>0.00000030263904356535</text:p>
              </table:table-cell>
              <table:table-cell office:value-type="float" office:value="0.00000000001546919307">
                <text:p>0.00000000001546919307</text:p>
              </table:table-cell>
              <table:table-cell office:value-type="float" office:value="0.00000000042749372431">
                <text:p>0.000000000427493724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45356889499721">
                <text:p>0.00000045356889499721</text:p>
              </table:table-cell>
              <table:table-cell office:value-type="float" office:value="0.00000022689235977851">
                <text:p>0.00000022689235977851</text:p>
              </table:table-cell>
              <table:table-cell office:value-type="float" office:value="0.00000000034769158203">
                <text:p>0.00000000034769158203</text:p>
              </table:table-cell>
              <table:table-cell office:value-type="float" office:value="0.00000000024292584207">
                <text:p>0.00000000024292584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34017667124791">
                <text:p>0.00000034017667124791</text:p>
              </table:table-cell>
              <table:table-cell office:value-type="float" office:value="0.00000017048839627931">
                <text:p>0.00000017048839627931</text:p>
              </table:table-cell>
              <table:table-cell office:value-type="float" office:value="0.00000000039058014787">
                <text:p>0.00000000039058014787</text:p>
              </table:table-cell>
              <table:table-cell office:value-type="float" office:value="0.00000000039690975093">
                <text:p>0.000000000396909750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25513250343593">
                <text:p>0.00000025513250343593</text:p>
              </table:table-cell>
              <table:table-cell office:value-type="float" office:value="0.00000012776706987221">
                <text:p>0.00000012776706987221</text:p>
              </table:table-cell>
              <table:table-cell office:value-type="float" office:value="0.00000000059378222563">
                <text:p>0.00000000059378222563</text:p>
              </table:table-cell>
              <table:table-cell office:value-type="float" office:value="0.00000000150619097177">
                <text:p>0.000000001506190971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19134937757695">
                <text:p>0.00000019134937757695</text:p>
              </table:table-cell>
              <table:table-cell office:value-type="float" office:value="0.00000009600497762217">
                <text:p>0.00000009600497762217</text:p>
              </table:table-cell>
              <table:table-cell office:value-type="float" office:value="0.00000000045620437307">
                <text:p>0.00000000045620437307</text:p>
              </table:table-cell>
              <table:table-cell office:value-type="float" office:value="0.00000000045620437307">
                <text:p>0.000000000456204373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14351203318271">
                <text:p>0.00000014351203318271</text:p>
              </table:table-cell>
              <table:table-cell office:value-type="float" office:value="0.00000007185528766022">
                <text:p>0.00000007185528766022</text:p>
              </table:table-cell>
              <table:table-cell office:value-type="float" office:value="0.00000000045620437307">
                <text:p>0.00000000045620437307</text:p>
              </table:table-cell>
              <table:table-cell office:value-type="float" office:value="0.00000000232284699197">
                <text:p>0.00000000232284699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10763402488703">
                <text:p>0.00000010763402488703</text:p>
              </table:table-cell>
              <table:table-cell office:value-type="float" office:value="0.00000005505550328645">
                <text:p>0.00000005505550328645</text:p>
              </table:table-cell>
              <table:table-cell office:value-type="float" office:value="0.00000000094377769156">
                <text:p>0.00000000094377769156</text:p>
              </table:table-cell>
              <table:table-cell office:value-type="float" office:value="0.00000000154507913364">
                <text:p>0.00000000154507913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8072551866527">
                <text:p>0.00000008072551866527</text:p>
              </table:table-cell>
              <table:table-cell office:value-type="float" office:value="0.0000000407445759388">
                <text:p>0.0000000407445759388</text:p>
              </table:table-cell>
              <table:table-cell office:value-type="float" office:value="0.00000000092286492734">
                <text:p>0.00000000092286492734</text:p>
              </table:table-cell>
              <table:table-cell office:value-type="float" office:value="0.00000000424134076125">
                <text:p>0.00000000424134076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6054413899896">
                <text:p>0.00000006054413899896</text:p>
              </table:table-cell>
              <table:table-cell office:value-type="float" office:value="0.00000003161876704395">
                <text:p>0.00000003161876704395</text:p>
              </table:table-cell>
              <table:table-cell office:value-type="float" office:value="0.00000000175248373513">
                <text:p>0.00000000175248373513</text:p>
              </table:table-cell>
              <table:table-cell office:value-type="float" office:value="0.00000000617711838125">
                <text:p>0.00000000617711838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4540810424922">
                <text:p>0.00000004540810424922</text:p>
              </table:table-cell>
              <table:table-cell office:value-type="float" office:value="0.00000002276949795262">
                <text:p>0.00000002276949795262</text:p>
              </table:table-cell>
              <table:table-cell office:value-type="float" office:value="0.00000000064632512383">
                <text:p>0.00000000064632512383</text:p>
              </table:table-cell>
              <table:table-cell office:value-type="float" office:value="0.00000000064632512383">
                <text:p>0.000000000646325123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3405607818691">
                <text:p>0.00000003405607818691</text:p>
              </table:table-cell>
              <table:table-cell office:value-type="float" office:value="0.00000002129461987119">
                <text:p>0.00000002129461987119</text:p>
              </table:table-cell>
              <table:table-cell office:value-type="float" office:value="0.00000000230343123995">
                <text:p>0.00000000230343123995</text:p>
              </table:table-cell>
              <table:table-cell office:value-type="float" office:value="0.00000001342860290111">
                <text:p>0.00000001342860290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2554205864018">
                <text:p>0.00000002554205864018</text:p>
              </table:table-cell>
              <table:table-cell office:value-type="float" office:value="0.00000001342860290111">
                <text:p>0.00000001342860290111</text:p>
              </table:table-cell>
              <table:table-cell office:value-type="float" office:value="0.00000000230343123995">
                <text:p>0.00000000230343123995</text:p>
              </table:table-cell>
              <table:table-cell office:value-type="float" office:value="0.00000001279145373277">
                <text:p>0.00000001279145373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1915654398014">
                <text:p>0.00000001915654398014</text:p>
              </table:table-cell>
              <table:table-cell office:value-type="float" office:value="0.00000001605060862478">
                <text:p>0.00000001605060862478</text:p>
              </table:table-cell>
              <table:table-cell office:value-type="float" office:value="0.0000000049254367627">
                <text:p>0.0000000049254367627</text:p>
              </table:table-cell>
              <table:table-cell office:value-type="float" office:value="0.00000000905859342865">
                <text:p>0.000000009058593428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143674079851">
                <text:p>0.0000000143674079851</text:p>
              </table:table-cell>
              <table:table-cell office:value-type="float" office:value="0.00000001255460092625">
                <text:p>0.00000001255460092625</text:p>
              </table:table-cell>
              <table:table-cell office:value-type="float" office:value="0.00000000142942926509">
                <text:p>0.00000000142942926509</text:p>
              </table:table-cell>
              <table:table-cell office:value-type="float" office:value="0.00000002007480285355">
                <text:p>0.00000002007480285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1077555598883">
                <text:p>0.00000001077555598883</text:p>
              </table:table-cell>
              <table:table-cell office:value-type="float" office:value="0.00000001255460092625">
                <text:p>0.00000001255460092625</text:p>
              </table:table-cell>
              <table:table-cell office:value-type="float" office:value="0.00000000609077266221">
                <text:p>0.00000000609077266221</text:p>
              </table:table-cell>
              <table:table-cell office:value-type="float" office:value="0.00000003095127078015">
                <text:p>0.00000003095127078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808166699162">
                <text:p>0.00000000808166699162</text:p>
              </table:table-cell>
              <table:table-cell office:value-type="float" office:value="0.00000001255460092625">
                <text:p>0.00000001255460092625</text:p>
              </table:table-cell>
              <table:table-cell office:value-type="float" office:value="0.00000001230589719169">
                <text:p>0.00000001230589719169</text:p>
              </table:table-cell>
              <table:table-cell office:value-type="float" office:value="0.00000004545322801562">
                <text:p>0.00000004545322801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606125024372">
                <text:p>0.00000000606125024372</text:p>
              </table:table-cell>
              <table:table-cell office:value-type="float" office:value="0.00000001255460092625">
                <text:p>0.00000001255460092625</text:p>
              </table:table-cell>
              <table:table-cell office:value-type="float" office:value="0.00000002059272989768">
                <text:p>0.00000002059272989768</text:p>
              </table:table-cell>
              <table:table-cell office:value-type="float" office:value="0.00000002360371126787">
                <text:p>0.000000023603711267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454593768279">
                <text:p>0.00000000454593768279</text:p>
              </table:table-cell>
              <table:table-cell office:value-type="float" office:value="0.00000003465282140857">
                <text:p>0.00000003465282140857</text:p>
              </table:table-cell>
              <table:table-cell office:value-type="float" office:value="0.00000003465282140857">
                <text:p>0.00000003465282140857</text:p>
              </table:table-cell>
              <table:table-cell office:value-type="float" office:value="0.00000002427576667821">
                <text:p>0.000000024275766678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340945326209">
                <text:p>0.00000000340945326209</text:p>
              </table:table-cell>
              <table:table-cell office:value-type="float" office:value="0.00000004938496853072">
                <text:p>0.00000004938496853072</text:p>
              </table:table-cell>
              <table:table-cell office:value-type="float" office:value="0.00000004938496853072">
                <text:p>0.00000004938496853072</text:p>
              </table:table-cell>
              <table:table-cell office:value-type="float" office:value="0.00000002918648225165">
                <text:p>0.00000002918648225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255708994657">
                <text:p>0.00000000255708994657</text:p>
              </table:table-cell>
              <table:table-cell office:value-type="float" office:value="0.00000006902783122631">
                <text:p>0.00000006902783122631</text:p>
              </table:table-cell>
              <table:table-cell office:value-type="float" office:value="0.00000000954361975698">
                <text:p>0.00000000954361975698</text:p>
              </table:table-cell>
              <table:table-cell office:value-type="float" office:value="0.0000000952183146865">
                <text:p>0.0000000952183146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191781745993">
                <text:p>0.00000000191781745993</text:p>
              </table:table-cell>
              <table:table-cell office:value-type="float" office:value="0.00000001664686390412">
                <text:p>0.00000001664686390412</text:p>
              </table:table-cell>
              <table:table-cell office:value-type="float" office:value="0.00000001664686390412">
                <text:p>0.00000001664686390412</text:p>
              </table:table-cell>
              <table:table-cell office:value-type="float" office:value="0.00000001664686390412">
                <text:p>0.000000016646863904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143836309494">
                <text:p>0.00000000143836309494</text:p>
              </table:table-cell>
              <table:table-cell office:value-type="float" office:value="0.00000001664686390412">
                <text:p>0.00000001664686390412</text:p>
              </table:table-cell>
              <table:table-cell office:value-type="float" office:value="0.00000001664686390412">
                <text:p>0.00000001664686390412</text:p>
              </table:table-cell>
              <table:table-cell office:value-type="float" office:value="0.00000020289030302635">
                <text:p>0.00000020289030302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107877232121">
                <text:p>0.00000000107877232121</text:p>
              </table:table-cell>
              <table:table-cell office:value-type="float" office:value="0.00000006320772383536">
                <text:p>0.00000006320772383536</text:p>
              </table:table-cell>
              <table:table-cell office:value-type="float" office:value="0.00000006320772383536">
                <text:p>0.00000006320772383536</text:p>
              </table:table-cell>
              <table:table-cell office:value-type="float" office:value="0.00000031153230906379">
                <text:p>0.00000031153230906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80907924091">
                <text:p>0.00000000080907924091</text:p>
              </table:table-cell>
              <table:table-cell office:value-type="float" office:value="0.00000012528887014247">
                <text:p>0.00000012528887014247</text:p>
              </table:table-cell>
              <table:table-cell office:value-type="float" office:value="0.00000012303571528687">
                <text:p>0.00000012303571528687</text:p>
              </table:table-cell>
              <table:table-cell office:value-type="float" office:value="0.00000045413516245902">
                <text:p>0.00000045413516245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060680943068">
                <text:p>0.00000000060680943068</text:p>
              </table:table-cell>
              <table:table-cell office:value-type="float" office:value="0.00000012528886994156">
                <text:p>0.00000012528886994156</text:p>
              </table:table-cell>
              <table:table-cell office:value-type="float" office:value="0.00000012528886994156">
                <text:p>0.00000012528886994156</text:p>
              </table:table-cell>
              <table:table-cell office:value-type="float" office:value="0.00000056675479943745">
                <text:p>0.00000056675479943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045510707301">
                <text:p>0.00000000045510707301</text:p>
              </table:table-cell>
              <table:table-cell office:value-type="float" office:value="0.00000023565535246622">
                <text:p>0.00000023565535246622</text:p>
              </table:table-cell>
              <table:table-cell office:value-type="float" office:value="0.00000023565535246622">
                <text:p>0.00000023565535246622</text:p>
              </table:table-cell>
              <table:table-cell office:value-type="float" office:value="0.00000082427659166013">
                <text:p>0.000000824276591660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034133030476">
                <text:p>0.00000000034133030476</text:p>
              </table:table-cell>
              <table:table-cell office:value-type="float" office:value="0.00000038281066216424">
                <text:p>0.00000038281066216424</text:p>
              </table:table-cell>
              <table:table-cell office:value-type="float" office:value="0.00000020581057702968">
                <text:p>0.00000020581057702968</text:p>
              </table:table-cell>
              <table:table-cell office:value-type="float" office:value="0.00000057901774196251">
                <text:p>0.00000057901774196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25599772857">
                <text:p>0.00000000025599772857</text:p>
              </table:table-cell>
              <table:table-cell office:value-type="float" office:value="0.00000000960349743231">
                <text:p>0.00000000960349743231</text:p>
              </table:table-cell>
              <table:table-cell office:value-type="float" office:value="0.00000000960349743231">
                <text:p>0.00000000960349743231</text:p>
              </table:table-cell>
              <table:table-cell office:value-type="float" office:value="0.00000000960349743231">
                <text:p>0.00000000960349743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019199829643">
                <text:p>0.00000000019199829643</text:p>
              </table:table-cell>
              <table:table-cell office:value-type="float" office:value="0.0000000096034972314">
                <text:p>0.0000000096034972314</text:p>
              </table:table-cell>
              <table:table-cell office:value-type="float" office:value="0.0000000096034972314">
                <text:p>0.0000000096034972314</text:p>
              </table:table-cell>
              <table:table-cell office:value-type="float" office:value="0.00000140485384241894">
                <text:p>0.00000140485384241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014399872232">
                <text:p>0.00000000014399872232</text:p>
              </table:table-cell>
              <table:table-cell office:value-type="float" office:value="0.00000103683426135788">
                <text:p>0.00000103683426135788</text:p>
              </table:table-cell>
              <table:table-cell office:value-type="float" office:value="0.00000035841608362874">
                <text:p>0.00000035841608362874</text:p>
              </table:table-cell>
              <table:table-cell office:value-type="float" office:value="0.00000150191770975373">
                <text:p>0.000001501917709753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10799904174">
                <text:p>0.00000000010799904174</text:p>
              </table:table-cell>
              <table:table-cell office:value-type="float" office:value="0.0000001066673647671">
                <text:p>0.0000001066673647671</text:p>
              </table:table-cell>
              <table:table-cell office:value-type="float" office:value="0.0000001066673647671">
                <text:p>0.0000001066673647671</text:p>
              </table:table-cell>
              <table:table-cell office:value-type="float" office:value="0.0000001066673647671">
                <text:p>0.00000010666736476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00809992813">
                <text:p>0.0000000000809992813</text:p>
              </table:table-cell>
              <table:table-cell office:value-type="float" office:value="0.00000134688989375572">
                <text:p>0.00000134688989375572</text:p>
              </table:table-cell>
              <table:table-cell office:value-type="float" office:value="0.00000113355516422151">
                <text:p>0.00000113355516422151</text:p>
              </table:table-cell>
              <table:table-cell office:value-type="float" office:value="0.00000217370491301449">
                <text:p>0.00000217370491301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06074946098">
                <text:p>0.00000000006074946098</text:p>
              </table:table-cell>
              <table:table-cell office:value-type="float" office:value="0.00000030674014476183">
                <text:p>0.00000030674014476183</text:p>
              </table:table-cell>
              <table:table-cell office:value-type="float" office:value="0.00000030674014476183">
                <text:p>0.00000030674014476183</text:p>
              </table:table-cell>
              <table:table-cell office:value-type="float" office:value="0.00000410293995821952">
                <text:p>0.000004102939958219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004556209573">
                <text:p>0.00000000004556209573</text:p>
              </table:table-cell>
              <table:table-cell office:value-type="float" office:value="0.00000079567988098351">
                <text:p>0.00000079567988098351</text:p>
              </table:table-cell>
              <table:table-cell office:value-type="float" office:value="0.00000361400022199783">
                <text:p>0.00000361400022199783</text:p>
              </table:table-cell>
              <table:table-cell office:value-type="float" office:value="0.00000226557324871093">
                <text:p>0.00000226557324871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00341715718">
                <text:p>0.0000000000341715718</text:p>
              </table:table-cell>
              <table:table-cell office:value-type="float" office:value="0.00000373546661643835">
                <text:p>0.00000373546661643835</text:p>
              </table:table-cell>
              <table:table-cell office:value-type="float" office:value="0.00000373546661643835">
                <text:p>0.00000373546661643835</text:p>
              </table:table-cell>
              <table:table-cell office:value-type="float" office:value="0.00000410396467784">
                <text:p>0.00000410396467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002562867885">
                <text:p>0.00000000002562867885</text:p>
              </table:table-cell>
              <table:table-cell office:value-type="float" office:value="0.00000569532444000794">
                <text:p>0.00000569532444000794</text:p>
              </table:table-cell>
              <table:table-cell office:value-type="float" office:value="0.00000569532444000794">
                <text:p>0.00000569532444000794</text:p>
              </table:table-cell>
              <table:table-cell office:value-type="float" office:value="0.00000475725061889592">
                <text:p>0.00000475725061889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1922150914">
                <text:p>0.00000000001922150914</text:p>
              </table:table-cell>
              <table:table-cell office:value-type="float" office:value="0.00000830846820463344">
                <text:p>0.00000830846820463344</text:p>
              </table:table-cell>
              <table:table-cell office:value-type="float" office:value="0.00000830846820463344">
                <text:p>0.00000830846820463344</text:p>
              </table:table-cell>
              <table:table-cell office:value-type="float" office:value="0.00000562829854063867">
                <text:p>0.00000562829854063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001441613185">
                <text:p>0.00000000001441613185</text:p>
              </table:table-cell>
              <table:table-cell office:value-type="float" office:value="0.0000048242765184661">
                <text:p>0.0000048242765184661</text:p>
              </table:table-cell>
              <table:table-cell office:value-type="float" office:value="0.0000048242765184661">
                <text:p>0.0000048242765184661</text:p>
              </table:table-cell>
              <table:table-cell office:value-type="float" office:value="0.0000234066321787619">
                <text:p>0.0000234066321787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001081209889">
                <text:p>0.00000000001081209889</text:p>
              </table:table-cell>
              <table:table-cell office:value-type="float" office:value="0.00000946986543348983">
                <text:p>0.00000946986543348983</text:p>
              </table:table-cell>
              <table:table-cell office:value-type="float" office:value="0.00000946986543348983">
                <text:p>0.00000946986543348983</text:p>
              </table:table-cell>
              <table:table-cell office:value-type="float" office:value="0.0000153066087805058">
                <text:p>0.00001530660878050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000810907417">
                <text:p>0.00000000000810907417</text:p>
              </table:table-cell>
              <table:table-cell office:value-type="float" office:value="0.00000327574688019183">
                <text:p>0.00000327574688019183</text:p>
              </table:table-cell>
              <table:table-cell office:value-type="float" office:value="0.00000327574688019183">
                <text:p>0.00000327574688019183</text:p>
              </table:table-cell>
              <table:table-cell office:value-type="float" office:value="0.0000363110458319852">
                <text:p>0.0000363110458319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000608180563">
                <text:p>0.00000000000608180563</text:p>
              </table:table-cell>
              <table:table-cell office:value-type="float" office:value="0.0000115345716179895">
                <text:p>0.0000115345716179895</text:p>
              </table:table-cell>
              <table:table-cell office:value-type="float" office:value="0.0000115345716179895">
                <text:p>0.0000115345716179895</text:p>
              </table:table-cell>
              <table:table-cell office:value-type="float" office:value="0.0000325124936510013">
                <text:p>0.00003251249365100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00456135422">
                <text:p>0.00000000000456135422</text:p>
              </table:table-cell>
              <table:table-cell office:value-type="float" office:value="0.000000522805300792">
                <text:p>0.000000522805300792</text:p>
              </table:table-cell>
              <table:table-cell office:value-type="float" office:value="0.000000522805300792">
                <text:p>0.000000522805300792</text:p>
              </table:table-cell>
              <table:table-cell office:value-type="float" office:value="0.0000582066150580633">
                <text:p>0.0000582066150580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00342101566">
                <text:p>0.00000000000342101566</text:p>
              </table:table-cell>
              <table:table-cell office:value-type="float" office:value="0.0000445698705697828">
                <text:p>0.0000445698705697828</text:p>
              </table:table-cell>
              <table:table-cell office:value-type="float" office:value="0.0000141595497890725">
                <text:p>0.0000141595497890725</text:p>
              </table:table-cell>
              <table:table-cell office:value-type="float" office:value="0.0000924654436008796">
                <text:p>0.0000924654436008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000256576175">
                <text:p>0.00000000000256576175</text:p>
              </table:table-cell>
              <table:table-cell office:value-type="float" office:value="0.0000445698705697828">
                <text:p>0.0000445698705697828</text:p>
              </table:table-cell>
              <table:table-cell office:value-type="float" office:value="0.0000445698705697828">
                <text:p>0.0000445698705697828</text:p>
              </table:table-cell>
              <table:table-cell office:value-type="float" office:value="0.000059837987845826">
                <text:p>0.000059837987845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000192432131">
                <text:p>0.00000000000192432131</text:p>
              </table:table-cell>
              <table:table-cell office:value-type="float" office:value="0.0000184679059657801">
                <text:p>0.0000184679059657801</text:p>
              </table:table-cell>
              <table:table-cell office:value-type="float" office:value="0.0000184679059657801">
                <text:p>0.0000184679059657801</text:p>
              </table:table-cell>
              <table:table-cell office:value-type="float" office:value="0.0000184679059657801">
                <text:p>0.00001846790596578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000144324098">
                <text:p>0.00000000000144324098</text:p>
              </table:table-cell>
              <table:table-cell office:value-type="float" office:value="0.0000880731449095863">
                <text:p>0.0000880731449095863</text:p>
              </table:table-cell>
              <table:table-cell office:value-type="float" office:value="0.0000511373329780261">
                <text:p>0.0000511373329780261</text:p>
              </table:table-cell>
              <table:table-cell office:value-type="float" office:value="0.000236751303494776">
                <text:p>0.0002367513034947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000108243074">
                <text:p>0.00000000000108243074</text:p>
              </table:table-cell>
              <table:table-cell office:value-type="float" office:value="0.0000880731449097872">
                <text:p>0.0000880731449097872</text:p>
              </table:table-cell>
              <table:table-cell office:value-type="float" office:value="0.0000975408256071632">
                <text:p>0.0000975408256071632</text:p>
              </table:table-cell>
              <table:table-cell office:value-type="float" office:value="0.00034502611962963">
                <text:p>0.00034502611962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000081182305">
                <text:p>0.00000000000081182305</text:p>
              </table:table-cell>
              <table:table-cell office:value-type="float" office:value="0.0000880731449097872">
                <text:p>0.0000880731449097872</text:p>
              </table:table-cell>
              <table:table-cell office:value-type="float" office:value="0.0000880731449097872">
                <text:p>0.0000880731449097872</text:p>
              </table:table-cell>
              <table:table-cell office:value-type="float" office:value="0.000418053536939743">
                <text:p>0.0004180535369397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000060886729">
                <text:p>0.00000000000060886729</text:p>
              </table:table-cell>
              <table:table-cell office:value-type="float" office:value="0.000170568242917276">
                <text:p>0.000170568242917276</text:p>
              </table:table-cell>
              <table:table-cell office:value-type="float" office:value="0.000170568242917276">
                <text:p>0.000170568242917276</text:p>
              </table:table-cell>
              <table:table-cell office:value-type="float" office:value="0.000269405613122665">
                <text:p>0.000269405613122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00045665047">
                <text:p>0.00000000000045665047</text:p>
              </table:table-cell>
              <table:table-cell office:value-type="float" office:value="0.0000605747789072909">
                <text:p>0.0000605747789072909</text:p>
              </table:table-cell>
              <table:table-cell office:value-type="float" office:value="0.0000605747789072909">
                <text:p>0.0000605747789072909</text:p>
              </table:table-cell>
              <table:table-cell office:value-type="float" office:value="0.000647206586960679">
                <text:p>0.0006472065869606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0000034248785">
                <text:p>0.00000000000034248785</text:p>
              </table:table-cell>
              <table:table-cell office:value-type="float" office:value="0.000207232730920738">
                <text:p>0.000207232730920738</text:p>
              </table:table-cell>
              <table:table-cell office:value-type="float" office:value="0.000207232730920738">
                <text:p>0.000207232730920738</text:p>
              </table:table-cell>
              <table:table-cell office:value-type="float" office:value="0.000989408474991722">
                <text:p>0.0009894084749917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000025686589">
                <text:p>0.00000000000025686589</text:p>
              </table:table-cell>
              <table:table-cell office:value-type="float" office:value="0.000402776666938334">
                <text:p>0.000402776666938334</text:p>
              </table:table-cell>
              <table:table-cell office:value-type="float" office:value="0.000402776666938334">
                <text:p>0.000402776666938334</text:p>
              </table:table-cell>
              <table:table-cell office:value-type="float" office:value="0.000640124325156378">
                <text:p>0.0006401243251563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0000019264942">
                <text:p>0.00000000000019264942</text:p>
              </table:table-cell>
              <table:table-cell office:value-type="float" office:value="0.000142051418914606">
                <text:p>0.000142051418914606</text:p>
              </table:table-cell>
              <table:table-cell office:value-type="float" office:value="0.000142051418914606">
                <text:p>0.000142051418914606</text:p>
              </table:table-cell>
              <table:table-cell office:value-type="float" office:value="0.00124848323721168">
                <text:p>0.001248483237211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000014448706">
                <text:p>0.00000000000014448706</text:p>
              </table:table-cell>
              <table:table-cell office:value-type="float" office:value="0.00118495241100952">
                <text:p>0.00118495241100952</text:p>
              </table:table-cell>
              <table:table-cell office:value-type="float" office:value="0.000205582245116965">
                <text:p>0.000205582245116965</text:p>
              </table:table-cell>
              <table:table-cell office:value-type="float" office:value="0.00205962845328561">
                <text:p>0.002059628453285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000001083653">
                <text:p>0.0000000000001083653</text:p>
              </table:table-cell>
              <table:table-cell office:value-type="float" office:value="0.00118495241100952">
                <text:p>0.00118495241100952</text:p>
              </table:table-cell>
              <table:table-cell office:value-type="float" office:value="0.000669093797159126">
                <text:p>0.000669093797159126</text:p>
              </table:table-cell>
              <table:table-cell office:value-type="float" office:value="0.00314115540805045">
                <text:p>0.00314115540805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000008127397">
                <text:p>0.00000000000008127397</text:p>
              </table:table-cell>
              <table:table-cell office:value-type="float" office:value="0.00118495241100952">
                <text:p>0.00118495241100952</text:p>
              </table:table-cell>
              <table:table-cell office:value-type="float" office:value="0.00118495241100952">
                <text:p>0.00118495241100952</text:p>
              </table:table-cell>
              <table:table-cell office:value-type="float" office:value="0.00448103455886462">
                <text:p>0.004481034558864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000006095548">
                <text:p>0.00000000000006095548</text:p>
              </table:table-cell>
              <table:table-cell office:value-type="float" office:value="0.00200897294797309">
                <text:p>0.00200897294797309</text:p>
              </table:table-cell>
              <table:table-cell office:value-type="float" office:value="0.00128710919988201">
                <text:p>0.00128710919988201</text:p>
              </table:table-cell>
              <table:table-cell office:value-type="float" office:value="0.00568188539702228">
                <text:p>0.005681885397022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000004571661">
                <text:p>0.00000000000004571661</text:p>
              </table:table-cell>
              <table:table-cell office:value-type="float" office:value="0.00200897294797309">
                <text:p>0.00200897294797309</text:p>
              </table:table-cell>
              <table:table-cell office:value-type="float" office:value="0.00238580324916697">
                <text:p>0.00238580324916697</text:p>
              </table:table-cell>
              <table:table-cell office:value-type="float" office:value="0.00347389834701991">
                <text:p>0.00347389834701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0000003428746">
                <text:p>0.00000000000003428746</text:p>
              </table:table-cell>
              <table:table-cell office:value-type="float" office:value="0.00200897294797309">
                <text:p>0.00200897294797309</text:p>
              </table:table-cell>
              <table:table-cell office:value-type="float" office:value="0.00200897294797309">
                <text:p>0.00200897294797309</text:p>
              </table:table-cell>
              <table:table-cell office:value-type="float" office:value="0.00580396251360949">
                <text:p>0.005803962513609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000002571559">
                <text:p>0.00000000000002571559</text:p>
              </table:table-cell>
              <table:table-cell office:value-type="float" office:value="0.0000557390825775966">
                <text:p>0.0000557390825775966</text:p>
              </table:table-cell>
              <table:table-cell office:value-type="float" office:value="0.0000557390825775966">
                <text:p>0.0000557390825775966</text:p>
              </table:table-cell>
              <table:table-cell office:value-type="float" office:value="0.0000557390825775966">
                <text:p>0.00005573908257759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000001928669">
                <text:p>0.00000000000001928669</text:p>
              </table:table-cell>
              <table:table-cell office:value-type="float" office:value="0.0000557390825775966">
                <text:p>0.0000557390825775966</text:p>
              </table:table-cell>
              <table:table-cell office:value-type="float" office:value="0.0000557390825775966">
                <text:p>0.0000557390825775966</text:p>
              </table:table-cell>
              <table:table-cell office:value-type="float" office:value="0.0000557390825775966">
                <text:p>0.0000557390825775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000001446502">
                <text:p>0.00000000000001446502</text:p>
              </table:table-cell>
              <table:table-cell office:value-type="float" office:value="0.0000557390825773957">
                <text:p>0.0000557390825773957</text:p>
              </table:table-cell>
              <table:table-cell office:value-type="float" office:value="0.0000557390825773957">
                <text:p>0.0000557390825773957</text:p>
              </table:table-cell>
              <table:table-cell office:value-type="float" office:value="0.0000557390825773957">
                <text:p>0.0000557390825773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000001084877">
                <text:p>0.00000000000001084877</text:p>
              </table:table-cell>
              <table:table-cell office:value-type="float" office:value="0.0000557390825773957">
                <text:p>0.0000557390825773957</text:p>
              </table:table-cell>
              <table:table-cell office:value-type="float" office:value="0.0000557390825773957">
                <text:p>0.0000557390825773957</text:p>
              </table:table-cell>
              <table:table-cell office:value-type="float" office:value="0.0000557390825773957">
                <text:p>0.00005573908257739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13657E-015">
                <text:p>8.13657E-015</text:p>
              </table:table-cell>
              <table:table-cell office:value-type="float" office:value="0.0124021062317452">
                <text:p>0.0124021062317452</text:p>
              </table:table-cell>
              <table:table-cell office:value-type="float" office:value="0.0124021062317452">
                <text:p>0.0124021062317452</text:p>
              </table:table-cell>
              <table:table-cell office:value-type="float" office:value="0.0453257519628588">
                <text:p>0.04532575196285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0243E-015">
                <text:p>6.10243E-015</text:p>
              </table:table-cell>
              <table:table-cell office:value-type="float" office:value="0.0206330176645236">
                <text:p>0.0206330176645236</text:p>
              </table:table-cell>
              <table:table-cell office:value-type="float" office:value="0.0206330176645236">
                <text:p>0.0206330176645236</text:p>
              </table:table-cell>
              <table:table-cell office:value-type="float" office:value="0.023265176643628">
                <text:p>0.0232651766436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7682E-015">
                <text:p>4.57682E-015</text:p>
              </table:table-cell>
              <table:table-cell office:value-type="float" office:value="0.00965846908748562">
                <text:p>0.00965846908748562</text:p>
              </table:table-cell>
              <table:table-cell office:value-type="float" office:value="0.00965846908748562">
                <text:p>0.00965846908748562</text:p>
              </table:table-cell>
              <table:table-cell office:value-type="float" office:value="0.0488724566567165">
                <text:p>0.0488724566567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3262E-015">
                <text:p>3.43262E-015</text:p>
              </table:table-cell>
              <table:table-cell office:value-type="float" office:value="0.00497426234856491">
                <text:p>0.00497426234856491</text:p>
              </table:table-cell>
              <table:table-cell office:value-type="float" office:value="0.00497426234856491">
                <text:p>0.00497426234856491</text:p>
              </table:table-cell>
              <table:table-cell office:value-type="float" office:value="0.0730669719770378">
                <text:p>0.0730669719770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7446E-015">
                <text:p>2.57446E-015</text:p>
              </table:table-cell>
              <table:table-cell office:value-type="float" office:value="0.0145360462328359">
                <text:p>0.0145360462328359</text:p>
              </table:table-cell>
              <table:table-cell office:value-type="float" office:value="0.0145360462328359">
                <text:p>0.0145360462328359</text:p>
              </table:table-cell>
              <table:table-cell office:value-type="float" office:value="0.11859102533364">
                <text:p>0.118591025333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3085E-015">
                <text:p>1.93085E-015</text:p>
              </table:table-cell>
              <table:table-cell office:value-type="float" office:value="0.0405497910080369">
                <text:p>0.0405497910080369</text:p>
              </table:table-cell>
              <table:table-cell office:value-type="float" office:value="0.0635051880927668">
                <text:p>0.0635051880927668</text:p>
              </table:table-cell>
              <table:table-cell office:value-type="float" office:value="0.0752347840416382">
                <text:p>0.0752347840416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4814E-015">
                <text:p>1.44814E-015</text:p>
              </table:table-cell>
              <table:table-cell office:value-type="float" office:value="0.109919777075239">
                <text:p>0.109919777075239</text:p>
              </table:table-cell>
              <table:table-cell office:value-type="float" office:value="0.0288201950591656">
                <text:p>0.0288201950591656</text:p>
              </table:table-cell>
              <table:table-cell office:value-type="float" office:value="0.213806824571705">
                <text:p>0.2138068245717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61E-015">
                <text:p>1.0861E-015</text:p>
              </table:table-cell>
              <table:table-cell office:value-type="float" office:value="0.109919777075239">
                <text:p>0.109919777075239</text:p>
              </table:table-cell>
              <table:table-cell office:value-type="float" office:value="0.0750668524373005">
                <text:p>0.0750668524373005</text:p>
              </table:table-cell>
              <table:table-cell office:value-type="float" office:value="0.171581986912753">
                <text:p>0.1715819869127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